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text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tex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Noto Sans CJK SC Regular1" svg:font-family="'Noto Sans CJK SC Regular'" style:font-pitch="variable"/>
    <style:font-face style:name="msmincho" svg:font-family="msminch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solid" svg:stroke-width="0.071cm" svg:stroke-color="#0099ff" svg:stroke-opacity="100%" draw:stroke-linejoin="miter" draw:fill="none" draw:fill-color="#ffffff" draw:textarea-horizontal-align="left" draw:textarea-vertical-align="middle" draw:auto-grow-height="false" fo:min-height="2.28cm" fo:min-width="21.51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53cm" svg:stroke-color="#0099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09cm" svg:stroke-color="#4db3e6" svg:stroke-opacity="100%" draw:stroke-linejoin="round" svg:stroke-linecap="square" draw:fill="solid" draw:fill-color="#4db3e6" draw:textarea-horizontal-align="left" draw:textarea-vertical-align="middle" draw:auto-grow-height="false" fo:min-height="1.005cm" fo:min-width="2.829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09cm" svg:stroke-color="#4db3e6" svg:stroke-opacity="100%" draw:stroke-linejoin="round" svg:stroke-linecap="square" draw:fill="solid" draw:fill-color="#4db3e6" draw:textarea-horizontal-align="left" draw:textarea-vertical-align="middle" draw:auto-grow-height="false" fo:min-height="1.006cm" fo:min-width="2.829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1.005cm" fo:min-width="2.829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489cm" fo:min-width="1.504cm" fo:padding-top="0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solid" svg:stroke-width="0.009cm" svg:stroke-color="#000000" draw:marker-start="msArrowEnd_20_4" draw:marker-start-width="0.21cm" draw:marker-start-center="false" draw:marker-end="msArrowEnd_20_4" draw:marker-end-width="0.21cm" draw:marker-end-center="false" svg:stroke-opacity="100%" draw:stroke-linejoin="round" svg:stroke-linecap="square" draw:fill="solid" draw:fill-color="#000000" draw:textarea-horizontal-align="left" draw:textarea-vertical-align="middle" draw:auto-grow-height="false" fo:min-height="0cm" fo:min-width="0.925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solid" draw:fill-color="#000000" draw:textarea-horizontal-align="left" draw:textarea-vertical-align="middle" draw:auto-grow-height="false" fo:min-height="0cm" fo:min-width="0.925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false" fo:min-height="0.702cm" fo:min-width="2.139cm" fo:padding-top="0cm" fo:padding-bottom="0cm" fo:padding-left="0cm" fo:padding-right="0cm" fo:wrap-option="wrap" draw:shadow-color="#808080"/>
    </style:style>
    <style:style style:name="gr12" style:family="graphic" style:parent-style-name="standard">
      <style:graphic-properties draw:stroke="solid" svg:stroke-width="0.009cm" svg:stroke-color="#000000" draw:marker-start="msArrowEnd_20_4" draw:marker-start-width="0.21cm" draw:marker-start-center="false" draw:marker-end="msArrowEnd_20_4" draw:marker-end-width="0.21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cm" fo:min-width="0.925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middle" draw:auto-grow-height="false" fo:min-height="0.796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middle" draw:auto-grow-height="false" fo:min-height="1.853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middle" draw:auto-grow-height="false" fo:min-height="1.852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middle" draw:auto-grow-height="false" fo:min-height="0.056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middle" draw:auto-grow-height="false" fo:min-height="0.372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middle" draw:auto-grow-height="false" fo:min-height="0.055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middle" draw:auto-grow-height="false" fo:min-height="0.371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337cm" fo:min-width="5.062cm" fo:padding-top="0cm" fo:padding-bottom="0cm" fo:padding-left="0cm" fo:padding-right="0cm" fo:wrap-option="wrap" draw:shadow-color="#808080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838cm" fo:min-width="5.062cm" fo:padding-top="0cm" fo:padding-bottom="0cm" fo:padding-left="0cm" fo:padding-right="0cm" fo:wrap-option="wrap" draw:shadow-color="#808080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852cm" fo:min-width="5.062cm" fo:padding-top="0cm" fo:padding-bottom="0cm" fo:padding-left="0cm" fo:padding-right="0cm" fo:wrap-option="wrap" draw:shadow-color="#808080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549cm" fo:min-width="5.062cm" fo:padding-top="0cm" fo:padding-bottom="0cm" fo:padding-left="0cm" fo:padding-right="0cm" fo:wrap-option="wrap" draw:shadow-color="#808080"/>
    </style:style>
    <style:style style:name="gr24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1.006cm" fo:min-width="2.829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489cm" fo:min-width="1.98cm" fo:padding-top="0cm" fo:padding-bottom="0cm" fo:padding-left="0cm" fo:padding-right="0cm" fo:wrap-option="wrap" draw:shadow-color="#808080"/>
    </style:style>
    <style:style style:name="gr26" style:family="graphic" style:parent-style-name="standard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middle" draw:auto-grow-height="false" fo:min-height="0.373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336cm" fo:min-width="5.062cm" fo:padding-top="0cm" fo:padding-bottom="0cm" fo:padding-left="0cm" fo:padding-right="0cm" fo:wrap-option="wrap" draw:shadow-color="#808080"/>
    </style:style>
    <style:style style:name="gr2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689cm" fo:min-width="5.062cm" fo:padding-top="0cm" fo:padding-bottom="0cm" fo:padding-left="0cm" fo:padding-right="0cm" fo:wrap-option="wrap" draw:shadow-color="#808080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49cm" fo:min-width="1.503cm" fo:padding-top="0cm" fo:padding-bottom="0cm" fo:padding-left="0cm" fo:padding-right="0cm" fo:wrap-option="wrap" draw:shadow-color="#808080"/>
    </style:style>
    <style:style style:name="gr3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49cm" fo:min-width="2.932cm" fo:padding-top="0cm" fo:padding-bottom="0cm" fo:padding-left="0cm" fo:padding-right="0cm" fo:wrap-option="wrap" draw:shadow-color="#808080"/>
    </style:style>
    <style:style style:name="gr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489cm" fo:min-width="1.503cm" fo:padding-top="0cm" fo:padding-bottom="0cm" fo:padding-left="0cm" fo:padding-right="0cm" fo:wrap-option="wrap" draw:shadow-color="#808080"/>
    </style:style>
    <style:style style:name="gr3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136cm" fo:min-width="0.075cm" fo:padding-top="0cm" fo:padding-bottom="0cm" fo:padding-left="0cm" fo:padding-right="0cm" fo:wrap-option="wrap" draw:shadow-color="#808080"/>
    </style:style>
    <style:style style:name="gr3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489cm" fo:min-width="0.794cm" fo:padding-top="0cm" fo:padding-bottom="0cm" fo:padding-left="0cm" fo:padding-right="0cm" fo:wrap-option="wrap" draw:shadow-color="#808080"/>
    </style:style>
    <style:style style:name="gr34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false" fo:min-height="0.701cm" fo:min-width="2.139cm" fo:padding-top="0cm" fo:padding-bottom="0cm" fo:padding-left="0cm" fo:padding-right="0cm" fo:wrap-option="wrap" draw:shadow-color="#808080"/>
    </style:style>
    <style:style style:name="gr35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912cm" fo:min-width="0.234cm" fo:padding-top="0cm" fo:padding-bottom="0cm" fo:padding-left="0cm" fo:padding-right="0cm" fo:wrap-option="wrap" draw:shadow-color="#808080"/>
    </style:style>
    <style:style style:name="gr36" style:family="graphic" style:parent-style-name="standard">
      <style:graphic-properties draw:stroke="solid" svg:stroke-width="0.009cm" svg:stroke-color="#4db3e6" svg:stroke-opacity="100%" draw:stroke-linejoin="round" svg:stroke-linecap="square" draw:fill="solid" draw:fill-color="#4db3e6" draw:textarea-horizontal-align="left" draw:textarea-vertical-align="middle" draw:auto-grow-height="false" fo:min-height="3.104cm" fo:min-width="1.626cm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155cm" fo:min-width="1.638cm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159cm" fo:min-width="1.638cm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154cm" fo:min-width="1.638cm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578cm" fo:min-width="1.638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909cm" fo:min-width="0.234cm" fo:padding-top="0cm" fo:padding-bottom="0cm" fo:padding-left="0cm" fo:padding-right="0cm" fo:wrap-option="wrap" draw:shadow-color="#808080"/>
    </style:style>
    <style:style style:name="gr42" style:family="graphic" style:parent-style-name="standard">
      <style:graphic-properties draw:stroke="solid" svg:stroke-width="0.009cm" svg:stroke-color="#4db3e6" svg:stroke-opacity="100%" draw:stroke-linejoin="round" svg:stroke-linecap="square" draw:fill="solid" draw:fill-color="#4db3e6" draw:textarea-horizontal-align="left" draw:textarea-vertical-align="middle" draw:auto-grow-height="false" fo:min-height="3.105cm" fo:min-width="1.626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913cm" fo:min-width="0.234cm" fo:padding-top="0cm" fo:padding-bottom="0cm" fo:padding-left="0cm" fo:padding-right="0cm" fo:wrap-option="wrap" draw:shadow-color="#808080"/>
    </style:style>
    <style:style style:name="gr44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909cm" fo:min-width="0.233cm" fo:padding-top="0cm" fo:padding-bottom="0cm" fo:padding-left="0cm" fo:padding-right="0cm" fo:wrap-option="wrap" draw:shadow-color="#808080"/>
    </style:style>
    <style:style style:name="gr45" style:family="graphic" style:parent-style-name="standard">
      <style:graphic-properties draw:stroke="solid" svg:stroke-width="0.009cm" svg:stroke-color="#4db3e6" svg:stroke-opacity="100%" draw:stroke-linejoin="miter" svg:stroke-linecap="square" draw:fill="solid" draw:fill-color="#4db3e6" draw:textarea-horizontal-align="left" draw:textarea-vertical-align="middle" draw:auto-grow-height="false" fo:min-height="0cm" fo:min-width="1.013cm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solid" svg:stroke-width="0.009cm" svg:stroke-color="#4db3e6" svg:stroke-opacity="100%" draw:stroke-linejoin="round" svg:stroke-linecap="square" draw:fill="solid" draw:fill-color="#4db3e6" draw:textarea-horizontal-align="left" draw:textarea-vertical-align="middle" draw:auto-grow-height="false" fo:min-height="0.367cm" fo:min-width="1.639cm" fo:padding-top="0.13cm" fo:padding-bottom="0.13cm" fo:padding-left="0.25cm" fo:padding-right="0.25cm" fo:wrap-option="no-wrap" draw:shadow-color="#808080"/>
    </style:style>
    <style:style style:name="gr47" style:family="graphic" style:parent-style-name="standard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middle" draw:auto-grow-height="false" fo:min-height="0cm" fo:min-width="1.013cm" fo:padding-top="0.13cm" fo:padding-bottom="0.13cm" fo:padding-left="0.25cm" fo:padding-right="0.25cm" fo:wrap-option="no-wrap" draw:shadow-color="#808080"/>
    </style:style>
    <style:style style:name="gr48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371cm" fo:min-width="1.639cm" fo:padding-top="0.13cm" fo:padding-bottom="0.13cm" fo:padding-left="0.25cm" fo:padding-right="0.25cm" fo:wrap-option="no-wrap" draw:shadow-color="#808080"/>
    </style:style>
    <style:style style:name="gr49" style:family="graphic" style:parent-style-name="standard">
      <style:graphic-properties draw:stroke="solid" svg:stroke-width="0.009cm" svg:stroke-color="#4db3e6" svg:stroke-opacity="100%" draw:stroke-linejoin="round" svg:stroke-linecap="square" draw:fill="solid" draw:fill-color="#4db3e6" draw:textarea-horizontal-align="left" draw:textarea-vertical-align="middle" draw:auto-grow-height="false" fo:min-height="0cm" fo:min-width="1.599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49cm" fo:min-width="1.027cm" fo:padding-top="0cm" fo:padding-bottom="0cm" fo:padding-left="0cm" fo:padding-right="0cm" fo:wrap-option="wrap" draw:shadow-color="#808080"/>
    </style:style>
    <style:style style:name="gr51" style:family="graphic" style:parent-style-name="standard">
      <style:graphic-properties draw:stroke="solid" svg:stroke-width="0.009cm" svg:stroke-color="#4db3e6" svg:stroke-opacity="100%" draw:stroke-linejoin="round" svg:stroke-linecap="square" draw:fill="solid" draw:fill-color="#4db3e6" draw:textarea-horizontal-align="left" draw:textarea-vertical-align="middle" draw:auto-grow-height="false" fo:min-height="0cm" fo:min-width="1.613cm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solid" svg:stroke-width="0.009cm" svg:stroke-color="#4db3e6" svg:stroke-opacity="100%" draw:stroke-linejoin="round" svg:stroke-linecap="square" draw:fill="solid" draw:fill-color="#4db3e6" draw:textarea-horizontal-align="left" draw:textarea-vertical-align="middle" draw:auto-grow-height="false" fo:min-height="0.371cm" fo:min-width="1.639cm" fo:padding-top="0.13cm" fo:padding-bottom="0.13cm" fo:padding-left="0.25cm" fo:padding-right="0.25cm" fo:wrap-option="no-wrap" draw:shadow-color="#808080"/>
    </style:style>
    <style:style style:name="gr53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37cm" fo:min-width="1.639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489cm" fo:min-width="1.027cm" fo:padding-top="0cm" fo:padding-bottom="0cm" fo:padding-left="0cm" fo:padding-right="0cm" fo:wrap-option="wrap" draw:shadow-color="#808080"/>
    </style:style>
    <style:style style:name="gr5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489cm" fo:min-width="1.027cm" fo:padding-top="0cm" fo:padding-bottom="0cm" fo:padding-left="0cm" fo:padding-right="0cm" fo:wrap-option="wrap" draw:shadow-color="#808080"/>
    </style:style>
    <style:style style:name="gr5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49cm" fo:min-width="1.027cm" fo:padding-top="0cm" fo:padding-bottom="0cm" fo:padding-left="0cm" fo:padding-right="0cm" fo:wrap-option="wrap" draw:shadow-color="#808080"/>
    </style:style>
    <style:style style:name="gr57" style:family="graphic" style:parent-style-name="standard">
      <style:graphic-properties draw:stroke="solid" svg:stroke-width="0.009cm" svg:stroke-color="#4db3e6" svg:stroke-opacity="100%" draw:stroke-linejoin="miter" svg:stroke-linecap="square" draw:fill="solid" draw:fill-color="#4db3e6" draw:textarea-horizontal-align="left" draw:textarea-vertical-align="middle" draw:auto-grow-height="false" fo:min-height="0cm" fo:min-width="1.017cm" fo:padding-top="0.13cm" fo:padding-bottom="0.13cm" fo:padding-left="0.25cm" fo:padding-right="0.25cm" fo:wrap-option="no-wrap" draw:shadow-color="#808080"/>
    </style:style>
    <style:style style:name="gr58" style:family="graphic" style:parent-style-name="standard">
      <style:graphic-properties draw:stroke="solid" svg:stroke-width="0.009cm" svg:stroke-color="#4db3e6" svg:stroke-opacity="100%" draw:stroke-linejoin="round" svg:stroke-linecap="square" draw:fill="solid" draw:fill-color="#4db3e6" draw:textarea-horizontal-align="left" draw:textarea-vertical-align="middle" draw:auto-grow-height="false" fo:min-height="0.371cm" fo:min-width="1.643cm" fo:padding-top="0.13cm" fo:padding-bottom="0.13cm" fo:padding-left="0.25cm" fo:padding-right="0.25cm" fo:wrap-option="no-wrap" draw:shadow-color="#808080"/>
    </style:style>
    <style:style style:name="gr59" style:family="graphic" style:parent-style-name="standard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middle" draw:auto-grow-height="false" fo:min-height="0cm" fo:min-width="1.017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489cm" fo:min-width="1.027cm" fo:padding-top="0cm" fo:padding-bottom="0cm" fo:padding-left="0cm" fo:padding-right="0cm" fo:wrap-option="wrap" draw:shadow-color="#808080"/>
    </style:style>
    <style:style style:name="gr61" style:family="graphic" style:parent-style-name="standard">
      <style:graphic-properties draw:stroke="solid" svg:stroke-width="0.009cm" svg:stroke-color="#4db3e6" svg:stroke-opacity="100%" draw:stroke-linejoin="round" svg:stroke-linecap="square" draw:fill="solid" draw:fill-color="#4db3e6" draw:textarea-horizontal-align="left" draw:textarea-vertical-align="middle" draw:auto-grow-height="false" fo:min-height="0cm" fo:min-width="1.616cm" fo:padding-top="0.13cm" fo:padding-bottom="0.13cm" fo:padding-left="0.25cm" fo:padding-right="0.25cm" fo:wrap-option="no-wrap" draw:shadow-color="#808080"/>
    </style:style>
    <style:style style:name="gr62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0.582cm" fo:min-width="0cm" fo:padding-top="0.13cm" fo:padding-bottom="0.13cm" fo:padding-left="0.25cm" fo:padding-right="0.25cm" fo:wrap-option="no-wrap" draw:shadow-color="#808080"/>
    </style:style>
    <style:style style:name="gr63" style:family="graphic" style:parent-style-name="Default_5f_1" style:list-style-name="L23">
      <style:graphic-properties draw:stroke="none" draw:fill="solid" draw:fill-color="#ccccff" draw:textarea-horizontal-align="justify" draw:textarea-vertical-align="top" draw:auto-grow-height="false" fo:min-height="0.466cm" fo:min-width="18.973cm" fo:padding-top="0.508cm" fo:padding-bottom="0.508cm" fo:padding-left="0.25cm" fo:padding-right="0.25cm" fo:wrap-option="wrap" draw:shadow-color="#008000"/>
    </style:style>
    <style:style style:name="gr64" style:family="graphic" style:parent-style-name="Default_5f_1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8000"/>
    </style:style>
    <style:style style:name="gr65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008000"/>
    </style:style>
    <style:style style:name="gr66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-color="#008000"/>
    </style:style>
    <style:style style:name="gr67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5.85cm"/>
    </style:style>
    <style:style style:name="gr68" style:family="graphic">
      <style:graphic-properties style:protect="size"/>
    </style:style>
    <style:style style:name="gr6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/>
    </style:style>
    <style:style style:name="gr7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99ccff" draw:textarea-horizontal-align="left" draw:textarea-vertical-align="middle" draw:auto-grow-height="false" fo:min-height="2.157cm" fo:min-width="3.874cm" fo:padding-top="0.13cm" fo:padding-bottom="0.13cm" fo:padding-left="0.25cm" fo:padding-right="0.25cm" fo:wrap-option="no-wrap" draw:shadow-color="#808080"/>
    </style:style>
    <style:style style:name="gr7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99ccff" draw:textarea-horizontal-align="left" draw:textarea-vertical-align="middle" draw:auto-grow-height="false" fo:min-height="1.182cm" fo:min-width="3.874cm" fo:padding-top="0.13cm" fo:padding-bottom="0.13cm" fo:padding-left="0.25cm" fo:padding-right="0.25cm" fo:wrap-option="no-wrap" draw:shadow-color="#808080"/>
    </style:style>
    <style:style style:name="gr7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99ccff" draw:textarea-horizontal-align="left" draw:textarea-vertical-align="middle" draw:auto-grow-height="false" fo:min-height="3.237cm" fo:min-width="3.874cm" fo:padding-top="0.13cm" fo:padding-bottom="0.13cm" fo:padding-left="0.25cm" fo:padding-right="0.25cm" fo:wrap-option="no-wrap" draw:shadow-color="#808080"/>
    </style:style>
    <style:style style:name="gr73" style:family="graphic" style:parent-style-name="standard">
      <style:graphic-properties draw:stroke="solid" svg:stroke-width="0.018cm" svg:stroke-color="#000000" svg:stroke-opacity="100%" draw:stroke-linejoin="miter" svg:stroke-linecap="square" draw:fill="solid" draw:fill-color="#ffffff" draw:textarea-horizontal-align="left" draw:textarea-vertical-align="middle" draw:auto-grow-height="false" fo:min-height="0.445cm" fo:min-width="0.733cm" fo:padding-top="0.13cm" fo:padding-bottom="0.13cm" fo:padding-left="0.25cm" fo:padding-right="0.25cm" fo:wrap-option="no-wrap" draw:shadow-color="#808080"/>
    </style:style>
    <style:style style:name="gr74" style:family="graphic" style:parent-style-name="standard">
      <style:graphic-properties draw:stroke="none" draw:fill="none" draw:fill-color="#ffffff" draw:textarea-horizontal-align="left" draw:textarea-vertical-align="middle" draw:auto-grow-height="false" fo:min-height="0.305cm" fo:min-width="0.799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76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77" style:family="graphic" style:parent-style-name="standard">
      <style:graphic-properties draw:stroke="none" draw:fill="none" draw:fill-color="#ffffff" draw:textarea-horizontal-align="left" draw:textarea-vertical-align="middle" draw:auto-grow-height="false" fo:min-height="0.304cm" fo:min-width="0.799cm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79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0" style:family="graphic" style:parent-style-name="standard">
      <style:graphic-properties draw:stroke="solid" svg:stroke-width="0.018cm" svg:stroke-color="#000000" svg:stroke-opacity="100%" draw:stroke-linejoin="miter" svg:stroke-linecap="square" draw:fill="solid" draw:fill-color="#ffffff" draw:textarea-horizontal-align="left" draw:textarea-vertical-align="middle" draw:auto-grow-height="false" fo:min-height="0.449cm" fo:min-width="0.733cm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2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3" style:family="graphic" style:parent-style-name="standard">
      <style:graphic-properties draw:stroke="solid" svg:stroke-width="0.018cm" svg:stroke-color="#000000" svg:stroke-opacity="100%" draw:stroke-linejoin="miter" svg:stroke-linecap="square" draw:fill="solid" draw:fill-color="#ffffff" draw:textarea-horizontal-align="left" draw:textarea-vertical-align="middle" draw:auto-grow-height="false" fo:min-height="0.45cm" fo:min-width="0.733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5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6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7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8" style:family="graphic" style:parent-style-name="standard">
      <style:graphic-properties draw:stroke="solid" svg:stroke-width="0.018cm" svg:stroke-color="#000000" svg:stroke-opacity="100%" draw:stroke-linejoin="miter" svg:stroke-linecap="square" draw:fill="solid" draw:fill-color="#ffffff" draw:textarea-horizontal-align="left" draw:textarea-vertical-align="middle" draw:auto-grow-height="false" fo:min-height="0.45cm" fo:min-width="0.734cm" fo:padding-top="0.13cm" fo:padding-bottom="0.13cm" fo:padding-left="0.25cm" fo:padding-right="0.25cm" fo:wrap-option="no-wrap" draw:shadow-color="#808080"/>
    </style:style>
    <style:style style:name="gr89" style:family="graphic" style:parent-style-name="standard">
      <style:graphic-properties draw:stroke="none" draw:fill="none" draw:fill-color="#ffffff" draw:textarea-horizontal-align="left" draw:textarea-vertical-align="middle" draw:auto-grow-height="false" fo:min-height="0.309cm" fo:min-width="0.801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91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92" style:family="graphic" style:parent-style-name="Default_5f_1" style:list-style-name="L23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8000"/>
    </style:style>
    <style:style style:name="gr93" style:family="graphic" style:parent-style-name="Default_5f_1" style:list-style-name="L23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8000"/>
    </style:style>
    <style:style style:name="gr94" style:family="graphic" style:parent-style-name="Default_5f_1" style:list-style-name="L23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8000"/>
    </style:style>
    <style:style style:name="gr95" style:family="graphic" style:parent-style-name="Default_5f_1" style:list-style-name="L23">
      <style:graphic-properties draw:stroke="none" draw:fill="solid" draw:fill-color="#ccccff" draw:textarea-horizontal-align="justify" draw:textarea-vertical-align="top" draw:auto-grow-height="false" fo:min-height="2.794cm" fo:min-width="18.973cm" fo:padding-top="0.508cm" fo:padding-bottom="0.508cm" fo:padding-left="0.25cm" fo:padding-right="0.25cm" fo:wrap-option="wrap" draw:shadow-color="#008000"/>
    </style:style>
    <style:style style:name="gr96" style:family="graphic" style:parent-style-name="standard">
      <style:graphic-properties draw:stroke="none" draw:fill="none" draw:fill-color="#ffffff" draw:textarea-horizontal-align="left" draw:textarea-vertical-align="middle" draw:auto-grow-height="false" fo:min-height="4.123cm" fo:min-width="14.74cm" fo:padding-top="0.13cm" fo:padding-bottom="0.13cm" fo:padding-left="0.25cm" fo:padding-right="0.25cm" fo:wrap-option="no-wrap" draw:shadow-color="#808080"/>
    </style:style>
    <style:style style:name="gr9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1.548cm" fo:min-width="0cm" fo:padding-top="0.13cm" fo:padding-bottom="0.13cm" fo:padding-left="0.25cm" fo:padding-right="0.25cm" fo:wrap-option="no-wrap" draw:shadow-color="#808080"/>
    </style:style>
    <style:style style:name="gr99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0cm" fo:min-width="1.066cm" fo:padding-top="0.13cm" fo:padding-bottom="0.13cm" fo:padding-left="0.25cm" fo:padding-right="0.25cm" fo:wrap-option="no-wrap" draw:shadow-color="#808080"/>
    </style:style>
    <style:style style:name="gr100" style:family="graphic" style:parent-style-name="standard">
      <style:graphic-properties draw:stroke="solid" svg:stroke-width="0.009cm" svg:stroke-color="#000000" draw:marker-end="msArrowEnd_20_4" draw:marker-end-width="0.21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cm" fo:min-width="6.56cm" fo:padding-top="0.13cm" fo:padding-bottom="0.13cm" fo:padding-left="0.25cm" fo:padding-right="0.25cm" fo:wrap-option="no-wrap" draw:shadow-color="#808080"/>
    </style:style>
    <style:style style:name="gr101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1.318cm" fo:min-width="0cm" fo:padding-top="0.13cm" fo:padding-bottom="0.13cm" fo:padding-left="0.25cm" fo:padding-right="0.25cm" fo:wrap-option="no-wrap" draw:shadow-color="#808080"/>
    </style:style>
    <style:style style:name="gr102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false" fo:min-height="0.904cm" fo:min-width="1.385cm" fo:padding-top="0cm" fo:padding-bottom="0cm" fo:padding-left="0cm" fo:padding-right="0cm" fo:wrap-option="wrap" draw:shadow-color="#808080"/>
    </style:style>
    <style:style style:name="gr103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false" fo:min-height="0.899cm" fo:min-width="1.698cm" fo:padding-top="0cm" fo:padding-bottom="0cm" fo:padding-left="0cm" fo:padding-right="0cm" fo:wrap-option="wrap" draw:shadow-color="#808080"/>
    </style:style>
    <style:style style:name="gr104" style:family="graphic" style:parent-style-name="standard">
      <style:graphic-properties draw:stroke="solid" svg:stroke-width="0.009cm" svg:stroke-color="#000000" svg:stroke-opacity="100%" draw:stroke-linejoin="round" svg:stroke-linecap="square" draw:fill="solid" draw:fill-color="#ffffff" draw:textarea-horizontal-align="left" draw:textarea-vertical-align="middle" draw:auto-grow-height="false" fo:min-height="2.981cm" fo:min-width="5.775cm" fo:padding-top="0.13cm" fo:padding-bottom="0.13cm" fo:padding-left="0.25cm" fo:padding-right="0.25cm" fo:wrap-option="no-wrap" draw:shadow-color="#808080"/>
    </style:style>
    <style:style style:name="gr105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false" fo:min-height="0.684cm" fo:min-width="3.532cm" fo:padding-top="0cm" fo:padding-bottom="0cm" fo:padding-left="0cm" fo:padding-right="0cm" fo:wrap-option="wrap" draw:shadow-color="#808080"/>
    </style:style>
    <style:style style:name="gr106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639cm" fo:min-width="3.813cm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false" fo:min-height="0.64cm" fo:min-width="3.766cm" fo:padding-top="0cm" fo:padding-bottom="0cm" fo:padding-left="0cm" fo:padding-right="0cm" fo:wrap-option="wrap" draw:shadow-color="#808080"/>
    </style:style>
    <style:style style:name="gr108" style:family="graphic" style:parent-style-name="standard" style:list-style-name="L6">
      <style:graphic-properties draw:stroke="solid" svg:stroke-width="0.026cm" svg:stroke-color="#000000" svg:stroke-opacity="100%" draw:stroke-linejoin="miter" svg:stroke-linecap="square" draw:fill="solid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>
      <style:graphic-properties draw:stroke="solid" svg:stroke-width="0.009cm" svg:stroke-color="#000000" draw:marker-end="msArrowEnd_20_4" draw:marker-end-width="0.21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cm" fo:min-width="8.198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673cm" fo:min-width="1.767cm" fo:padding-top="0cm" fo:padding-bottom="0cm" fo:padding-left="0cm" fo:padding-right="0cm" fo:wrap-option="wrap" draw:shadow-color="#808080"/>
    </style:style>
    <style:style style:name="gr111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0cm" fo:min-width="8.273cm" fo:padding-top="0.13cm" fo:padding-bottom="0.13cm" fo:padding-left="0.25cm" fo:padding-right="0.25cm" fo:wrap-option="no-wrap" draw:shadow-color="#808080"/>
    </style:style>
    <style:style style:name="gr112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564cm" fo:min-width="0cm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673cm" fo:min-width="2.16cm" fo:padding-top="0cm" fo:padding-bottom="0cm" fo:padding-left="0cm" fo:padding-right="0cm" fo:wrap-option="wrap" draw:shadow-color="#808080"/>
    </style:style>
    <style:style style:name="gr114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0.736cm" fo:min-width="0cm" fo:padding-top="0.13cm" fo:padding-bottom="0.13cm" fo:padding-left="0.25cm" fo:padding-right="0.25cm" fo:wrap-option="no-wrap" draw:shadow-color="#808080"/>
    </style:style>
    <style:style style:name="gr115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48cm" fo:min-width="4.391cm" fo:padding-top="0cm" fo:padding-bottom="0cm" fo:padding-left="0cm" fo:padding-right="0cm" fo:wrap-option="wrap" draw:shadow-color="#808080"/>
    </style:style>
    <style:style style:name="gr116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418cm" fo:min-width="4.994cm" fo:padding-top="0.13cm" fo:padding-bottom="0.13cm" fo:padding-left="0.25cm" fo:padding-right="0.25cm" fo:wrap-option="no-wrap" draw:shadow-color="#808080"/>
    </style:style>
    <style:style style:name="gr117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475cm" fo:min-width="4.492cm" fo:padding-top="0cm" fo:padding-bottom="0cm" fo:padding-left="0cm" fo:padding-right="0cm" fo:wrap-option="wrap" draw:shadow-color="#808080"/>
    </style:style>
    <style:style style:name="gr118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0.805cm" fo:min-width="0cm" fo:padding-top="0.13cm" fo:padding-bottom="0.13cm" fo:padding-left="0.25cm" fo:padding-right="0.25cm" fo:wrap-option="no-wrap" draw:shadow-color="#808080"/>
    </style:style>
    <style:style style:name="gr119" style:family="graphic" style:parent-style-name="standard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20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0.778cm" fo:min-width="0cm" fo:padding-top="0.13cm" fo:padding-bottom="0.13cm" fo:padding-left="0.25cm" fo:padding-right="0.25cm" fo:wrap-option="no-wrap" draw:shadow-color="#808080"/>
    </style:style>
    <style:style style:name="gr121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cm" fo:min-width="4.492cm" fo:padding-top="0.13cm" fo:padding-bottom="0.13cm" fo:padding-left="0.25cm" fo:padding-right="0.25cm" fo:wrap-option="no-wrap" draw:shadow-color="#808080"/>
    </style:style>
    <style:style style:name="gr122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cm" fo:min-width="4.491cm" fo:padding-top="0.13cm" fo:padding-bottom="0.13cm" fo:padding-left="0.25cm" fo:padding-right="0.25cm" fo:wrap-option="no-wrap" draw:shadow-color="#808080"/>
    </style:style>
    <style:style style:name="gr123" style:family="graphic" style:parent-style-name="standard">
      <style:graphic-properties draw:stroke="solid" svg:stroke-width="0.009cm" svg:stroke-color="#000000" svg:stroke-opacity="100%" draw:stroke-linejoin="round" svg:stroke-linecap="square" draw:fill="solid" draw:fill-color="#ffffff" draw:textarea-horizontal-align="left" draw:textarea-vertical-align="middle" draw:auto-grow-height="false" fo:min-height="2.182cm" fo:min-width="7.49cm" fo:padding-top="0.13cm" fo:padding-bottom="0.13cm" fo:padding-left="0.25cm" fo:padding-right="0.25cm" fo:wrap-option="no-wrap" draw:shadow-color="#808080"/>
    </style:style>
    <style:style style:name="gr124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531cm" fo:min-width="4.498cm" fo:padding-top="0cm" fo:padding-bottom="0cm" fo:padding-left="0cm" fo:padding-right="0cm" fo:wrap-option="wrap" draw:shadow-color="#808080"/>
    </style:style>
    <style:style style:name="gr125" style:family="graphic" style:parent-style-name="standard" style:list-style-name="L4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4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4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8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9" style:family="graphic" style:parent-style-name="standard">
      <style:graphic-properties draw:stroke="none" draw:fill="none" draw:fill-color="#ffffff" draw:textarea-horizontal-align="left" draw:textarea-vertical-align="middle" draw:auto-grow-height="false" fo:min-height="3.581cm" fo:min-width="14.74cm" fo:padding-top="0.13cm" fo:padding-bottom="0.13cm" fo:padding-left="0.25cm" fo:padding-right="0.25cm" fo:wrap-option="no-wrap" draw:shadow-color="#808080"/>
    </style:style>
    <style:style style:name="gr13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2" style:family="graphic" style:parent-style-name="standard">
      <style:graphic-properties draw:stroke="solid" svg:stroke-width="0.009cm" svg:stroke-color="#000000" svg:stroke-opacity="100%" draw:stroke-linejoin="round" svg:stroke-linecap="square" draw:fill="solid" draw:fill-color="#ffffff" draw:textarea-horizontal-align="left" draw:textarea-vertical-align="middle" draw:auto-grow-height="false" fo:min-height="2.514cm" fo:min-width="5.303cm" fo:padding-top="0.13cm" fo:padding-bottom="0.13cm" fo:padding-left="0.25cm" fo:padding-right="0.25cm" fo:wrap-option="no-wrap" draw:shadow-color="#808080"/>
    </style:style>
    <style:style style:name="gr133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6cm" fo:min-width="4.405cm" fo:padding-top="0cm" fo:padding-bottom="0cm" fo:padding-left="0cm" fo:padding-right="0cm" fo:wrap-option="wrap" draw:shadow-color="#808080"/>
    </style:style>
    <style:style style:name="gr134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0.9cm" fo:min-width="0cm" fo:padding-top="0.13cm" fo:padding-bottom="0.13cm" fo:padding-left="0.25cm" fo:padding-right="0.25cm" fo:wrap-option="no-wrap" draw:shadow-color="#808080"/>
    </style:style>
    <style:style style:name="gr135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0.715cm" fo:min-width="0cm" fo:padding-top="0.13cm" fo:padding-bottom="0.13cm" fo:padding-left="0.25cm" fo:padding-right="0.25cm" fo:wrap-option="no-wrap" draw:shadow-color="#808080"/>
    </style:style>
    <style:style style:name="gr136" style:family="graphic" style:parent-style-name="standard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middle" draw:auto-grow-height="false" fo:min-height="0.009cm" fo:min-width="0cm" fo:padding-top="0.13cm" fo:padding-bottom="0.13cm" fo:padding-left="0.25cm" fo:padding-right="0.25cm" fo:wrap-option="no-wrap" draw:shadow-color="#808080"/>
    </style:style>
    <style:style style:name="gr137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0cm" fo:min-width="0.946cm" fo:padding-top="0.13cm" fo:padding-bottom="0.13cm" fo:padding-left="0.25cm" fo:padding-right="0.25cm" fo:wrap-option="no-wrap" draw:shadow-color="#808080"/>
    </style:style>
    <style:style style:name="gr138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63cm" fo:min-width="6.046cm" fo:padding-top="0cm" fo:padding-bottom="0cm" fo:padding-left="0cm" fo:padding-right="0cm" fo:wrap-option="wrap" draw:shadow-color="#808080"/>
    </style:style>
    <style:style style:name="gr139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578cm" fo:min-width="5.779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758cm" fo:min-width="1.278cm" fo:padding-top="0cm" fo:padding-bottom="0cm" fo:padding-left="0cm" fo:padding-right="0cm" fo:wrap-option="wrap" draw:shadow-color="#808080"/>
    </style:style>
    <style:style style:name="gr141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758cm" fo:min-width="1.565cm" fo:padding-top="0cm" fo:padding-bottom="0cm" fo:padding-left="0cm" fo:padding-right="0cm" fo:wrap-option="wrap" draw:shadow-color="#808080"/>
    </style:style>
    <style:style style:name="gr142" style:family="graphic" style:parent-style-name="standard">
      <style:graphic-properties draw:stroke="solid" svg:stroke-width="0.009cm" svg:stroke-color="#000000" draw:marker-end="msArrowEnd_20_4" draw:marker-end-width="0.21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cm" fo:min-width="6.992cm" fo:padding-top="0.13cm" fo:padding-bottom="0.13cm" fo:padding-left="0.25cm" fo:padding-right="0.25cm" fo:wrap-option="no-wrap" draw:shadow-color="#808080"/>
    </style:style>
    <style:style style:name="gr143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1.393cm" fo:min-width="0cm" fo:padding-top="0.13cm" fo:padding-bottom="0.13cm" fo:padding-left="0.25cm" fo:padding-right="0.25cm" fo:wrap-option="no-wrap" draw:shadow-color="#808080"/>
    </style:style>
    <style:style style:name="gr144" style:family="graphic" style:parent-style-name="standard" style:list-style-name="L14">
      <style:graphic-properties draw:stroke="none" draw:fill="solid" draw:fill-color="#ccccff" draw:textarea-horizontal-align="justify" draw:textarea-vertical-align="top" draw:auto-grow-height="false" fo:min-height="6.392cm" fo:min-width="18.973cm" fo:padding-top="0.508cm" fo:padding-bottom="0.508cm" fo:padding-left="0.25cm" fo:padding-right="0.25cm" fo:wrap-option="wrap" draw:shadow-color="#808080"/>
    </style:style>
    <style:style style:name="gr145" style:family="graphic" style:parent-style-name="standard" style:list-style-name="L6">
      <style:graphic-properties draw:stroke="solid" svg:stroke-width="0.026cm" svg:stroke-color="#000000" svg:stroke-opacity="100%" draw:stroke-linejoin="miter" svg:stroke-linecap="square" draw:fill="solid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Default_5f_1" style:list-style-name="L23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8000"/>
    </style:style>
    <style:style style:name="gr147" style:family="graphic" style:parent-style-name="Default_5f_1" style:list-style-name="L23">
      <style:graphic-properties draw:stroke="none" draw:fill="solid" draw:fill-color="#ccccff" draw:textarea-horizontal-align="justify" draw:textarea-vertical-align="top" draw:auto-grow-height="false" fo:min-height="5.758cm" fo:min-width="18.973cm" fo:padding-top="0.508cm" fo:padding-bottom="0.508cm" fo:padding-left="0.25cm" fo:padding-right="0.25cm" fo:wrap-option="wrap" draw:shadow-color="#008000"/>
    </style:style>
    <style:style style:name="gr148" style:family="graphic" style:parent-style-name="Default_5f_1" style:list-style-name="L23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8000"/>
    </style:style>
    <style:style style:name="gr149" style:family="graphic" style:parent-style-name="Default_5f_1" style:list-style-name="L23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8000"/>
    </style:style>
    <style:style style:name="gr150" style:family="graphic" style:parent-style-name="standard">
      <style:graphic-properties draw:stroke="none" draw:fill="none" draw:fill-color="#ffffff" draw:textarea-horizontal-align="left" draw:textarea-vertical-align="middle" draw:auto-grow-height="false" fo:min-height="10.632cm" fo:min-width="14.74cm" fo:padding-top="0.13cm" fo:padding-bottom="0.13cm" fo:padding-left="0.25cm" fo:padding-right="0.25cm" fo:wrap-option="no-wrap" draw:shadow-color="#808080"/>
    </style:style>
    <style:style style:name="gr15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0.547cm" fo:min-width="0cm" fo:padding-top="0.13cm" fo:padding-bottom="0.13cm" fo:padding-left="0.25cm" fo:padding-right="0.25cm" fo:wrap-option="no-wrap" draw:shadow-color="#808080"/>
    </style:style>
    <style:style style:name="gr153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0cm" fo:min-width="0.88cm" fo:padding-top="0.13cm" fo:padding-bottom="0.13cm" fo:padding-left="0.25cm" fo:padding-right="0.25cm" fo:wrap-option="no-wrap" draw:shadow-color="#808080"/>
    </style:style>
    <style:style style:name="gr154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529cm" fo:min-width="1.221cm" fo:padding-top="0cm" fo:padding-bottom="0cm" fo:padding-left="0cm" fo:padding-right="0cm" fo:wrap-option="wrap" draw:shadow-color="#808080"/>
    </style:style>
    <style:style style:name="gr155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0cm" fo:min-width="0.884cm" fo:padding-top="0.13cm" fo:padding-bottom="0.13cm" fo:padding-left="0.25cm" fo:padding-right="0.25cm" fo:wrap-option="no-wrap" draw:shadow-color="#808080"/>
    </style:style>
    <style:style style:name="gr156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0.807cm" fo:min-width="0cm" fo:padding-top="0.13cm" fo:padding-bottom="0.13cm" fo:padding-left="0.25cm" fo:padding-right="0.25cm" fo:wrap-option="no-wrap" draw:shadow-color="#808080"/>
    </style:style>
    <style:style style:name="gr157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529cm" fo:min-width="1.495cm" fo:padding-top="0cm" fo:padding-bottom="0cm" fo:padding-left="0cm" fo:padding-right="0cm" fo:wrap-option="wrap" draw:shadow-color="#808080"/>
    </style:style>
    <style:style style:name="gr158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1.305cm" fo:min-width="0.339cm" fo:padding-top="0cm" fo:padding-bottom="0cm" fo:padding-left="0cm" fo:padding-right="0cm" fo:wrap-option="wrap" draw:shadow-color="#808080"/>
    </style:style>
    <style:style style:name="gr159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0cm" fo:min-width="0.536cm" fo:padding-top="0.13cm" fo:padding-bottom="0.13cm" fo:padding-left="0.25cm" fo:padding-right="0.25cm" fo:wrap-option="no-wrap" draw:shadow-color="#808080"/>
    </style:style>
    <style:style style:name="gr160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8.802cm" fo:min-width="0cm" fo:padding-top="0.13cm" fo:padding-bottom="0.13cm" fo:padding-left="0.25cm" fo:padding-right="0.25cm" fo:wrap-option="no-wrap" draw:shadow-color="#808080"/>
    </style:style>
    <style:style style:name="gr161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0cm" fo:min-width="13.13cm" fo:padding-top="0.13cm" fo:padding-bottom="0.13cm" fo:padding-left="0.25cm" fo:padding-right="0.25cm" fo:wrap-option="no-wrap" draw:shadow-color="#808080"/>
    </style:style>
    <style:style style:name="gr162" style:family="graphic" style:parent-style-name="standard">
      <style:graphic-properties draw:stroke="solid" svg:stroke-width="0.009cm" svg:stroke-color="#000000" svg:stroke-opacity="100%" draw:stroke-linejoin="round" svg:stroke-linecap="square" draw:fill="solid" draw:fill-color="#ffffff" draw:textarea-horizontal-align="left" draw:textarea-vertical-align="middle" draw:auto-grow-height="false" fo:min-height="0.833cm" fo:min-width="3.654cm" fo:padding-top="0.13cm" fo:padding-bottom="0.13cm" fo:padding-left="0.25cm" fo:padding-right="0.25cm" fo:wrap-option="no-wrap" draw:shadow-color="#808080"/>
    </style:style>
    <style:style style:name="gr163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34cm" fo:min-width="2.773cm" fo:padding-top="0cm" fo:padding-bottom="0cm" fo:padding-left="0cm" fo:padding-right="0cm" fo:wrap-option="wrap" draw:shadow-color="#808080"/>
    </style:style>
    <style:style style:name="gr164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34cm" fo:min-width="3.691cm" fo:padding-top="0cm" fo:padding-bottom="0cm" fo:padding-left="0cm" fo:padding-right="0cm" fo:wrap-option="wrap" draw:shadow-color="#808080"/>
    </style:style>
    <style:style style:name="gr165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207cm" fo:min-width="3.424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34cm" fo:min-width="3.581cm" fo:padding-top="0cm" fo:padding-bottom="0cm" fo:padding-left="0cm" fo:padding-right="0cm" fo:wrap-option="wrap" draw:shadow-color="#808080"/>
    </style:style>
    <style:style style:name="gr167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207cm" fo:min-width="3.306cm" fo:padding-top="0.13cm" fo:padding-bottom="0.13cm" fo:padding-left="0.25cm" fo:padding-right="0.25cm" fo:wrap-option="no-wrap" draw:shadow-color="#808080"/>
    </style:style>
    <style:style style:name="gr168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0.808cm" fo:min-width="0cm" fo:padding-top="0.13cm" fo:padding-bottom="0.13cm" fo:padding-left="0.25cm" fo:padding-right="0.25cm" fo:wrap-option="no-wrap" draw:shadow-color="#808080"/>
    </style:style>
    <style:style style:name="gr169" style:family="graphic" style:parent-style-name="standard">
      <style:graphic-properties draw:stroke="solid" svg:stroke-width="0.009cm" svg:stroke-color="#000000" svg:stroke-opacity="100%" draw:stroke-linejoin="round" svg:stroke-linecap="square" draw:fill="solid" draw:fill-color="#ffffff" draw:textarea-horizontal-align="left" draw:textarea-vertical-align="middle" draw:auto-grow-height="false" fo:min-height="0.834cm" fo:min-width="3.654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34cm" fo:min-width="2.773cm" fo:padding-top="0cm" fo:padding-bottom="0cm" fo:padding-left="0cm" fo:padding-right="0cm" fo:wrap-option="wrap" draw:shadow-color="#808080"/>
    </style:style>
    <style:style style:name="gr171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34cm" fo:min-width="3.691cm" fo:padding-top="0cm" fo:padding-bottom="0cm" fo:padding-left="0cm" fo:padding-right="0cm" fo:wrap-option="wrap" draw:shadow-color="#808080"/>
    </style:style>
    <style:style style:name="gr172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208cm" fo:min-width="3.424cm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34cm" fo:min-width="3.581cm" fo:padding-top="0cm" fo:padding-bottom="0cm" fo:padding-left="0cm" fo:padding-right="0cm" fo:wrap-option="wrap" draw:shadow-color="#808080"/>
    </style:style>
    <style:style style:name="gr174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208cm" fo:min-width="3.306cm" fo:padding-top="0.13cm" fo:padding-bottom="0.13cm" fo:padding-left="0.25cm" fo:padding-right="0.25cm" fo:wrap-option="no-wrap" draw:shadow-color="#808080"/>
    </style:style>
    <style:style style:name="gr175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529cm" fo:min-width="1.495cm" fo:padding-top="0cm" fo:padding-bottom="0cm" fo:padding-left="0cm" fo:padding-right="0cm" fo:wrap-option="wrap" draw:shadow-color="#808080"/>
    </style:style>
    <style:style style:name="gr176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0.534cm" fo:min-width="0cm" fo:padding-top="0.13cm" fo:padding-bottom="0.13cm" fo:padding-left="0.25cm" fo:padding-right="0.25cm" fo:wrap-option="no-wrap" draw:shadow-color="#808080"/>
    </style:style>
    <style:style style:name="gr177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529cm" fo:min-width="1.495cm" fo:padding-top="0cm" fo:padding-bottom="0cm" fo:padding-left="0cm" fo:padding-right="0cm" fo:wrap-option="wrap" draw:shadow-color="#808080"/>
    </style:style>
    <style:style style:name="gr178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339cm" fo:min-width="2.773cm" fo:padding-top="0cm" fo:padding-bottom="0cm" fo:padding-left="0cm" fo:padding-right="0cm" fo:wrap-option="wrap" draw:shadow-color="#808080"/>
    </style:style>
    <style:style style:name="gr179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339cm" fo:min-width="3.691cm" fo:padding-top="0cm" fo:padding-bottom="0cm" fo:padding-left="0cm" fo:padding-right="0cm" fo:wrap-option="wrap" draw:shadow-color="#808080"/>
    </style:style>
    <style:style style:name="gr180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339cm" fo:min-width="3.581cm" fo:padding-top="0cm" fo:padding-bottom="0cm" fo:padding-left="0cm" fo:padding-right="0cm" fo:wrap-option="wrap" draw:shadow-color="#808080"/>
    </style:style>
    <style:style style:name="gr181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529cm" fo:min-width="1.221cm" fo:padding-top="0cm" fo:padding-bottom="0cm" fo:padding-left="0cm" fo:padding-right="0cm" fo:wrap-option="wrap" draw:shadow-color="#808080"/>
    </style:style>
    <style:style style:name="gr182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529cm" fo:min-width="1.221cm" fo:padding-top="0cm" fo:padding-bottom="0cm" fo:padding-left="0cm" fo:padding-right="0cm" fo:wrap-option="wrap" draw:shadow-color="#808080"/>
    </style:style>
    <style:style style:name="gr183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34cm" fo:min-width="4.123cm" fo:padding-top="0cm" fo:padding-bottom="0cm" fo:padding-left="0cm" fo:padding-right="0cm" fo:wrap-option="wrap" draw:shadow-color="#808080"/>
    </style:style>
    <style:style style:name="gr184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207cm" fo:min-width="3.887cm" fo:padding-top="0.13cm" fo:padding-bottom="0.13cm" fo:padding-left="0.25cm" fo:padding-right="0.25cm" fo:wrap-option="no-wrap" draw:shadow-color="#808080"/>
    </style:style>
    <style:style style:name="gr185" style:family="graphic" style:parent-style-name="Default_5f_1" style:list-style-name="L23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8000"/>
    </style:style>
    <style:style style:name="gr186" style:family="graphic" style:parent-style-name="Default_5f_1" style:list-style-name="L23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8000"/>
    </style:style>
    <style:style style:name="gr187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1.574cm" fo:min-width="0cm" fo:padding-top="0.13cm" fo:padding-bottom="0.13cm" fo:padding-left="0.25cm" fo:padding-right="0.25cm" fo:wrap-option="no-wrap" draw:shadow-color="#808080"/>
    </style:style>
    <style:style style:name="gr188" style:family="graphic" style:parent-style-name="standard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middle" draw:auto-grow-height="false" fo:min-height="0.062cm" fo:min-width="0cm" fo:padding-top="0.13cm" fo:padding-bottom="0.13cm" fo:padding-left="0.25cm" fo:padding-right="0.25cm" fo:wrap-option="no-wrap" draw:shadow-color="#808080"/>
    </style:style>
    <style:style style:name="gr189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913cm" fo:min-width="1.675cm" fo:padding-top="0cm" fo:padding-bottom="0cm" fo:padding-left="0cm" fo:padding-right="0cm" fo:wrap-option="wrap" draw:shadow-color="#808080"/>
    </style:style>
    <style:style style:name="gr190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1.575cm" fo:min-width="0cm" fo:padding-top="0.13cm" fo:padding-bottom="0.13cm" fo:padding-left="0.25cm" fo:padding-right="0.25cm" fo:wrap-option="no-wrap" draw:shadow-color="#808080"/>
    </style:style>
    <style:style style:name="gr191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918cm" fo:min-width="2.044cm" fo:padding-top="0cm" fo:padding-bottom="0cm" fo:padding-left="0cm" fo:padding-right="0cm" fo:wrap-option="wrap" draw:shadow-color="#808080"/>
    </style:style>
    <style:style style:name="gr192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cm" fo:min-width="1.391cm" fo:padding-top="0.13cm" fo:padding-bottom="0.13cm" fo:padding-left="0.25cm" fo:padding-right="0.25cm" fo:wrap-option="no-wrap" draw:shadow-color="#808080"/>
    </style:style>
    <style:style style:name="gr193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142cm" fo:min-width="0cm" fo:padding-top="0.13cm" fo:padding-bottom="0.13cm" fo:padding-left="0.25cm" fo:padding-right="0.25cm" fo:wrap-option="no-wrap" draw:shadow-color="#808080"/>
    </style:style>
    <style:style style:name="gr194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0cm" fo:min-width="4.228cm" fo:padding-top="0.13cm" fo:padding-bottom="0.13cm" fo:padding-left="0.25cm" fo:padding-right="0.25cm" fo:wrap-option="no-wrap" draw:shadow-color="#808080"/>
    </style:style>
    <style:style style:name="gr195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499cm" fo:min-width="4.701cm" fo:padding-top="0.13cm" fo:padding-bottom="0.13cm" fo:padding-left="0.25cm" fo:padding-right="0.25cm" fo:wrap-option="no-wrap" draw:shadow-color="#808080"/>
    </style:style>
    <style:style style:name="gr196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653cm" fo:min-width="3.785cm" fo:padding-top="0cm" fo:padding-bottom="0cm" fo:padding-left="0cm" fo:padding-right="0cm" fo:wrap-option="wrap" draw:shadow-color="#808080"/>
    </style:style>
    <style:style style:name="gr197" style:family="graphic" style:parent-style-name="standard">
      <style:graphic-properties draw:stroke="solid" svg:stroke-width="0.009cm" svg:stroke-color="#000000" svg:stroke-opacity="100%" draw:stroke-linejoin="round" svg:stroke-linecap="square" draw:fill="solid" draw:fill-color="#ffffff" draw:textarea-horizontal-align="left" draw:textarea-vertical-align="middle" draw:auto-grow-height="false" fo:min-height="1.631cm" fo:min-width="5.177cm" fo:padding-top="0.13cm" fo:padding-bottom="0.13cm" fo:padding-left="0.25cm" fo:padding-right="0.25cm" fo:wrap-option="no-wrap" draw:shadow-color="#808080"/>
    </style:style>
    <style:style style:name="gr198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67cm" fo:min-width="3.785cm" fo:padding-top="0cm" fo:padding-bottom="0cm" fo:padding-left="0cm" fo:padding-right="0cm" fo:wrap-option="wrap" draw:shadow-color="#808080"/>
    </style:style>
    <style:style style:name="gr199" style:family="graphic" style:parent-style-name="Default_5f_1" style:list-style-name="L23">
      <style:graphic-properties draw:stroke="none" draw:fill="solid" draw:fill-color="#ccccff" draw:textarea-horizontal-align="justify" draw:textarea-vertical-align="top" draw:auto-grow-height="false" fo:min-height="0.465cm" fo:min-width="18.973cm" fo:padding-top="0.508cm" fo:padding-bottom="0.508cm" fo:padding-left="0.25cm" fo:padding-right="0.25cm" fo:wrap-option="wrap" draw:shadow-color="#008000"/>
    </style:style>
    <style:style style:name="gr200" style:family="graphic" style:parent-style-name="standard">
      <style:graphic-properties draw:stroke="none" draw:fill="none" draw:fill-color="#ffffff" draw:textarea-horizontal-align="left" draw:textarea-vertical-align="middle" draw:auto-grow-height="false" fo:min-height="5.932cm" fo:min-width="14.74cm" fo:padding-top="0.13cm" fo:padding-bottom="0.13cm" fo:padding-left="0.25cm" fo:padding-right="0.25cm" fo:wrap-option="no-wrap" draw:shadow-color="#808080"/>
    </style:style>
    <style:style style:name="gr20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>
      <style:graphic-properties draw:stroke="none" draw:fill="none" draw:fill-color="#ffffff" draw:textarea-horizontal-align="left" draw:textarea-vertical-align="middle" draw:auto-grow-height="false" fo:min-height="14.058cm" fo:min-width="14.74cm" fo:padding-top="0.13cm" fo:padding-bottom="0.13cm" fo:padding-left="0.25cm" fo:padding-right="0.25cm" fo:wrap-option="no-wrap" draw:shadow-color="#808080"/>
    </style:style>
    <style:style style:name="gr20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middle" draw:auto-grow-height="false" fo:min-height="0.13cm" fo:min-width="1.671cm" fo:padding-top="0.13cm" fo:padding-bottom="0.13cm" fo:padding-left="0.25cm" fo:padding-right="0.25cm" fo:wrap-option="no-wrap" draw:shadow-color="#808080"/>
    </style:style>
    <style:style style:name="gr207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0.393cm" fo:min-width="0cm" fo:padding-top="0.13cm" fo:padding-bottom="0.13cm" fo:padding-left="0.25cm" fo:padding-right="0.25cm" fo:wrap-option="no-wrap" draw:shadow-color="#808080"/>
    </style:style>
    <style:style style:name="gr208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177cm" fo:min-width="1.713cm" fo:padding-top="0.13cm" fo:padding-bottom="0.13cm" fo:padding-left="0.25cm" fo:padding-right="0.25cm" fo:wrap-option="no-wrap" draw:shadow-color="#808080"/>
    </style:style>
    <style:style style:name="gr209" style:family="graphic" style:parent-style-name="standard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middle" draw:auto-grow-height="false" fo:min-height="0.13cm" fo:min-width="1.67cm" fo:padding-top="0.13cm" fo:padding-bottom="0.13cm" fo:padding-left="0.25cm" fo:padding-right="0.25cm" fo:wrap-option="no-wrap" draw:shadow-color="#808080"/>
    </style:style>
    <style:style style:name="gr210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0.392cm" fo:min-width="0cm" fo:padding-top="0.13cm" fo:padding-bottom="0.13cm" fo:padding-left="0.25cm" fo:padding-right="0.25cm" fo:wrap-option="no-wrap" draw:shadow-color="#808080"/>
    </style:style>
    <style:style style:name="gr211" style:family="graphic" style:parent-style-name="standard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middle" draw:auto-grow-height="false" fo:min-height="0.135cm" fo:min-width="1.67cm" fo:padding-top="0.13cm" fo:padding-bottom="0.13cm" fo:padding-left="0.25cm" fo:padding-right="0.25cm" fo:wrap-option="no-wrap" draw:shadow-color="#808080"/>
    </style:style>
    <style:style style:name="gr212" style:family="graphic" style:parent-style-name="standard">
      <style:graphic-properties draw:stroke="solid" svg:stroke-width="0.009cm" svg:stroke-color="#000000" svg:stroke-opacity="100%" draw:stroke-linejoin="round" svg:stroke-linecap="square" draw:fill="solid" draw:fill-color="#ffffff" draw:textarea-horizontal-align="left" draw:textarea-vertical-align="middle" draw:auto-grow-height="false" fo:min-height="0.176cm" fo:min-width="2.454cm" fo:padding-top="0.13cm" fo:padding-bottom="0.13cm" fo:padding-left="0.25cm" fo:padding-right="0.25cm" fo:wrap-option="no-wrap" draw:shadow-color="#808080"/>
    </style:style>
    <style:style style:name="gr213" style:family="graphic" style:parent-style-name="standard">
      <style:graphic-properties draw:stroke="solid" svg:stroke-width="0.009cm" svg:stroke-color="#000000" svg:stroke-opacity="100%" draw:stroke-linejoin="round" svg:stroke-linecap="square" draw:fill="solid" draw:fill-color="#ffffff" draw:textarea-horizontal-align="left" draw:textarea-vertical-align="middle" draw:auto-grow-height="false" fo:min-height="0cm" fo:min-width="1.713cm" fo:padding-top="0.13cm" fo:padding-bottom="0.13cm" fo:padding-left="0.25cm" fo:padding-right="0.25cm" fo:wrap-option="no-wrap" draw:shadow-color="#808080"/>
    </style:style>
    <style:style style:name="gr214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solid" draw:fill-color="#ffffff" draw:textarea-horizontal-align="left" draw:textarea-vertical-align="middle" draw:auto-grow-height="false" fo:min-height="0.172cm" fo:min-width="0cm" fo:padding-top="0.13cm" fo:padding-bottom="0.13cm" fo:padding-left="0.25cm" fo:padding-right="0.25cm" fo:wrap-option="no-wrap" draw:shadow-color="#808080"/>
    </style:style>
    <style:style style:name="gr215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176cm" fo:min-width="1.713cm" fo:padding-top="0.13cm" fo:padding-bottom="0.13cm" fo:padding-left="0.25cm" fo:padding-right="0.25cm" fo:wrap-option="no-wrap" draw:shadow-color="#808080"/>
    </style:style>
    <style:style style:name="gr216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392cm" fo:min-width="0cm" fo:padding-top="0.13cm" fo:padding-bottom="0.13cm" fo:padding-left="0.25cm" fo:padding-right="0.25cm" fo:wrap-option="no-wrap" draw:shadow-color="#808080"/>
    </style:style>
    <style:style style:name="gr217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0cm" fo:min-width="2.824cm" fo:padding-top="0.13cm" fo:padding-bottom="0.13cm" fo:padding-left="0.25cm" fo:padding-right="0.25cm" fo:wrap-option="no-wrap" draw:shadow-color="#808080"/>
    </style:style>
    <style:style style:name="gr218" style:family="graphic" style:parent-style-name="standard">
      <style:graphic-properties draw:stroke="solid" svg:stroke-width="0.009cm" svg:stroke-color="#000000" draw:marker-end="msArrowEnd_20_4" draw:marker-end-width="0.21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cm" fo:min-width="2.824cm" fo:padding-top="0.13cm" fo:padding-bottom="0.13cm" fo:padding-left="0.25cm" fo:padding-right="0.25cm" fo:wrap-option="no-wrap" draw:shadow-color="#808080"/>
    </style:style>
    <style:style style:name="gr219" style:family="graphic" style:parent-style-name="standard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middle" draw:auto-grow-height="false" fo:min-height="0.047cm" fo:min-width="0.022cm" fo:padding-top="0.13cm" fo:padding-bottom="0.13cm" fo:padding-left="0.25cm" fo:padding-right="0.25cm" fo:wrap-option="no-wrap" draw:shadow-color="#808080"/>
    </style:style>
    <style:style style:name="gr220" style:family="graphic" style:parent-style-name="standard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middle" draw:auto-grow-height="false" fo:min-height="0.131cm" fo:min-width="1.671cm" fo:padding-top="0.13cm" fo:padding-bottom="0.13cm" fo:padding-left="0.25cm" fo:padding-right="0.25cm" fo:wrap-option="no-wrap" draw:shadow-color="#808080"/>
    </style:style>
    <style:style style:name="gr221" style:family="graphic" style:parent-style-name="standard">
      <style:graphic-properties draw:stroke="solid" svg:stroke-width="0.009cm" svg:stroke-color="#000000" svg:stroke-opacity="100%" draw:stroke-linejoin="round" svg:stroke-linecap="square" draw:fill="solid" draw:fill-color="#ffffff" draw:textarea-horizontal-align="left" draw:textarea-vertical-align="middle" draw:auto-grow-height="false" fo:min-height="0.172cm" fo:min-width="2.454cm" fo:padding-top="0.13cm" fo:padding-bottom="0.13cm" fo:padding-left="0.25cm" fo:padding-right="0.25cm" fo:wrap-option="no-wrap" draw:shadow-color="#808080"/>
    </style:style>
    <style:style style:name="gr222" style:family="graphic" style:parent-style-name="standard">
      <style:graphic-properties draw:stroke="solid" svg:stroke-width="0.009cm" svg:stroke-color="#000000" svg:stroke-opacity="100%" draw:stroke-linejoin="round" svg:stroke-linecap="square" draw:fill="solid" draw:fill-color="#ffffff" draw:textarea-horizontal-align="left" draw:textarea-vertical-align="middle" draw:auto-grow-height="false" fo:min-height="0cm" fo:min-width="2.454cm" fo:padding-top="0.13cm" fo:padding-bottom="0.13cm" fo:padding-left="0.25cm" fo:padding-right="0.25cm" fo:wrap-option="no-wrap" draw:shadow-color="#808080"/>
    </style:style>
    <style:style style:name="gr223" style:family="graphic" style:parent-style-name="standard">
      <style:graphic-properties draw:stroke="solid" svg:stroke-width="0.009cm" svg:stroke-color="#000000" svg:stroke-opacity="100%" draw:stroke-linejoin="round" svg:stroke-linecap="square" draw:fill="solid" draw:fill-color="#ffffff" draw:textarea-horizontal-align="left" draw:textarea-vertical-align="middle" draw:auto-grow-height="false" fo:min-height="0cm" fo:min-width="2.453cm" fo:padding-top="0.13cm" fo:padding-bottom="0.13cm" fo:padding-left="0.25cm" fo:padding-right="0.25cm" fo:wrap-option="no-wrap" draw:shadow-color="#808080"/>
    </style:style>
    <style:style style:name="gr224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solid" draw:fill-color="#ffffff" draw:textarea-horizontal-align="left" draw:textarea-vertical-align="middle" draw:auto-grow-height="false" fo:min-height="0.613cm" fo:min-width="0cm" fo:padding-top="0.13cm" fo:padding-bottom="0.13cm" fo:padding-left="0.25cm" fo:padding-right="0.25cm" fo:wrap-option="no-wrap" draw:shadow-color="#808080"/>
    </style:style>
    <style:style style:name="gr225" style:family="graphic" style:parent-style-name="standard">
      <style:graphic-properties draw:stroke="solid" svg:stroke-width="0.009cm" svg:stroke-color="#000000" svg:stroke-opacity="100%" draw:stroke-linejoin="round" svg:stroke-linecap="square" draw:fill="solid" draw:fill-color="#ffffff" draw:textarea-horizontal-align="left" draw:textarea-vertical-align="middle" draw:auto-grow-height="false" fo:min-height="0.392cm" fo:min-width="0cm" fo:padding-top="0.13cm" fo:padding-bottom="0.13cm" fo:padding-left="0.25cm" fo:padding-right="0.25cm" fo:wrap-option="no-wrap" draw:shadow-color="#808080"/>
    </style:style>
    <style:style style:name="gr226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solid" draw:fill-color="#ffffff" draw:textarea-horizontal-align="left" draw:textarea-vertical-align="middle" draw:auto-grow-height="false" fo:min-height="0cm" fo:min-width="3.565cm" fo:padding-top="0.13cm" fo:padding-bottom="0.13cm" fo:padding-left="0.25cm" fo:padding-right="0.25cm" fo:wrap-option="no-wrap" draw:shadow-color="#808080"/>
    </style:style>
    <style:style style:name="gr227" style:family="graphic" style:parent-style-name="standard">
      <style:graphic-properties draw:stroke="solid" svg:stroke-width="0.009cm" svg:stroke-color="#000000" draw:marker-end="msArrowEnd_20_4" draw:marker-end-width="0.21cm" draw:marker-end-center="false" svg:stroke-opacity="100%" draw:stroke-linejoin="round" svg:stroke-linecap="square" draw:fill="solid" draw:fill-color="#ffffff" draw:textarea-horizontal-align="left" draw:textarea-vertical-align="middle" draw:auto-grow-height="false" fo:min-height="0cm" fo:min-width="3.565cm" fo:padding-top="0.13cm" fo:padding-bottom="0.13cm" fo:padding-left="0.25cm" fo:padding-right="0.25cm" fo:wrap-option="no-wrap" draw:shadow-color="#808080"/>
    </style:style>
    <style:style style:name="gr228" style:family="graphic" style:parent-style-name="standard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middle" draw:auto-grow-height="false" fo:min-height="0.046cm" fo:min-width="0.021cm" fo:padding-top="0.13cm" fo:padding-bottom="0.13cm" fo:padding-left="0.25cm" fo:padding-right="0.25cm" fo:wrap-option="no-wrap" draw:shadow-color="#808080"/>
    </style:style>
    <style:style style:name="gr229" style:family="graphic" style:parent-style-name="standard">
      <style:graphic-properties draw:stroke="solid" svg:stroke-width="0.009cm" svg:stroke-color="#000000" svg:stroke-opacity="100%" draw:stroke-linejoin="round" svg:stroke-linecap="square" draw:fill="solid" draw:fill-color="#ffffff" draw:textarea-horizontal-align="left" draw:textarea-vertical-align="middle" draw:auto-grow-height="false" fo:min-height="0cm" fo:min-width="0.235cm" fo:padding-top="0.13cm" fo:padding-bottom="0.13cm" fo:padding-left="0.25cm" fo:padding-right="0.25cm" fo:wrap-option="no-wrap" draw:shadow-color="#808080"/>
    </style:style>
    <style:style style:name="gr230" style:family="graphic" style:parent-style-name="standard">
      <style:graphic-properties draw:stroke="solid" svg:stroke-width="0.009cm" svg:stroke-color="#000000" svg:stroke-opacity="100%" draw:stroke-linejoin="round" svg:stroke-linecap="square" draw:fill="solid" draw:fill-color="#ffffff" draw:textarea-horizontal-align="left" draw:textarea-vertical-align="middle" draw:auto-grow-height="false" fo:min-height="0cm" fo:min-width="0.236cm" fo:padding-top="0.13cm" fo:padding-bottom="0.13cm" fo:padding-left="0.25cm" fo:padding-right="0.25cm" fo:wrap-option="no-wrap" draw:shadow-color="#808080"/>
    </style:style>
    <style:style style:name="gr231" style:family="graphic" style:parent-style-name="standard">
      <style:graphic-properties draw:stroke="solid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176cm" fo:min-width="1.712cm" fo:padding-top="0.13cm" fo:padding-bottom="0.13cm" fo:padding-left="0.25cm" fo:padding-right="0.25cm" fo:wrap-option="no-wrap" draw:shadow-color="#808080"/>
    </style:style>
    <style:style style:name="gr232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0cm" fo:min-width="1.347cm" fo:padding-top="0.13cm" fo:padding-bottom="0.13cm" fo:padding-left="0.25cm" fo:padding-right="0.25cm" fo:wrap-option="no-wrap" draw:shadow-color="#808080"/>
    </style:style>
    <style:style style:name="gr233" style:family="graphic" style:parent-style-name="standard">
      <style:graphic-properties draw:stroke="solid" svg:stroke-width="0.009cm" svg:stroke-color="#000000" draw:marker-end="msArrowEnd_20_4" draw:marker-end-width="0.21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cm" fo:min-width="1.343cm" fo:padding-top="0.13cm" fo:padding-bottom="0.13cm" fo:padding-left="0.25cm" fo:padding-right="0.25cm" fo:wrap-option="no-wrap" draw:shadow-color="#808080"/>
    </style:style>
    <style:style style:name="gr234" style:family="graphic" style:parent-style-name="standard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middle" draw:auto-grow-height="false" fo:min-height="0.046cm" fo:min-width="0.022cm" fo:padding-top="0.13cm" fo:padding-bottom="0.13cm" fo:padding-left="0.25cm" fo:padding-right="0.25cm" fo:wrap-option="no-wrap" draw:shadow-color="#808080"/>
    </style:style>
    <style:style style:name="gr235" style:family="graphic" style:parent-style-name="standard">
      <style:graphic-properties draw:stroke="solid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0cm" fo:min-width="1.346cm" fo:padding-top="0.13cm" fo:padding-bottom="0.13cm" fo:padding-left="0.25cm" fo:padding-right="0.25cm" fo:wrap-option="no-wrap" draw:shadow-color="#808080"/>
    </style:style>
    <style:style style:name="gr236" style:family="graphic" style:parent-style-name="standard">
      <style:graphic-properties draw:stroke="dash" draw:stroke-dash="Dashed_20__28_var_29__20_4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0.538cm" fo:min-width="4.918cm" fo:padding-top="0.13cm" fo:padding-bottom="0.13cm" fo:padding-left="0.25cm" fo:padding-right="0.25cm" fo:wrap-option="no-wrap" draw:shadow-color="#808080"/>
    </style:style>
    <style:style style:name="gr237" style:family="graphic" style:parent-style-name="standard">
      <style:graphic-properties draw:stroke="dash" draw:stroke-dash="Dashed_20__28_var_29__20_4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2.364cm" fo:min-width="9.856cm" fo:padding-top="0.13cm" fo:padding-bottom="0.13cm" fo:padding-left="0.25cm" fo:padding-right="0.25cm" fo:wrap-option="no-wrap" draw:shadow-color="#808080"/>
    </style:style>
    <style:style style:name="gr238" style:family="graphic" style:parent-style-name="standard">
      <style:graphic-properties draw:stroke="dash" draw:stroke-dash="Dashed_20__28_var_29__20_4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2.364cm" fo:min-width="6.893cm" fo:padding-top="0.13cm" fo:padding-bottom="0.13cm" fo:padding-left="0.25cm" fo:padding-right="0.25cm" fo:wrap-option="no-wrap" draw:shadow-color="#808080"/>
    </style:style>
    <style:style style:name="gr239" style:family="graphic" style:parent-style-name="standard">
      <style:graphic-properties draw:stroke="dash" draw:stroke-dash="Dashed_20__28_var_29__20_4" svg:stroke-width="0.009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34cm" fo:min-width="16.513cm" fo:padding-top="0.13cm" fo:padding-bottom="0.13cm" fo:padding-left="0.25cm" fo:padding-right="0.25cm" fo:wrap-option="no-wrap" draw:shadow-color="#808080"/>
    </style:style>
    <style:style style:name="gr240" style:family="graphic" style:parent-style-name="standard">
      <style:graphic-properties draw:stroke="dash" draw:stroke-dash="Dashed_20__28_var_29__20_4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3.463cm" fo:min-width="6.276cm" fo:padding-top="0.13cm" fo:padding-bottom="0.13cm" fo:padding-left="0.25cm" fo:padding-right="0.25cm" fo:wrap-option="no-wrap" draw:shadow-color="#808080"/>
    </style:style>
    <style:style style:name="gr241" style:family="graphic" style:parent-style-name="standard">
      <style:graphic-properties draw:stroke="dash" draw:stroke-dash="Dashed_20__28_var_29__20_4" svg:stroke-width="0.009cm" svg:stroke-color="#000000" draw:marker-start="msArrowEnd_20_4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3.463cm" fo:min-width="2.33cm" fo:padding-top="0.13cm" fo:padding-bottom="0.13cm" fo:padding-left="0.25cm" fo:padding-right="0.25cm" fo:wrap-option="no-wrap" draw:shadow-color="#808080"/>
    </style:style>
    <style:style style:name="gr242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false" fo:min-height="0.432cm" fo:min-width="1.9cm" fo:padding-top="0cm" fo:padding-bottom="0cm" fo:padding-left="0cm" fo:padding-right="0cm" fo:wrap-option="wrap" draw:shadow-color="#808080"/>
    </style:style>
    <style:style style:name="gr243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false" fo:min-height="0.432cm" fo:min-width="1.9cm" fo:padding-top="0cm" fo:padding-bottom="0cm" fo:padding-left="0cm" fo:padding-right="0cm" fo:wrap-option="wrap" draw:shadow-color="#808080"/>
    </style:style>
    <style:style style:name="gr244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false" fo:min-height="0.432cm" fo:min-width="1.899cm" fo:padding-top="0cm" fo:padding-bottom="0cm" fo:padding-left="0cm" fo:padding-right="0cm" fo:wrap-option="wrap" draw:shadow-color="#808080"/>
    </style:style>
    <style:style style:name="gr245" style:family="graphic" style:parent-style-name="standard" style:list-style-name="L6">
      <style:graphic-properties draw:stroke="solid" svg:stroke-width="0.026cm" svg:stroke-color="#000000" svg:stroke-opacity="100%" draw:stroke-linejoin="miter" svg:stroke-linecap="square" draw:fill="solid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4.6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ffe699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06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70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e699" draw:textarea-horizontal-align="justify" draw:textarea-vertical-align="top" draw:auto-grow-height="false" draw:auto-grow-width="false" draw:fit-to-size="shrink-to-fit" fo:min-height="14.34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Title1_5f_-title">
      <style:graphic-properties draw:stroke="none" draw:fill="none" draw:fill-color="#ffe699" draw:textarea-horizontal-align="justify" draw:textarea-vertical-align="top" draw:auto-grow-height="false" draw:auto-grow-width="false" fo:min-height="13.076cm" fo:min-width="0cm" fo:padding-top="0.13cm" fo:padding-bottom="0.13cm" fo:padding-left="0.25cm" fo:padding-right="0.25cm" fo:wrap-option="wrap" draw:shadow-color="#008000"/>
    </style:style>
    <style:style style:name="pr7" style:family="presentation" style:parent-style-name="Title1_5f_-subtitle">
      <style:graphic-properties draw:stroke="none" draw:fill="solid" draw:fill-color="#ffe699" draw:textarea-horizontal-align="justify" draw:textarea-vertical-align="top" draw:auto-grow-height="false" draw:auto-grow-width="false" fo:min-height="7.042cm" fo:min-width="0cm" fo:padding-top="0.508cm" fo:padding-bottom="0.508cm" fo:padding-left="0.25cm" fo:padding-right="0.25cm" fo:wrap-option="wrap" draw:shadow-color="#008000"/>
    </style:style>
    <style:style style:name="pr8" style:family="presentation" style:parent-style-name="Title1_5f_-notes">
      <style:graphic-properties draw:fill-color="#ffffff" fo:min-height="11.319cm"/>
    </style:style>
    <style:style style:name="pr9" style:family="presentation" style:parent-style-name="Title1_5f_-subtitle">
      <style:graphic-properties draw:stroke="none" draw:fill="solid" draw:fill-color="#ffe699" draw:textarea-horizontal-align="justify" draw:textarea-vertical-align="top" draw:auto-grow-height="false" draw:auto-grow-width="false" fo:min-height="14.221cm" fo:min-width="0cm" fo:padding-top="0.508cm" fo:padding-bottom="0.508cm" fo:padding-left="0.25cm" fo:padding-right="0.25cm" fo:wrap-option="wrap" draw:shadow-color="#008000"/>
    </style:style>
    <style:style style:name="pr10" style:family="presentation" style:parent-style-name="Default-outline1">
      <style:graphic-properties draw:stroke="none" draw:fill="none" draw:fill-color="#ffe699" draw:textarea-horizontal-align="justify" draw:textarea-vertical-align="top" draw:auto-grow-height="false" draw:auto-grow-width="false" draw:fit-to-size="shrink-to-fit" fo:min-height="13.715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Title1_5f_-subtitle">
      <style:graphic-properties draw:stroke="none" draw:fill="solid" draw:fill-color="#ffe699" draw:textarea-horizontal-align="justify" draw:textarea-vertical-align="top" draw:auto-grow-height="false" draw:auto-grow-width="false" fo:min-height="14.648cm" fo:min-width="0cm" fo:padding-top="0.508cm" fo:padding-bottom="0.508cm" fo:padding-left="0.25cm" fo:padding-right="0.25cm" fo:wrap-option="wrap" draw:shadow-color="#008000"/>
    </style:style>
    <style:style style:name="pr12" style:family="presentation" style:parent-style-name="Title1_5f_-subtitle">
      <style:graphic-properties draw:stroke="none" draw:fill="solid" draw:fill-color="#ffe699" draw:textarea-horizontal-align="justify" draw:textarea-vertical-align="top" draw:auto-grow-height="false" draw:auto-grow-width="false" fo:min-height="10.023cm" fo:min-width="0cm" fo:padding-top="0.508cm" fo:padding-bottom="0.508cm" fo:padding-left="0.25cm" fo:padding-right="0.25cm" fo:wrap-option="wrap" draw:shadow-color="#008000"/>
    </style:style>
    <style:style style:name="pr13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13.07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Title1-subtitle">
      <style:graphic-properties draw:stroke="none" draw:fill="solid" draw:fill-color="#ffe699" draw:textarea-horizontal-align="justify" draw:textarea-vertical-align="top" draw:auto-grow-height="false" draw:auto-grow-width="false" fo:min-height="11.685cm" fo:min-width="0cm" fo:padding-top="0.508cm" fo:padding-bottom="0.508cm" fo:padding-left="0.25cm" fo:padding-right="0.25cm" fo:wrap-option="wrap" draw:shadow-color="#808080"/>
    </style:style>
    <style:style style:name="pr15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1.06cm" fo:min-width="0cm" fo:padding-top="0.13cm" fo:padding-bottom="0.13cm" fo:padding-left="0.25cm" fo:padding-right="0.25cm" fo:wrap-option="no-wrap" draw:shadow-color="#808080"/>
    </style:style>
    <style:style style:name="pr16" style:family="presentation" style:parent-style-name="Title1-subtitle">
      <style:graphic-properties draw:stroke="none" draw:fill="solid" draw:fill-color="#ffe699" draw:textarea-horizontal-align="justify" draw:textarea-vertical-align="top" draw:auto-grow-height="false" draw:auto-grow-width="false" fo:min-height="9.992cm" fo:min-width="0cm" fo:padding-top="0.508cm" fo:padding-bottom="0.508cm" fo:padding-left="0.25cm" fo:padding-right="0.25cm" fo:wrap-option="wrap" draw:shadow-color="#808080"/>
    </style:style>
    <style:style style:name="pr17" style:family="presentation" style:parent-style-name="Title1_5f_-subtitle">
      <style:graphic-properties draw:stroke="none" draw:fill="solid" draw:fill-color="#ffe699" draw:textarea-horizontal-align="justify" draw:textarea-vertical-align="top" draw:auto-grow-height="false" draw:auto-grow-width="false" fo:min-height="13.59cm" fo:min-width="0cm" fo:padding-top="0.508cm" fo:padding-bottom="0.508cm" fo:padding-left="0.25cm" fo:padding-right="0.25cm" fo:wrap-option="wrap" draw:shadow-color="#008000"/>
    </style:style>
    <style:style style:name="pr18" style:family="presentation" style:parent-style-name="Title1_5f_-subtitle">
      <style:graphic-properties draw:stroke="none" draw:fill="solid" draw:fill-color="#ffe699" draw:textarea-horizontal-align="justify" draw:textarea-vertical-align="top" draw:auto-grow-height="false" draw:auto-grow-width="false" fo:min-height="8.933cm" fo:min-width="0cm" fo:padding-top="0.508cm" fo:padding-bottom="0.508cm" fo:padding-left="0.25cm" fo:padding-right="0.25cm" fo:wrap-option="wrap" draw:shadow-color="#008000"/>
    </style:style>
    <style:style style:name="pr19" style:family="presentation" style:parent-style-name="Default-outline1">
      <style:graphic-properties draw:stroke="none" draw:fill="none" draw:fill-color="#ffe699" draw:textarea-horizontal-align="justify" draw:textarea-vertical-align="top" draw:auto-grow-height="false" draw:auto-grow-width="false" draw:fit-to-size="shrink-to-fit" fo:min-height="14.558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Title1-subtitle">
      <style:graphic-properties draw:stroke="none" draw:fill="solid" draw:fill-color="#ffe699" draw:textarea-horizontal-align="justify" draw:textarea-vertical-align="top" draw:auto-grow-height="false" draw:auto-grow-width="false" fo:min-height="12.532cm" fo:min-width="0cm" fo:padding-top="0.508cm" fo:padding-bottom="0.508cm" fo:padding-left="0.25cm" fo:padding-right="0.25cm" fo:wrap-option="wrap" draw:shadow-color="#808080"/>
    </style:style>
    <style:style style:name="pr21" style:family="presentation" style:parent-style-name="Title1_5f_-subtitle">
      <style:graphic-properties draw:stroke="none" draw:fill="solid" draw:fill-color="#ffe699" draw:textarea-horizontal-align="justify" draw:textarea-vertical-align="top" draw:auto-grow-height="false" draw:auto-grow-width="false" fo:min-height="12.32cm" fo:min-width="0cm" fo:padding-top="0.508cm" fo:padding-bottom="0.508cm" fo:padding-left="0.25cm" fo:padding-right="0.25cm" fo:wrap-option="wrap" draw:shadow-color="#008000"/>
    </style:style>
    <style:style style:name="pr22" style:family="presentation" style:parent-style-name="Title1_5f_-subtitle">
      <style:graphic-properties draw:stroke="none" draw:fill="solid" draw:fill-color="#ffe699" draw:textarea-horizontal-align="justify" draw:textarea-vertical-align="top" draw:auto-grow-height="false" draw:auto-grow-width="false" fo:min-height="14.013cm" fo:min-width="0cm" fo:padding-top="0.508cm" fo:padding-bottom="0.508cm" fo:padding-left="0.25cm" fo:padding-right="0.25cm" fo:wrap-option="wrap" draw:shadow-color="#008000"/>
    </style:style>
    <style:style style:name="pr23" style:family="presentation" style:parent-style-name="Title1-subtitle">
      <style:graphic-properties draw:stroke="none" draw:fill="solid" draw:fill-color="#ffe699" draw:textarea-horizontal-align="justify" draw:textarea-vertical-align="top" draw:auto-grow-height="false" draw:auto-grow-width="false" fo:min-height="7.028cm" fo:min-width="0cm" fo:padding-top="0.508cm" fo:padding-bottom="0.508cm" fo:padding-left="0.25cm" fo:padding-right="0.25cm" fo:wrap-option="wrap" draw:shadow-color="#808080"/>
    </style:style>
    <style:style style:name="pr24" style:family="presentation" style:parent-style-name="Title1_5f_-subtitle">
      <style:graphic-properties draw:stroke="none" draw:fill="solid" draw:fill-color="#ffe699" draw:textarea-horizontal-align="justify" draw:textarea-vertical-align="top" draw:auto-grow-height="false" draw:auto-grow-width="false" fo:min-height="12.532cm" fo:min-width="0cm" fo:padding-top="0.508cm" fo:padding-bottom="0.508cm" fo:padding-left="0.25cm" fo:padding-right="0.25cm" fo:wrap-option="wrap" draw:shadow-color="#008000"/>
    </style:style>
    <style:style style:name="pr25" style:family="presentation" style:parent-style-name="Title1_5f_-subtitle" style:list-style-name="L21">
      <style:graphic-properties draw:stroke="none" draw:fill="solid" draw:fill-color="#ffe699" draw:textarea-horizontal-align="justify" draw:textarea-vertical-align="top" draw:auto-grow-height="false" draw:auto-grow-width="false" fo:min-height="14.648cm" fo:min-width="0cm" fo:padding-top="0.508cm" fo:padding-bottom="0.508cm" fo:padding-left="0.25cm" fo:padding-right="0.25cm" fo:wrap-option="wrap" draw:shadow-color="#008000"/>
    </style:style>
    <style:style style:name="pr26" style:family="presentation" style:parent-style-name="Default-outline1">
      <style:graphic-properties draw:stroke="none" draw:fill="none" draw:fill-color="#ffe699" draw:textarea-horizontal-align="justify" draw:textarea-vertical-align="top" fo:min-height="14.355cm" draw:shadow-color="#808080"/>
    </style:style>
    <style:style style:name="P1" style:family="paragraph">
      <loext:graphic-properties draw:fill="solid" draw:fill-color="#ffffff"/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.952cm" fo:margin-right="0cm" fo:margin-top="0.211cm" fo:margin-bottom="0cm" fo:line-height="90%" fo:text-align="center" fo:text-indent="-0.948cm" style:punctuation-wrap="hanging" style:line-break="strict"/>
    </style:style>
    <style:style style:name="P5" style:family="paragraph">
      <loext:graphic-properties draw:fill="none" draw:fill-color="#ffe699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9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10" style:family="paragraph">
      <style:paragraph-properties fo:margin-left="0.948cm" fo:margin-right="0cm" fo:margin-top="0.246cm" fo:margin-bottom="0cm" fo:text-indent="-0.948cm" style:punctuation-wrap="hanging" style:line-break="strict"/>
    </style:style>
    <style:style style:name="P11" style:family="paragraph">
      <style:paragraph-properties fo:margin-left="0cm" fo:margin-right="0cm" fo:margin-top="0.194cm" fo:margin-bottom="0cm" fo:line-height="100%" fo:text-indent="0cm" style:punctuation-wrap="hanging" style:line-break="strict"/>
    </style:style>
    <style:style style:name="P12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4" style:family="paragraph">
      <style:paragraph-properties fo:margin-left="4.868cm" fo:margin-right="0cm" fo:margin-top="0.176cm" fo:margin-bottom="0cm" fo:line-height="100%" fo:text-align="start" fo:text-indent="-1.054cm" style:punctuation-wrap="hanging" style:line-break="strict">
        <style:tab-stops>
          <style:tab-stop style:position="0cm"/>
          <style:tab-stop style:position="0.732cm"/>
          <style:tab-stop style:position="3.272cm"/>
          <style:tab-stop style:position="5.812cm"/>
          <style:tab-stop style:position="8.352cm"/>
          <style:tab-stop style:position="10.892cm"/>
          <style:tab-stop style:position="13.432cm"/>
          <style:tab-stop style:position="15.972cm"/>
          <style:tab-stop style:position="18.512cm"/>
          <style:tab-stop style:position="21.052cm"/>
          <style:tab-stop style:position="23.592cm"/>
          <style:tab-stop style:position="24.341cm"/>
        </style:tab-stops>
      </style:paragraph-properties>
    </style:style>
    <style:style style:name="P15" style:family="paragraph">
      <style:paragraph-properties fo:margin-left="1.477cm" fo:margin-right="0cm" fo:margin-top="0.246cm" fo:margin-bottom="0cm" fo:line-height="100%" fo:text-align="start" fo:text-indent="-1.477cm" style:punctuation-wrap="hanging" style:line-break="strict"/>
    </style:style>
    <style:style style:name="P16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7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18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19" style:family="paragraph">
      <style:paragraph-properties fo:margin-left="1.27cm" fo:margin-right="0cm" fo:margin-top="0.617cm" fo:margin-bottom="0cm" fo:text-indent="-1.266cm" style:punctuation-wrap="simple" style:line-break="normal"/>
    </style:style>
    <style:style style:name="P20" style:family="paragraph">
      <style:paragraph-properties fo:margin-left="0cm" fo:margin-right="0cm" fo:margin-top="0.44cm" fo:margin-bottom="0cm" fo:line-height="100%" fo:text-align="start" fo:text-indent="0cm" style:punctuation-wrap="simple" style:line-break="normal" style:writing-mode="lr-tb"/>
    </style:style>
    <style:style style:name="P21" style:family="paragraph">
      <style:paragraph-properties fo:margin-left="1.27cm" fo:margin-right="0cm" fo:margin-top="0.44cm" fo:margin-bottom="0cm" fo:line-height="100%" fo:text-indent="-1.266cm" style:punctuation-wrap="simple" style:line-break="normal" style:writing-mode="lr-tb"/>
    </style:style>
    <style:style style:name="P22" style:family="paragraph">
      <loext:graphic-properties draw:fill="none" draw:fill-color="#ffffff"/>
      <style:paragraph-properties fo:margin-left="1.27cm" fo:margin-right="0cm" fo:margin-top="0.617cm" fo:margin-bottom="0cm" fo:text-indent="-1.266cm" style:punctuation-wrap="simple" style:line-break="normal" style:writing-mode="lr-tb" style:font-independent-line-spacing="true"/>
    </style:style>
    <style:style style:name="P23" style:family="paragraph">
      <loext:graphic-properties draw:fill="solid" draw:fill-color="#4db3e6"/>
      <style:paragraph-properties style:writing-mode="lr-tb" style:font-independent-line-spacing="true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fo:margin-left="0cm" fo:margin-right="0cm" fo:text-indent="0cm" style:punctuation-wrap="simple" style:line-break="normal"/>
    </style:style>
    <style:style style:name="P26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27" style:family="paragraph">
      <loext:graphic-properties draw:fill="solid" draw:fill-color="#000000"/>
      <style:paragraph-properties style:writing-mode="lr-tb" style:font-independent-line-spacing="true"/>
    </style:style>
    <style:style style:name="P28" style:family="paragraph">
      <style:paragraph-properties fo:margin-left="0cm" fo:margin-right="0cm" fo:line-height="100%" fo:text-align="center" fo:text-indent="0.635cm"/>
    </style:style>
    <style:style style:name="P29" style:family="paragraph">
      <style:paragraph-properties fo:margin-left="0cm" fo:margin-right="0cm" fo:line-height="100%" fo:text-align="center" fo:text-indent="0.635cm" style:punctuation-wrap="simple" style:line-break="normal"/>
    </style:style>
    <style:style style:name="P30" style:family="paragraph">
      <style:paragraph-properties fo:margin-left="0cm" fo:margin-right="0cm" fo:line-height="100%" fo:text-align="start" fo:text-indent="0.635cm" style:punctuation-wrap="simple" style:line-break="normal"/>
    </style:style>
    <style:style style:name="P31" style:family="paragraph">
      <loext:graphic-properties draw:fill="none" draw:fill-color="#ffffff"/>
      <style:paragraph-properties fo:margin-left="0cm" fo:margin-right="0cm" fo:line-height="100%" fo:text-align="center" fo:text-indent="0.635cm" style:writing-mode="lr-tb" style:font-independent-line-spacing="true"/>
    </style:style>
    <style:style style:name="P32" style:family="paragraph">
      <style:paragraph-properties fo:margin-left="0cm" fo:margin-right="0cm" fo:line-height="100%" fo:text-align="justify" fo:text-indent="0cm"/>
    </style:style>
    <style:style style:name="P33" style:family="paragraph">
      <style:paragraph-properties fo:margin-left="0cm" fo:margin-right="0cm" fo:line-height="100%" fo:text-align="justify" fo:text-indent="0cm" style:punctuation-wrap="simple" style:line-break="normal"/>
    </style:style>
    <style:style style:name="P34" style:family="paragraph">
      <style:paragraph-properties fo:margin-left="0cm" fo:margin-right="0cm" fo:line-height="100%" fo:text-align="start" fo:text-indent="0cm" style:punctuation-wrap="simple" style:line-break="normal"/>
    </style:style>
    <style:style style:name="P35" style:family="paragraph">
      <loext:graphic-properties draw:fill="none" draw:fill-color="#ffffff"/>
      <style:paragraph-properties fo:margin-left="0cm" fo:margin-right="0cm" fo:line-height="100%" fo:text-align="justify" fo:text-indent="0cm" style:writing-mode="lr-tb" style:font-independent-line-spacing="true"/>
    </style:style>
    <style:style style:name="P36" style:family="paragraph">
      <style:paragraph-properties fo:margin-left="2.063cm" fo:margin-right="0cm" fo:margin-top="0.194cm" fo:margin-bottom="0cm" fo:line-height="100%" fo:text-indent="-0.789cm" style:punctuation-wrap="hanging" style:line-break="strict"/>
    </style:style>
    <style:style style:name="P37" style:family="paragraph">
      <style:paragraph-properties fo:margin-left="0cm" fo:margin-right="0cm" fo:line-height="100%" fo:text-indent="0cm"/>
    </style:style>
    <style:style style:name="P38" style:family="paragraph">
      <style:paragraph-properties fo:margin-left="0cm" fo:margin-right="0cm" fo:margin-top="0.105cm" fo:margin-bottom="0cm" fo:line-height="100%" fo:text-indent="0cm"/>
    </style:style>
    <style:style style:name="P39" style:family="paragraph">
      <style:paragraph-properties fo:margin-left="0cm" fo:margin-right="0cm" fo:margin-top="0.105cm" fo:margin-bottom="0cm" fo:text-indent="0cm"/>
    </style:style>
    <style:style style:name="P40" style:family="paragraph">
      <loext:graphic-properties draw:fill="solid" draw:fill-color="#ffe699"/>
      <style:paragraph-properties style:writing-mode="lr-tb" style:font-independent-line-spacing="true"/>
    </style:style>
    <style:style style:name="P41" style:family="paragraph">
      <loext:graphic-properties draw:fill="solid" draw:fill-color="#ccccff"/>
      <style:paragraph-properties fo:margin-left="0cm" fo:margin-right="0cm" fo:margin-top="0.105cm" fo:margin-bottom="0cm" fo:line-height="100%" fo:text-indent="0cm" style:writing-mode="lr-tb" style:font-independent-line-spacing="true"/>
    </style:style>
    <style:style style:name="P42" style:family="paragraph">
      <loext:graphic-properties draw:fill="solid" draw:fill-color="#99ccff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P43" style:family="paragraph">
      <loext:graphic-properties draw:fill-color="#ffffff"/>
      <style:paragraph-properties fo:text-align="center"/>
    </style:style>
    <style:style style:name="P44" style:family="paragraph">
      <loext:graphic-properties draw:fill-color="#ffffff"/>
    </style:style>
    <style:style style:name="P45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46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47" style:family="paragraph">
      <style:paragraph-properties fo:margin-left="0.952cm" fo:margin-right="0cm" fo:margin-top="0.246cm" fo:margin-bottom="0cm" fo:text-indent="-0.948cm" style:punctuation-wrap="hanging" style:line-break="strict"/>
    </style:style>
    <style:style style:name="P48" style:family="paragraph">
      <style:paragraph-properties fo:margin-left="3.175cm" fo:margin-right="0cm" fo:margin-top="0.176cm" fo:margin-bottom="0cm" fo:line-height="100%" fo:text-indent="-0.631cm" style:punctuation-wrap="hanging" style:line-break="strict"/>
    </style:style>
    <style:style style:name="P49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50" style:family="paragraph">
      <style:paragraph-properties fo:margin-left="4.445cm" fo:margin-right="0cm" fo:margin-top="0.158cm" fo:margin-bottom="0cm" fo:line-height="100%" fo:text-indent="-0.631cm" style:punctuation-wrap="hanging" style:line-break="strict"/>
    </style:style>
    <style:style style:name="P51" style:family="paragraph">
      <style:paragraph-properties fo:margin-left="2.059cm" fo:margin-right="0cm" fo:margin-top="0.158cm" fo:margin-bottom="0cm" fo:line-height="100%" fo:text-indent="-0.789cm" style:punctuation-wrap="hanging" style:line-break="strict"/>
    </style:style>
    <style:style style:name="P52" style:family="paragraph">
      <style:paragraph-properties fo:margin-left="0cm" fo:margin-right="0cm" fo:line-height="100%" fo:text-indent="0cm" style:punctuation-wrap="simple" style:line-break="normal"/>
    </style:style>
    <style:style style:name="P53" style:family="paragraph">
      <style:paragraph-properties fo:margin-left="2.059cm" fo:margin-right="0cm" fo:margin-top="0.194cm" fo:margin-bottom="0cm" fo:line-height="90%" fo:text-indent="-0.789cm" style:punctuation-wrap="hanging" style:line-break="strict"/>
    </style:style>
    <style:style style:name="P54" style:family="paragraph">
      <loext:graphic-properties draw:fill="solid" draw:fill-color="#99ccff"/>
      <style:paragraph-properties style:writing-mode="lr-tb" style:font-independent-line-spacing="true"/>
    </style:style>
    <style:style style:name="P55" style:family="paragraph">
      <style:paragraph-properties fo:margin-left="0cm" fo:margin-right="0cm" fo:margin-top="0.352cm" fo:margin-bottom="0cm" fo:line-height="100%" fo:text-indent="0cm" style:punctuation-wrap="simple" style:line-break="normal"/>
    </style:style>
    <style:style style:name="P56" style:family="paragraph">
      <loext:graphic-properties draw:fill="none" draw:fill-color="#ffffff"/>
      <style:paragraph-properties fo:margin-left="0cm" fo:margin-right="0cm" fo:margin-top="0.352cm" fo:margin-bottom="0cm" fo:line-height="100%" fo:text-indent="0cm" style:punctuation-wrap="simple" style:line-break="normal" style:writing-mode="lr-tb" style:font-independent-line-spacing="true"/>
    </style:style>
    <style:style style:name="P57" style:family="paragraph">
      <style:paragraph-properties fo:margin-left="0cm" fo:margin-right="0cm" fo:margin-top="0.352cm" fo:margin-bottom="0cm" fo:line-height="100%" fo:text-align="end" fo:text-indent="0cm" style:punctuation-wrap="simple" style:line-break="normal"/>
    </style:style>
    <style:style style:name="P58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simple" style:line-break="normal" style:writing-mode="lr-tb" style:font-independent-line-spacing="true"/>
    </style:style>
    <style:style style:name="P59" style:family="paragraph">
      <loext:graphic-properties draw:fill="solid" draw:fill-color="#99ccff"/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P60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61" style:family="paragraph">
      <style:paragraph-properties fo:margin-left="4.445cm" fo:margin-right="0cm" fo:margin-top="0.176cm" fo:margin-bottom="0cm" fo:text-indent="-0.631cm" style:punctuation-wrap="hanging" style:line-break="strict"/>
    </style:style>
    <style:style style:name="P62" style:family="paragraph">
      <style:paragraph-properties fo:margin-left="4.445cm" fo:margin-right="0cm" fo:margin-top="0.176cm" fo:margin-bottom="0cm" fo:text-align="start" fo:text-indent="-0.631cm" style:punctuation-wrap="hanging" style:line-break="strict">
        <style:tab-stops>
          <style:tab-stop style:position="0cm"/>
          <style:tab-stop style:position="0.626cm"/>
          <style:tab-stop style:position="3.166cm"/>
          <style:tab-stop style:position="5.706cm"/>
          <style:tab-stop style:position="8.246cm"/>
          <style:tab-stop style:position="10.786cm"/>
          <style:tab-stop style:position="13.326cm"/>
          <style:tab-stop style:position="15.866cm"/>
          <style:tab-stop style:position="18.406cm"/>
          <style:tab-stop style:position="20.946cm"/>
          <style:tab-stop style:position="23.486cm"/>
          <style:tab-stop style:position="23.495cm"/>
          <style:tab-stop style:position="24.765cm"/>
        </style:tab-stops>
      </style:paragraph-properties>
    </style:style>
    <style:style style:name="P63" style:family="paragraph">
      <style:paragraph-properties fo:margin-left="0cm" fo:margin-right="0cm" fo:margin-top="0.194cm" fo:margin-bottom="0cm" fo:text-align="start" fo:text-indent="0cm" style:punctuation-wrap="hanging" style:line-break="strict"/>
    </style:style>
    <style:style style:name="P64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P65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66" style:family="paragraph">
      <style:paragraph-properties fo:margin-left="0cm" fo:margin-right="0cm" fo:margin-top="0.246cm" fo:margin-bottom="0cm" fo:line-height="100%" fo:text-align="start" fo:text-indent="0cm" style:punctuation-wrap="hanging" style:line-break="strict"/>
    </style:style>
    <style:style style:name="P67" style:family="paragraph">
      <style:paragraph-properties fo:margin-left="0cm" fo:margin-right="0cm" fo:margin-top="0.194cm" fo:margin-bottom="0cm" fo:line-height="100%" fo:text-align="start" fo:text-indent="0cm" style:punctuation-wrap="hanging" style:line-break="strict"/>
    </style:style>
    <style:style style:name="P6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69" style:family="paragraph">
      <style:paragraph-properties fo:margin-left="0cm" fo:margin-right="0cm" fo:line-height="100%" fo:text-align="center" fo:text-indent="0cm"/>
    </style:style>
    <style:style style:name="P70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71" style:family="paragraph">
      <style:paragraph-properties fo:margin-left="0cm" fo:margin-right="0cm" fo:margin-top="0.396cm" fo:margin-bottom="0cm" fo:text-indent="0cm" style:punctuation-wrap="simple" style:line-break="normal"/>
    </style:style>
    <style:style style:name="P72" style:family="paragraph">
      <style:paragraph-properties fo:margin-left="0cm" fo:margin-right="0cm" fo:margin-top="0.396cm" fo:margin-bottom="0cm" fo:line-height="100%" fo:text-indent="0cm" style:punctuation-wrap="simple" style:line-break="normal"/>
    </style:style>
    <style:style style:name="P73" style:family="paragraph">
      <loext:graphic-properties draw:fill="solid" draw:fill-color="#99ccff"/>
      <style:paragraph-properties fo:margin-left="0cm" fo:margin-right="0cm" fo:margin-top="0.396cm" fo:margin-bottom="0cm" fo:text-indent="0cm" style:punctuation-wrap="simple" style:line-break="normal" style:writing-mode="lr-tb" style:font-independent-line-spacing="true"/>
    </style:style>
    <style:style style:name="P74" style:family="paragraph">
      <style:paragraph-properties fo:margin-left="0cm" fo:margin-right="0cm" fo:line-height="100%" fo:text-indent="0cm" style:punctuation-wrap="hanging" style:line-break="strict"/>
    </style:style>
    <style:style style:name="P75" style:family="paragraph">
      <style:paragraph-properties fo:margin-left="3.175cm" fo:margin-right="0cm" fo:margin-top="0.176cm" fo:margin-bottom="0cm" fo:line-height="90%" fo:text-indent="-0.631cm" style:punctuation-wrap="hanging" style:line-break="strict"/>
    </style:style>
    <style:style style:name="P76" style:family="paragraph">
      <style:paragraph-properties fo:margin-left="3.175cm" fo:margin-right="0cm" fo:margin-top="0.176cm" fo:margin-bottom="0cm" fo:line-height="90%" fo:text-align="start" fo:text-indent="-0.631cm" style:punctuation-wrap="hanging" style:line-break="strict">
        <style:tab-stops>
          <style:tab-stop style:position="0cm"/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4.765cm"/>
          <style:tab-stop style:position="26.035cm"/>
        </style:tab-stops>
      </style:paragraph-properties>
    </style:style>
    <style:style style:name="P77" style:family="paragraph">
      <style:paragraph-properties fo:margin-left="0cm" fo:margin-right="0cm" fo:margin-top="0.246cm" fo:margin-bottom="0cm" fo:line-height="90%" fo:text-align="start" fo:text-indent="0cm" style:punctuation-wrap="hanging" style:line-break="strict"/>
    </style:style>
    <style:style style:name="P78" style:family="paragraph">
      <style:paragraph-properties fo:margin-left="0.952cm" fo:margin-right="0cm" fo:margin-top="0.158cm" fo:margin-bottom="0cm" fo:line-height="100%" fo:text-align="start" fo:text-indent="-0.948cm" style:punctuation-wrap="hanging" style:line-break="strict">
        <style:tab-stops>
          <style:tab-stop style:position="0cm"/>
          <style:tab-stop style:position="1.578cm"/>
          <style:tab-stop style:position="4.118cm"/>
          <style:tab-stop style:position="6.658cm"/>
          <style:tab-stop style:position="9.198cm"/>
          <style:tab-stop style:position="11.738cm"/>
          <style:tab-stop style:position="14.278cm"/>
          <style:tab-stop style:position="16.818cm"/>
          <style:tab-stop style:position="19.358cm"/>
          <style:tab-stop style:position="21.898cm"/>
          <style:tab-stop style:position="24.438cm"/>
          <style:tab-stop style:position="26.978cm"/>
          <style:tab-stop style:position="26.987cm"/>
          <style:tab-stop style:position="28.257cm"/>
        </style:tab-stops>
      </style:paragraph-properties>
    </style:style>
    <style:style style:name="P79" style:family="paragraph">
      <style:paragraph-properties fo:margin-left="0.948cm" fo:margin-right="0cm" fo:margin-top="0.158cm" fo:margin-bottom="0cm" fo:line-height="100%" fo:text-align="start" fo:text-indent="-0.948cm" style:punctuation-wrap="hanging" style:line-break="strict"/>
    </style:style>
    <style:style style:name="P80" style:family="paragraph">
      <style:paragraph-properties fo:margin-left="0cm" fo:margin-right="0cm" fo:margin-top="0.352cm" fo:margin-bottom="0cm" fo:line-height="100%" fo:text-align="center" fo:text-indent="0cm" style:punctuation-wrap="simple" style:line-break="normal"/>
    </style:style>
    <style:style style:name="P81" style:family="paragraph">
      <loext:graphic-properties draw:fill="none" draw:fill-color="#ffffff"/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/>
    </style:style>
    <style:style style:name="P82" style:family="paragraph">
      <style:paragraph-properties fo:margin-left="2.063cm" fo:margin-right="0cm" fo:margin-top="0.158cm" fo:margin-bottom="0cm" fo:text-indent="-0.789cm" style:punctuation-wrap="hanging" style:line-break="strict"/>
    </style:style>
    <style:style style:name="P83" style:family="paragraph">
      <style:paragraph-properties fo:margin-left="2.063cm" fo:margin-right="0cm" fo:margin-top="0.158cm" fo:margin-bottom="0cm" fo:text-align="start" fo:text-indent="-0.789cm" style:punctuation-wrap="hanging" style:line-break="strict">
        <style:tab-stops>
          <style:tab-stop style:position="0cm"/>
          <style:tab-stop style:position="0.467cm"/>
          <style:tab-stop style:position="3.007cm"/>
          <style:tab-stop style:position="5.547cm"/>
          <style:tab-stop style:position="8.087cm"/>
          <style:tab-stop style:position="10.627cm"/>
          <style:tab-stop style:position="13.167cm"/>
          <style:tab-stop style:position="15.707cm"/>
          <style:tab-stop style:position="18.247cm"/>
          <style:tab-stop style:position="20.787cm"/>
          <style:tab-stop style:position="23.327cm"/>
          <style:tab-stop style:position="25.867cm"/>
          <style:tab-stop style:position="25.876cm"/>
          <style:tab-stop style:position="27.146cm"/>
        </style:tab-stops>
      </style:paragraph-properties>
    </style:style>
    <style:style style:name="P84" style:family="paragraph">
      <style:paragraph-properties fo:margin-left="3.175cm" fo:margin-right="0cm" fo:margin-top="0.158cm" fo:margin-bottom="0cm" fo:text-align="start" fo:text-indent="-0.631cm" style:punctuation-wrap="hanging" style:line-break="strict"/>
    </style:style>
    <style:style style:name="P85" style:family="paragraph">
      <style:paragraph-properties fo:margin-left="2.063cm" fo:margin-right="0cm" fo:margin-top="0.158cm" fo:margin-bottom="0cm" fo:text-align="start" fo:text-indent="-0.789cm" style:punctuation-wrap="hanging" style:line-break="strict"/>
    </style:style>
    <style:style style:name="P86" style:family="paragraph">
      <style:paragraph-properties fo:margin-left="0cm" fo:margin-right="0cm" fo:margin-top="0.282cm" fo:margin-bottom="0.282cm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6.991cm"/>
          <style:tab-stop style:position="28.261cm"/>
        </style:tab-stops>
      </style:paragraph-properties>
    </style:style>
    <style:style style:name="P87" style:family="paragraph">
      <style:paragraph-properties fo:margin-left="0.952cm" fo:margin-right="0cm" fo:margin-top="0.282cm" fo:margin-bottom="0.282cm" fo:line-height="100%" fo:text-align="start" fo:text-indent="-0.948cm" style:punctuation-wrap="hanging" style:line-break="strict">
        <style:tab-stops>
          <style:tab-stop style:position="0cm"/>
          <style:tab-stop style:position="1.578cm"/>
          <style:tab-stop style:position="4.118cm"/>
          <style:tab-stop style:position="6.658cm"/>
          <style:tab-stop style:position="9.198cm"/>
          <style:tab-stop style:position="11.738cm"/>
          <style:tab-stop style:position="14.278cm"/>
          <style:tab-stop style:position="16.818cm"/>
          <style:tab-stop style:position="19.358cm"/>
          <style:tab-stop style:position="21.898cm"/>
          <style:tab-stop style:position="24.438cm"/>
          <style:tab-stop style:position="26.978cm"/>
          <style:tab-stop style:position="26.987cm"/>
          <style:tab-stop style:position="28.257cm"/>
        </style:tab-stops>
      </style:paragraph-properties>
    </style:style>
    <style:style style:name="P88" style:family="paragraph">
      <style:paragraph-properties fo:margin-left="0.948cm" fo:margin-right="0cm" fo:margin-top="0.176cm" fo:margin-bottom="0cm" fo:line-height="100%" fo:text-align="start" fo:text-indent="-0.948cm" style:punctuation-wrap="hanging" style:line-break="strict"/>
    </style:style>
    <style:style style:name="P89" style:family="paragraph">
      <style:paragraph-properties fo:margin-left="2.063cm" fo:margin-right="0cm" fo:margin-top="0.176cm" fo:margin-bottom="0cm" fo:line-height="100%" fo:text-align="start" fo:text-indent="-0.789cm" style:punctuation-wrap="hanging" style:line-break="strict">
        <style:tab-stops>
          <style:tab-stop style:position="0cm"/>
          <style:tab-stop style:position="0.467cm"/>
          <style:tab-stop style:position="3.007cm"/>
          <style:tab-stop style:position="5.547cm"/>
          <style:tab-stop style:position="8.087cm"/>
          <style:tab-stop style:position="10.627cm"/>
          <style:tab-stop style:position="13.167cm"/>
          <style:tab-stop style:position="15.707cm"/>
          <style:tab-stop style:position="18.247cm"/>
          <style:tab-stop style:position="20.787cm"/>
          <style:tab-stop style:position="23.327cm"/>
          <style:tab-stop style:position="25.867cm"/>
          <style:tab-stop style:position="25.876cm"/>
          <style:tab-stop style:position="27.146cm"/>
        </style:tab-stops>
      </style:paragraph-properties>
    </style:style>
    <style:style style:name="P90" style:family="paragraph">
      <style:paragraph-properties fo:margin-left="2.063cm" fo:margin-right="0cm" fo:margin-top="0.158cm" fo:margin-bottom="0cm" fo:line-height="100%" fo:text-align="start" fo:text-indent="-0.789cm" style:punctuation-wrap="hanging" style:line-break="strict"/>
    </style:style>
    <style:style style:name="P91" style:family="paragraph">
      <style:paragraph-properties fo:margin-left="2.063cm" fo:margin-right="0cm" fo:margin-top="0.194cm" fo:margin-bottom="0cm" fo:line-height="100%" fo:text-align="start" fo:text-indent="-0.789cm" style:punctuation-wrap="hanging" style:line-break="strict"/>
    </style:style>
    <style:style style:name="P92" style:family="paragraph">
      <style:paragraph-properties fo:margin-left="2.059cm" fo:margin-right="0cm" fo:margin-top="0.194cm" fo:margin-bottom="0cm" fo:line-height="100%" fo:text-align="start" fo:text-indent="-0.789cm" style:punctuation-wrap="hanging" style:line-break="strict"/>
    </style:style>
    <style:style style:name="P93" style:family="paragraph">
      <style:paragraph-properties fo:margin-left="3.175cm" fo:margin-right="0cm" fo:margin-top="0.176cm" fo:margin-bottom="0cm" fo:text-indent="-0.631cm" style:punctuation-wrap="hanging" style:line-break="strict"/>
    </style:style>
    <style:style style:name="P94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95" style:family="paragraph">
      <style:paragraph-properties fo:margin-left="4.445cm" fo:margin-right="0cm" fo:margin-top="0.176cm" fo:margin-bottom="0cm" fo:line-height="100%" fo:text-indent="-0.631cm" style:punctuation-wrap="hanging" style:line-break="strict"/>
    </style:style>
    <style:style style:name="P96" style:family="paragraph">
      <style:paragraph-properties fo:margin-left="2.063cm" fo:margin-right="0cm" fo:margin-top="0.194cm" fo:margin-bottom="0cm" fo:text-indent="-0.789cm" style:punctuation-wrap="hanging" style:line-break="strict"/>
    </style:style>
    <style:style style:name="P97" style:family="paragraph">
      <style:paragraph-properties fo:margin-left="0cm" fo:margin-right="0cm" fo:margin-top="0.105cm" fo:margin-bottom="0cm" fo:line-height="100%" fo:text-indent="0cm" style:punctuation-wrap="hanging" style:line-break="strict"/>
    </style:style>
    <style:style style:name="P98" style:family="paragraph">
      <loext:graphic-properties draw:fill="solid" draw:fill-color="#ccccff"/>
      <style:paragraph-properties fo:margin-left="0cm" fo:margin-right="0cm" fo:margin-top="0.105cm" fo:margin-bottom="0cm" fo:line-height="100%" fo:text-indent="0cm" style:punctuation-wrap="hanging" style:line-break="strict" style:writing-mode="lr-tb" style:font-independent-line-spacing="true"/>
    </style:style>
    <style:style style:name="P99" style:family="paragraph">
      <style:paragraph-properties fo:margin-left="0cm" fo:margin-right="0cm" fo:margin-top="0.352cm" fo:margin-bottom="0cm" fo:text-indent="0cm" style:punctuation-wrap="simple" style:line-break="normal"/>
    </style:style>
    <style:style style:name="P100" style:family="paragraph">
      <loext:graphic-properties draw:fill="solid" draw:fill-color="#99ccff"/>
      <style:paragraph-properties fo:margin-left="0cm" fo:margin-right="0cm" fo:margin-top="0.352cm" fo:margin-bottom="0cm" fo:text-indent="0cm" style:punctuation-wrap="simple" style:line-break="normal" style:writing-mode="lr-tb" style:font-independent-line-spacing="true"/>
    </style:style>
    <style:style style:name="P101" style:family="paragraph">
      <style:paragraph-properties fo:margin-left="2.063cm" fo:margin-right="0cm" fo:margin-top="0.194cm" fo:margin-bottom="0cm" fo:text-align="start" fo:text-indent="-0.789cm" style:punctuation-wrap="hanging" style:line-break="strict">
        <style:tab-stops>
          <style:tab-stop style:position="0cm"/>
          <style:tab-stop style:position="0.467cm"/>
          <style:tab-stop style:position="3.007cm"/>
          <style:tab-stop style:position="5.547cm"/>
          <style:tab-stop style:position="8.087cm"/>
          <style:tab-stop style:position="10.627cm"/>
          <style:tab-stop style:position="13.167cm"/>
          <style:tab-stop style:position="15.707cm"/>
          <style:tab-stop style:position="18.247cm"/>
          <style:tab-stop style:position="20.787cm"/>
          <style:tab-stop style:position="23.327cm"/>
          <style:tab-stop style:position="25.867cm"/>
          <style:tab-stop style:position="25.876cm"/>
          <style:tab-stop style:position="27.146cm"/>
        </style:tab-stops>
      </style:paragraph-properties>
    </style:style>
    <style:style style:name="P102" style:family="paragraph">
      <loext:graphic-properties draw:fill="solid" draw:fill-color="#99ccff"/>
      <style:paragraph-properties fo:margin-left="0cm" fo:margin-right="0cm" fo:text-indent="0cm" style:writing-mode="lr-tb" style:font-independent-line-spacing="true"/>
    </style:style>
    <style:style style:name="P103" style:family="paragraph">
      <loext:graphic-properties draw:fill="solid" draw:fill-color="#99ccff"/>
      <style:paragraph-properties fo:margin-left="0cm" fo:margin-right="0cm" fo:line-height="100%" fo:text-indent="0cm" style:writing-mode="lr-tb" style:font-independent-line-spacing="true"/>
    </style:style>
    <style:style style:name="P104" style:family="paragraph">
      <style:paragraph-properties fo:margin-left="2.063cm" fo:margin-right="0cm" fo:margin-top="0.194cm" fo:margin-bottom="0cm" fo:line-height="90%" fo:text-indent="-0.789cm" style:punctuation-wrap="hanging" style:line-break="strict"/>
    </style:style>
    <style:style style:name="P105" style:family="paragraph">
      <style:paragraph-properties fo:margin-left="0.952cm" fo:margin-right="0cm" fo:margin-top="0.141cm" fo:margin-bottom="0cm" fo:line-height="90%" fo:text-align="start" fo:text-indent="-0.948cm" style:punctuation-wrap="hanging" style:line-break="strict">
        <style:tab-stops>
          <style:tab-stop style:position="0cm"/>
          <style:tab-stop style:position="1.578cm"/>
          <style:tab-stop style:position="4.118cm"/>
          <style:tab-stop style:position="6.658cm"/>
          <style:tab-stop style:position="9.198cm"/>
          <style:tab-stop style:position="11.738cm"/>
          <style:tab-stop style:position="14.278cm"/>
          <style:tab-stop style:position="16.818cm"/>
          <style:tab-stop style:position="19.358cm"/>
          <style:tab-stop style:position="21.898cm"/>
          <style:tab-stop style:position="24.438cm"/>
          <style:tab-stop style:position="26.978cm"/>
          <style:tab-stop style:position="26.987cm"/>
          <style:tab-stop style:position="28.257cm"/>
        </style:tab-stops>
      </style:paragraph-properties>
    </style:style>
    <style:style style:name="P106" style:family="paragraph">
      <style:paragraph-properties fo:margin-left="0.952cm" fo:margin-right="0cm" fo:margin-top="0.141cm" fo:margin-bottom="0cm" fo:line-height="90%" fo:text-align="start" fo:text-indent="-0.948cm" style:punctuation-wrap="hanging" style:line-break="strict"/>
    </style:style>
    <style:style style:name="P107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108" style:family="paragraph">
      <style:paragraph-properties fo:margin-left="3.175cm" fo:margin-right="0cm" fo:margin-top="0.141cm" fo:margin-bottom="0cm" fo:line-height="100%" fo:text-indent="-0.631cm" style:punctuation-wrap="hanging" style:line-break="strict"/>
    </style:style>
    <style:style style:name="P109" style:family="paragraph">
      <style:paragraph-properties fo:margin-left="3.175cm" fo:margin-right="0cm" fo:margin-top="0.158cm" fo:margin-bottom="0cm" fo:line-height="100%" fo:text-indent="-0.631cm" style:punctuation-wrap="hanging" style:line-break="strict"/>
    </style:style>
    <style:style style:name="P110" style:family="paragraph">
      <style:paragraph-properties fo:margin-left="0.948cm" fo:margin-right="0cm" fo:margin-top="0.246cm" fo:margin-bottom="0cm" fo:line-height="100%" fo:text-indent="-0.948cm" style:punctuation-wrap="hanging" style:line-break="strict"/>
    </style:style>
    <style:style style:name="P111" style:family="paragraph">
      <style:paragraph-properties fo:margin-left="2.059cm" fo:margin-right="0cm" fo:margin-top="0.194cm" fo:margin-bottom="0cm" fo:line-height="100%" fo:text-indent="-0.789cm" style:punctuation-wrap="hanging" style:line-break="strict"/>
    </style:style>
    <style:style style:name="P112" style:family="paragraph">
      <style:paragraph-properties fo:margin-left="0cm" fo:margin-right="0cm" fo:margin-top="0.105cm" fo:margin-bottom="0cm" fo:line-height="100%" fo:text-indent="0cm"/>
      <style:text-properties fo:font-size="12pt"/>
    </style:style>
    <style:style style:name="P113" style:family="paragraph">
      <style:paragraph-properties fo:margin-left="0cm" fo:margin-right="0cm" fo:margin-top="0.105cm" fo:margin-bottom="0cm" fo:text-indent="0cm"/>
      <style:text-properties fo:font-size="12pt"/>
    </style:style>
    <style:style style:name="P114" style:family="paragraph">
      <loext:graphic-properties draw:fill="solid" draw:fill-color="#ffe699"/>
      <style:paragraph-properties fo:margin-left="0cm" fo:margin-right="0cm" fo:margin-top="0.105cm" fo:margin-bottom="0cm" fo:line-height="100%" fo:text-indent="0cm" style:writing-mode="lr-tb" style:font-independent-line-spacing="true"/>
      <style:text-properties fo:font-size="12pt"/>
    </style:style>
    <style:style style:name="P115" style:family="paragraph">
      <loext:graphic-properties draw:fill-color="#ffffff"/>
      <style:text-properties fo:font-size="12pt"/>
    </style:style>
    <style:style style:name="P116" style:family="paragraph">
      <style:paragraph-properties fo:margin-left="2.063cm" fo:margin-right="0cm" fo:margin-top="0.194cm" fo:margin-bottom="0cm" fo:line-height="100%" fo:text-align="start" fo:text-indent="-0.789cm" style:punctuation-wrap="hanging" style:line-break="strict">
        <style:tab-stops>
          <style:tab-stop style:position="0cm"/>
          <style:tab-stop style:position="0.467cm"/>
          <style:tab-stop style:position="3.007cm"/>
          <style:tab-stop style:position="5.547cm"/>
          <style:tab-stop style:position="8.087cm"/>
          <style:tab-stop style:position="10.627cm"/>
          <style:tab-stop style:position="13.167cm"/>
          <style:tab-stop style:position="15.707cm"/>
          <style:tab-stop style:position="18.247cm"/>
          <style:tab-stop style:position="20.787cm"/>
          <style:tab-stop style:position="23.327cm"/>
          <style:tab-stop style:position="25.867cm"/>
          <style:tab-stop style:position="25.876cm"/>
          <style:tab-stop style:position="27.146cm"/>
        </style:tab-stops>
      </style:paragraph-properties>
    </style:style>
    <style:style style:name="P117" style:family="paragraph">
      <style:paragraph-properties fo:margin-left="2.063cm" fo:margin-right="0cm" fo:margin-top="0.158cm" fo:margin-bottom="0cm" fo:line-height="100%" fo:text-align="start" fo:text-indent="-0.789cm" style:punctuation-wrap="hanging" style:line-break="strict">
        <style:tab-stops>
          <style:tab-stop style:position="0cm"/>
          <style:tab-stop style:position="0.467cm"/>
          <style:tab-stop style:position="3.007cm"/>
          <style:tab-stop style:position="5.547cm"/>
          <style:tab-stop style:position="8.087cm"/>
          <style:tab-stop style:position="10.627cm"/>
          <style:tab-stop style:position="13.167cm"/>
          <style:tab-stop style:position="15.707cm"/>
          <style:tab-stop style:position="18.247cm"/>
          <style:tab-stop style:position="20.787cm"/>
          <style:tab-stop style:position="23.327cm"/>
          <style:tab-stop style:position="25.867cm"/>
          <style:tab-stop style:position="25.876cm"/>
          <style:tab-stop style:position="27.146cm"/>
        </style:tab-stops>
      </style:paragraph-properties>
    </style:style>
    <style:style style:name="P118" style:family="paragraph">
      <style:paragraph-properties fo:margin-left="3.175cm" fo:margin-right="0cm" fo:margin-top="0.176cm" fo:margin-bottom="0cm" fo:line-height="100%" fo:text-indent="-0.635cm" style:punctuation-wrap="hanging" style:line-break="strict"/>
    </style:style>
    <style:style style:name="P119" style:family="paragraph">
      <loext:graphic-properties draw:fill="none" draw:fill-color="#ffe699"/>
    </style:style>
    <style:style style:name="T1" style:family="text">
      <style:text-properties fo:color="#0099ff" style:font-name="Times New Roman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color="#0099ff" style:font-name="Times New Roman" fo:font-size="32pt" fo:language="en" fo:country="US" style:font-size-asian="32pt" style:language-asian="en" style:country-asian="US" style:font-size-complex="32pt" style:language-complex="en" style:country-complex="US"/>
    </style:style>
    <style:style style:name="T3" style:family="text">
      <style:text-properties fo:color="#009999" style:font-name="Tahoma"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color="#009999" style:font-name="Tahoma" fo:font-size="28pt" fo:language="en" fo:country="US" style:font-size-asian="28pt" style:language-asian="en" style:country-asian="US" style:font-size-complex="28pt" style:language-complex="en" style:country-complex="US"/>
    </style:style>
    <style:style style:name="T5" style:family="text">
      <style:text-properties fo:color="#009999" style:font-name="Tahoma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6" style:family="text">
      <style:text-properties fo:language="en" fo:country="US" style:language-asian="en" style:country-asian="US" style:language-complex="en" style:country-complex="US"/>
    </style:style>
    <style:style style:name="T7" style:family="text">
      <style:text-properties fo:color="#ccccff" fo:language="en" fo:country="US" style:language-asian="en" style:country-asian="US" style:language-complex="en" style:country-complex="US"/>
    </style:style>
    <style:style style:name="T8" style:family="text">
      <style:text-properties fo:color="#000000" style:font-name="Arial" fo:language="en" fo:country="US" style:language-asian="en" style:country-asian="US" style:language-complex="en" style:country-complex="US"/>
    </style:style>
    <style:style style:name="T9" style:family="text">
      <style:text-properties style:font-name="Courier New" fo:language="en" fo:country="US" fo:font-weight="bold" style:language-asian="en" style:country-asian="US" style:font-weight-asian="bold" style:language-complex="en" style:country-complex="US" style:font-weight-complex="bold"/>
    </style:style>
    <style:style style:name="T10" style:family="text">
      <style:text-properties style:font-name="Times New Roman" fo:language="en" fo:country="US" fo:font-weight="bold" style:language-asian="en" style:country-asian="US" style:font-weight-asian="bold" style:language-complex="en" style:country-complex="US" style:font-weight-complex="bold"/>
    </style:style>
    <style:style style:name="T11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4" style:family="text">
      <style:text-properties fo:color="#000000" fo:language="en" fo:country="US" style:language-asian="en" style:country-asian="US" style:language-complex="en" style:country-complex="US"/>
    </style:style>
    <style:style style:name="T15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16" style:family="text">
      <style:text-properties fo:color="#000000" style:text-line-through-style="none" style:text-line-through-type="none" style:text-position="0% 100%" style:font-name="Times New Roman" fo:font-size="20pt" fo:language="en" fo:country="US" fo:font-style="normal" fo:text-shadow="none" style:text-underline-style="none" fo:font-weight="normal" style:font-name-asian="Times New Roman" style:font-size-asian="20pt" style:language-asian="en" style:country-asian="US" style:font-style-asian="normal" style:font-weight-asian="normal" style:font-name-complex="Times New Roman" style:font-size-complex="20pt" style:language-complex="en" style:country-complex="US" style:font-style-complex="normal" style:font-weight-complex="normal" style:font-relief="none"/>
    </style:style>
    <style:style style:name="T17" style:family="text">
      <style:text-properties fo:color="#000000" style:text-position="0% 100%" style:font-name="Times New Roman" fo:font-size="20pt" fo:language="en" fo:country="US" style:font-name-asian="Times New Roman" style:font-size-asian="20pt" style:language-asian="en" style:country-asian="US" style:font-name-complex="Times New Roman" style:font-size-complex="20pt" style:language-complex="en" style:country-complex="US"/>
    </style:style>
    <style:style style:name="T18" style:family="text">
      <style:text-properties fo:color="#000000" fo:font-size="10pt" fo:language="en" fo:country="US" style:font-name-asian="msmincho" style:font-size-asian="10pt" style:language-asian="en" style:country-asian="US" style:font-name-complex="msmincho" style:font-size-complex="10pt" style:language-complex="en" style:country-complex="US"/>
    </style:style>
    <style:style style:name="T19" style:family="text">
      <style:text-properties fo:color="#000000" style:font-name="AvantGarde" fo:font-size="9pt" fo:language="en" fo:country="US" style:font-size-asian="9pt" style:language-asian="en" style:country-asian="US" style:font-size-complex="9pt" style:language-complex="en" style:country-complex="US"/>
    </style:style>
    <style:style style:name="T20" style:family="text">
      <style:text-properties fo:color="#000000" style:font-name="Times New Roman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1" style:family="text">
      <style:text-properties fo:color="#000000" style:font-name="Courier New" fo:font-size="12pt" fo:language="en" fo:country="US" fo:font-weight="bold" style:font-name-asian="Courier New" style:font-size-asian="12pt" style:language-asian="en" style:country-asian="US" style:font-weight-asian="bold" style:font-name-complex="Courier New" style:font-size-complex="12pt" style:language-complex="en" style:country-complex="US" style:font-weight-complex="bold"/>
    </style:style>
    <style:style style:name="T2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23" style:family="text">
      <style:text-properties fo:color="#000000" style:font-name="Courier New" fo:font-size="7pt" fo:language="en" fo:country="US" fo:font-weight="bold" style:font-size-asian="7pt" style:language-asian="en" style:country-asian="US" style:font-weight-asian="bold" style:font-size-complex="7pt" style:language-complex="en" style:country-complex="US" style:font-weight-complex="bold"/>
    </style:style>
    <style:style style:name="T24" style:family="text">
      <style:text-properties fo:color="#009999" style:font-name="Courier New" fo:language="en" fo:country="US" fo:font-weight="bold" style:language-asian="en" style:country-asian="US" style:font-weight-asian="bold" style:language-complex="en" style:country-complex="US" style:font-weight-complex="bold"/>
    </style:style>
    <style:style style:name="T25" style:family="text">
      <style:text-properties fo:color="#000000" style:font-name="Times New Roman" fo:font-size="16pt" style:font-size-asian="16pt" style:font-size-complex="16pt"/>
    </style:style>
    <style:style style:name="T26" style:family="text">
      <style:text-properties fo:color="#5f5f5f" style:font-name="AvantGarde" fo:language="en" fo:country="US" style:font-name-asian="Times New Roman" style:language-asian="en" style:country-asian="US" style:font-name-complex="Times New Roman" style:language-complex="en" style:country-complex="US"/>
    </style:style>
    <style:style style:name="T27" style:family="text">
      <style:text-properties fo:color="#008000" fo:language="en" fo:country="US" style:font-name-asian="Courier New" style:language-asian="en" style:country-asian="US" style:font-name-complex="Courier New" style:language-complex="en" style:country-complex="US"/>
    </style:style>
    <style:style style:name="T28" style:family="text">
      <style:text-properties fo:color="#0000ff" fo:language="en" fo:country="US" style:font-name-asian="Courier New" style:language-asian="en" style:country-asian="US" style:font-name-complex="Courier New" style:language-complex="en" style:country-complex="US"/>
    </style:style>
    <style:style style:name="T29" style:family="text">
      <style:text-properties fo:color="#000000" fo:language="en" fo:country="US" style:font-name-asian="Courier New" style:language-asian="en" style:country-asian="US" style:font-name-complex="Courier New" style:language-complex="en" style:country-complex="US"/>
    </style:style>
    <style:style style:name="T30" style:family="text">
      <style:text-properties fo:color="#0099ff" fo:language="en" fo:country="US" style:font-name-asian="Courier New" style:language-asian="en" style:country-asian="US" style:font-name-complex="Courier New" style:language-complex="en" style:country-complex="US"/>
    </style:style>
    <style:style style:name="T31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34" style:family="text">
      <style:text-properties style:font-name="Courier New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35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36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7" style:family="text">
      <style:text-properties style:font-name="Courier New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8" style:family="text">
      <style:text-properties style:font-name="Courier New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9" style:family="text">
      <style:text-properties fo:color="#0099ff" style:font-name="Courier New" fo:font-size="12pt" fo:language="en" fo:country="US" fo:font-weight="bold" style:font-name-asian="Courier New" style:font-size-asian="12pt" style:language-asian="en" style:country-asian="US" style:font-weight-asian="bold" style:font-name-complex="Courier New" style:font-size-complex="12pt" style:language-complex="en" style:country-complex="US" style:font-weight-complex="bold"/>
    </style:style>
    <style:style style:name="T40" style:family="text">
      <style:text-properties fo:color="#000000" style:font-name="Courier New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41" style:family="text">
      <style:text-properties fo:color="#000000"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42" style:family="text">
      <style:text-properties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43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44" style:family="text">
      <style:text-properties fo:color="#3333cc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5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T46" style:family="text">
      <style:text-properties fo:color="#000000" style:font-name="AvantGarde" fo:font-size="16pt" fo:language="en" fo:country="US" style:font-size-asian="16pt" style:language-asian="en" style:country-asian="US" style:font-size-complex="16pt" style:language-complex="en" style:country-complex="US"/>
    </style:style>
    <style:style style:name="T47" style:family="text">
      <style:text-properties fo:color="#000000" style:font-name="AvantGarde" fo:font-size="14pt" fo:language="en" fo:country="US" style:font-size-asian="14pt" style:language-asian="en" style:country-asian="US" style:font-size-complex="14pt" style:language-complex="en" style:country-complex="US"/>
    </style:style>
    <style:style style:name="T48" style:family="text">
      <style:text-properties fo:color="#000000" fo:font-size="18pt" fo:language="en" fo:country="US" style:font-size-asian="18pt" style:language-asian="en" style:country-asian="US" style:font-size-complex="18pt" style:language-complex="en" style:country-complex="US"/>
    </style:style>
    <style:style style:name="T49" style:family="text">
      <style:text-properties fo:color="#000000" style:font-name="Courier New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50" style:family="text">
      <style:text-properties fo:color="#000000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51" style:family="text">
      <style:text-properties fo:color="#000000" style:font-name="Courier New" fo:font-size="14pt" fo:language="en" fo:country="US" style:font-size-asian="14pt" style:language-asian="en" style:country-asian="US" style:font-size-complex="14pt" style:language-complex="en" style:country-complex="US"/>
    </style:style>
    <style:style style:name="T52" style:family="text">
      <style:text-properties style:font-name="Arial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53" style:family="text">
      <style:text-properties fo:color="#3333cc"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54" style:family="text">
      <style:text-properties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5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56" style:family="text">
      <style:text-properties fo:color="#000000" style:font-name="Courier New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57" style:family="text">
      <style:text-properties fo:color="#000000" style:font-name="Times New Roman" fo:font-size="16pt" fo:language="en" fo:country="US" style:font-size-asian="16pt" style:language-asian="en" style:country-asian="US" style:font-size-complex="16pt" style:language-complex="en" style:country-complex="US"/>
    </style:style>
    <style:style style:name="T58" style:family="text">
      <style:text-properties fo:color="#008000" fo:language="en" fo:country="US" style:font-name-asian="Times New Roman" style:language-asian="en" style:country-asian="US" style:font-name-complex="Times New Roman" style:language-complex="en" style:country-complex="US"/>
    </style:style>
    <style:style style:name="T59" style:family="text">
      <style:text-properties fo:color="#0000ff" fo:language="en" fo:country="US" style:font-name-asian="Times New Roman" style:language-asian="en" style:country-asian="US" style:font-name-complex="Times New Roman" style:language-complex="en" style:country-complex="US"/>
    </style:style>
    <style:style style:name="T60" style:family="text">
      <style:text-properties fo:color="#000000" fo:language="en" fo:country="US" style:font-name-asian="Times New Roman" style:language-asian="en" style:country-asian="US" style:font-name-complex="Times New Roman" style:language-complex="en" style:country-complex="US"/>
    </style:style>
    <style:style style:name="T61" style:family="text">
      <style:text-properties fo:color="#0099ff" fo:language="en" fo:country="US" style:font-name-asian="Times New Roman" style:language-asian="en" style:country-asian="US" style:font-name-complex="Times New Roman" style:language-complex="en" style:country-complex="US"/>
    </style:style>
    <style:style style:name="T62" style:family="text">
      <style:text-properties fo:color="#000000" fo:font-size="16pt" fo:language="en" fo:country="US" style:font-size-asian="16pt" style:language-asian="en" style:country-asian="US" style:font-size-complex="16pt" style:language-complex="en" style:country-complex="US"/>
    </style:style>
    <style:style style:name="T63" style:family="text">
      <style:text-properties fo:font-size="14pt" style:font-size-asian="14pt" style:font-size-complex="14pt"/>
    </style:style>
    <style:style style:name="T64" style:family="text">
      <style:text-properties style:font-name="Courier New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T65" style:family="text">
      <style:text-properties style:font-name="Courier New" fo:font-size="16pt" fo:language="en" fo:country="US" fo:font-weight="bold" style:font-name-asian="Courier New" style:font-size-asian="16pt" style:language-asian="en" style:country-asian="US" style:font-weight-asian="bold" style:font-name-complex="Courier New" style:font-size-complex="16pt" style:language-complex="en" style:country-complex="US" style:font-weight-complex="bold"/>
    </style:style>
    <style:style style:name="T66" style:family="text">
      <style:text-properties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67" style:family="text">
      <style:text-properties fo:font-size="16pt" fo:language="en" fo:country="US" style:font-name-asian="Courier New" style:font-size-asian="16pt" style:language-asian="en" style:country-asian="US" style:font-name-complex="Courier New" style:font-size-complex="16pt" style:language-complex="en" style:country-complex="US"/>
    </style:style>
    <style:style style:name="T68" style:family="text">
      <style:text-properties style:font-name="Courier New" fo:font-size="16pt" fo:font-weight="bold" style:font-name-asian="Courier New" style:font-size-asian="16pt" style:font-weight-asian="bold" style:font-name-complex="Courier New" style:font-size-complex="16pt" style:font-weight-complex="bold"/>
    </style:style>
    <style:style style:name="T69" style:family="text">
      <style:text-properties style:font-name="Courier New" fo:font-size="12pt" fo:language="en" fo:country="US" fo:font-weight="bold" style:font-name-asian="Courier New" style:font-size-asian="12pt" style:language-asian="en" style:country-asian="US" style:font-weight-asian="bold" style:font-name-complex="Courier New" style:font-size-complex="12pt" style:language-complex="en" style:country-complex="US" style:font-weight-complex="bold"/>
    </style:style>
    <style:style style:name="T70" style:family="text">
      <style:text-properties style:font-name="Courier New" fo:font-size="16pt" fo:language="en" fo:country="U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style:font-weight-complex="bold"/>
    </style:style>
    <style:style style:name="T71" style:family="text">
      <style:text-properties fo:color="#000000" style:font-name="Courier New" fo:font-size="10pt" fo:language="en" fo:country="US" style:font-size-asian="10pt" style:language-asian="en" style:country-asian="US" style:font-size-complex="10pt" style:language-complex="en" style:country-complex="US"/>
    </style:style>
    <style:style style:name="T72" style:family="text">
      <style:text-properties fo:color="#000000" style:font-name="Courier New" fo:font-size="10pt" fo:language="en" fo:country="US" fo:font-weight="bold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T73" style:family="text">
      <style:text-properties style:font-name="Courier New" fo:font-size="18pt" fo:language="en" fo:country="US" fo:font-weight="bold" style:font-name-asian="Courier New" style:font-size-asian="18pt" style:language-asian="en" style:country-asian="US" style:font-weight-asian="bold" style:font-name-complex="Courier New" style:font-size-complex="18pt" style:language-complex="en" style:country-complex="US" style:font-weight-complex="bold"/>
    </style:style>
    <style:style style:name="T74" style:family="text">
      <style:text-properties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75" style:family="text">
      <style:text-properties style:font-name="Courier New" fo:font-size="16pt" style:font-size-asian="16pt" style:font-size-complex="16pt"/>
    </style:style>
    <style:style style:name="T76" style:family="text">
      <style:text-properties fo:color="#009999" fo:language="en" fo:country="US" style:language-asian="en" style:country-asian="US" style:language-complex="en" style:country-complex="US"/>
    </style:style>
    <style:style style:name="T77" style:family="text">
      <style:text-properties style:font-name="Courier New" fo:font-size="18pt" fo:language="en" fo:country="U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style:font-weight-complex="bold"/>
    </style:style>
    <style:style style:name="T78" style:family="text">
      <style:text-properties fo:language="en" fo:country="US" style:font-name-asian="Courier New" style:language-asian="en" style:country-asian="US" style:font-name-complex="Courier New" style:language-complex="en" style:country-complex="US"/>
    </style:style>
    <style:style style:name="T79" style:family="text">
      <style:text-properties fo:font-size="18pt" fo:language="en" fo:country="US" fo:font-weight="bold" style:font-name-asian="Courier New" style:font-size-asian="18pt" style:language-asian="en" style:country-asian="US" style:font-weight-asian="bold" style:font-name-complex="Courier New" style:font-size-complex="18pt" style:language-complex="en" style:country-complex="US" style:font-weight-complex="bold"/>
    </style:style>
    <style:style style:name="T80" style:family="text">
      <style:text-properties fo:color="#000000" style:font-name="AvantGarde" fo:font-size="12pt" fo:language="en" fo:country="US" style:font-size-asian="12pt" style:language-asian="en" style:country-asian="US" style:font-size-complex="12pt" style:language-complex="en" style:country-complex="US"/>
    </style:style>
    <text:list-style style:name="L1">
      <text:list-level-style-number text:level="1" style:num-format="">
        <style:list-level-properties/>
        <style:text-properties fo:color="#0099ff" fo:font-size="100%"/>
      </text:list-level-style-number>
    </text:list-style>
    <text:list-style style:name="L2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99ff" fo:font-size="100%"/>
      </text:list-level-style-number>
    </text:list-style>
    <text:list-style style:name="L4">
      <text:list-level-style-bullet text:level="1" text:bullet-char="•">
        <style:list-level-properties text:min-label-width="0.948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 text:min-label-width="1.477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1.053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1.053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number text:level="4" style:num-format="">
        <style:list-level-properties/>
        <style:text-properties fo:color="#000000" fo:font-size="100%"/>
      </text:list-level-style-number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1.053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suffix="." style:num-format="1">
        <style:list-level-properties text:space-before="1.27cm" text:min-label-width="1.27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Courier New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Courier New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urier New" fo:color="#009999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9999" fo:font-size="10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9">
      <text:list-level-style-bullet text:level="1" text:bullet-char="•">
        <style:list-level-properties text:min-label-width="0.948cm"/>
        <style:text-properties style:font-name="Courier New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1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Courier New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3">
      <text:list-level-style-bullet text:level="1" text:bullet-char="•">
        <style:list-level-properties text:min-label-width="0.948cm"/>
        <style:text-properties style:font-name="Courier New" fo:color="#0099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9999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number text:level="4" style:num-format="">
        <style:list-level-properties/>
        <style:text-properties fo:color="#3333cc" fo:font-size="100%"/>
      </text:list-level-style-number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number text:level="4" style:num-format="">
        <style:list-level-properties/>
        <style:text-properties fo:color="#000000" fo:font-size="100%"/>
      </text:list-level-style-number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7">
      <text:list-level-style-number text:level="1" style:num-format="">
        <style:list-level-properties/>
        <style:text-properties fo:color="#0099ff" fo:font-size="100%"/>
      </text:list-level-style-number>
    </text:list-style>
    <text:list-style style:name="L3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3333cc" fo:font-size="10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3333cc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5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urier New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1.175cm" svg:height="4.869cm" svg:x="2.539cm" svg:y="4.232cm" presentation:class="title" presentation:user-transformed="true">
          <draw:text-box>
            <text:list text:style-name="L1">
              <text:list-header>
                <text:p text:style-name="P2"><text:span text:style-name="T1">CS121 </text:span><text:span text:style-name="T1"><text:line-break/></text:span><text:span text:style-name="T2"><text:line-break/></text:span><text:span text:style-name="T3"><text:line-break/></text:span><text:span text:style-name="T4">Introduction to C++ Programming</text:span></text:p>
              </text:list-header>
            </text:list>
          </draw:text-box>
        </draw:frame>
        <draw:frame presentation:style-name="pr2" draw:text-style-name="P5" draw:layer="layout" svg:width="21.802cm" svg:height="4.868cm" svg:x="1.905cm" svg:y="11.007cm" presentation:class="outline" presentation:user-transformed="true">
          <draw:text-box>
            <text:list text:style-name="L2">
              <text:list-header>
                <text:p text:style-name="P4"><text:span text:style-name="T5">Lecture 1</text:span></text:p>
                <text:p text:style-name="P4"><text:span text:style-name="T5">Jan 4, 2018</text:span></text:p>
              </text:list-header>
            </text:list>
          </draw:text-box>
        </draw:frame>
        <draw:custom-shape draw:style-name="gr2" draw:text-style-name="P3" draw:layer="layout" svg:width="22.014cm" svg:height="2.54cm" svg:x="1.693cm" svg:y="3.387cm">
          <text:p/>
          <draw:enhanced-geometry svg:viewBox="0 0 1000 1000" draw:concentric-gradient-fill-allowed="true" draw:type="non-primitive" draw:enhanced-path="M 0 1000  L 0 0 1000 0  N"/>
        </draw:custom-shape>
        <draw:line draw:style-name="gr3" draw:text-style-name="P6" xml:id="id1" draw:id="id1" draw:layer="layout" svg:x1="5.503cm" svg:y1="11.007cm" svg:x2="23.592cm" svg:y2="11.011cm">
          <text:p/>
        </draw:lin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59cm" svg:height="9.644cm" svg:x="3.078cm" svg:y="1.887cm" draw:page-number="1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Course Information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Lecture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Thang Nguyen</text:span></text:p>
                  </text:list-item>
                  <text:list-item>
                    <text:p text:style-name="P9"><text:span text:style-name="T6">Office Hours: Tues 2:00-5:00PM/Appointment</text:span></text:p>
                  </text:list-item>
                  <text:list-item>
                    <text:p text:style-name="P9"><text:span text:style-name="T6">Email: </text:span><text:span text:style-name="T7"><text:a xlink:href="mailto:thangdn@thanglong.edu.vn" xlink:type="simple">thangdn@thanglong.edu.vn</text:a></text:span></text:p>
                  </text:list-item>
                  <text:list-item>
                    <text:p text:style-name="P9"><text:span text:style-name="T6">Phone: 0967953735</text:span></text:p>
                  </text:list-item>
                </text:list>
              </text:list-item>
            </text:list>
            <text:list text:style-name="L6">
              <text:list-header>
                <text:p text:style-name="P10"><text:span text:style-name="T6"/></text:p>
              </text:list-header>
            </text:list>
          </draw:text-box>
        </draw:frame>
        <presentation:notes draw:style-name="dp2">
          <draw:page-thumbnail draw:layer="layout" svg:width="12.859cm" svg:height="9.644cm" svg:x="3.078cm" svg:y="1.887cm" draw:page-number="2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Course Information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Course Description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8">An introduction to the development of programs using C++. </text:span></text:p>
                  </text:list-item>
                  <text:list-item>
                    <text:p text:style-name="P11"><text:span text:style-name="T8">Emphasis is given to the development of program modules that can function independently.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8">Object-oriented design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1"><text:span text:style-name="T8">The theory of data structures and programming language design is continued.</text:span><text:span text:style-name="T6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3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Computer Languages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9">
              <text:list-item>
                <text:p text:style-name="P8"><text:span text:style-name="T6">Machine language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3"><text:span text:style-name="T6">Only language computer directly understands</text:span></text:p>
                      </text:list-item>
                      <text:list-item>
                        <text:p text:style-name="P13"><text:span text:style-name="T6">Defined by hardware design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6">Machine-depende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3"><text:span text:style-name="T6">Generally consist of strings of numbers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6">Ultimately 0s and 1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3"><text:span text:style-name="T6">Instruct computers to perform elementary operations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6">One at a ti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3"><text:span text:style-name="T6">Cumbersome for humans</text:span></text:p>
                      </text:list-item>
                      <text:list-item>
                        <text:p text:style-name="P13"><text:span text:style-name="T6">Example: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4"><text:span text:style-name="T9"><text:tab/></text:span><text:span text:style-name="T9">+1300042774</text:span><text:span text:style-name="T9"><text:line-break/></text:span><text:span text:style-name="T9">+1400593419</text:span><text:span text:style-name="T9"><text:line-break/></text:span><text:span text:style-name="T9">+1200274027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4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Computer Languages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9">
              <text:list-item>
                <text:p text:style-name="P8"><text:span text:style-name="T6">Assembly language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3"><text:span text:style-name="T6">English-like abbreviations representing elementary computer operations </text:span></text:p>
                      </text:list-item>
                      <text:list-item>
                        <text:p text:style-name="P13"><text:span text:style-name="T6">Clearer to humans</text:span></text:p>
                      </text:list-item>
                      <text:list-item>
                        <text:p text:style-name="P13"><text:span text:style-name="T6">Incomprehensible to computers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6">Translator programs (assembler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6">Convert to machine languag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3"><text:span text:style-name="T6">Example:</text:span><text:span text:style-name="T10"> 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4"><text:span text:style-name="T9"><text:tab/></text:span><text:span text:style-name="T9">LOAD</text:span><text:span text:style-name="T9"><text:tab/></text:span><text:span text:style-name="T9">BASEPAY</text:span><text:span text:style-name="T9"><text:line-break/></text:span><text:span text:style-name="T9">ADD </text:span><text:span text:style-name="T9"><text:tab/></text:span><text:span text:style-name="T9">OVERPAY</text:span><text:span text:style-name="T9"><text:line-break/></text:span><text:span text:style-name="T9">STORE </text:span><text:span text:style-name="T9"><text:tab/></text:span><text:span text:style-name="T9">GROSSPAY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14">
              <text:list-header>
                <text:p text:style-name="P15"><text:span text:style-name="T9"/></text:p>
              </text:list-header>
            </text:list>
          </draw:text-box>
        </draw:frame>
        <presentation:notes draw:style-name="dp2">
          <draw:page-thumbnail draw:layer="layout" svg:width="12.859cm" svg:height="9.644cm" svg:x="3.078cm" svg:y="1.887cm" draw:page-number="5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Computer Languages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9">
              <text:list-item>
                <text:p text:style-name="P8"><text:span text:style-name="T6">High-level languages 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3"><text:span text:style-name="T6">Similar to everyday English, use common mathematical notations</text:span></text:p>
                      </text:list-item>
                      <text:list-item>
                        <text:p text:style-name="P13"><text:span text:style-name="T6">Single statements accomplish substantial tasks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6">Assembly language requires many instructions to accomplish simple task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3"><text:span text:style-name="T6">Translator programs (compilers)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6">Convert to machine langua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3"><text:span text:style-name="T6">Interpreter programs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6">Directly execute high-level language program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3"><text:span text:style-name="T6">Example: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4"><text:span text:style-name="T9"><text:tab/></text:span><text:span text:style-name="T9">grossPay = basePay + overTimePay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6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History of C and C++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History of C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Evolved from two other programming languages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3"><text:span text:style-name="T6">BCPL and B</text:span></text:p>
                        <text:list>
                          <text:list-item>
                            <text:p text:style-name="P13"><text:span text:style-name="T6">“</text:span><text:span text:style-name="T6">Typeless” languag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>Dennis Ritchie (Bell Laboratories)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3"><text:span text:style-name="T6">Added data typing, other feature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>Development language of UNIX</text:span></text:p>
                  </text:list-item>
                  <text:list-item>
                    <text:p text:style-name="P9"><text:span text:style-name="T6">Hardware independent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3"><text:span text:style-name="T6">Portable program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>1989: ANSI standard</text:span></text:p>
                  </text:list-item>
                  <text:list-item>
                    <text:p text:style-name="P9"><text:span text:style-name="T6">1990: ANSI and ISO standard published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3"><text:span text:style-name="T6">ANSI/ISO 9899: 199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7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History of C and C++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History of C++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Extension of C</text:span></text:p>
                  </text:list-item>
                  <text:list-item>
                    <text:p text:style-name="P9"><text:span text:style-name="T6">Early 1980s: Bjarne Stroustrup (Bell Laboratories)</text:span></text:p>
                  </text:list-item>
                  <text:list-item>
                    <text:p text:style-name="P9"><text:span text:style-name="T6">Provides capabilities for object-oriented programming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3"><text:span text:style-name="T6">Objects: reusable software components </text:span></text:p>
                        <text:list>
                          <text:list-item>
                            <text:p text:style-name="P13"><text:span text:style-name="T6">Model items in real world</text:span></text:p>
                          </text:list-item>
                        </text:list>
                      </text:list-item>
                      <text:list-item>
                        <text:p text:style-name="P13"><text:span text:style-name="T6">Object-oriented programs</text:span></text:p>
                        <text:list>
                          <text:list-item>
                            <text:p text:style-name="P13"><text:span text:style-name="T6">Easy to understand, correct and modif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>Hybrid language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3"><text:span text:style-name="T6">C-like style</text:span></text:p>
                      </text:list-item>
                      <text:list-item>
                        <text:p text:style-name="P13"><text:span text:style-name="T6">Object-oriented style</text:span></text:p>
                      </text:list-item>
                      <text:list-item>
                        <text:p text:style-name="P13"><text:span text:style-name="T6">Bot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8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C++ Standard Library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C++ program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Built from pieces called classes and function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6">C++ standard library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Rich collections of existing classes and function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6">“</text:span><text:span text:style-name="T6">Building block approach” to creating program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“</text:span><text:span text:style-name="T6">Software reuse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9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Java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Java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1991: Sun Microsystems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3"><text:span text:style-name="T6">Green projec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>1995: Sun Microsystems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3"><text:span text:style-name="T6">Formally announced Java at trade show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>Web pages with dynamic and interactive content</text:span></text:p>
                  </text:list-item>
                  <text:list-item>
                    <text:p text:style-name="P9"><text:span text:style-name="T6">Develop large-scale enterprise applications</text:span></text:p>
                  </text:list-item>
                  <text:list-item>
                    <text:p text:style-name="P9"><text:span text:style-name="T6">Enhance functionality of web servers</text:span></text:p>
                  </text:list-item>
                  <text:list-item>
                    <text:p text:style-name="P9"><text:span text:style-name="T6">Provide applications for consumer devices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3"><text:span text:style-name="T6">Cell phones, pagers, personal digital assistants, 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10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Structured Programming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Structured programming (1960s)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Disciplined approach to writing programs</text:span></text:p>
                  </text:list-item>
                  <text:list-item>
                    <text:p text:style-name="P9"><text:span text:style-name="T6">Clear, easy to test and debug, and easy to modify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6">Pascal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1971: Niklaus Wirth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6">Ada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1970s - early 1980s: US Department of Defense (DoD)</text:span></text:p>
                  </text:list-item>
                  <text:list-item>
                    <text:p text:style-name="P9"><text:span text:style-name="T6">Multitasking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3"><text:span text:style-name="T6">Programmer can specify many activities to run in parallel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11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The Key Software Trend: Object Technology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16"><text:span text:style-name="T11">Objects 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2">Reusable software components that model real world items</text:span></text:p>
                  </text:list-item>
                  <text:list-item>
                    <text:p text:style-name="P17"><text:span text:style-name="T12">Meaningful software units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8"><text:span text:style-name="T13">Date objects, time objects, paycheck objects, invoice objects, audio objects, video objects, file objects, record objects, etc.</text:span></text:p>
                      </text:list-item>
                      <text:list-item>
                        <text:p text:style-name="P18"><text:span text:style-name="T13">Any noun can be represented as an objec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12">More understandable, better organized and easier to maintain than procedural programming</text:span></text:p>
                  </text:list-item>
                  <text:list-item>
                    <text:p text:style-name="P17"><text:span text:style-name="T12">Favor modularity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8"><text:span text:style-name="T13">Software reuse</text:span></text:p>
                        <text:list>
                          <text:list-item>
                            <text:p text:style-name="P18"><text:span text:style-name="T13">Librari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13">MFC (Microsoft Foundation Classes)</text:span></text:p>
                              </text:list-item>
                              <text:list-item>
                                <text:p text:style-name="P18"><text:span text:style-name="T13">Rogue Wav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12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13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Basics of a Typical C++ Environment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C++ system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Program-development environment</text:span></text:p>
                  </text:list-item>
                  <text:list-item>
                    <text:p text:style-name="P9"><text:span text:style-name="T6">Language</text:span></text:p>
                  </text:list-item>
                  <text:list-item>
                    <text:p text:style-name="P9"><text:span text:style-name="T6">C++ Standard Library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6">C++ program names extension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.cpp</text:span></text:p>
                  </text:list-item>
                  <text:list-item>
                    <text:p text:style-name="P9"><text:span text:style-name="T6">.cxx</text:span></text:p>
                  </text:list-item>
                  <text:list-item>
                    <text:p text:style-name="P9"><text:span text:style-name="T6">.cc</text:span></text:p>
                  </text:list-item>
                  <text:list-item>
                    <text:p text:style-name="P9"><text:span text:style-name="T6">.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13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Basics of a Typical C++ Environment</text:span></text:p>
              </text:list-header>
            </text:list>
          </draw:text-box>
        </draw:frame>
        <draw:custom-shape draw:style-name="gr4" draw:text-style-name="P22" draw:layer="layout" svg:width="10.998cm" svg:height="10.455cm" svg:x="1.905cm" svg:y="3.175cm">
          <text:list text:style-name="L6">
            <text:list-header>
              <text:p text:style-name="P19"><text:span text:style-name="T14">Phases of C++ Programs</text:span><text:span text:style-name="T15">:</text:span></text:p>
            </text:list-header>
          </text:list>
          <text:list text:style-name="L17">
            <text:list-item>
              <text:list>
                <text:list-item>
                  <text:p text:style-name="P20"><text:span text:style-name="T16">Edit</text:span></text:p>
                </text:list-item>
                <text:list-item>
                  <text:p text:style-name="P20"><text:span text:style-name="T16">Preprocess</text:span></text:p>
                </text:list-item>
                <text:list-item>
                  <text:p text:style-name="P20"><text:span text:style-name="T16">Compile</text:span></text:p>
                </text:list-item>
                <text:list-item>
                  <text:p text:style-name="P20"><text:span text:style-name="T16">Link</text:span></text:p>
                </text:list-item>
                <text:list-item>
                  <text:p text:style-name="P20"><text:span text:style-name="T16">Load</text:span></text:p>
                </text:list-item>
                <text:list-item>
                  <text:p text:style-name="P20"><text:span text:style-name="T16">Execute </text:span></text:p>
                </text:list-item>
              </text:list>
            </text:list-item>
          </text:list>
          <text:list text:style-name="L6">
            <text:list-header>
              <text:p text:style-name="P21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5" draw:text-style-name="P23" draw:layer="layout" svg:width="3.329cm" svg:height="1.265cm" svg:x="11.633cm" svg:y="10.5cm">
            <text:p/>
            <draw:enhanced-geometry svg:viewBox="0 0 20000 20000" draw:type="non-primitive" draw:enhanced-path="M 19988 0  L 19988 19972 0 19972 0 0 19988 0  Z N"/>
          </draw:custom-shape>
          <draw:custom-shape draw:style-name="gr6" draw:text-style-name="P23" draw:layer="layout" svg:width="3.329cm" svg:height="1.266cm" svg:x="11.633cm" svg:y="6.813cm">
            <text:p/>
            <draw:enhanced-geometry svg:viewBox="0 0 20000 20000" draw:type="non-primitive" draw:enhanced-path="M 19988 0  L 19988 19972 0 19972 0 0 19988 0  Z N"/>
          </draw:custom-shape>
          <draw:custom-shape draw:style-name="gr7" draw:text-style-name="P3" draw:layer="layout" svg:width="3.329cm" svg:height="1.265cm" svg:x="11.633cm" svg:y="10.5cm">
            <text:p/>
            <draw:enhanced-geometry svg:viewBox="0 0 20000 20000" draw:type="non-primitive" draw:enhanced-path="M 19988 0  L 19988 19972 0 19972 0 0 19988 0  Z N"/>
          </draw:custom-shape>
          <draw:custom-shape draw:style-name="gr8" draw:text-style-name="P26" draw:layer="layout" svg:width="1.504cm" svg:height="0.489cm" svg:x="12.541cm" svg:y="10.901cm">
            <text:list text:style-name="L6">
              <text:list-header>
                <text:p text:style-name="P24"><text:span text:style-name="T18">Loader</text:span></text:p>
                <text:p text:style-name="P25"><text:span text:style-name="T18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27" draw:layer="layout" svg:width="1.425cm" svg:height="0.001cm" svg:x="14.975cm" svg:y="4.022cm">
            <text:p/>
            <draw:enhanced-geometry svg:viewBox="0 0 20000 20000" draw:type="non-primitive" draw:enhanced-path="M 19972 0  L 0 0  N"/>
          </draw:custom-shape>
          <draw:custom-shape draw:style-name="gr9" draw:text-style-name="P27" draw:layer="layout" svg:width="1.425cm" svg:height="0.001cm" svg:x="14.975cm" svg:y="5.755cm">
            <text:p/>
            <draw:enhanced-geometry svg:viewBox="0 0 20000 20000" draw:type="non-primitive" draw:enhanced-path="M 19972 0  L 0 0  N"/>
          </draw:custom-shape>
          <draw:custom-shape draw:style-name="gr10" draw:text-style-name="P27" draw:layer="layout" svg:width="1.425cm" svg:height="0.001cm" svg:x="14.975cm" svg:y="11.135cm">
            <text:p/>
            <draw:enhanced-geometry svg:viewBox="0 0 20000 20000" draw:type="non-primitive" draw:enhanced-path="M 19972 0  L 0 0  N"/>
          </draw:custom-shape>
          <draw:custom-shape draw:style-name="gr11" draw:text-style-name="P31" draw:layer="layout" svg:width="2.139cm" svg:height="0.702cm" svg:x="16.404cm" svg:y="10.186cm">
            <text:list text:style-name="L18">
              <text:list-header>
                <text:p text:style-name="P28"><text:span text:style-name="T19">Primary</text:span></text:p>
                <text:p text:style-name="P29"><text:span text:style-name="T19">Memory</text:span></text:p>
                <text:p text:style-name="P30"><text:span text:style-name="T19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1.425cm" svg:height="0.001cm" svg:x="14.975cm" svg:y="15.58cm">
            <text:p/>
            <draw:enhanced-geometry svg:viewBox="0 0 20000 20000" draw:type="non-primitive" draw:enhanced-path="M 19972 0  L 0 0  N"/>
          </draw:custom-shape>
          <draw:g>
            <draw:custom-shape draw:style-name="gr13" draw:text-style-name="P3" draw:layer="layout" svg:width="0.472cm" svg:height="2.112cm" svg:x="18.543cm" svg:y="10.16cm">
              <text:p/>
              <draw:enhanced-geometry svg:viewBox="0 0 21600 21600" draw:text-areas="10799 0 21599 10799" draw:type="mso-spt100" draw:modifiers="270 0" draw:enhanced-path="W 0 0 21600 21600 ?f3 ?f1 ?f7 ?f5 S L 10800 10800 Z N W 0 0 21600 21600 ?f3 ?f1 ?f7 ?f5 W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4" draw:text-style-name="P3" draw:layer="layout" svg:width="0.472cm" svg:height="2.113cm" svg:x="18.543cm" svg:y="12.27cm">
              <text:p/>
              <draw:enhanced-geometry svg:viewBox="0 0 21600 21600" draw:text-areas="10799 0 21599 10799" draw:mirror-vertical="true" draw:type="mso-spt100" draw:modifiers="270 0" draw:enhanced-path="W 0 0 21600 21600 ?f3 ?f1 ?f7 ?f5 S L 10800 10800 Z N W 0 0 21600 21600 ?f3 ?f1 ?f7 ?f5 W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5" draw:text-style-name="P3" draw:layer="layout" svg:width="0.471cm" svg:height="2.112cm" svg:x="19.022cm" svg:y="12.277cm">
              <text:p/>
              <draw:enhanced-geometry svg:viewBox="0 0 21600 21600" draw:text-areas="10799 0 21599 10799" draw:mirror-horizontal="true" draw:type="mso-spt100" draw:modifiers="270 0" draw:enhanced-path="W 0 0 21600 21600 ?f3 ?f1 ?f7 ?f5 S L 10800 10800 Z N W 0 0 21600 21600 ?f3 ?f1 ?f7 ?f5 W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5" draw:text-style-name="P3" draw:layer="layout" svg:width="0.471cm" svg:height="2.112cm" svg:x="19.022cm" svg:y="10.16cm">
              <text:p/>
              <draw:enhanced-geometry svg:viewBox="0 0 21600 21600" draw:text-areas="10799 0 21599 10799" draw:mirror-horizontal="true" draw:mirror-vertical="true" draw:type="mso-spt100" draw:modifiers="270 0" draw:enhanced-path="W 0 0 21600 21600 ?f3 ?f1 ?f7 ?f5 S L 10800 10800 Z N W 0 0 21600 21600 ?f3 ?f1 ?f7 ?f5 W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g>
            <draw:custom-shape draw:style-name="gr13" draw:text-style-name="P3" draw:layer="layout" svg:width="0.472cm" svg:height="2.112cm" svg:x="18.543cm" svg:y="14.605cm">
              <text:p/>
              <draw:enhanced-geometry svg:viewBox="0 0 21600 21600" draw:text-areas="10799 0 21599 10799" draw:type="mso-spt100" draw:modifiers="270 0" draw:enhanced-path="W 0 0 21600 21600 ?f3 ?f1 ?f7 ?f5 S L 10800 10800 Z N W 0 0 21600 21600 ?f3 ?f1 ?f7 ?f5 W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4" draw:text-style-name="P3" draw:layer="layout" svg:width="0.472cm" svg:height="2.113cm" svg:x="18.543cm" svg:y="16.715cm">
              <text:p/>
              <draw:enhanced-geometry svg:viewBox="0 0 21600 21600" draw:text-areas="10799 0 21599 10799" draw:mirror-vertical="true" draw:type="mso-spt100" draw:modifiers="270 0" draw:enhanced-path="W 0 0 21600 21600 ?f3 ?f1 ?f7 ?f5 S L 10800 10800 Z N W 0 0 21600 21600 ?f3 ?f1 ?f7 ?f5 W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5" draw:text-style-name="P3" draw:layer="layout" svg:width="0.471cm" svg:height="2.112cm" svg:x="19.022cm" svg:y="16.722cm">
              <text:p/>
              <draw:enhanced-geometry svg:viewBox="0 0 21600 21600" draw:text-areas="10799 0 21599 10799" draw:mirror-horizontal="true" draw:type="mso-spt100" draw:modifiers="270 0" draw:enhanced-path="W 0 0 21600 21600 ?f3 ?f1 ?f7 ?f5 S L 10800 10800 Z N W 0 0 21600 21600 ?f3 ?f1 ?f7 ?f5 W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5" draw:text-style-name="P3" draw:layer="layout" svg:width="0.471cm" svg:height="2.112cm" svg:x="19.022cm" svg:y="14.605cm">
              <text:p/>
              <draw:enhanced-geometry svg:viewBox="0 0 21600 21600" draw:text-areas="10799 0 21599 10799" draw:mirror-horizontal="true" draw:mirror-vertical="true" draw:type="mso-spt100" draw:modifiers="270 0" draw:enhanced-path="W 0 0 21600 21600 ?f3 ?f1 ?f7 ?f5 S L 10800 10800 Z N W 0 0 21600 21600 ?f3 ?f1 ?f7 ?f5 W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g>
            <draw:custom-shape draw:style-name="gr16" draw:text-style-name="P3" draw:layer="layout" svg:width="0.472cm" svg:height="0.632cm" svg:x="18.543cm" svg:y="3.386cm">
              <text:p/>
              <draw:enhanced-geometry svg:viewBox="0 0 21600 21600" draw:text-areas="10799 0 21599 10799" draw:type="mso-spt100" draw:modifiers="270 0" draw:enhanced-path="W 0 0 21600 21600 ?f3 ?f1 ?f7 ?f5 S L 10800 10800 Z N W 0 0 21600 21600 ?f3 ?f1 ?f7 ?f5 W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7" draw:text-style-name="P3" draw:layer="layout" svg:width="0.472cm" svg:height="0.632cm" svg:x="18.543cm" svg:y="4.014cm">
              <text:p/>
              <draw:enhanced-geometry svg:viewBox="0 0 21600 21600" draw:text-areas="10799 0 21599 10799" draw:mirror-vertical="true" draw:type="mso-spt100" draw:modifiers="270 0" draw:enhanced-path="W 0 0 21600 21600 ?f3 ?f1 ?f7 ?f5 S L 10800 10800 Z N W 0 0 21600 21600 ?f3 ?f1 ?f7 ?f5 W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7" draw:text-style-name="P3" draw:layer="layout" svg:width="0.471cm" svg:height="0.632cm" svg:x="19.022cm" svg:y="4.019cm">
              <text:p/>
              <draw:enhanced-geometry svg:viewBox="0 0 21600 21600" draw:text-areas="10799 0 21599 10799" draw:mirror-horizontal="true" draw:type="mso-spt100" draw:modifiers="270 0" draw:enhanced-path="W 0 0 21600 21600 ?f3 ?f1 ?f7 ?f5 S L 10800 10800 Z N W 0 0 21600 21600 ?f3 ?f1 ?f7 ?f5 W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7" draw:text-style-name="P3" draw:layer="layout" svg:width="0.471cm" svg:height="0.632cm" svg:x="19.022cm" svg:y="3.382cm">
              <text:p/>
              <draw:enhanced-geometry svg:viewBox="0 0 21600 21600" draw:text-areas="10799 0 21599 10799" draw:mirror-horizontal="true" draw:mirror-vertical="true" draw:type="mso-spt100" draw:modifiers="270 0" draw:enhanced-path="W 0 0 21600 21600 ?f3 ?f1 ?f7 ?f5 S L 10800 10800 Z N W 0 0 21600 21600 ?f3 ?f1 ?f7 ?f5 W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custom-shape draw:style-name="gr18" draw:text-style-name="P3" draw:layer="layout" svg:width="0.472cm" svg:height="0.631cm" svg:x="18.543cm" svg:y="5.093cm">
            <text:p/>
            <draw:enhanced-geometry svg:viewBox="0 0 21600 21600" draw:text-areas="10799 0 21599 10799" draw:type="mso-spt100" draw:modifiers="270 0" draw:enhanced-path="W 0 0 21600 21600 ?f3 ?f1 ?f7 ?f5 S L 10800 10800 Z N W 0 0 21600 21600 ?f3 ?f1 ?f7 ?f5 W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9" draw:text-style-name="P3" draw:layer="layout" svg:width="0.472cm" svg:height="0.631cm" svg:x="18.543cm" svg:y="5.726cm">
            <text:p/>
            <draw:enhanced-geometry svg:viewBox="0 0 21600 21600" draw:text-areas="10799 0 21599 10799" draw:mirror-vertical="true" draw:type="mso-spt100" draw:modifiers="270 0" draw:enhanced-path="W 0 0 21600 21600 ?f3 ?f1 ?f7 ?f5 S L 10800 10800 Z N W 0 0 21600 21600 ?f3 ?f1 ?f7 ?f5 W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9" draw:text-style-name="P3" draw:layer="layout" svg:width="0.471cm" svg:height="0.631cm" svg:x="19.022cm" svg:y="5.728cm">
            <text:p/>
            <draw:enhanced-geometry svg:viewBox="0 0 21600 21600" draw:text-areas="10799 0 21599 10799" draw:mirror-horizontal="true" draw:type="mso-spt100" draw:modifiers="270 0" draw:enhanced-path="W 0 0 21600 21600 ?f3 ?f1 ?f7 ?f5 S L 10800 10800 Z N W 0 0 21600 21600 ?f3 ?f1 ?f7 ?f5 W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9" draw:text-style-name="P3" draw:layer="layout" svg:width="0.471cm" svg:height="0.631cm" svg:x="19.022cm" svg:y="5.091cm">
            <text:p/>
            <draw:enhanced-geometry svg:viewBox="0 0 21600 21600" draw:text-areas="10799 0 21599 10799" draw:mirror-horizontal="true" draw:mirror-vertical="true" draw:type="mso-spt100" draw:modifiers="270 0" draw:enhanced-path="W 0 0 21600 21600 ?f3 ?f1 ?f7 ?f5 S L 10800 10800 Z N W 0 0 21600 21600 ?f3 ?f1 ?f7 ?f5 W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0" draw:text-style-name="P35" draw:layer="layout" svg:width="5.062cm" svg:height="1.337cm" svg:x="19.487cm" svg:y="3.47cm">
            <text:list text:style-name="L6">
              <text:list-header>
                <text:p text:style-name="P32"><text:span text:style-name="T20">Program is created in</text:span></text:p>
                <text:p text:style-name="P33"><text:span text:style-name="T20">the editor and stored</text:span></text:p>
                <text:p text:style-name="P33"><text:span text:style-name="T20">on disk.</text:span></text:p>
                <text:p text:style-name="P34"><text:span text:style-name="T2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5" draw:layer="layout" svg:width="5.062cm" svg:height="0.838cm" svg:x="19.487cm" svg:y="5.371cm">
            <text:list text:style-name="L6">
              <text:list-header>
                <text:p text:style-name="P32"><text:span text:style-name="T20">Preprocessor program</text:span></text:p>
                <text:p text:style-name="P33"><text:span text:style-name="T20">processes the code.</text:span></text:p>
                <text:p text:style-name="P34"><text:span text:style-name="T2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2" draw:text-style-name="P35" draw:layer="layout" svg:width="5.062cm" svg:height="0.852cm" svg:x="19.5cm" svg:y="11.919cm">
            <text:list text:style-name="L6">
              <text:list-header>
                <text:p text:style-name="P32"><text:span text:style-name="T20">Loader puts program</text:span></text:p>
                <text:p text:style-name="P33"><text:span text:style-name="T20">in memory.</text:span></text:p>
                <text:p text:style-name="P34"><text:span text:style-name="T2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3" draw:text-style-name="P35" draw:layer="layout" svg:width="5.062cm" svg:height="2.549cm" svg:x="19.487cm" svg:y="15.513cm">
            <text:list text:style-name="L6">
              <text:list-header>
                <text:p text:style-name="P32"><text:span text:style-name="T20">CPU takes each</text:span></text:p>
                <text:p text:style-name="P33"><text:span text:style-name="T20">instruction and</text:span></text:p>
                <text:p text:style-name="P33"><text:span text:style-name="T20">executes it, possibly</text:span></text:p>
                <text:p text:style-name="P33"><text:span text:style-name="T20">storing new data</text:span></text:p>
                <text:p text:style-name="P33"><text:span text:style-name="T20">values as the program</text:span></text:p>
                <text:p text:style-name="P33"><text:span text:style-name="T20">executes.</text:span></text:p>
                <text:p text:style-name="P34"><text:span text:style-name="T2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3.329cm" svg:height="1.266cm" svg:x="11.633cm" svg:y="6.813cm">
            <text:p/>
            <draw:enhanced-geometry svg:viewBox="0 0 20000 20000" draw:type="non-primitive" draw:enhanced-path="M 19988 0  L 19988 19972 0 19972 0 0 19988 0  Z N"/>
          </draw:custom-shape>
          <draw:custom-shape draw:style-name="gr25" draw:text-style-name="P26" draw:layer="layout" svg:width="1.98cm" svg:height="0.489cm" svg:x="12.303cm" svg:y="7.21cm">
            <text:list text:style-name="L6">
              <text:list-header>
                <text:p text:style-name="P24"><text:span text:style-name="T18">Compiler</text:span></text:p>
                <text:p text:style-name="P25"><text:span text:style-name="T18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1.425cm" svg:height="0.001cm" svg:x="14.975cm" svg:y="7.448cm">
            <text:p/>
            <draw:enhanced-geometry svg:viewBox="0 0 20000 20000" draw:type="non-primitive" draw:enhanced-path="M 19972 0  L 0 0  N"/>
          </draw:custom-shape>
          <draw:g>
            <draw:custom-shape draw:style-name="gr16" draw:text-style-name="P3" draw:layer="layout" svg:width="0.472cm" svg:height="0.633cm" svg:x="18.543cm" svg:y="6.781cm">
              <text:p/>
              <draw:enhanced-geometry svg:viewBox="0 0 21600 21600" draw:text-areas="10799 0 21599 10799" draw:type="mso-spt100" draw:modifiers="270 0" draw:enhanced-path="W 0 0 21600 21600 ?f3 ?f1 ?f7 ?f5 S L 10800 10800 Z N W 0 0 21600 21600 ?f3 ?f1 ?f7 ?f5 W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6" draw:text-style-name="P3" draw:layer="layout" svg:width="0.472cm" svg:height="0.633cm" svg:x="18.543cm" svg:y="7.409cm">
              <text:p/>
              <draw:enhanced-geometry svg:viewBox="0 0 21600 21600" draw:text-areas="10799 0 21599 10799" draw:mirror-vertical="true" draw:type="mso-spt100" draw:modifiers="270 0" draw:enhanced-path="W 0 0 21600 21600 ?f3 ?f1 ?f7 ?f5 S L 10800 10800 Z N W 0 0 21600 21600 ?f3 ?f1 ?f7 ?f5 W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6" draw:text-style-name="P3" draw:layer="layout" svg:width="0.471cm" svg:height="0.633cm" svg:x="19.022cm" svg:y="7.414cm">
              <text:p/>
              <draw:enhanced-geometry svg:viewBox="0 0 21600 21600" draw:text-areas="10799 0 21599 10799" draw:mirror-horizontal="true" draw:type="mso-spt100" draw:modifiers="270 0" draw:enhanced-path="W 0 0 21600 21600 ?f3 ?f1 ?f7 ?f5 S L 10800 10800 Z N W 0 0 21600 21600 ?f3 ?f1 ?f7 ?f5 W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6" draw:text-style-name="P3" draw:layer="layout" svg:width="0.471cm" svg:height="0.633cm" svg:x="19.022cm" svg:y="6.776cm">
              <text:p/>
              <draw:enhanced-geometry svg:viewBox="0 0 21600 21600" draw:text-areas="10799 0 21599 10799" draw:mirror-horizontal="true" draw:mirror-vertical="true" draw:type="mso-spt100" draw:modifiers="270 0" draw:enhanced-path="W 0 0 21600 21600 ?f3 ?f1 ?f7 ?f5 S L 10800 10800 Z N W 0 0 21600 21600 ?f3 ?f1 ?f7 ?f5 W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custom-shape draw:style-name="gr27" draw:text-style-name="P35" draw:layer="layout" svg:width="5.062cm" svg:height="1.336cm" svg:x="19.487cm" svg:y="6.703cm">
            <text:list text:style-name="L6">
              <text:list-header>
                <text:p text:style-name="P32"><text:span text:style-name="T20">Compiler creates</text:span></text:p>
                <text:p text:style-name="P33"><text:span text:style-name="T20">object code and stores</text:span></text:p>
                <text:p text:style-name="P33"><text:span text:style-name="T20">it on disk.</text:span></text:p>
                <text:p text:style-name="P34"><text:span text:style-name="T2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1.425cm" svg:height="0.001cm" svg:x="14.975cm" svg:y="9.137cm">
            <text:p/>
            <draw:enhanced-geometry svg:viewBox="0 0 20000 20000" draw:type="non-primitive" draw:enhanced-path="M 19972 0  L 0 0  N"/>
          </draw:custom-shape>
          <draw:custom-shape draw:style-name="gr18" draw:text-style-name="P3" draw:layer="layout" svg:width="0.472cm" svg:height="0.631cm" svg:x="18.543cm" svg:y="8.471cm">
            <text:p/>
            <draw:enhanced-geometry svg:viewBox="0 0 21600 21600" draw:text-areas="10799 0 21599 10799" draw:type="mso-spt100" draw:modifiers="270 0" draw:enhanced-path="W 0 0 21600 21600 ?f3 ?f1 ?f7 ?f5 S L 10800 10800 Z N W 0 0 21600 21600 ?f3 ?f1 ?f7 ?f5 W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9" draw:text-style-name="P3" draw:layer="layout" svg:width="0.472cm" svg:height="0.631cm" svg:x="18.543cm" svg:y="9.104cm">
            <text:p/>
            <draw:enhanced-geometry svg:viewBox="0 0 21600 21600" draw:text-areas="10799 0 21599 10799" draw:mirror-vertical="true" draw:type="mso-spt100" draw:modifiers="270 0" draw:enhanced-path="W 0 0 21600 21600 ?f3 ?f1 ?f7 ?f5 S L 10800 10800 Z N W 0 0 21600 21600 ?f3 ?f1 ?f7 ?f5 W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9" draw:text-style-name="P3" draw:layer="layout" svg:width="0.471cm" svg:height="0.631cm" svg:x="19.022cm" svg:y="9.106cm">
            <text:p/>
            <draw:enhanced-geometry svg:viewBox="0 0 21600 21600" draw:text-areas="10799 0 21599 10799" draw:mirror-horizontal="true" draw:type="mso-spt100" draw:modifiers="270 0" draw:enhanced-path="W 0 0 21600 21600 ?f3 ?f1 ?f7 ?f5 S L 10800 10800 Z N W 0 0 21600 21600 ?f3 ?f1 ?f7 ?f5 W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9" draw:text-style-name="P3" draw:layer="layout" svg:width="0.471cm" svg:height="0.631cm" svg:x="19.022cm" svg:y="8.469cm">
            <text:p/>
            <draw:enhanced-geometry svg:viewBox="0 0 21600 21600" draw:text-areas="10799 0 21599 10799" draw:mirror-horizontal="true" draw:mirror-vertical="true" draw:type="mso-spt100" draw:modifiers="270 0" draw:enhanced-path="W 0 0 21600 21600 ?f3 ?f1 ?f7 ?f5 S L 10800 10800 Z N W 0 0 21600 21600 ?f3 ?f1 ?f7 ?f5 W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8" draw:text-style-name="P35" draw:layer="layout" svg:width="5.062cm" svg:height="1.689cm" svg:x="19.487cm" svg:y="8.467cm">
            <text:list text:style-name="L6">
              <text:list-header>
                <text:p text:style-name="P32"><text:span text:style-name="T20">Linker links the object</text:span></text:p>
                <text:p text:style-name="P33"><text:span text:style-name="T20">code with the libraries,</text:span></text:p>
                <text:p text:style-name="P33"><text:span text:style-name="T20">creates </text:span><text:span text:style-name="T21">an executable file </text:span><text:span text:style-name="T20">and stores it on disk</text:span></text:p>
                <text:p text:style-name="P34"><text:span text:style-name="T20"/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23" draw:layer="layout" svg:width="3.329cm" svg:height="1.266cm" svg:x="11.633cm" svg:y="3.36cm">
              <text:p/>
              <draw:enhanced-geometry svg:viewBox="0 0 20000 20000" draw:type="non-primitive" draw:enhanced-path="M 19988 0  L 19988 19972 0 19972 0 0 19988 0  Z N"/>
            </draw:custom-shape>
            <draw:custom-shape draw:style-name="gr24" draw:text-style-name="P3" draw:layer="layout" svg:width="3.329cm" svg:height="1.266cm" svg:x="11.633cm" svg:y="3.36cm">
              <text:p/>
              <draw:enhanced-geometry svg:viewBox="0 0 20000 20000" draw:type="non-primitive" draw:enhanced-path="M 19988 0  L 19988 19972 0 19972 0 0 19988 0  Z N"/>
            </draw:custom-shape>
            <draw:custom-shape draw:style-name="gr29" draw:text-style-name="P26" draw:layer="layout" svg:width="1.503cm" svg:height="0.49cm" svg:x="12.546cm" svg:y="3.761cm">
              <text:list text:style-name="L6">
                <text:list-header>
                  <text:p text:style-name="P24"><text:span text:style-name="T18">Editor</text:span></text:p>
                  <text:p text:style-name="P25"><text:span text:style-name="T18"/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3" draw:layer="layout" svg:width="3.329cm" svg:height="1.265cm" svg:x="11.633cm" svg:y="5.12cm">
              <text:p/>
              <draw:enhanced-geometry svg:viewBox="0 0 20000 20000" draw:type="non-primitive" draw:enhanced-path="M 19988 0  L 19988 19972 0 19972 0 0 19988 0  Z N"/>
            </draw:custom-shape>
            <draw:g>
              <draw:custom-shape draw:style-name="gr7" draw:text-style-name="P3" draw:layer="layout" svg:width="3.329cm" svg:height="1.265cm" svg:x="11.633cm" svg:y="5.12cm">
                <text:p/>
                <draw:enhanced-geometry svg:viewBox="0 0 20000 20000" draw:type="non-primitive" draw:enhanced-path="M 19988 0  L 19988 19972 0 19972 0 0 19988 0  Z N"/>
              </draw:custom-shape>
              <draw:custom-shape draw:style-name="gr30" draw:text-style-name="P26" draw:layer="layout" svg:width="2.932cm" svg:height="0.49cm" svg:x="11.827cm" svg:y="5.49cm">
                <text:list text:style-name="L6">
                  <text:list-header>
                    <text:p text:style-name="P24"><text:span text:style-name="T18">Preprocessor</text:span></text:p>
                    <text:p text:style-name="P25"><text:span text:style-name="T18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6" draw:text-style-name="P23" draw:layer="layout" svg:width="3.329cm" svg:height="1.266cm" svg:x="11.633cm" svg:y="8.502cm">
              <text:p/>
              <draw:enhanced-geometry svg:viewBox="0 0 20000 20000" draw:type="non-primitive" draw:enhanced-path="M 19988 0  L 19988 19972 0 19972 0 0 19988 0  Z N"/>
            </draw:custom-shape>
            <draw:g>
              <draw:custom-shape draw:style-name="gr24" draw:text-style-name="P3" draw:layer="layout" svg:width="3.329cm" svg:height="1.266cm" svg:x="11.633cm" svg:y="8.502cm">
                <text:p/>
                <draw:enhanced-geometry svg:viewBox="0 0 20000 20000" draw:type="non-primitive" draw:enhanced-path="M 19988 0  L 19988 19972 0 19972 0 0 19988 0  Z N"/>
              </draw:custom-shape>
              <draw:custom-shape draw:style-name="gr31" draw:text-style-name="P26" draw:layer="layout" svg:width="1.503cm" svg:height="0.489cm" svg:x="12.546cm" svg:y="8.877cm">
                <text:list text:style-name="L6">
                  <text:list-header>
                    <text:p text:style-name="P24"><text:span text:style-name="T18">Linker</text:span></text:p>
                    <text:p text:style-name="P25"><text:span text:style-name="T18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5" draw:text-style-name="P23" draw:layer="layout" svg:width="3.329cm" svg:height="1.265cm" svg:x="11.633cm" svg:y="14.945cm">
                <text:p/>
                <draw:enhanced-geometry svg:viewBox="0 0 20000 20000" draw:type="non-primitive" draw:enhanced-path="M 19988 0  L 19988 19972 0 19972 0 0 19988 0  Z N"/>
              </draw:custom-shape>
              <draw:custom-shape draw:style-name="gr32" draw:text-style-name="P26" draw:layer="layout" svg:width="0.075cm" svg:height="0.136cm" svg:x="13.26cm" svg:y="15.721cm">
                <text:list text:style-name="L6">
                  <text:list-header>
                    <text:p text:style-name="P24"><text:span text:style-name="T22"> </text:span></text:p>
                    <text:p text:style-name="P25"><text:span text:style-name="T22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7" draw:text-style-name="P3" draw:layer="layout" svg:width="3.329cm" svg:height="1.265cm" svg:x="11.633cm" svg:y="14.945cm">
                <text:p/>
                <draw:enhanced-geometry svg:viewBox="0 0 20000 20000" draw:type="non-primitive" draw:enhanced-path="M 19988 0  L 19988 19972 0 19972 0 0 19988 0  Z N"/>
              </draw:custom-shape>
              <draw:custom-shape draw:style-name="gr33" draw:text-style-name="P26" draw:layer="layout" svg:width="0.794cm" svg:height="0.489cm" svg:x="12.903cm" svg:y="15.368cm">
                <text:list text:style-name="L6">
                  <text:list-header>
                    <text:p text:style-name="P24"><text:span text:style-name="T18">CPU</text:span></text:p>
                    <text:p text:style-name="P25"><text:span text:style-name="T18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4" draw:text-style-name="P31" draw:layer="layout" svg:width="2.139cm" svg:height="0.701cm" svg:x="16.404cm" svg:y="14.596cm">
            <text:list text:style-name="L18">
              <text:list-header>
                <text:p text:style-name="P28"><text:span text:style-name="T19">Primary</text:span></text:p>
                <text:p text:style-name="P29"><text:span text:style-name="T19">Memory</text:span></text:p>
                <text:p text:style-name="P30"><text:span text:style-name="T19"/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custom-shape draw:style-name="gr35" draw:text-style-name="P31" draw:layer="layout" svg:width="0.234cm" svg:height="0.912cm" svg:x="17.299cm" svg:y="17.454cm">
              <text:list text:style-name="L14">
                <text:list-header>
                  <text:p text:style-name="P28"><text:span text:style-name="T23">.</text:span></text:p>
                  <text:p text:style-name="P29"><text:span text:style-name="T23">.</text:span></text:p>
                  <text:p text:style-name="P29"><text:span text:style-name="T23">.</text:span></text:p>
                  <text:p text:style-name="P30"><text:span text:style-name="T23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36" draw:text-style-name="P23" draw:layer="layout" svg:width="2.126cm" svg:height="3.364cm" svg:x="16.404cm" svg:y="15.333cm">
              <text:p/>
              <draw:enhanced-geometry svg:viewBox="0 0 20000 20000" draw:type="non-primitive" draw:enhanced-path="M 19981 0  L 19981 19990 0 19990 0 0 19981 0  Z N"/>
            </draw:custom-shape>
            <draw:custom-shape draw:style-name="gr37" draw:text-style-name="P3" draw:layer="layout" svg:width="2.138cm" svg:height="0.415cm" svg:x="16.409cm" svg:y="15.337cm">
              <text:p/>
              <draw:enhanced-geometry svg:viewBox="0 0 20000 20000" draw:type="non-primitive" draw:enhanced-path="M 19981 0  L 19981 19916 0 19916 0 0 19981 0  Z N"/>
            </draw:custom-shape>
            <draw:custom-shape draw:style-name="gr38" draw:text-style-name="P3" draw:layer="layout" svg:width="2.138cm" svg:height="0.419cm" svg:x="16.409cm" svg:y="15.76cm">
              <text:p/>
              <draw:enhanced-geometry svg:viewBox="0 0 20000 20000" draw:type="non-primitive" draw:enhanced-path="M 19981 0  L 19981 19917 0 19917 0 0 19981 0  Z N"/>
            </draw:custom-shape>
            <draw:custom-shape draw:style-name="gr39" draw:text-style-name="P3" draw:layer="layout" svg:width="2.138cm" svg:height="0.414cm" svg:x="16.409cm" svg:y="16.175cm">
              <text:p/>
              <draw:enhanced-geometry svg:viewBox="0 0 20000 20000" draw:type="non-primitive" draw:enhanced-path="M 19981 0  L 19981 19916 0 19916 0 0 19981 0  Z N"/>
            </draw:custom-shape>
            <draw:custom-shape draw:style-name="gr37" draw:text-style-name="P3" draw:layer="layout" svg:width="2.138cm" svg:height="0.415cm" svg:x="16.409cm" svg:y="16.598cm">
              <text:p/>
              <draw:enhanced-geometry svg:viewBox="0 0 20000 20000" draw:type="non-primitive" draw:enhanced-path="M 19981 0  L 19981 19916 0 19916 0 0 19981 0  Z N"/>
            </draw:custom-shape>
            <draw:custom-shape draw:style-name="gr37" draw:text-style-name="P3" draw:layer="layout" svg:width="2.138cm" svg:height="0.415cm" svg:x="16.409cm" svg:y="17.017cm">
              <text:p/>
              <draw:enhanced-geometry svg:viewBox="0 0 20000 20000" draw:type="non-primitive" draw:enhanced-path="M 19981 0  L 19981 19916 0 19916 0 0 19981 0  Z N"/>
            </draw:custom-shape>
            <draw:custom-shape draw:style-name="gr40" draw:text-style-name="P3" draw:layer="layout" svg:width="2.138cm" svg:height="0.838cm" svg:x="16.409cm" svg:y="17.44cm">
              <text:p/>
              <draw:enhanced-geometry svg:viewBox="0 0 20000 20000" draw:type="non-primitive" draw:enhanced-path="M 19981 0  L 19981 19958 0 19958 0 0 19981 0  Z N"/>
            </draw:custom-shape>
            <draw:custom-shape draw:style-name="gr39" draw:text-style-name="P3" draw:layer="layout" svg:width="2.138cm" svg:height="0.414cm" svg:x="16.409cm" svg:y="18.283cm">
              <text:p/>
              <draw:enhanced-geometry svg:viewBox="0 0 20000 20000" draw:type="non-primitive" draw:enhanced-path="M 19981 0  L 19981 19916 0 19916 0 0 19981 0  Z N"/>
            </draw:custom-shape>
            <draw:custom-shape draw:style-name="gr41" draw:text-style-name="P31" draw:layer="layout" svg:width="0.234cm" svg:height="0.909cm" svg:x="17.361cm" svg:y="17.44cm">
              <text:list text:style-name="L14">
                <text:list-header>
                  <text:p text:style-name="P28"><text:span text:style-name="T23">.</text:span></text:p>
                  <text:p text:style-name="P29"><text:span text:style-name="T23">.</text:span></text:p>
                  <text:p text:style-name="P29"><text:span text:style-name="T23">.</text:span></text:p>
                  <text:p text:style-name="P30"><text:span text:style-name="T23"/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2" draw:text-style-name="P23" draw:layer="layout" svg:width="2.126cm" svg:height="3.365cm" svg:x="16.404cm" svg:y="10.923cm">
              <text:p/>
              <draw:enhanced-geometry svg:viewBox="0 0 20000 20000" draw:type="non-primitive" draw:enhanced-path="M 19981 0  L 19981 19990 0 19990 0 0 19981 0  Z N"/>
            </draw:custom-shape>
            <draw:custom-shape draw:style-name="gr37" draw:text-style-name="P3" draw:layer="layout" svg:width="2.138cm" svg:height="0.415cm" svg:x="16.409cm" svg:y="10.927cm">
              <text:p/>
              <draw:enhanced-geometry svg:viewBox="0 0 20000 20000" draw:type="non-primitive" draw:enhanced-path="M 19981 0  L 19981 19916 0 19916 0 0 19981 0  Z N"/>
            </draw:custom-shape>
            <draw:custom-shape draw:style-name="gr38" draw:text-style-name="P3" draw:layer="layout" svg:width="2.138cm" svg:height="0.419cm" svg:x="16.409cm" svg:y="11.351cm">
              <text:p/>
              <draw:enhanced-geometry svg:viewBox="0 0 20000 20000" draw:type="non-primitive" draw:enhanced-path="M 19981 0  L 19981 19917 0 19917 0 0 19981 0  Z N"/>
            </draw:custom-shape>
            <draw:g>
              <draw:custom-shape draw:style-name="gr43" draw:text-style-name="P31" draw:layer="layout" svg:width="0.234cm" svg:height="0.913cm" svg:x="17.299cm" svg:y="13.048cm">
                <text:list text:style-name="L14">
                  <text:list-header>
                    <text:p text:style-name="P28"><text:span text:style-name="T23">.</text:span></text:p>
                    <text:p text:style-name="P29"><text:span text:style-name="T23">.</text:span></text:p>
                    <text:p text:style-name="P29"><text:span text:style-name="T23">.</text:span></text:p>
                    <text:p text:style-name="P30"><text:span text:style-name="T23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39" draw:text-style-name="P3" draw:layer="layout" svg:width="2.138cm" svg:height="0.414cm" svg:x="16.409cm" svg:y="11.774cm">
                <text:p/>
                <draw:enhanced-geometry svg:viewBox="0 0 20000 20000" draw:type="non-primitive" draw:enhanced-path="M 19981 0  L 19981 19916 0 19916 0 0 19981 0  Z N"/>
              </draw:custom-shape>
              <draw:custom-shape draw:style-name="gr39" draw:text-style-name="P3" draw:layer="layout" svg:width="2.138cm" svg:height="0.414cm" svg:x="16.409cm" svg:y="12.193cm">
                <text:p/>
                <draw:enhanced-geometry svg:viewBox="0 0 20000 20000" draw:type="non-primitive" draw:enhanced-path="M 19981 0  L 19981 19916 0 19916 0 0 19981 0  Z N"/>
              </draw:custom-shape>
              <draw:custom-shape draw:style-name="gr39" draw:text-style-name="P3" draw:layer="layout" svg:width="2.138cm" svg:height="0.414cm" svg:x="16.409cm" svg:y="12.612cm">
                <text:p/>
                <draw:enhanced-geometry svg:viewBox="0 0 20000 20000" draw:type="non-primitive" draw:enhanced-path="M 19981 0  L 19981 19916 0 19916 0 0 19981 0  Z N"/>
              </draw:custom-shape>
              <draw:custom-shape draw:style-name="gr40" draw:text-style-name="P3" draw:layer="layout" svg:width="2.138cm" svg:height="0.838cm" svg:x="16.409cm" svg:y="13.035cm">
                <text:p/>
                <draw:enhanced-geometry svg:viewBox="0 0 20000 20000" draw:type="non-primitive" draw:enhanced-path="M 19981 0  L 19981 19958 0 19958 0 0 19981 0  Z N"/>
              </draw:custom-shape>
              <draw:custom-shape draw:style-name="gr37" draw:text-style-name="P3" draw:layer="layout" svg:width="2.138cm" svg:height="0.415cm" svg:x="16.409cm" svg:y="13.877cm">
                <text:p/>
                <draw:enhanced-geometry svg:viewBox="0 0 20000 20000" draw:type="non-primitive" draw:enhanced-path="M 19981 0  L 19981 19916 0 19916 0 0 19981 0  Z N"/>
              </draw:custom-shape>
              <draw:custom-shape draw:style-name="gr44" draw:text-style-name="P31" draw:layer="layout" svg:width="0.233cm" svg:height="0.909cm" svg:x="17.357cm" svg:y="13.035cm">
                <text:list text:style-name="L14">
                  <text:list-header>
                    <text:p text:style-name="P28"><text:span text:style-name="T23">.</text:span></text:p>
                    <text:p text:style-name="P29"><text:span text:style-name="T23">.</text:span></text:p>
                    <text:p text:style-name="P29"><text:span text:style-name="T23">.</text:span></text:p>
                    <text:p text:style-name="P30"><text:span text:style-name="T23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45" draw:text-style-name="P23" draw:layer="layout" svg:width="2.139cm" svg:height="0.21cm" svg:x="16.404cm" svg:y="4.2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6" draw:text-style-name="P23" draw:layer="layout" svg:width="2.139cm" svg:height="0.627cm" svg:x="16.404cm" svg:y="3.703cm">
                <text:p/>
                <draw:enhanced-geometry svg:viewBox="0 0 20000 20000" draw:type="non-primitive" draw:enhanced-path="M 19981 0  L 19981 19944 0 19944 0 0 19981 0  Z N"/>
              </draw:custom-shape>
              <draw:custom-shape draw:style-name="gr45" draw:text-style-name="P23" draw:layer="layout" svg:width="2.139cm" svg:height="0.21cm" svg:x="16.404cm" svg:y="3.59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47" draw:text-style-name="P3" draw:layer="layout" svg:width="2.139cm" svg:height="0.207cm" svg:x="16.404cm" svg:y="4.2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" draw:text-style-name="P3" draw:layer="layout" svg:width="2.139cm" svg:height="0.631cm" svg:x="16.404cm" svg:y="3.704cm">
              <text:p/>
              <draw:enhanced-geometry svg:viewBox="0 0 20000 20000" draw:type="non-primitive" draw:enhanced-path="M 19981 0  L 19981 19944 0 19944 0 0 19981 0  Z N"/>
            </draw:custom-shape>
            <draw:custom-shape draw:style-name="gr49" draw:text-style-name="P23" draw:layer="layout" svg:width="2.099cm" svg:height="0.11cm" svg:x="16.426cm" svg:y="4.238cm">
              <text:p/>
              <draw:enhanced-geometry svg:viewBox="0 0 20000 20000" draw:type="non-primitive" draw:enhanced-path="M 19981 0  L 19981 19692 0 19692 0 0 19981 0  Z N"/>
            </draw:custom-shape>
            <draw:custom-shape draw:style-name="gr50" draw:text-style-name="P26" draw:layer="layout" svg:width="1.027cm" svg:height="0.49cm" svg:x="16.96cm" svg:y="3.876cm">
              <text:list text:style-name="L6">
                <text:list-header>
                  <text:p text:style-name="P24"><text:span text:style-name="T18">Disk</text:span></text:p>
                  <text:p text:style-name="P25"><text:span text:style-name="T18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51" draw:text-style-name="P23" draw:layer="layout" svg:width="2.113cm" svg:height="0.114cm" svg:x="16.417cm" svg:y="3.687cm">
              <text:p/>
              <draw:enhanced-geometry svg:viewBox="0 0 20000 20000" draw:type="non-primitive" draw:enhanced-path="M 19981 0  L 19981 19701 0 19701 0 0 19981 0  Z N"/>
            </draw:custom-shape>
            <draw:custom-shape draw:style-name="gr47" draw:text-style-name="P3" draw:layer="layout" svg:width="2.139cm" svg:height="0.207cm" svg:x="16.404cm" svg:y="3.5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45" draw:text-style-name="P23" draw:layer="layout" svg:width="2.139cm" svg:height="0.207cm" svg:x="16.404cm" svg:y="5.97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2" draw:text-style-name="P23" draw:layer="layout" svg:width="2.139cm" svg:height="0.631cm" svg:x="16.404cm" svg:y="5.437cm">
                <text:p/>
                <draw:enhanced-geometry svg:viewBox="0 0 20000 20000" draw:type="non-primitive" draw:enhanced-path="M 19981 0  L 19981 19944 0 19944 0 0 19981 0  Z N"/>
              </draw:custom-shape>
              <draw:custom-shape draw:style-name="gr45" draw:text-style-name="P23" draw:layer="layout" svg:width="2.139cm" svg:height="0.207cm" svg:x="16.404cm" svg:y="5.3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47" draw:text-style-name="P3" draw:layer="layout" svg:width="2.139cm" svg:height="0.208cm" svg:x="16.404cm" svg:y="5.9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3" draw:layer="layout" svg:width="2.139cm" svg:height="0.63cm" svg:x="16.404cm" svg:y="5.433cm">
              <text:p/>
              <draw:enhanced-geometry svg:viewBox="0 0 20000 20000" draw:type="non-primitive" draw:enhanced-path="M 19981 0  L 19981 19944 0 19944 0 0 19981 0  Z N"/>
            </draw:custom-shape>
            <draw:custom-shape draw:style-name="gr49" draw:text-style-name="P23" draw:layer="layout" svg:width="2.099cm" svg:height="0.111cm" svg:x="16.426cm" svg:y="5.966cm">
              <text:p/>
              <draw:enhanced-geometry svg:viewBox="0 0 20000 20000" draw:type="non-primitive" draw:enhanced-path="M 19981 0  L 19981 19692 0 19692 0 0 19981 0  Z N"/>
            </draw:custom-shape>
            <draw:custom-shape draw:style-name="gr54" draw:text-style-name="P26" draw:layer="layout" svg:width="1.027cm" svg:height="0.489cm" svg:x="16.96cm" svg:y="5.605cm">
              <text:list text:style-name="L6">
                <text:list-header>
                  <text:p text:style-name="P24"><text:span text:style-name="T18">Disk</text:span></text:p>
                  <text:p text:style-name="P25"><text:span text:style-name="T18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51" draw:text-style-name="P23" draw:layer="layout" svg:width="2.113cm" svg:height="0.115cm" svg:x="16.417cm" svg:y="5.415cm">
              <text:p/>
              <draw:enhanced-geometry svg:viewBox="0 0 20000 20000" draw:type="non-primitive" draw:enhanced-path="M 19981 0  L 19981 19701 0 19701 0 0 19981 0  Z N"/>
            </draw:custom-shape>
            <draw:custom-shape draw:style-name="gr47" draw:text-style-name="P3" draw:layer="layout" svg:width="2.139cm" svg:height="0.207cm" svg:x="16.404cm" svg:y="5.3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45" draw:text-style-name="P23" draw:layer="layout" svg:width="2.139cm" svg:height="0.207cm" svg:x="16.404cm" svg:y="7.6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2" draw:text-style-name="P23" draw:layer="layout" svg:width="2.139cm" svg:height="0.631cm" svg:x="16.404cm" svg:y="7.148cm">
                <text:p/>
                <draw:enhanced-geometry svg:viewBox="0 0 20000 20000" draw:type="non-primitive" draw:enhanced-path="M 19981 0  L 19981 19944 0 19944 0 0 19981 0  Z N"/>
              </draw:custom-shape>
              <draw:custom-shape draw:style-name="gr45" draw:text-style-name="P23" draw:layer="layout" svg:width="2.139cm" svg:height="0.207cm" svg:x="16.404cm" svg:y="7.0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47" draw:text-style-name="P3" draw:layer="layout" svg:width="2.139cm" svg:height="0.208cm" svg:x="16.404cm" svg:y="7.6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3" draw:layer="layout" svg:width="2.139cm" svg:height="0.63cm" svg:x="16.404cm" svg:y="7.144cm">
              <text:p/>
              <draw:enhanced-geometry svg:viewBox="0 0 20000 20000" draw:type="non-primitive" draw:enhanced-path="M 19981 0  L 19981 19944 0 19944 0 0 19981 0  Z N"/>
            </draw:custom-shape>
            <draw:custom-shape draw:style-name="gr49" draw:text-style-name="P23" draw:layer="layout" svg:width="2.099cm" svg:height="0.111cm" svg:x="16.426cm" svg:y="7.677cm">
              <text:p/>
              <draw:enhanced-geometry svg:viewBox="0 0 20000 20000" draw:type="non-primitive" draw:enhanced-path="M 19981 0  L 19981 19692 0 19692 0 0 19981 0  Z N"/>
            </draw:custom-shape>
            <draw:custom-shape draw:style-name="gr55" draw:text-style-name="P26" draw:layer="layout" svg:width="1.027cm" svg:height="0.489cm" svg:x="16.96cm" svg:y="7.316cm">
              <text:list text:style-name="L6">
                <text:list-header>
                  <text:p text:style-name="P24"><text:span text:style-name="T18">Disk</text:span></text:p>
                  <text:p text:style-name="P25"><text:span text:style-name="T18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51" draw:text-style-name="P23" draw:layer="layout" svg:width="2.113cm" svg:height="0.115cm" svg:x="16.417cm" svg:y="7.126cm">
              <text:p/>
              <draw:enhanced-geometry svg:viewBox="0 0 20000 20000" draw:type="non-primitive" draw:enhanced-path="M 19981 0  L 19981 19701 0 19701 0 0 19981 0  Z N"/>
            </draw:custom-shape>
            <draw:custom-shape draw:style-name="gr47" draw:text-style-name="P3" draw:layer="layout" svg:width="2.139cm" svg:height="0.207cm" svg:x="16.404cm" svg:y="7.0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45" draw:text-style-name="P23" draw:layer="layout" svg:width="2.139cm" svg:height="0.212cm" svg:x="16.404cm" svg:y="9.35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2" draw:text-style-name="P23" draw:layer="layout" svg:width="2.139cm" svg:height="0.631cm" svg:x="16.404cm" svg:y="8.819cm">
                <text:p/>
                <draw:enhanced-geometry svg:viewBox="0 0 20000 20000" draw:type="non-primitive" draw:enhanced-path="M 19981 0  L 19981 19944 0 19944 0 0 19981 0  Z N"/>
              </draw:custom-shape>
              <draw:custom-shape draw:style-name="gr45" draw:text-style-name="P23" draw:layer="layout" svg:width="2.139cm" svg:height="0.211cm" svg:x="16.404cm" svg:y="8.7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47" draw:text-style-name="P3" draw:layer="layout" svg:width="2.139cm" svg:height="0.207cm" svg:x="16.404cm" svg:y="9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" draw:text-style-name="P3" draw:layer="layout" svg:width="2.139cm" svg:height="0.631cm" svg:x="16.404cm" svg:y="8.819cm">
              <text:p/>
              <draw:enhanced-geometry svg:viewBox="0 0 20000 20000" draw:type="non-primitive" draw:enhanced-path="M 19981 0  L 19981 19944 0 19944 0 0 19981 0  Z N"/>
            </draw:custom-shape>
            <draw:custom-shape draw:style-name="gr49" draw:text-style-name="P23" draw:layer="layout" svg:width="2.099cm" svg:height="0.11cm" svg:x="16.426cm" svg:y="9.353cm">
              <text:p/>
              <draw:enhanced-geometry svg:viewBox="0 0 20000 20000" draw:type="non-primitive" draw:enhanced-path="M 19981 0  L 19981 19692 0 19692 0 0 19981 0  Z N"/>
            </draw:custom-shape>
            <draw:custom-shape draw:style-name="gr56" draw:text-style-name="P26" draw:layer="layout" svg:width="1.027cm" svg:height="0.49cm" svg:x="16.96cm" svg:y="8.991cm">
              <text:list text:style-name="L6">
                <text:list-header>
                  <text:p text:style-name="P24"><text:span text:style-name="T18">Disk</text:span></text:p>
                  <text:p text:style-name="P25"><text:span text:style-name="T18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51" draw:text-style-name="P23" draw:layer="layout" svg:width="2.113cm" svg:height="0.114cm" svg:x="16.417cm" svg:y="8.802cm">
              <text:p/>
              <draw:enhanced-geometry svg:viewBox="0 0 20000 20000" draw:type="non-primitive" draw:enhanced-path="M 19981 0  L 19981 19701 0 19701 0 0 19981 0  Z N"/>
            </draw:custom-shape>
            <draw:custom-shape draw:style-name="gr47" draw:text-style-name="P3" draw:layer="layout" svg:width="2.139cm" svg:height="0.207cm" svg:x="16.404cm" svg:y="8.7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57" draw:text-style-name="P23" draw:layer="layout" svg:width="2.143cm" svg:height="0.212cm" svg:x="12.237cm" svg:y="13.1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8" draw:text-style-name="P23" draw:layer="layout" svg:width="2.143cm" svg:height="0.631cm" svg:x="12.237cm" svg:y="12.638cm">
                <text:p/>
                <draw:enhanced-geometry svg:viewBox="0 0 20000 20000" draw:type="non-primitive" draw:enhanced-path="M 19981 0  L 19981 19944 0 19944 0 0 19981 0  Z N"/>
              </draw:custom-shape>
              <draw:custom-shape draw:style-name="gr57" draw:text-style-name="P23" draw:layer="layout" svg:width="2.143cm" svg:height="0.212cm" svg:x="12.237cm" svg:y="12.52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9" draw:text-style-name="P3" draw:layer="layout" svg:width="2.143cm" svg:height="0.207cm" svg:x="12.237cm" svg:y="13.1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" draw:text-style-name="P3" draw:layer="layout" svg:width="2.139cm" svg:height="0.631cm" svg:x="12.237cm" svg:y="12.638cm">
              <text:p/>
              <draw:enhanced-geometry svg:viewBox="0 0 20000 20000" draw:type="non-primitive" draw:enhanced-path="M 19981 0  L 19981 19944 0 19944 0 0 19981 0  Z N"/>
            </draw:custom-shape>
            <draw:custom-shape draw:style-name="gr49" draw:text-style-name="P23" draw:layer="layout" svg:width="2.099cm" svg:height="0.11cm" svg:x="12.259cm" svg:y="13.172cm">
              <text:p/>
              <draw:enhanced-geometry svg:viewBox="0 0 20000 20000" draw:type="non-primitive" draw:enhanced-path="M 19981 0  L 19981 19692 0 19692 0 0 19981 0  Z N"/>
            </draw:custom-shape>
            <draw:custom-shape draw:style-name="gr60" draw:text-style-name="P26" draw:layer="layout" svg:width="1.027cm" svg:height="0.489cm" svg:x="12.793cm" svg:y="12.806cm">
              <text:list text:style-name="L6">
                <text:list-header>
                  <text:p text:style-name="P24"><text:span text:style-name="T18">Disk</text:span></text:p>
                  <text:p text:style-name="P25"><text:span text:style-name="T18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61" draw:text-style-name="P23" draw:layer="layout" svg:width="2.116cm" svg:height="0.115cm" svg:x="12.255cm" svg:y="12.616cm">
              <text:p/>
              <draw:enhanced-geometry svg:viewBox="0 0 20000 20000" draw:type="non-primitive" draw:enhanced-path="M 19981 0  L 19981 19701 0 19701 0 0 19981 0  Z N"/>
            </draw:custom-shape>
            <draw:custom-shape draw:style-name="gr59" draw:text-style-name="P3" draw:layer="layout" svg:width="2.143cm" svg:height="0.207cm" svg:x="12.237cm" svg:y="12.5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2" draw:text-style-name="P3" draw:layer="layout" svg:width="0.001cm" svg:height="0.842cm" svg:x="13.309cm" svg:y="11.77cm">
            <text:p/>
            <draw:enhanced-geometry svg:viewBox="0 0 20000 20000" draw:type="non-primitive" draw:enhanced-path="M 0 0  L 0 19958  N"/>
          </draw:custom-shape>
        </draw:g>
        <presentation:notes draw:style-name="dp2">
          <draw:page-thumbnail draw:layer="layout" svg:width="12.859cm" svg:height="9.644cm" svg:x="3.078cm" svg:y="1.887cm" draw:page-number="14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15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Basics of a Typical C++ Environment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Common Input/output functions</text:span></text:p>
              </text:list-item>
            </text:list>
            <text:list text:style-name="L19">
              <text:list-item>
                <text:list>
                  <text:list-item>
                    <text:p text:style-name="P11"><text:span text:style-name="T24">cin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2"><text:span text:style-name="T6">Standard input stream</text:span></text:p>
                      </text:list-item>
                      <text:list-item>
                        <text:p text:style-name="P12"><text:span text:style-name="T6">Normally keyboard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11"><text:span text:style-name="T24">cout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2"><text:span text:style-name="T6">Standard output stream</text:span></text:p>
                      </text:list-item>
                      <text:list-item>
                        <text:p text:style-name="P12"><text:span text:style-name="T6">Normally computer screen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11"><text:span text:style-name="T24">cerr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2"><text:span text:style-name="T6">Standard error stream</text:span></text:p>
                      </text:list-item>
                      <text:list-item>
                        <text:p text:style-name="P12"><text:span text:style-name="T6">Display error messag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15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16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A Simple Program: Printing a Line of Text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Before writing the program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Comments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3"><text:span text:style-name="T6">Document programs</text:span></text:p>
                      </text:list-item>
                      <text:list-item>
                        <text:p text:style-name="P13"><text:span text:style-name="T6">Improve program readability</text:span></text:p>
                      </text:list-item>
                      <text:list-item>
                        <text:p text:style-name="P13"><text:span text:style-name="T6">Ignored by compiler</text:span></text:p>
                      </text:list-item>
                      <text:list-item>
                        <text:p text:style-name="P13"><text:span text:style-name="T6">Single-line comment</text:span></text:p>
                        <text:list>
                          <text:list-item>
                            <text:p text:style-name="P13"><text:span text:style-name="T6">Use C’s comment /* .. */ OR Begin with </text:span><text:span text:style-name="T9">// or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>Preprocessor directives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3"><text:span text:style-name="T6">Processed by preprocessor before compiling</text:span></text:p>
                      </text:list-item>
                      <text:list-item>
                        <text:p text:style-name="P13"><text:span text:style-name="T6">Begin with </text:span><text:span text:style-name="T9">#</text:span></text:p>
                      </text:list-item>
                    </text:list>
                  </text:list-item>
                </text:list>
              </text:list-item>
            </text:list>
            <text:list text:style-name="L20">
              <text:list-item>
                <text:list>
                  <text:list-header>
                    <text:p text:style-name="P36"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16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fig01_02.cpp (1 of 1)  fig01_02.cpp output (1 of 1)  " draw:style-name="dp3" draw:master-page-name="Title1_5f_" presentation:presentation-page-layout-name="AL2T0">
        <office:forms form:automatic-focus="false" form:apply-design-mode="false"/>
        <draw:frame presentation:style-name="pr6" draw:text-style-name="P5" draw:layer="layout" svg:width="5.715cm" svg:height="13.335cm" svg:x="19.684cm" svg:y="2.327cm" presentation:class="title" presentation:user-transformed="true">
          <draw:text-box>
            <text:list text:style-name="L24">
              <text:list-header>
                <text:p text:style-name="P37"><text:span text:style-name="T25">fig01_02.cpp</text:span><text:span text:style-name="T25"><text:line-break/></text:span><text:span text:style-name="T25">(1 of 1)</text:span><text:span text:style-name="T25"><text:line-break/></text:span><text:span text:style-name="T25"><text:line-break/></text:span><text:span text:style-name="T25">fig01_02.cpp</text:span><text:span text:style-name="T25"><text:line-break/></text:span><text:span text:style-name="T25">output (1 of 1)</text:span><text:span text:style-name="T25"><text:line-break/></text:span><text:span text:style-name="T25"><text:line-break/></text:span><text:span text:style-name="T25"/></text:p>
              </text:list-header>
            </text:list>
          </draw:text-box>
        </draw:frame>
        <draw:frame presentation:style-name="pr7" draw:text-style-name="P40" draw:layer="layout" svg:width="19.473cm" svg:height="8.057cm" svg:x="-0.001cm" svg:y="-0.001cm" presentation:class="subtitle" presentation:user-transformed="true">
          <draw:text-box>
            <text:list text:style-name="L21">
              <text:list-header>
                <text:p text:style-name="P38"><text:span text:style-name="T26">1 <text:s text:c="5"/></text:span><text:span text:style-name="T27">// Fig. 1.2: fig01_02.cpp</text:span></text:p>
                <text:p text:style-name="P38"><text:span text:style-name="T26">2 <text:s text:c="5"/></text:span><text:span text:style-name="T27">// A first program in C++.</text:span></text:p>
                <text:p text:style-name="P38"><text:span text:style-name="T26">3 <text:s text:c="5"/></text:span><text:span text:style-name="T28">#include</text:span><text:span text:style-name="T29"> &lt;iostream&gt;</text:span></text:p>
                <text:p text:style-name="P38"><text:span text:style-name="T26">4 <text:s text:c="5"/></text:span></text:p>
                <text:p text:style-name="P38"><text:span text:style-name="T26">5 <text:s text:c="5"/></text:span><text:span text:style-name="T27">// function main begins program execution</text:span></text:p>
                <text:p text:style-name="P38"><text:span text:style-name="T26">6 <text:s text:c="5"/></text:span><text:span text:style-name="T28">int</text:span><text:span text:style-name="T29"> main()</text:span></text:p>
                <text:p text:style-name="P38"><text:span text:style-name="T26">7 <text:s text:c="5"/></text:span><text:span text:style-name="T29">{</text:span></text:p>
                <text:p text:style-name="P38"><text:span text:style-name="T26">8 <text:s text:c="5"/></text:span><text:span text:style-name="T29"><text:s text:c="3"/>std::cout &lt;&lt; </text:span><text:span text:style-name="T30">"Welcome to C++!\n"</text:span><text:span text:style-name="T29">;</text:span></text:p>
                <text:p text:style-name="P38"><text:span text:style-name="T26">9 <text:s text:c="5"/></text:span></text:p>
                <text:p text:style-name="P38"><text:span text:style-name="T26">10 <text:s text:c="3"/></text:span><text:span text:style-name="T29"><text:s text:c="3"/></text:span><text:span text:style-name="T28">return</text:span><text:span text:style-name="T29"> </text:span><text:span text:style-name="T30">0</text:span><text:span text:style-name="T29">; <text:s text:c="2"/></text:span><text:span text:style-name="T27">// indicate that program ended successfully</text:span></text:p>
                <text:p text:style-name="P38"><text:span text:style-name="T26">11 <text:s text:c="3"/></text:span></text:p>
                <text:p text:style-name="P38"><text:span text:style-name="T26">12 <text:s text:c="3"/></text:span><text:span text:style-name="T29">} </text:span><text:span text:style-name="T27">// end function main</text:span></text:p>
              </text:list-header>
            </text:list>
            <text:list text:style-name="L22">
              <text:list-header>
                <text:p text:style-name="P39"><text:span text:style-name="T27"/></text:p>
              </text:list-header>
            </text:list>
          </draw:text-box>
        </draw:frame>
        <draw:custom-shape draw:style-name="gr63" draw:text-style-name="P41" draw:layer="layout" svg:width="19.473cm" svg:height="1.482cm" svg:x="0cm" svg:y="8.043cm">
          <text:list text:style-name="L23">
            <text:list-header>
              <text:p text:style-name="P38"><text:span text:style-name="T31">Welcome to C++! 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2" draw:id="id2">
          <draw:custom-shape draw:style-name="gr64" draw:text-style-name="P42" draw:layer="layout" svg:width="5.715cm" svg:height="0.937cm" svg:x="12.277cm" svg:y="0.635cm">
            <text:list text:style-name="L24">
              <text:list-header>
                <text:p text:style-name="P25"><text:span text:style-name="T32">Single-line comments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5" draw:text-style-name="P6" draw:layer="layout" svg:x1="12.277cm" svg:y1="1.058cm" svg:x2="8.255cm" svg:y2="0.846cm">
            <text:p/>
          </draw:line>
          <draw:line draw:style-name="gr65" draw:text-style-name="P6" draw:layer="layout" svg:x1="12.277cm" svg:y1="1.058cm" svg:x2="8.255cm" svg:y2="1.27cm">
            <text:p/>
          </draw:line>
        </draw:g>
        <draw:g xml:id="id3" draw:id="id3">
          <draw:custom-shape draw:style-name="gr64" draw:text-style-name="P42" draw:layer="layout" svg:width="7.408cm" svg:height="2.289cm" svg:x="10.16cm" svg:y="1.848cm">
            <text:list text:style-name="L24">
              <text:list-header>
                <text:p text:style-name="P25"><text:span text:style-name="T33">Preprocessor directive to include input/output stream header file </text:span><text:span text:style-name="T34">&lt;iostream&gt;</text:span><text:span text:style-name="T33">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5" draw:text-style-name="P6" draw:layer="layout" svg:x1="10.16cm" svg:y1="2.271cm" svg:x2="6.138cm" svg:y2="2.059cm">
            <text:p/>
          </draw:line>
        </draw:g>
        <draw:g xml:id="id5" draw:id="id5">
          <draw:custom-shape draw:style-name="gr64" draw:text-style-name="P42" draw:layer="layout" svg:width="7.408cm" svg:height="2.289cm" svg:x="8.044cm" svg:y="2.76cm">
            <text:list text:style-name="L24">
              <text:list-header>
                <text:p text:style-name="P25"><text:span text:style-name="T32">Function </text:span><text:span text:style-name="T35">main</text:span><text:span text:style-name="T32"> appears exactly once in every C++ program.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5" draw:text-style-name="P6" draw:layer="layout" svg:x1="8.044cm" svg:y1="3.183cm" svg:x2="4.022cm" svg:y2="3.721cm">
            <text:p/>
          </draw:line>
        </draw:g>
        <draw:g xml:id="id7" draw:id="id7">
          <draw:custom-shape draw:style-name="gr64" draw:text-style-name="P42" draw:layer="layout" svg:width="7.409cm" svg:height="1.613cm" svg:x="5.503cm" svg:y="1.27cm">
            <text:list text:style-name="L24">
              <text:list-header>
                <text:p text:style-name="P25"><text:span text:style-name="T32">Function </text:span><text:span text:style-name="T35">main</text:span><text:span text:style-name="T32"> returns an integer value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6" draw:text-style-name="P6" draw:layer="layout" svg:x1="5.502cm" svg:y1="1.693cm" svg:x2="1.481cm" svg:y2="3.598cm">
            <text:p/>
          </draw:line>
        </draw:g>
        <draw:g xml:id="id9" draw:id="id9">
          <draw:custom-shape draw:style-name="gr64" draw:text-style-name="P42" draw:layer="layout" svg:width="7.408cm" svg:height="1.613cm" svg:x="5.715cm" svg:y="2.059cm">
            <text:list text:style-name="L24">
              <text:list-header>
                <text:p text:style-name="P25"><text:span text:style-name="T32">Left brace </text:span><text:span text:style-name="T35">{</text:span><text:span text:style-name="T32"> begins function body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6" draw:text-style-name="P6" draw:layer="layout" svg:x1="5.715cm" svg:y1="2.483cm" svg:x2="1.693cm" svg:y2="4.388cm">
            <text:p/>
          </draw:line>
        </draw:g>
        <draw:g xml:id="id11" draw:id="id11">
          <draw:custom-shape draw:style-name="gr64" draw:text-style-name="P42" draw:layer="layout" svg:width="7.409cm" svg:height="1.613cm" svg:x="5.503cm" svg:y="5.08cm">
            <text:list text:style-name="L24">
              <text:list-header>
                <text:p text:style-name="P25"><text:span text:style-name="T32">Corresponding right brace </text:span><text:span text:style-name="T35">}</text:span><text:span text:style-name="T32"> ends function body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6" draw:text-style-name="P6" draw:layer="layout" svg:x1="5.502cm" svg:y1="5.503cm" svg:x2="1.481cm" svg:y2="7.408cm">
            <text:p/>
          </draw:line>
        </draw:g>
        <draw:g xml:id="id13" draw:id="id13">
          <draw:custom-shape draw:style-name="gr64" draw:text-style-name="P42" draw:layer="layout" svg:width="7.408cm" svg:height="1.613cm" svg:x="14.817cm" svg:y="2.752cm">
            <text:list text:style-name="L24">
              <text:list-header>
                <text:p text:style-name="P25"><text:span text:style-name="T32">Statements end with a semicolon </text:span><text:span text:style-name="T35">;</text:span><text:span text:style-name="T32">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6" draw:text-style-name="P6" draw:layer="layout" svg:x1="14.817cm" svg:y1="3.175cm" svg:x2="10.795cm" svg:y2="5.079cm">
            <text:p/>
          </draw:line>
        </draw:g>
        <draw:g xml:id="id15" draw:id="id15">
          <draw:custom-shape draw:style-name="gr64" draw:text-style-name="P42" draw:layer="layout" svg:width="7.408cm" svg:height="1.613cm" svg:x="6.985cm" svg:y="6.447cm">
            <text:list text:style-name="L24">
              <text:list-header>
                <text:p text:style-name="P25"><text:span text:style-name="T33">Name </text:span><text:span text:style-name="T34">cout</text:span><text:span text:style-name="T33"> belongs to namespace </text:span><text:span text:style-name="T34">std</text:span><text:span text:style-name="T33">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5" draw:text-style-name="P6" draw:layer="layout" svg:x1="6.985cm" svg:y1="6.87cm" svg:x2="2.963cm" svg:y2="5.336cm">
            <text:p/>
          </draw:line>
        </draw:g>
        <draw:g xml:id="id17" draw:id="id17">
          <draw:custom-shape draw:style-name="gr64" draw:text-style-name="P42" draw:layer="layout" svg:width="7.408cm" svg:height="0.937cm" svg:x="8.89cm" svg:y="6.253cm">
            <text:list text:style-name="L24">
              <text:list-header>
                <text:p text:style-name="P25"><text:span text:style-name="T32">Stream insertion operator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5" draw:text-style-name="P6" draw:layer="layout" svg:x1="8.89cm" svg:y1="6.676cm" svg:x2="4.868cm" svg:y2="5.292cm">
            <text:p/>
          </draw:line>
        </draw:g>
        <draw:g xml:id="id19" draw:id="id19">
          <draw:custom-shape draw:style-name="gr64" draw:text-style-name="P42" draw:layer="layout" svg:width="7.408cm" svg:height="3.641cm" svg:x="8.255cm" svg:y="7.832cm">
            <text:list text:style-name="L24">
              <text:list-header>
                <text:p text:style-name="P25"><text:span text:style-name="T32">Keyword </text:span><text:span text:style-name="T35">return</text:span><text:span text:style-name="T32"> is one of several means to exit function; value </text:span><text:span text:style-name="T35">0</text:span><text:span text:style-name="T32"> indicates program terminated successfully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5" draw:text-style-name="P6" draw:layer="layout" svg:x1="8.254cm" svg:y1="8.254cm" svg:x2="4.021cm" svg:y2="6.675cm">
            <text:p/>
          </draw:line>
        </draw:g>
        <draw:custom-shape draw:style-name="gr67" draw:text-style-name="P43" draw:layer="layout" svg:width="6.35cm" svg:height="2.032cm" svg:x="19.05cm" svg:y="17.018cm">
          <text:p/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xml:id="id4" anim:id="id4" smil:begin="0s" smil:fill="hold" presentation:node-type="on-click" presentation:preset-class="entrance" presentation:preset-id="ooo-entrance-appear">
                  <anim:set smil:begin="0.499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xml:id="id6" anim:id="id6" smil:begin="0s" smil:fill="hold" presentation:node-type="on-click" presentation:preset-class="entrance" presentation:preset-id="ooo-entrance-appear">
                  <anim:set smil:begin="0.499s" smil:dur="0.001s" smil:fill="hold" smil:targetElement="id3" smil:attributeName="visibility" smil:to="visible"/>
                </anim:par>
                <anim:set smil:begin="0s" smil:dur="0.001s" smil:fill="hold" presentation:master-element="id4" smil:targetElement="id2" smil:attributeName="visibility" smil:to="hidden"/>
              </anim:par>
            </anim:par>
            <anim:par smil:begin="next" smil:fill="hold">
              <anim:par smil:begin="0s" smil:fill="hold">
                <anim:par xml:id="id8" anim:id="id8" smil:begin="0s" smil:fill="hold" presentation:node-type="on-click" presentation:preset-class="entrance" presentation:preset-id="ooo-entrance-appear">
                  <anim:set smil:begin="0.499s" smil:dur="0.001s" smil:fill="hold" smil:targetElement="id5" smil:attributeName="visibility" smil:to="visible"/>
                </anim:par>
                <anim:set smil:begin="0s" smil:dur="0.001s" smil:fill="hold" presentation:master-element="id6" smil:targetElement="id3" smil:attributeName="visibility" smil:to="hidden"/>
              </anim:par>
            </anim:par>
            <anim:par smil:begin="next" smil:fill="hold">
              <anim:par smil:begin="0s" smil:fill="hold">
                <anim:par xml:id="id10" anim:id="id10" smil:begin="0s" smil:fill="hold" presentation:node-type="on-click" presentation:preset-class="entrance" presentation:preset-id="ooo-entrance-appear">
                  <anim:set smil:begin="0.499s" smil:dur="0.001s" smil:fill="hold" smil:targetElement="id7" smil:attributeName="visibility" smil:to="visible"/>
                </anim:par>
                <anim:set smil:begin="0s" smil:dur="0.001s" smil:fill="hold" presentation:master-element="id8" smil:targetElement="id5" smil:attributeName="visibility" smil:to="hidden"/>
              </anim:par>
            </anim:par>
            <anim:par smil:begin="next" smil:fill="hold">
              <anim:par smil:begin="0s" smil:fill="hold">
                <anim:par xml:id="id12" anim:id="id12" smil:begin="0s" smil:fill="hold" presentation:node-type="on-click" presentation:preset-class="entrance" presentation:preset-id="ooo-entrance-appear">
                  <anim:set smil:begin="0.499s" smil:dur="0.001s" smil:fill="hold" smil:targetElement="id9" smil:attributeName="visibility" smil:to="visible"/>
                </anim:par>
                <anim:set smil:begin="0s" smil:dur="0.001s" smil:fill="hold" presentation:master-element="id10" smil:targetElement="id7" smil:attributeName="visibility" smil:to="hidden"/>
              </anim:par>
            </anim:par>
            <anim:par smil:begin="next" smil:fill="hold">
              <anim:par smil:begin="0s" smil:fill="hold">
                <anim:par xml:id="id14" anim:id="id14" smil:begin="0s" smil:fill="hold" presentation:node-type="on-click" presentation:preset-class="entrance" presentation:preset-id="ooo-entrance-appear">
                  <anim:set smil:begin="0.499s" smil:dur="0.001s" smil:fill="hold" smil:targetElement="id11" smil:attributeName="visibility" smil:to="visible"/>
                </anim:par>
                <anim:set smil:begin="0s" smil:dur="0.001s" smil:fill="hold" presentation:master-element="id12" smil:targetElement="id9" smil:attributeName="visibility" smil:to="hidden"/>
              </anim:par>
            </anim:par>
            <anim:par smil:begin="next" smil:fill="hold">
              <anim:par smil:begin="0s" smil:fill="hold">
                <anim:par xml:id="id16" anim:id="id16" smil:begin="0s" smil:fill="hold" presentation:node-type="on-click" presentation:preset-class="entrance" presentation:preset-id="ooo-entrance-appear">
                  <anim:set smil:begin="0.499s" smil:dur="0.001s" smil:fill="hold" smil:targetElement="id13" smil:attributeName="visibility" smil:to="visible"/>
                </anim:par>
                <anim:set smil:begin="0s" smil:dur="0.001s" smil:fill="hold" presentation:master-element="id14" smil:targetElement="id11" smil:attributeName="visibility" smil:to="hidden"/>
              </anim:par>
            </anim:par>
            <anim:par smil:begin="next" smil:fill="hold">
              <anim:par smil:begin="0s" smil:fill="hold">
                <anim:par xml:id="id18" anim:id="id18" smil:begin="0s" smil:fill="hold" presentation:node-type="on-click" presentation:preset-class="entrance" presentation:preset-id="ooo-entrance-appear">
                  <anim:set smil:begin="0.499s" smil:dur="0.001s" smil:fill="hold" smil:targetElement="id15" smil:attributeName="visibility" smil:to="visible"/>
                </anim:par>
                <anim:set smil:begin="0s" smil:dur="0.001s" smil:fill="hold" presentation:master-element="id16" smil:targetElement="id13" smil:attributeName="visibility" smil:to="hidden"/>
              </anim:par>
            </anim:par>
            <anim:par smil:begin="next" smil:fill="hold">
              <anim:par smil:begin="0s" smil:fill="hold">
                <anim:par xml:id="id20" anim:id="id20" smil:begin="0s" smil:fill="hold" presentation:node-type="on-click" presentation:preset-class="entrance" presentation:preset-id="ooo-entrance-appear">
                  <anim:set smil:begin="0.499s" smil:dur="0.001s" smil:fill="hold" smil:targetElement="id17" smil:attributeName="visibility" smil:to="visible"/>
                </anim:par>
                <anim:set smil:begin="0s" smil:dur="0.001s" smil:fill="hold" presentation:master-element="id18" smil:targetElement="id15" smil:attributeName="visibility" smil:to="hidden"/>
              </anim:par>
            </anim:par>
            <anim:par smil:begin="next" smil:fill="hold">
              <anim:par smil:begin="0s" smil:fill="hold">
                <anim:par xml:id="id21" anim:id="id21" smil:begin="0s" smil:fill="hold" presentation:node-type="on-click" presentation:preset-class="entrance" presentation:preset-id="ooo-entrance-appear">
                  <anim:set smil:begin="0.499s" smil:dur="0.001s" smil:fill="hold" smil:targetElement="id19" smil:attributeName="visibility" smil:to="visible"/>
                </anim:par>
                <anim:set smil:begin="0s" smil:dur="0.001s" smil:fill="hold" presentation:master-element="id20" smil:targetElement="id17" smil:attributeName="visibility" smil:to="hidden"/>
              </anim:par>
            </anim:par>
            <anim:par smil:begin="next">
              <anim:par smil:begin="0s">
                <anim:set smil:dur="0.001s" smil:fill="hold" presentation:master-element="id21" smil:targetElement="id19" smil:attributeName="visibility" smil:to="hidden"/>
              </anim:par>
            </anim:par>
          </anim:seq>
        </anim:par>
        <presentation:notes draw:style-name="dp2">
          <draw:page-thumbnail draw:style-name="gr68" draw:layer="layout" svg:width="12.859cm" svg:height="9.644cm" svg:x="3.077cm" svg:y="1.887cm" draw:page-number="17" presentation:class="page"/>
          <draw:frame presentation:style-name="pr8" draw:text-style-name="P44" draw:layer="layout" svg:width="13.997cm" svg:height="11.319cm" svg:x="2.508cm" svg:y="12.15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A Simple Program: Printing a Line of Text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45"><text:span text:style-name="T6">Standard output stream object</text:span></text:p>
              </text:list-item>
            </text:list>
            <text:list text:style-name="L19">
              <text:list-item>
                <text:list>
                  <text:list-item>
                    <text:p text:style-name="P46"><text:span text:style-name="T24">std::cou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6"><text:span text:style-name="T6">“</text:span><text:span text:style-name="T6">Connected” to screen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46"><text:span text:style-name="T24">&lt;&lt;</text:span><text:span text:style-name="T9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7"><text:span text:style-name="T6">Stream insertion operator </text:span></text:p>
                      </text:list-item>
                      <text:list-item>
                        <text:p text:style-name="P17"><text:span text:style-name="T6">Value to right (right operand) inserted into output stream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45"><text:span text:style-name="T6">Namespace</text:span></text:p>
              </text:list-item>
            </text:list>
            <text:list text:style-name="L19">
              <text:list-item>
                <text:list>
                  <text:list-item>
                    <text:p text:style-name="P46"><text:span text:style-name="T24">std::</text:span><text:span text:style-name="T6"> specifies using name that belongs to “namespace” </text:span><text:span text:style-name="T24">std</text:span></text:p>
                  </text:list-item>
                  <text:list-item>
                    <text:p text:style-name="P46"><text:span text:style-name="T24">std::</text:span><text:span text:style-name="T6"> removed through use of </text:span><text:span text:style-name="T24">using</text:span><text:span text:style-name="T6"> statements</text:span></text:p>
                  </text:list-item>
                </text:list>
              </text:list-item>
            </text:list>
            <text:list text:style-name="L4">
              <text:list-item>
                <text:p text:style-name="P45"><text:span text:style-name="T6">Escape characters</text:span></text:p>
              </text:list-item>
            </text:list>
            <text:list text:style-name="L25">
              <text:list-item>
                <text:list>
                  <text:list-item>
                    <text:p text:style-name="P46"><text:span text:style-name="T9">\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6"><text:span text:style-name="T6">Indicates “special” character outpu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18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19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A Simple Program: Printing a Line of Text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6">
              <text:list-header>
                <text:p text:style-name="P10"><text:span text:style-name="T6"/></text:p>
                <text:p text:style-name="P10"><text:span text:style-name="T6"/></text:p>
                <text:p text:style-name="P10"><text:span text:style-name="T6"/></text:p>
              </text:list-header>
            </text:list>
            <text:list text:style-name="L26">
              <text:list-header>
                <text:p text:style-name="P47"><text:span text:style-name="T6"/></text:p>
              </text:list-header>
            </text:list>
          </draw:text-box>
        </draw:frame>
        <draw:frame draw:style-name="gr69" draw:text-style-name="P6" draw:layer="layout" svg:width="19.693cm" svg:height="13.194cm" svg:x="2.955cm" svg:y="5.22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layer="layout" svg:width="12.859cm" svg:height="9.644cm" svg:x="3.078cm" svg:y="1.887cm" draw:page-number="19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20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Another Simple Program: Adding Two Integers 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Variables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Location in memory where value can be stored</text:span></text:p>
                  </text:list-item>
                  <text:list-item>
                    <text:p text:style-name="P9"><text:span text:style-name="T6">Common data types</text:span></text:p>
                  </text:list-item>
                </text:list>
              </text:list-item>
            </text:list>
            <text:list text:style-name="L27">
              <text:list-item>
                <text:list>
                  <text:list-item>
                    <text:list>
                      <text:list-item>
                        <text:p text:style-name="P12"><text:span text:style-name="T24">int</text:span><text:span text:style-name="T6"> - integer numbers</text:span></text:p>
                      </text:list-item>
                      <text:list-item>
                        <text:p text:style-name="P12"><text:span text:style-name="T24">char</text:span><text:span text:style-name="T6"> - characters</text:span></text:p>
                      </text:list-item>
                      <text:list-item>
                        <text:p text:style-name="P12"><text:span text:style-name="T24">double</text:span><text:span text:style-name="T6"> - floating point number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Declare variables with name and data type before use</text:span></text:p>
                  </text:list-item>
                </text:list>
              </text:list-item>
            </text:list>
            <text:list text:style-name="L28">
              <text:list-item>
                <text:list>
                  <text:list-item>
                    <text:list>
                      <text:list-header>
                        <text:p text:style-name="P48"><text:span text:style-name="T24">int integer1</text:span><text:span text:style-name="T9">;</text:span></text:p>
                        <text:p text:style-name="P48"><text:span text:style-name="T24">int integer2</text:span><text:span text:style-name="T9">;</text:span></text:p>
                        <text:p text:style-name="P48"><text:span text:style-name="T24">int sum</text:span><text:span text:style-name="T9">;</text:span></text:p>
                      </text:list-header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Can declare several variables of same type in one declaration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2"><text:span text:style-name="T6">Comma-separated list</text:span></text:p>
                      </text:list-item>
                    </text:list>
                  </text:list-item>
                </text:list>
              </text:list-item>
            </text:list>
            <text:list text:style-name="L28">
              <text:list-item>
                <text:list>
                  <text:list-item>
                    <text:list>
                      <text:list-header>
                        <text:p text:style-name="P48"><text:span text:style-name="T24">int integer1, integer2, sum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20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Another Simple Program: Adding Two Integers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Input stream object</text:span></text:p>
              </text:list-item>
            </text:list>
            <text:list text:style-name="L25">
              <text:list-item>
                <text:list>
                  <text:list-item>
                    <text:p text:style-name="P11"><text:span text:style-name="T9">&gt;&gt;</text:span><text:span text:style-name="T6"> (stream extraction operator)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2"><text:span text:style-name="T6">Used with </text:span><text:span text:style-name="T24">std::cin</text:span></text:p>
                      </text:list-item>
                      <text:list-item>
                        <text:p text:style-name="P12"><text:span text:style-name="T6">Waits for user to input value, then press </text:span><text:span text:style-name="T36">Enter</text:span><text:span text:style-name="T6"> (Return) key</text:span></text:p>
                      </text:list-item>
                      <text:list-item>
                        <text:p text:style-name="P12"><text:span text:style-name="T6">Stores value in variable to right of operator</text:span></text:p>
                        <text:list>
                          <text:list-item>
                            <text:p text:style-name="P12"><text:span text:style-name="T6">Converts value to variable data typ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9">
              <text:list-item>
                <text:p text:style-name="P49"><text:span text:style-name="T37">=</text:span><text:span text:style-name="T11"> (assignment operator)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Assigns value to variable</text:span></text:p>
                  </text:list-item>
                  <text:list-item>
                    <text:p text:style-name="P11"><text:span text:style-name="T6">Binary operator (two operands)</text:span></text:p>
                  </text:list-item>
                  <text:list-item>
                    <text:p text:style-name="P11"><text:span text:style-name="T6">Example: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0"><text:span text:style-name="T38">sum = variable1 + variable2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0">
              <text:list-item>
                <text:list>
                  <text:list-header>
                    <text:p text:style-name="P51"><text:span text:style-name="T38"/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21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fig01_06.cpp (1 of 1)  " draw:style-name="dp3" draw:master-page-name="Title1_5f_" presentation:presentation-page-layout-name="AL2T0">
        <office:forms form:automatic-focus="false" form:apply-design-mode="false"/>
        <draw:frame presentation:style-name="pr6" draw:text-style-name="P5" draw:layer="layout" svg:width="5.715cm" svg:height="13.335cm" svg:x="19.684cm" svg:y="2.327cm" presentation:class="title" presentation:user-transformed="true">
          <draw:text-box>
            <text:list text:style-name="L24">
              <text:list-header>
                <text:p text:style-name="P37"><text:span text:style-name="T25">fig01_06.cpp</text:span><text:span text:style-name="T25"><text:line-break/></text:span><text:span text:style-name="T25">(1 of 1)</text:span><text:span text:style-name="T25"><text:line-break/></text:span><text:span text:style-name="T25"><text:line-break/></text:span><text:span text:style-name="T25"/></text:p>
              </text:list-header>
            </text:list>
          </draw:text-box>
        </draw:frame>
        <draw:frame presentation:style-name="pr9" draw:text-style-name="P40" draw:layer="layout" svg:width="19.473cm" svg:height="15.236cm" svg:x="-0.001cm" svg:y="0cm" presentation:class="subtitle" presentation:user-transformed="true">
          <draw:text-box>
            <text:list text:style-name="L21">
              <text:list-header>
                <text:p text:style-name="P38"><text:span text:style-name="T26">1 <text:s text:c="5"/></text:span><text:span text:style-name="T27">// Fig. 1.6: fig01_06.cpp</text:span></text:p>
                <text:p text:style-name="P38"><text:span text:style-name="T26">2 <text:s text:c="5"/></text:span><text:span text:style-name="T27">// Addition program.</text:span></text:p>
                <text:p text:style-name="P38"><text:span text:style-name="T26">3 <text:s text:c="5"/></text:span><text:span text:style-name="T28">#include</text:span><text:span text:style-name="T29"> &lt;iostream&gt;</text:span></text:p>
                <text:p text:style-name="P38"><text:span text:style-name="T26">4 <text:s text:c="5"/></text:span></text:p>
                <text:p text:style-name="P38"><text:span text:style-name="T26">5 <text:s text:c="5"/></text:span><text:span text:style-name="T27">// function main begins program execution</text:span></text:p>
                <text:p text:style-name="P38"><text:span text:style-name="T26">6 <text:s text:c="5"/></text:span><text:span text:style-name="T28">int</text:span><text:span text:style-name="T29"> main()</text:span></text:p>
                <text:p text:style-name="P38"><text:span text:style-name="T26">7 <text:s text:c="5"/></text:span><text:span text:style-name="T29">{</text:span></text:p>
                <text:p text:style-name="P38"><text:span text:style-name="T26">8 <text:s text:c="5"/></text:span><text:span text:style-name="T29"><text:s text:c="3"/></text:span><text:span text:style-name="T28">int</text:span><text:span text:style-name="T29"> integer1; <text:s/></text:span><text:span text:style-name="T27">// first number to be input by user <text:s text:c="3"/></text:span></text:p>
                <text:p text:style-name="P38"><text:span text:style-name="T26">9 <text:s text:c="5"/></text:span><text:span text:style-name="T29"><text:s text:c="3"/></text:span><text:span text:style-name="T28">int</text:span><text:span text:style-name="T29"> integer2; <text:s/></text:span><text:span text:style-name="T27">// second number to be input by user <text:s text:c="2"/></text:span></text:p>
                <text:p text:style-name="P38"><text:span text:style-name="T26">10 <text:s text:c="3"/></text:span><text:span text:style-name="T29"><text:s text:c="3"/></text:span><text:span text:style-name="T28">int</text:span><text:span text:style-name="T29"> sum; <text:s text:c="5"/></text:span><text:span text:style-name="T27"><text:s/>// variable in which sum will be stored</text:span></text:p>
                <text:p text:style-name="P38"><text:span text:style-name="T26">11 <text:s text:c="3"/></text:span></text:p>
                <text:p text:style-name="P38"><text:span text:style-name="T26">12 <text:s text:c="3"/></text:span><text:span text:style-name="T29"><text:s text:c="3"/>std::cout &lt;&lt; </text:span><text:span text:style-name="T30">"Enter first integer\n"</text:span><text:span text:style-name="T29">; </text:span><text:span text:style-name="T27"><text:s/>// prompt</text:span></text:p>
                <text:p text:style-name="P38"><text:span text:style-name="T26">13 <text:s text:c="3"/></text:span><text:span text:style-name="T29"><text:s text:c="3"/>std::cin &gt;&gt; integer1; <text:s text:c="16"/></text:span><text:span text:style-name="T27"><text:s/>// read an integer</text:span></text:p>
                <text:p text:style-name="P38"><text:span text:style-name="T26">14 <text:s text:c="3"/></text:span></text:p>
                <text:p text:style-name="P38"><text:span text:style-name="T26">15 <text:s text:c="3"/></text:span><text:span text:style-name="T29"><text:s text:c="3"/>std::cout &lt;&lt; </text:span><text:span text:style-name="T30">"Enter second integer\n"</text:span><text:span text:style-name="T29">; </text:span><text:span text:style-name="T27">// prompt</text:span></text:p>
                <text:p text:style-name="P38"><text:span text:style-name="T26">16 <text:s text:c="3"/></text:span><text:span text:style-name="T29"><text:s text:c="3"/>std::cin &gt;&gt; integer2; <text:s text:c="17"/></text:span><text:span text:style-name="T27">// read an integer</text:span></text:p>
                <text:p text:style-name="P38"><text:span text:style-name="T26">17 <text:s text:c="3"/></text:span></text:p>
                <text:p text:style-name="P38"><text:span text:style-name="T26">18 <text:s text:c="3"/></text:span><text:span text:style-name="T29"><text:s text:c="3"/>sum = integer1 + integer2; <text:s/></text:span><text:span text:style-name="T27">// assign result to sum</text:span></text:p>
                <text:p text:style-name="P38"><text:span text:style-name="T26">19 <text:s text:c="3"/></text:span></text:p>
                <text:p text:style-name="P38"><text:span text:style-name="T26">20 <text:s text:c="3"/></text:span><text:span text:style-name="T29"><text:s text:c="3"/>std::cout &lt;&lt; </text:span><text:span text:style-name="T30">"Sum is "</text:span><text:span text:style-name="T29"> &lt;&lt; sum &lt;&lt; std::endl; </text:span><text:span text:style-name="T27">// print sum</text:span></text:p>
                <text:p text:style-name="P38"><text:span text:style-name="T26">21 <text:s text:c="3"/></text:span></text:p>
                <text:p text:style-name="P38"><text:span text:style-name="T26">22 <text:s text:c="3"/></text:span><text:span text:style-name="T29"><text:s text:c="3"/></text:span><text:span text:style-name="T28">return</text:span><text:span text:style-name="T29"> </text:span><text:span text:style-name="T30">0</text:span><text:span text:style-name="T29">; <text:s text:c="2"/></text:span><text:span text:style-name="T27">// indicate that program ended successfully</text:span></text:p>
                <text:p text:style-name="P38"><text:span text:style-name="T26">23 <text:s text:c="3"/></text:span></text:p>
                <text:p text:style-name="P38"><text:span text:style-name="T26">24 <text:s text:c="3"/></text:span><text:span text:style-name="T29">} </text:span><text:span text:style-name="T27">// end function main</text:span></text:p>
              </text:list-header>
            </text:list>
          </draw:text-box>
        </draw:frame>
        <draw:g xml:id="id22" draw:id="id22">
          <draw:custom-shape draw:style-name="gr64" draw:text-style-name="P42" draw:layer="layout" svg:width="7.408cm" svg:height="0.937cm" svg:x="9.737cm" svg:y="3.713cm">
            <text:list text:style-name="L24">
              <text:list-header>
                <text:p text:style-name="P25"><text:span text:style-name="T32">Declare integer variables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5" draw:text-style-name="P6" draw:layer="layout" svg:x1="9.737cm" svg:y1="4.233cm" svg:x2="5.715cm" svg:y2="5.08cm">
            <text:p/>
          </draw:line>
          <draw:line draw:style-name="gr65" draw:text-style-name="P6" draw:layer="layout" svg:x1="9.737cm" svg:y1="4.233cm" svg:x2="5.715cm" svg:y2="5.503cm">
            <text:p/>
          </draw:line>
          <draw:line draw:style-name="gr65" draw:text-style-name="P6" draw:layer="layout" svg:x1="9.737cm" svg:y1="4.233cm" svg:x2="4.233cm" svg:y2="6.35cm">
            <text:p/>
          </draw:line>
        </draw:g>
        <draw:g xml:id="id23" draw:id="id23">
          <draw:custom-shape draw:style-name="gr64" draw:text-style-name="P42" draw:layer="layout" svg:width="7.409cm" svg:height="2.289cm" svg:x="8.678cm" svg:y="5.503cm">
            <text:list text:style-name="L24">
              <text:list-header>
                <text:p text:style-name="P25"><text:span text:style-name="T32">Use stream extraction operator with standard input stream to obtain user input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6" draw:text-style-name="P6" draw:layer="layout" svg:x1="8.677cm" svg:y1="5.927cm" svg:x2="4.656cm" svg:y2="7.832cm">
            <text:p/>
          </draw:line>
        </draw:g>
        <draw:g xml:id="id25" draw:id="id25">
          <draw:custom-shape draw:style-name="gr64" draw:text-style-name="P42" draw:layer="layout" svg:width="7.408cm" svg:height="2.965cm" svg:x="16.087cm" svg:y="9.679cm">
            <text:list text:style-name="L24">
              <text:list-header>
                <text:p text:style-name="P25"><text:span text:style-name="T33">Stream manipulator </text:span><text:span text:style-name="T34">std::endl </text:span><text:span text:style-name="T33">outputs a newline, then “flushes output buffer.”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6" draw:text-style-name="P6" draw:layer="layout" svg:x1="16.087cm" svg:y1="10.103cm" svg:x2="12.065cm" svg:y2="12.008cm">
            <text:p/>
          </draw:line>
        </draw:g>
        <draw:g xml:id="id27" draw:id="id27">
          <draw:custom-shape draw:style-name="gr64" draw:text-style-name="P42" draw:layer="layout" svg:width="7.408cm" svg:height="2.289cm" svg:x="13.441cm" svg:y="14.221cm">
            <text:list text:style-name="L24">
              <text:list-header>
                <text:p text:style-name="P25"><text:span text:style-name="T32">Concatenating, chaining or cascading stream insertion operations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5" draw:text-style-name="P6" draw:layer="layout" svg:x1="13.441cm" svg:y1="14.645cm" svg:x2="9.843cm" svg:y2="12.621cm">
            <text:p/>
          </draw:line>
          <draw:line draw:style-name="gr65" draw:text-style-name="P6" draw:layer="layout" svg:x1="13.441cm" svg:y1="14.645cm" svg:x2="8.255cm" svg:y2="12.621cm">
            <text:p/>
          </draw:line>
          <draw:line draw:style-name="gr65" draw:text-style-name="P6" draw:layer="layout" svg:x1="13.44cm" svg:y1="14.645cm" svg:x2="5.079cm" svg:y2="12.621cm">
            <text:p/>
          </draw:line>
        </draw:g>
        <draw:g xml:id="id29" draw:id="id29">
          <draw:custom-shape draw:style-name="gr64" draw:text-style-name="P42" draw:layer="layout" svg:width="15.664cm" svg:height="2.796cm" svg:x="8.678cm" svg:y="9.446cm">
            <text:list text:style-name="L24">
              <text:list-header>
                <text:p text:style-name="P25"><text:span text:style-name="T33">Calculations can be performed in output statements: alternative for lines 18 and 20:</text:span></text:p>
                <text:p text:style-name="P25"><text:span text:style-name="T33"/></text:p>
              </text:list-header>
            </text:list>
            <text:list text:style-name="L23">
              <text:list-header>
                <text:p text:style-name="P52"><text:span text:style-name="T21">std::cout &lt;&lt; </text:span><text:span text:style-name="T39">"Sum is "</text:span><text:span text:style-name="T21"> &lt;&lt; integer1 + integer2 &lt;&lt; std::endl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6" draw:text-style-name="P6" draw:layer="layout" svg:x1="8.677cm" svg:y1="9.869cm" svg:x2="4.656cm" svg:y2="11.774cm">
            <text:p/>
          </draw:line>
        </draw:g>
        <draw:custom-shape draw:style-name="gr67" draw:text-style-name="P43" draw:layer="layout" svg:width="6.35cm" svg:height="2.032cm" svg:x="19.05cm" svg:y="17.018cm">
          <text:p/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xml:id="id24" anim:id="id24" smil:begin="0s" smil:fill="hold" presentation:node-type="on-click" presentation:preset-class="entrance" presentation:preset-id="ooo-entrance-appear">
                  <anim:set smil:begin="0.499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xml:id="id26" anim:id="id26" smil:begin="0s" smil:fill="hold" presentation:node-type="on-click" presentation:preset-class="entrance" presentation:preset-id="ooo-entrance-appear">
                  <anim:set smil:begin="0.499s" smil:dur="0.001s" smil:fill="hold" smil:targetElement="id23" smil:attributeName="visibility" smil:to="visible"/>
                </anim:par>
                <anim:set smil:begin="0s" smil:dur="0.001s" smil:fill="hold" presentation:master-element="id24" smil:targetElement="id22" smil:attributeName="visibility" smil:to="hidden"/>
              </anim:par>
            </anim:par>
            <anim:par smil:begin="next" smil:fill="hold">
              <anim:par smil:begin="0s" smil:fill="hold">
                <anim:par xml:id="id28" anim:id="id28" smil:begin="0s" smil:fill="hold" presentation:node-type="on-click" presentation:preset-class="entrance" presentation:preset-id="ooo-entrance-appear">
                  <anim:set smil:begin="0.499s" smil:dur="0.001s" smil:fill="hold" smil:targetElement="id25" smil:attributeName="visibility" smil:to="visible"/>
                </anim:par>
                <anim:set smil:begin="0s" smil:dur="0.001s" smil:fill="hold" presentation:master-element="id26" smil:targetElement="id23" smil:attributeName="visibility" smil:to="hidden"/>
              </anim:par>
            </anim:par>
            <anim:par smil:begin="next" smil:fill="hold">
              <anim:par smil:begin="0s" smil:fill="hold">
                <anim:par xml:id="id30" anim:id="id30" smil:begin="0s" smil:fill="hold" presentation:node-type="on-click" presentation:preset-class="entrance" presentation:preset-id="ooo-entrance-appear">
                  <anim:set smil:begin="0.499s" smil:dur="0.001s" smil:fill="hold" smil:targetElement="id27" smil:attributeName="visibility" smil:to="visible"/>
                </anim:par>
                <anim:set smil:begin="0s" smil:dur="0.001s" smil:fill="hold" presentation:master-element="id28" smil:targetElement="id25" smil:attributeName="visibility" smil:to="hidden"/>
              </anim:par>
            </anim:par>
            <anim:par smil:begin="next" smil:fill="hold">
              <anim:par smil:begin="0s" smil:fill="hold">
                <anim:par xml:id="id31" anim:id="id31" smil:begin="0s" smil:fill="hold" presentation:node-type="on-click" presentation:preset-class="entrance" presentation:preset-id="ooo-entrance-appear">
                  <anim:set smil:begin="0.499s" smil:dur="0.001s" smil:fill="hold" smil:targetElement="id29" smil:attributeName="visibility" smil:to="visible"/>
                </anim:par>
                <anim:set smil:begin="0s" smil:dur="0.001s" smil:fill="hold" presentation:master-element="id30" smil:targetElement="id27" smil:attributeName="visibility" smil:to="hidden"/>
              </anim:par>
            </anim:par>
            <anim:par smil:begin="next">
              <anim:par smil:begin="0s">
                <anim:set smil:dur="0.001s" smil:fill="hold" presentation:master-element="id31" smil:targetElement="id29" smil:attributeName="visibility" smil:to="hidden"/>
              </anim:par>
            </anim:par>
          </anim:seq>
        </anim:par>
        <presentation:notes draw:style-name="dp2">
          <draw:page-thumbnail draw:style-name="gr68" draw:layer="layout" svg:width="12.859cm" svg:height="9.644cm" svg:x="3.077cm" svg:y="1.887cm" draw:page-number="22" presentation:class="page"/>
          <draw:frame presentation:style-name="pr8" draw:text-style-name="P44" draw:layer="layout" svg:width="13.997cm" svg:height="11.319cm" svg:x="2.508cm" svg:y="12.15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Memory Concepts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45"><text:span text:style-name="T6">Variable names</text:span></text:p>
              </text:list-item>
            </text:list>
            <text:list text:style-name="L5">
              <text:list-item>
                <text:list>
                  <text:list-item>
                    <text:p text:style-name="P46"><text:span text:style-name="T6">Correspond to actual locations in computer's memory</text:span></text:p>
                  </text:list-item>
                  <text:list-item>
                    <text:p text:style-name="P46"><text:span text:style-name="T6">Every variable has name, type, size and value</text:span></text:p>
                  </text:list-item>
                  <text:list-item>
                    <text:p text:style-name="P46"><text:span text:style-name="T6">When new value placed into variable, overwrites previous value</text:span></text:p>
                  </text:list-item>
                </text:list>
              </text:list-item>
            </text:list>
            <text:list text:style-name="L31">
              <text:list-item>
                <text:list>
                  <text:list-header>
                    <text:p text:style-name="P53"><text:span text:style-name="T6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 text:style-name="P46"><text:span text:style-name="T6">std::cin &gt;&gt; integer1;</text:span></text:p>
                  </text:list-item>
                  <text:list-item>
                    <text:p text:style-name="P46"><text:span text:style-name="T6">Assume user entered 45</text:span></text:p>
                  </text:list-item>
                </text:list>
              </text:list-item>
            </text:list>
            <text:list text:style-name="L31">
              <text:list-item>
                <text:list>
                  <text:list-header>
                    <text:p text:style-name="P53"><text:span text:style-name="T6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 text:style-name="P46"><text:span text:style-name="T6">std::cin &gt;&gt; integer2;</text:span></text:p>
                  </text:list-item>
                  <text:list-item>
                    <text:p text:style-name="P46"><text:span text:style-name="T6">Assume user entered 72</text:span></text:p>
                  </text:list-item>
                </text:list>
              </text:list-item>
            </text:list>
            <text:list text:style-name="L31">
              <text:list-item>
                <text:list>
                  <text:list-header>
                    <text:p text:style-name="P53"><text:span text:style-name="T6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 text:style-name="P46"><text:span text:style-name="T6">sum = integer1 + integer2;</text:span></text:p>
                  </text:list-item>
                </text:list>
              </text:list-item>
            </text:list>
          </draw:text-box>
        </draw:frame>
        <draw:custom-shape draw:style-name="gr70" draw:text-style-name="P54" draw:layer="layout" svg:width="4.374cm" svg:height="2.417cm" svg:x="18.415cm" svg:y="11.44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54" draw:layer="layout" svg:width="4.374cm" svg:height="1.442cm" svg:x="18.415cm" svg:y="9.5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54" draw:layer="layout" svg:width="4.374cm" svg:height="3.497cm" svg:x="18.415cm" svg:y="14.354cm">
          <text:p/>
          <draw:enhanced-geometry svg:viewBox="0 0 21600 21600" draw:type="rectangle" draw:enhanced-path="M 0 0 L 21600 0 21600 21600 0 21600 0 0 Z N"/>
        </draw:custom-shape>
        <draw:g>
          <draw:custom-shape draw:style-name="gr73" draw:text-style-name="P1" draw:layer="layout" svg:width="1.233cm" svg:height="0.705cm" svg:x="21.392cm" svg:y="9.887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3" draw:layer="layout" svg:width="1.299cm" svg:height="0.565cm" svg:x="19.745cm" svg:y="9.926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56" draw:layer="layout" svg:width="2.711cm" svg:height="0.677cm" svg:x="18.575cm" svg:y="9.926cm">
            <text:list text:style-name="L14">
              <text:list-header>
                <text:p text:style-name="P55"><text:span text:style-name="T40">integer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6" draw:text-style-name="P56" draw:layer="layout" svg:width="0.679cm" svg:height="0.677cm" svg:x="21.672cm" svg:y="9.887cm">
            <text:list text:style-name="L14">
              <text:list-header>
                <text:p text:style-name="P55"><text:span text:style-name="T40">45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73" draw:text-style-name="P1" draw:layer="layout" svg:width="1.233cm" svg:height="0.705cm" svg:x="21.392cm" svg:y="11.73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3" draw:layer="layout" svg:width="1.299cm" svg:height="0.564cm" svg:x="19.745cm" svg:y="11.77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56" draw:layer="layout" svg:width="2.711cm" svg:height="0.677cm" svg:x="18.575cm" svg:y="11.77cm">
            <text:list text:style-name="L14">
              <text:list-header>
                <text:p text:style-name="P55"><text:span text:style-name="T40">integer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9" draw:text-style-name="P56" draw:layer="layout" svg:width="0.679cm" svg:height="0.677cm" svg:x="21.672cm" svg:y="11.73cm">
            <text:list text:style-name="L14">
              <text:list-header>
                <text:p text:style-name="P55"><text:span text:style-name="T40">45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1" draw:layer="layout" svg:width="1.233cm" svg:height="0.709cm" svg:x="21.392cm" svg:y="12.846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3" draw:layer="layout" svg:width="1.299cm" svg:height="0.565cm" svg:x="19.745cm" svg:y="12.885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56" draw:layer="layout" svg:width="2.711cm" svg:height="0.677cm" svg:x="18.575cm" svg:y="12.881cm">
            <text:list text:style-name="L14">
              <text:list-header>
                <text:p text:style-name="P55"><text:span text:style-name="T40">integer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2" draw:text-style-name="P56" draw:layer="layout" svg:width="0.679cm" svg:height="0.677cm" svg:x="21.672cm" svg:y="12.846cm">
            <text:list text:style-name="L14">
              <text:list-header>
                <text:p text:style-name="P55"><text:span text:style-name="T40">72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83" draw:text-style-name="P1" draw:layer="layout" svg:width="1.233cm" svg:height="0.71cm" svg:x="21.392cm" svg:y="14.64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3" draw:layer="layout" svg:width="1.299cm" svg:height="0.564cm" svg:x="19.745cm" svg:y="14.68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56" draw:layer="layout" svg:width="2.711cm" svg:height="0.677cm" svg:x="18.575cm" svg:y="14.671cm">
            <text:list text:style-name="L14">
              <text:list-header>
                <text:p text:style-name="P55"><text:span text:style-name="T40">integer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5" draw:text-style-name="P56" draw:layer="layout" svg:width="0.679cm" svg:height="0.677cm" svg:x="21.672cm" svg:y="14.64cm">
            <text:list text:style-name="L14">
              <text:list-header>
                <text:p text:style-name="P55"><text:span text:style-name="T40">45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73" draw:text-style-name="P1" draw:layer="layout" svg:width="1.233cm" svg:height="0.705cm" svg:x="21.392cm" svg:y="15.721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3" draw:layer="layout" svg:width="1.299cm" svg:height="0.565cm" svg:x="19.745cm" svg:y="15.76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56" draw:layer="layout" svg:width="2.711cm" svg:height="0.677cm" svg:x="18.575cm" svg:y="15.76cm">
            <text:list text:style-name="L14">
              <text:list-header>
                <text:p text:style-name="P55"><text:span text:style-name="T40">integer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7" draw:text-style-name="P56" draw:layer="layout" svg:width="0.679cm" svg:height="0.677cm" svg:x="21.672cm" svg:y="15.721cm">
            <text:list text:style-name="L14">
              <text:list-header>
                <text:p text:style-name="P55"><text:span text:style-name="T40">72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88" draw:text-style-name="P1" draw:layer="layout" svg:width="1.234cm" svg:height="0.71cm" svg:x="21.392cm" svg:y="16.836cm">
            <text:p/>
            <draw:enhanced-geometry svg:viewBox="0 0 21600 21600" draw:type="rectangle" draw:enhanced-path="M 0 0 L 21600 0 21600 21600 0 21600 0 0 Z N"/>
          </draw:custom-shape>
          <draw:custom-shape draw:style-name="gr89" draw:text-style-name="P3" draw:layer="layout" svg:width="1.301cm" svg:height="0.569cm" svg:x="19.747cm" svg:y="16.876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58" draw:layer="layout" svg:width="1.058cm" svg:height="0.677cm" svg:x="19.994cm" svg:y="16.876cm">
            <text:list text:style-name="L14">
              <text:list-header>
                <text:p text:style-name="P57"><text:span text:style-name="T40">su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1" draw:text-style-name="P56" draw:layer="layout" svg:width="1.018cm" svg:height="0.677cm" svg:x="21.676cm" svg:y="16.836cm">
            <text:list text:style-name="L14">
              <text:list-header>
                <text:p text:style-name="P55"><text:span text:style-name="T40">117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layer="layout" svg:width="12.859cm" svg:height="9.644cm" svg:x="3.078cm" svg:y="1.887cm" draw:page-number="23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24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Arithmetic</text:span></text:p>
              </text:list-header>
            </text:list>
          </draw:text-box>
        </draw:frame>
        <draw:frame presentation:style-name="pr10" draw:text-style-name="P5" draw:layer="layout" svg:width="21.59cm" svg:height="13.974cm" svg:x="1.905cm" svg:y="3.387cm" presentation:class="outline" presentation:user-transformed="true">
          <draw:text-box>
            <text:list text:style-name="L4">
              <text:list-item>
                <text:p text:style-name="P8"><text:span text:style-name="T6">Arithmetic calculations</text:span></text:p>
              </text:list-item>
            </text:list>
            <text:list text:style-name="L25">
              <text:list-item>
                <text:list>
                  <text:list-item>
                    <text:p text:style-name="P11"><text:span text:style-name="T9">*</text:span><text:span text:style-name="T6"> : Multiplication </text:span></text:p>
                  </text:list-item>
                  <text:list-item>
                    <text:p text:style-name="P11"><text:span text:style-name="T9">/</text:span><text:span text:style-name="T6"> : Division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2"><text:span text:style-name="T6">Integer division truncates remainder</text:span></text:p>
                      </text:list-item>
                    </text:list>
                  </text:list-item>
                </text:list>
              </text:list-item>
            </text:list>
            <text:list text:style-name="L3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7 / 5</text:span><text:span text:style-name="T6"> evaluates to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5">
              <text:list-item>
                <text:list>
                  <text:list-item>
                    <text:p text:style-name="P11"><text:span text:style-name="T9">%</text:span><text:span text:style-name="T6"> : Modulus operator returns remainder </text:span></text:p>
                  </text:list-item>
                </text:list>
              </text:list-item>
            </text:list>
            <text:list text:style-name="L3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7 % 5</text:span><text:span text:style-name="T6"> evaluates to 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9" draw:text-style-name="P6" draw:layer="layout" svg:width="21.736cm" svg:height="10.015cm" svg:x="1.759cm" svg:y="11.41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layer="layout" svg:width="12.859cm" svg:height="9.644cm" svg:x="3.078cm" svg:y="1.887cm" draw:page-number="24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25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Decision Making: Equality and Relational Operators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33">
              <text:list-item>
                <text:p text:style-name="P45"><text:span text:style-name="T24">if</text:span><text:span text:style-name="T6"> structure</text:span></text:p>
              </text:list-item>
            </text:list>
            <text:list text:style-name="L5">
              <text:list-item>
                <text:list>
                  <text:list-item>
                    <text:p text:style-name="P46"><text:span text:style-name="T6">Make decision based on truth or falsity of condition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7"><text:span text:style-name="T6">If condition met, body executed</text:span></text:p>
                      </text:list-item>
                      <text:list-item>
                        <text:p text:style-name="P17"><text:span text:style-name="T6">Else, body not execute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45"><text:span text:style-name="T6">Equality and relational operators</text:span></text:p>
              </text:list-item>
            </text:list>
            <text:list text:style-name="L5">
              <text:list-item>
                <text:list>
                  <text:list-item>
                    <text:p text:style-name="P46"><text:span text:style-name="T6">Equality operators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7"><text:span text:style-name="T6">Same level of precedenc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6"><text:span text:style-name="T6">Relational operators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7"><text:span text:style-name="T6">Same level of precedenc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6"><text:span text:style-name="T6">Associate left to right</text:span></text:p>
                  </text:list-item>
                </text:list>
              </text:list-item>
            </text:list>
            <text:list text:style-name="L33">
              <text:list-item>
                <text:p text:style-name="P45"><text:span text:style-name="T24">using</text:span><text:span text:style-name="T6"> statements</text:span></text:p>
              </text:list-item>
            </text:list>
            <text:list text:style-name="L5">
              <text:list-item>
                <text:list>
                  <text:list-item>
                    <text:p text:style-name="P46"><text:span text:style-name="T6">Eliminate use of </text:span><text:span text:style-name="T24">std::</text:span><text:span text:style-name="T6"> prefix</text:span></text:p>
                  </text:list-item>
                  <text:list-item>
                    <text:p text:style-name="P46"><text:span text:style-name="T6">Write </text:span><text:span text:style-name="T24">cout</text:span><text:span text:style-name="T9"> </text:span><text:span text:style-name="T6">instead of </text:span><text:span text:style-name="T24">std::cout</text:span></text:p>
                  </text:list-item>
                </text:list>
              </text:list-item>
            </text:list>
            <text:list text:style-name="L34">
              <text:list-item>
                <text:list>
                  <text:list-header>
                    <text:p text:style-name="P53"><text:span text:style-name="T24"/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25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26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Decision Making: Equality and Relational Operators</text:span></text:p>
              </text:list-header>
            </text:list>
          </draw:text-box>
        </draw:frame>
        <draw:frame draw:style-name="gr69" draw:text-style-name="P6" draw:layer="layout" svg:width="32.482cm" svg:height="12.294cm" svg:x="-3.594cm" svg:y="5.48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layer="layout" svg:width="12.859cm" svg:height="9.644cm" svg:x="3.078cm" svg:y="1.887cm" draw:page-number="26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fig01_14.cpp (1 of 2)  " draw:style-name="dp3" draw:master-page-name="Title1_5f_" presentation:presentation-page-layout-name="AL2T0">
        <draw:frame presentation:style-name="pr6" draw:text-style-name="P5" draw:layer="layout" svg:width="5.715cm" svg:height="13.335cm" svg:x="19.684cm" svg:y="2.327cm" presentation:class="title" presentation:user-transformed="true">
          <draw:text-box>
            <text:list text:style-name="L24">
              <text:list-header>
                <text:p text:style-name="P37"><text:span text:style-name="T25">fig01_14.cpp</text:span><text:span text:style-name="T25"><text:line-break/></text:span><text:span text:style-name="T25">(1 of 2)</text:span><text:span text:style-name="T25"><text:line-break/></text:span><text:span text:style-name="T25"><text:line-break/></text:span><text:span text:style-name="T25"/></text:p>
              </text:list-header>
            </text:list>
          </draw:text-box>
        </draw:frame>
        <draw:frame presentation:style-name="pr11" draw:text-style-name="P40" draw:layer="layout" svg:width="19.473cm" svg:height="15.663cm" svg:x="-0.001cm" svg:y="-0.001cm" presentation:class="subtitle" presentation:user-transformed="true">
          <draw:text-box>
            <text:list text:style-name="L21">
              <text:list-header>
                <text:p text:style-name="P38"><text:span text:style-name="T26">1 <text:s text:c="5"/></text:span><text:span text:style-name="T27">// Fig. 1.14: fig01_14.cpp</text:span></text:p>
                <text:p text:style-name="P38"><text:span text:style-name="T26">2 <text:s text:c="5"/></text:span><text:span text:style-name="T27">// Using if statements, relational</text:span></text:p>
                <text:p text:style-name="P38"><text:span text:style-name="T26">3 <text:s text:c="5"/></text:span><text:span text:style-name="T27">// operators, and equality operators.</text:span></text:p>
                <text:p text:style-name="P38"><text:span text:style-name="T26">4 <text:s text:c="5"/></text:span><text:span text:style-name="T28">#include</text:span><text:span text:style-name="T29"> &lt;iostream&gt;</text:span></text:p>
                <text:p text:style-name="P38"><text:span text:style-name="T26">5 <text:s text:c="5"/></text:span></text:p>
                <text:p text:style-name="P38"><text:span text:style-name="T26">6 <text:s text:c="5"/></text:span><text:span text:style-name="T28">using</text:span><text:span text:style-name="T29"> std::cout; <text:s/></text:span><text:span text:style-name="T27">// program uses cout</text:span></text:p>
                <text:p text:style-name="P38"><text:span text:style-name="T26">7 <text:s text:c="5"/></text:span><text:span text:style-name="T28">using</text:span><text:span text:style-name="T29"> std::cin; <text:s text:c="2"/></text:span><text:span text:style-name="T27">// program uses cin </text:span></text:p>
                <text:p text:style-name="P38"><text:span text:style-name="T26">8 <text:s text:c="5"/></text:span><text:span text:style-name="T28">using</text:span><text:span text:style-name="T29"> std::endl; <text:s/></text:span><text:span text:style-name="T27">// program uses endl</text:span></text:p>
                <text:p text:style-name="P38"><text:span text:style-name="T26">9 <text:s text:c="5"/></text:span></text:p>
                <text:p text:style-name="P38"><text:span text:style-name="T26">10 <text:s text:c="3"/></text:span><text:span text:style-name="T27">// function main begins program execution</text:span></text:p>
                <text:p text:style-name="P38"><text:span text:style-name="T26">11 <text:s text:c="3"/></text:span><text:span text:style-name="T28">int</text:span><text:span text:style-name="T29"> main()</text:span></text:p>
                <text:p text:style-name="P38"><text:span text:style-name="T26">12 <text:s text:c="3"/></text:span><text:span text:style-name="T29">{</text:span></text:p>
                <text:p text:style-name="P38"><text:span text:style-name="T26">13 <text:s text:c="3"/></text:span><text:span text:style-name="T29"><text:s text:c="3"/></text:span><text:span text:style-name="T28">int</text:span><text:span text:style-name="T29"> num1; <text:s/></text:span><text:span text:style-name="T27">// first number to be read from user</text:span></text:p>
                <text:p text:style-name="P38"><text:span text:style-name="T26">14 <text:s text:c="3"/></text:span><text:span text:style-name="T29"><text:s text:c="3"/></text:span><text:span text:style-name="T28">int</text:span><text:span text:style-name="T29"> num2; <text:s/></text:span><text:span text:style-name="T27">// second number to be read from user</text:span></text:p>
                <text:p text:style-name="P38"><text:span text:style-name="T26">15 <text:s text:c="3"/></text:span></text:p>
                <text:p text:style-name="P38"><text:span text:style-name="T26">16 <text:s text:c="3"/></text:span><text:span text:style-name="T29"><text:s text:c="3"/>cout &lt;&lt; </text:span><text:span text:style-name="T30">"Enter two integers, and I will tell you\n"</text:span></text:p>
                <text:p text:style-name="P38"><text:span text:style-name="T26">17 <text:s text:c="3"/></text:span><text:span text:style-name="T29"><text:s text:c="8"/>&lt;&lt;</text:span><text:span text:style-name="T30"> "the relationships they satisfy: "</text:span><text:span text:style-name="T29">;</text:span></text:p>
                <text:p text:style-name="P38"><text:span text:style-name="T26">18 <text:s text:c="3"/></text:span><text:span text:style-name="T29"><text:s text:c="3"/>cin &gt;&gt; num1 &gt;&gt; num2; <text:s text:c="2"/></text:span><text:span text:style-name="T27">// read two integers</text:span></text:p>
                <text:p text:style-name="P38"><text:span text:style-name="T26">19 <text:s text:c="3"/></text:span></text:p>
                <text:p text:style-name="P38"><text:span text:style-name="T26">20 <text:s text:c="3"/></text:span><text:span text:style-name="T29"><text:s text:c="3"/></text:span><text:span text:style-name="T28">if</text:span><text:span text:style-name="T29"> ( num1 == num2 ) <text:s text:c="31"/></text:span></text:p>
                <text:p text:style-name="P38"><text:span text:style-name="T26">21 <text:s text:c="3"/></text:span><text:span text:style-name="T29"><text:s text:c="6"/>cout &lt;&lt; num1 &lt;&lt; </text:span><text:span text:style-name="T30">" is equal to "</text:span><text:span text:style-name="T29"> &lt;&lt; num2 &lt;&lt; endl;</text:span></text:p>
                <text:p text:style-name="P38"><text:span text:style-name="T26">22 <text:s text:c="3"/></text:span></text:p>
                <text:p text:style-name="P38"><text:span text:style-name="T26">23 <text:s text:c="3"/></text:span><text:span text:style-name="T29"><text:s text:c="3"/></text:span><text:span text:style-name="T28">if</text:span><text:span text:style-name="T29"> ( num1 != num2 )</text:span></text:p>
                <text:p text:style-name="P38"><text:span text:style-name="T26">24 <text:s text:c="3"/></text:span><text:span text:style-name="T29"><text:s text:c="6"/>cout &lt;&lt; num1 &lt;&lt; </text:span><text:span text:style-name="T30">" is not equal to "</text:span><text:span text:style-name="T29"> &lt;&lt; num2 &lt;&lt; endl;</text:span></text:p>
                <text:p text:style-name="P38"><text:span text:style-name="T26">25 <text:s text:c="3"/></text:span></text:p>
              </text:list-header>
            </text:list>
          </draw:text-box>
        </draw:frame>
        <draw:g xml:id="id32" draw:id="id32">
          <draw:custom-shape draw:style-name="gr92" draw:text-style-name="P59" draw:layer="layout" svg:width="7.408cm" svg:height="1.613cm" svg:x="11.748cm" svg:y="4.022cm">
            <text:list text:style-name="L23">
              <text:list-header>
                <text:p text:style-name="P52"><text:span text:style-name="T35">using</text:span><text:span text:style-name="T32"> statements eliminate need for </text:span><text:span text:style-name="T35">std::</text:span><text:span text:style-name="T32"> prefix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5" draw:text-style-name="P6" draw:layer="layout" svg:x1="11.748cm" svg:y1="4.445cm" svg:x2="5.292cm" svg:y2="4.445cm">
            <text:p/>
          </draw:line>
          <draw:line draw:style-name="gr65" draw:text-style-name="P6" draw:layer="layout" svg:x1="11.748cm" svg:y1="4.444cm" svg:x2="5.292cm" svg:y2="3.809cm">
            <text:p/>
          </draw:line>
          <draw:line draw:style-name="gr65" draw:text-style-name="P6" draw:layer="layout" svg:x1="11.748cm" svg:y1="4.445cm" svg:x2="5.292cm" svg:y2="4.983cm">
            <text:p/>
          </draw:line>
        </draw:g>
        <draw:g xml:id="id33" draw:id="id33">
          <draw:custom-shape draw:style-name="gr64" draw:text-style-name="P42" draw:layer="layout" svg:width="7.408cm" svg:height="1.613cm" svg:x="7.303cm" svg:y="7.417cm">
            <text:list text:style-name="L24">
              <text:list-header>
                <text:p text:style-name="P25"><text:span text:style-name="T33">Can write </text:span><text:span text:style-name="T34">cout</text:span><text:span text:style-name="T33"> and </text:span><text:span text:style-name="T34">cin</text:span><text:span text:style-name="T33"> without </text:span><text:span text:style-name="T34">std::</text:span><text:span text:style-name="T33"> prefix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6" draw:text-style-name="P6" draw:layer="layout" svg:x1="7.303cm" svg:y1="7.84cm" svg:x2="3.281cm" svg:y2="9.745cm">
            <text:p/>
          </draw:line>
          <draw:line draw:style-name="gr65" draw:text-style-name="P6" draw:layer="layout" svg:x1="7.302cm" svg:y1="7.84cm" svg:x2="2.751cm" svg:y2="11.007cm">
            <text:p/>
          </draw:line>
        </draw:g>
        <draw:g xml:id="id35" draw:id="id35">
          <draw:custom-shape draw:style-name="gr64" draw:text-style-name="P42" draw:layer="layout" svg:width="4.657cm" svg:height="0.937cm" svg:x="8.678cm" svg:y="5.662cm">
            <text:list text:style-name="L24">
              <text:list-header>
                <text:p text:style-name="P25"><text:span text:style-name="T32">Declare variables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6" draw:text-style-name="P6" draw:layer="layout" svg:x1="8.677cm" svg:y1="6.085cm" svg:x2="4.656cm" svg:y2="7.99cm">
            <text:p/>
          </draw:line>
          <draw:line draw:style-name="gr65" draw:text-style-name="P6" draw:layer="layout" svg:x1="8.677cm" svg:y1="6.085cm" svg:x2="4.444cm" svg:y2="8.678cm">
            <text:p/>
          </draw:line>
        </draw:g>
        <draw:g xml:id="id37" draw:id="id37">
          <draw:custom-shape draw:style-name="gr93" draw:text-style-name="P59" draw:layer="layout" svg:width="7.409cm" svg:height="2.289cm" svg:x="8.678cm" svg:y="9.745cm">
            <text:list text:style-name="L23">
              <text:list-header>
                <text:p text:style-name="P52"><text:span text:style-name="T35">if</text:span><text:span text:style-name="T32"> structure compares values of </text:span><text:span text:style-name="T35">num1</text:span><text:span text:style-name="T32"> and </text:span><text:span text:style-name="T35">num2</text:span><text:span text:style-name="T32"> to test for equality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6" draw:text-style-name="P6" draw:layer="layout" svg:x1="8.677cm" svg:y1="10.169cm" svg:x2="4.656cm" svg:y2="12.074cm">
            <text:p/>
          </draw:line>
        </draw:g>
        <draw:g xml:id="id41" draw:id="id41">
          <draw:custom-shape draw:style-name="gr64" draw:text-style-name="P42" draw:layer="layout" svg:width="7.408cm" svg:height="2.289cm" svg:x="12.065cm" svg:y="10.469cm">
            <text:list text:style-name="L24">
              <text:list-header>
                <text:p text:style-name="P25"><text:span text:style-name="T32">If condition is true (i.e., values are equal), execute this statement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6" draw:text-style-name="P6" draw:layer="layout" svg:x1="12.065cm" svg:y1="10.892cm" svg:x2="8.043cm" svg:y2="12.797cm">
            <text:p/>
          </draw:line>
        </draw:g>
        <draw:g xml:id="id39" draw:id="id39">
          <draw:custom-shape draw:style-name="gr94" draw:text-style-name="P59" draw:layer="layout" svg:width="7.409cm" svg:height="2.289cm" svg:x="8.678cm" svg:y="11.642cm">
            <text:list text:style-name="L23">
              <text:list-header>
                <text:p text:style-name="P52"><text:span text:style-name="T35">if</text:span><text:span text:style-name="T32"> structure compares values of </text:span><text:span text:style-name="T35">num1</text:span><text:span text:style-name="T32"> and </text:span><text:span text:style-name="T35">num2</text:span><text:span text:style-name="T32"> to test for inequality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6" draw:text-style-name="P6" draw:layer="layout" svg:x1="8.677cm" svg:y1="12.065cm" svg:x2="4.656cm" svg:y2="13.969cm">
            <text:p/>
          </draw:line>
        </draw:g>
        <draw:g xml:id="id43" draw:id="id43">
          <draw:custom-shape draw:style-name="gr64" draw:text-style-name="P42" draw:layer="layout" svg:width="7.408cm" svg:height="2.289cm" svg:x="12.065cm" svg:y="12.277cm">
            <text:list text:style-name="L24">
              <text:list-header>
                <text:p text:style-name="P25"><text:span text:style-name="T32">If condition is true (i.e., values are not equal), execute this statement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6" draw:text-style-name="P6" draw:layer="layout" svg:x1="12.065cm" svg:y1="12.7cm" svg:x2="8.043cm" svg:y2="14.605cm">
            <text:p/>
          </draw:line>
        </draw:g>
        <draw:custom-shape draw:style-name="gr67" draw:text-style-name="P43" draw:layer="layout" svg:width="6.35cm" svg:height="2.032cm" svg:x="19.05cm" svg:y="17.018cm">
          <text:p/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xml:id="id34" anim:id="id34" smil:begin="0s" smil:fill="hold" presentation:node-type="on-click" presentation:preset-class="entrance" presentation:preset-id="ooo-entrance-appear">
                  <anim:set smil:begin="0.499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xml:id="id36" anim:id="id36" smil:begin="0s" smil:fill="hold" presentation:node-type="on-click" presentation:preset-class="entrance" presentation:preset-id="ooo-entrance-appear">
                  <anim:set smil:begin="0.499s" smil:dur="0.001s" smil:fill="hold" smil:targetElement="id33" smil:attributeName="visibility" smil:to="visible"/>
                </anim:par>
                <anim:set smil:begin="0s" smil:dur="0.001s" smil:fill="hold" presentation:master-element="id34" smil:targetElement="id32" smil:attributeName="visibility" smil:to="hidden"/>
              </anim:par>
            </anim:par>
            <anim:par smil:begin="next" smil:fill="hold">
              <anim:par smil:begin="0s" smil:fill="hold">
                <anim:par xml:id="id38" anim:id="id38" smil:begin="0s" smil:fill="hold" presentation:node-type="on-click" presentation:preset-class="entrance" presentation:preset-id="ooo-entrance-appear">
                  <anim:set smil:begin="0.499s" smil:dur="0.001s" smil:fill="hold" smil:targetElement="id35" smil:attributeName="visibility" smil:to="visible"/>
                </anim:par>
                <anim:set smil:begin="0s" smil:dur="0.001s" smil:fill="hold" presentation:master-element="id36" smil:targetElement="id33" smil:attributeName="visibility" smil:to="hidden"/>
              </anim:par>
            </anim:par>
            <anim:par smil:begin="next" smil:fill="hold">
              <anim:par smil:begin="0s" smil:fill="hold">
                <anim:par xml:id="id40" anim:id="id40" smil:begin="0s" smil:fill="hold" presentation:node-type="on-click" presentation:preset-class="entrance" presentation:preset-id="ooo-entrance-appear">
                  <anim:set smil:begin="0.499s" smil:dur="0.001s" smil:fill="hold" smil:targetElement="id37" smil:attributeName="visibility" smil:to="visible"/>
                </anim:par>
                <anim:set smil:begin="0s" smil:dur="0.001s" smil:fill="hold" presentation:master-element="id38" smil:targetElement="id35" smil:attributeName="visibility" smil:to="hidden"/>
              </anim:par>
            </anim:par>
            <anim:par smil:begin="next" smil:fill="hold">
              <anim:par smil:begin="0s" smil:fill="hold">
                <anim:par xml:id="id42" anim:id="id42" smil:begin="0s" smil:fill="hold" presentation:node-type="on-click" presentation:preset-class="entrance" presentation:preset-id="ooo-entrance-appear">
                  <anim:set smil:begin="0.499s" smil:dur="0.001s" smil:fill="hold" smil:targetElement="id39" smil:attributeName="visibility" smil:to="visible"/>
                </anim:par>
                <anim:set smil:begin="0s" smil:dur="0.001s" smil:fill="hold" presentation:master-element="id40" smil:targetElement="id37" smil:attributeName="visibility" smil:to="hidden"/>
              </anim:par>
            </anim:par>
            <anim:par smil:begin="next" smil:fill="hold">
              <anim:par smil:begin="0s" smil:fill="hold">
                <anim:par xml:id="id44" anim:id="id44" smil:begin="0s" smil:fill="hold" presentation:node-type="on-click" presentation:preset-class="entrance" presentation:preset-id="ooo-entrance-appear">
                  <anim:set smil:begin="0.499s" smil:dur="0.001s" smil:fill="hold" smil:targetElement="id41" smil:attributeName="visibility" smil:to="visible"/>
                </anim:par>
                <anim:set smil:begin="0s" smil:dur="0.001s" smil:fill="hold" presentation:master-element="id42" smil:targetElement="id39" smil:attributeName="visibility" smil:to="hidden"/>
              </anim:par>
            </anim:par>
            <anim:par smil:begin="next" smil:fill="hold">
              <anim:par smil:begin="0s" smil:fill="hold">
                <anim:par xml:id="id45" anim:id="id45" smil:begin="0s" smil:fill="hold" presentation:node-type="on-click" presentation:preset-class="entrance" presentation:preset-id="ooo-entrance-appear">
                  <anim:set smil:begin="0.499s" smil:dur="0.001s" smil:fill="hold" smil:targetElement="id43" smil:attributeName="visibility" smil:to="visible"/>
                </anim:par>
                <anim:set smil:begin="0s" smil:dur="0.001s" smil:fill="hold" presentation:master-element="id44" smil:targetElement="id41" smil:attributeName="visibility" smil:to="hidden"/>
              </anim:par>
            </anim:par>
            <anim:par smil:begin="next">
              <anim:par smil:begin="0s">
                <anim:set smil:dur="0.001s" smil:fill="hold" presentation:master-element="id45" smil:targetElement="id43" smil:attributeName="visibility" smil:to="hidden"/>
              </anim:par>
            </anim:par>
          </anim:seq>
        </anim:par>
        <presentation:notes draw:style-name="dp2">
          <draw:page-thumbnail draw:style-name="gr68" draw:layer="layout" svg:width="12.859cm" svg:height="9.644cm" svg:x="3.077cm" svg:y="1.887cm" draw:page-number="27" presentation:class="page"/>
          <draw:frame presentation:style-name="pr8" draw:text-style-name="P44" draw:layer="layout" svg:width="13.997cm" svg:height="11.319cm" svg:x="2.508cm" svg:y="12.157cm" presentation:class="notes" presentation:placeholder="true">
            <draw:text-box/>
          </draw:frame>
        </presentation:notes>
      </draw:page>
      <draw:page draw:name="fig01_14.cpp (2 of 2)  fig01_14.cpp output (1 of 2)  " draw:style-name="dp3" draw:master-page-name="Title1_5f_" presentation:presentation-page-layout-name="AL2T0">
        <office:forms form:automatic-focus="false" form:apply-design-mode="false"/>
        <draw:frame presentation:style-name="pr6" draw:text-style-name="P5" draw:layer="layout" svg:width="5.715cm" svg:height="13.335cm" svg:x="19.684cm" svg:y="2.327cm" presentation:class="title" presentation:user-transformed="true">
          <draw:text-box>
            <text:list text:style-name="L24">
              <text:list-header>
                <text:p text:style-name="P37"><text:span text:style-name="T25">fig01_14.cpp</text:span><text:span text:style-name="T25"><text:line-break/></text:span><text:span text:style-name="T25">(2 of 2)</text:span><text:span text:style-name="T25"><text:line-break/></text:span><text:span text:style-name="T25"><text:line-break/></text:span><text:span text:style-name="T25">fig01_14.cpp</text:span><text:span text:style-name="T25"><text:line-break/></text:span><text:span text:style-name="T25">output (1 of 2)</text:span><text:span text:style-name="T25"><text:line-break/></text:span><text:span text:style-name="T25"><text:line-break/></text:span><text:span text:style-name="T25"/></text:p>
              </text:list-header>
            </text:list>
          </draw:text-box>
        </draw:frame>
        <draw:frame presentation:style-name="pr12" draw:text-style-name="P40" draw:layer="layout" svg:width="19.473cm" svg:height="11.038cm" svg:x="-0.001cm" svg:y="0cm" presentation:class="subtitle" presentation:user-transformed="true">
          <draw:text-box>
            <text:list text:style-name="L21">
              <text:list-header>
                <text:p text:style-name="P38"><text:span text:style-name="T26">26 <text:s text:c="3"/></text:span><text:span text:style-name="T29"><text:s text:c="3"/></text:span><text:span text:style-name="T28">if</text:span><text:span text:style-name="T29"> ( num1 &lt; num2 )</text:span></text:p>
                <text:p text:style-name="P38"><text:span text:style-name="T26">27 <text:s text:c="3"/></text:span><text:span text:style-name="T29"><text:s text:c="6"/>cout &lt;&lt; num1 &lt;&lt; </text:span><text:span text:style-name="T30">" is less than "</text:span><text:span text:style-name="T29"> &lt;&lt; num2 &lt;&lt; endl;</text:span></text:p>
                <text:p text:style-name="P38"><text:span text:style-name="T26">28 <text:s text:c="3"/></text:span></text:p>
                <text:p text:style-name="P38"><text:span text:style-name="T26">29 <text:s text:c="3"/></text:span><text:span text:style-name="T29"><text:s text:c="3"/></text:span><text:span text:style-name="T28">if</text:span><text:span text:style-name="T29"> ( num1 &gt; num2 )</text:span></text:p>
                <text:p text:style-name="P38"><text:span text:style-name="T26">30 <text:s text:c="3"/></text:span><text:span text:style-name="T29"><text:s text:c="6"/>cout &lt;&lt; num1 &lt;&lt; </text:span><text:span text:style-name="T30">" is greater than "</text:span><text:span text:style-name="T29"> &lt;&lt; num2 &lt;&lt; endl;</text:span></text:p>
                <text:p text:style-name="P38"><text:span text:style-name="T26">31 <text:s text:c="3"/></text:span></text:p>
                <text:p text:style-name="P38"><text:span text:style-name="T26">32 <text:s text:c="3"/></text:span><text:span text:style-name="T29"><text:s text:c="3"/></text:span><text:span text:style-name="T28">if</text:span><text:span text:style-name="T29"> ( num1 &lt;= num2 )</text:span></text:p>
                <text:p text:style-name="P38"><text:span text:style-name="T26">33 <text:s text:c="3"/></text:span><text:span text:style-name="T29"><text:s text:c="6"/>cout &lt;&lt; num1 &lt;&lt; </text:span><text:span text:style-name="T30">" is less than or equal to "</text:span></text:p>
                <text:p text:style-name="P38"><text:span text:style-name="T26">34 <text:s text:c="3"/></text:span><text:span text:style-name="T29"><text:s text:c="11"/>&lt;&lt; num2 &lt;&lt; endl;</text:span></text:p>
                <text:p text:style-name="P38"><text:span text:style-name="T26">35 <text:s text:c="3"/></text:span></text:p>
                <text:p text:style-name="P38"><text:span text:style-name="T26">36 <text:s text:c="3"/></text:span><text:span text:style-name="T29"><text:s text:c="3"/></text:span><text:span text:style-name="T28">if</text:span><text:span text:style-name="T29"> ( num1 &gt;= num2 )</text:span></text:p>
                <text:p text:style-name="P38"><text:span text:style-name="T26">37 <text:s text:c="3"/></text:span><text:span text:style-name="T29"><text:s text:c="6"/>cout &lt;&lt; num1 &lt;&lt;</text:span><text:span text:style-name="T30"> " is greater than or equal to "</text:span></text:p>
                <text:p text:style-name="P38"><text:span text:style-name="T26">38 <text:s text:c="3"/></text:span><text:span text:style-name="T29"><text:s text:c="11"/>&lt;&lt; num2 &lt;&lt; endl;</text:span></text:p>
                <text:p text:style-name="P38"><text:span text:style-name="T26">39 <text:s text:c="3"/></text:span></text:p>
                <text:p text:style-name="P38"><text:span text:style-name="T26">40 <text:s text:c="3"/></text:span><text:span text:style-name="T29"><text:s text:c="3"/></text:span><text:span text:style-name="T28">return</text:span><text:span text:style-name="T29"> </text:span><text:span text:style-name="T30">0</text:span><text:span text:style-name="T29">; <text:s text:c="2"/></text:span><text:span text:style-name="T27">// indicate that program ended successfully</text:span></text:p>
                <text:p text:style-name="P38"><text:span text:style-name="T26">41 <text:s text:c="3"/></text:span></text:p>
                <text:p text:style-name="P38"><text:span text:style-name="T26">42 <text:s text:c="3"/></text:span><text:span text:style-name="T29">} </text:span><text:span text:style-name="T27">// end function main</text:span></text:p>
              </text:list-header>
            </text:list>
            <text:list text:style-name="L22">
              <text:list-header>
                <text:p text:style-name="P39"><text:span text:style-name="T27"/></text:p>
              </text:list-header>
            </text:list>
          </draw:text-box>
        </draw:frame>
        <draw:custom-shape draw:style-name="gr95" draw:text-style-name="P41" draw:layer="layout" svg:width="19.473cm" svg:height="3.81cm" svg:x="0cm" svg:y="10.795cm">
          <text:list text:style-name="L23">
            <text:list-header>
              <text:p text:style-name="P38"><text:span text:style-name="T41">Enter two integers, and I will tell you </text:span></text:p>
              <text:p text:style-name="P38"><text:span text:style-name="T41">the relationships they satisfy: 22 12</text:span></text:p>
              <text:p text:style-name="P38"><text:span text:style-name="T41">22 is not equal to 12</text:span></text:p>
              <text:p text:style-name="P38"><text:span text:style-name="T41">22 is greater than 12</text:span></text:p>
              <text:p text:style-name="P38"><text:span text:style-name="T31">22 is greater than or equal to 12</text:span><text:span text:style-name="T42"> 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46" draw:id="id46">
          <draw:custom-shape draw:style-name="gr64" draw:text-style-name="P42" draw:layer="layout" svg:width="7.408cm" svg:height="1.613cm" svg:x="17.78cm" svg:y="2.963cm">
            <text:list text:style-name="L24">
              <text:list-header>
                <text:p text:style-name="P25"><text:span text:style-name="T32">Statements may be split over several lines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6" draw:text-style-name="P6" draw:layer="layout" svg:x1="17.78cm" svg:y1="3.387cm" svg:x2="13.758cm" svg:y2="5.292cm">
            <text:p/>
          </draw:line>
        </draw:g>
        <draw:custom-shape draw:style-name="gr67" draw:text-style-name="P43" draw:layer="layout" svg:width="6.35cm" svg:height="2.032cm" svg:x="19.05cm" svg:y="17.018cm">
          <text:p/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xml:id="id47" anim:id="id47" smil:begin="0s" smil:fill="hold" presentation:node-type="on-click" presentation:preset-class="entrance" presentation:preset-id="ooo-entrance-appear">
                  <anim:set smil:begin="0.499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set smil:dur="0.001s" smil:fill="hold" presentation:master-element="id47" smil:targetElement="id46" smil:attributeName="visibility" smil:to="hidden"/>
              </anim:par>
            </anim:par>
          </anim:seq>
        </anim:par>
        <presentation:notes draw:style-name="dp2">
          <draw:page-thumbnail draw:style-name="gr68" draw:layer="layout" svg:width="12.859cm" svg:height="9.644cm" svg:x="3.077cm" svg:y="1.887cm" draw:page-number="28" presentation:class="page"/>
          <draw:frame presentation:style-name="pr8" draw:text-style-name="P44" draw:layer="layout" svg:width="13.997cm" svg:height="11.319cm" svg:x="2.508cm" svg:y="12.15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60"><text:span text:style-name="T6">Algorithms</text:span><text:span text:style-name="T6"><text:tab/>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Computing problem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Solved by executing a series of actions in a specific order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6">Algorithm a procedure determining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Actions to be executed </text:span></text:p>
                  </text:list-item>
                  <text:list-item>
                    <text:p text:style-name="P9"><text:span text:style-name="T6">Order to be executed</text:span></text:p>
                  </text:list-item>
                  <text:list-item>
                    <text:p text:style-name="P9"><text:span text:style-name="T6">Example: recipe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6">Program control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Specifies the order in which statements are execu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29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30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60"><text:span text:style-name="T6">Pseudocode</text:span><text:span text:style-name="T6"><text:tab/>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Pseudocod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Artificial, informal language used to develop algorithms</text:span></text:p>
                  </text:list-item>
                  <text:list-item>
                    <text:p text:style-name="P9"><text:span text:style-name="T6">Similar to everyday English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6">Not executed on computers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Used to think out program before coding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3"><text:span text:style-name="T6">Easy to convert into C++ program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>Only executable statements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3"><text:span text:style-name="T6">No need to declare variab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30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31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Control Structures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Sequential execution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Statements executed in order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6">Transfer of control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Next statement executed </text:span><text:span text:style-name="T36">not</text:span><text:span text:style-name="T6"> next one in sequence</text:span></text:p>
                  </text:list-item>
                  <text:list-item>
                    <text:p text:style-name="P9"><text:span text:style-name="T6">Structured programming – “goto”-less programming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6">3 control structures to build any program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Sequence structure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3"><text:span text:style-name="T6">Programs executed sequentially by defaul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>Selection structures</text:span></text:p>
                  </text:list-item>
                </text:list>
              </text:list-item>
            </text:list>
            <text:list text:style-name="L27">
              <text:list-item>
                <text:list>
                  <text:list-item>
                    <text:list>
                      <text:list-item>
                        <text:p text:style-name="P12"><text:span text:style-name="T24">if</text:span><text:span text:style-name="T6">, </text:span><text:span text:style-name="T24">if</text:span><text:span text:style-name="T9">/</text:span><text:span text:style-name="T24">else</text:span><text:span text:style-name="T6">, </text:span><text:span text:style-name="T24">switch</text:span><text:span text:style-name="T6"> 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Repetition structures</text:span></text:p>
                  </text:list-item>
                </text:list>
              </text:list-item>
            </text:list>
            <text:list text:style-name="L27">
              <text:list-item>
                <text:list>
                  <text:list-item>
                    <text:list>
                      <text:list-item>
                        <text:p text:style-name="P12"><text:span text:style-name="T24">while</text:span><text:span text:style-name="T6">, </text:span><text:span text:style-name="T24">do</text:span><text:span text:style-name="T9">/</text:span><text:span text:style-name="T24">while</text:span><text:span text:style-name="T6">, </text:span><text:span text:style-name="T24">f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31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32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Keywords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C++ keyword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Cannot be used as identifiers or variable names</text:span></text:p>
                  </text:list-item>
                </text:list>
              </text:list-item>
            </text:list>
            <text:list text:style-name="L6">
              <text:list-header>
                <text:p text:style-name="P10"><text:span text:style-name="T6"/></text:p>
              </text:list-header>
            </text:list>
          </draw:text-box>
        </draw:frame>
        <draw:frame draw:style-name="gr69" draw:text-style-name="P6" draw:layer="layout" svg:width="20.704cm" svg:height="15.734cm" svg:x="2.54cm" svg:y="5.92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layer="layout" svg:width="12.859cm" svg:height="9.644cm" svg:x="3.078cm" svg:y="1.887cm" draw:page-number="32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33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Control Structures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Flowchart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Graphical representation of an algorithm</text:span></text:p>
                  </text:list-item>
                  <text:list-item>
                    <text:p text:style-name="P9"><text:span text:style-name="T6">Special-purpose symbols connected by arrows (flowlines)</text:span></text:p>
                  </text:list-item>
                  <text:list-item>
                    <text:p text:style-name="P9"><text:span text:style-name="T6">Rectangle symbol (action symbol)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3"><text:span text:style-name="T6">Any type of action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>Oval symbol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3"><text:span text:style-name="T6">Beginning or end of a program, or a section of code (circles)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6">Single-entry/single-exit control structures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Connect exit point of one to entry point of the next</text:span></text:p>
                  </text:list-item>
                  <text:list-item>
                    <text:p text:style-name="P9"><text:span text:style-name="T6">Control structure stack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33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34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43">if</text:span><text:span text:style-name="T6"> Selection Structure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Selection structur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Choose among alternative courses of action</text:span></text:p>
                  </text:list-item>
                  <text:list-item>
                    <text:p text:style-name="P9"><text:span text:style-name="T6">Pseudocode example: </text:span></text:p>
                  </text:list-item>
                </text:list>
              </text:list-item>
            </text:list>
            <text:list text:style-name="L3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1"><text:span text:style-name="T44">If student’s grade is greater than or equal to 60</text:span></text:p>
                            <text:p text:style-name="P62"><text:span text:style-name="T44"><text:tab/></text:span><text:span text:style-name="T44">Print “Passed”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3"><text:span text:style-name="T6">If the condition is </text:span><text:span text:style-name="T24">true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64"><text:span text:style-name="T6">Print statement executed, program continues to next statemen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3"><text:span text:style-name="T6">If the condition is </text:span><text:span text:style-name="T24">false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64"><text:span text:style-name="T6">Print statement ignored, program continue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3"><text:span text:style-name="T6">Indenting makes programs easier to read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64"><text:span text:style-name="T6">C++ ignores whitespace characters (tabs, spaces, etc.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34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35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43">if</text:span><text:span text:style-name="T6"> Selection Structure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Translation into C++</text:span></text:p>
              </text:list-item>
            </text:list>
            <text:list text:style-name="L3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1"><text:span text:style-name="T44">If student’s grade is greater than or equal to 60</text:span></text:p>
                            <text:p text:style-name="P62"><text:span text:style-name="T44"><text:tab/></text:span><text:span text:style-name="T44">Print “Passed”</text:span><text:span text:style-name="T44"><text:line-break/></text:span><text:span text:style-name="T4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6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2"><text:span text:style-name="T6"><text:tab/></text:span><text:span text:style-name="T9">if ( grade &gt;= 60 ) </text:span><text:span text:style-name="T9"><text:line-break/></text:span><text:span text:style-name="T9"> <text:s text:c="2"/>cout &lt;&lt; "Passed"; 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5"><text:span text:style-name="T6">Diamond symbol (decision symbol)</text:span></text:p>
              </text:list-item>
            </text:list>
            <text:list text:style-name="L5">
              <text:list-item>
                <text:list>
                  <text:list-item>
                    <text:p text:style-name="P63"><text:span text:style-name="T6">Indicates decision is to be made</text:span></text:p>
                  </text:list-item>
                  <text:list-item>
                    <text:p text:style-name="P63"><text:span text:style-name="T6">Contains an expression that can be true or false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64"><text:span text:style-name="T6">Test condition, follow path</text:span></text:p>
                      </text:list-item>
                    </text:list>
                  </text:list-item>
                </text:list>
              </text:list-item>
            </text:list>
            <text:list text:style-name="L33">
              <text:list-item>
                <text:p text:style-name="P66"><text:span text:style-name="T24">if</text:span><text:span text:style-name="T6"> structure </text:span></text:p>
              </text:list-item>
            </text:list>
            <text:list text:style-name="L5">
              <text:list-item>
                <text:list>
                  <text:list-item>
                    <text:p text:style-name="P67"><text:span text:style-name="T6">Single-entry/single-exit</text:span></text:p>
                  </text:list-item>
                </text:list>
              </text:list-item>
            </text:list>
          </draw:text-box>
        </draw:frame>
        <draw:custom-shape draw:style-name="gr96" draw:text-style-name="P3" draw:layer="layout" svg:width="15.24cm" svg:height="4.383cm" svg:x="0cm" svg:y="4.29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26" draw:layer="layout" svg:width="15.24cm" svg:height="1.275cm" svg:x="0cm" svg:y="10.345cm">
          <text:list text:style-name="L6">
            <text:list-header>
              <text:p text:style-name="P24"><text:span text:style-name="T45"> </text:span></text:p>
              <text:p text:style-name="P25"><text:span text:style-name="T45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859cm" svg:height="9.644cm" svg:x="3.078cm" svg:y="1.887cm" draw:page-number="35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36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43">if </text:span><text:span text:style-name="T6">Selection Structure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Flowchart of pseudocode statement</text:span></text:p>
              </text:list-item>
            </text:list>
          </draw:text-box>
        </draw:frame>
        <draw:g>
          <draw:g>
            <draw:custom-shape draw:style-name="gr98" draw:text-style-name="P3" draw:layer="layout" svg:width="0.001cm" svg:height="1.808cm" svg:x="5.256cm" svg:y="6.376cm">
              <text:p/>
              <draw:enhanced-geometry svg:viewBox="0 0 20000 20000" draw:type="non-primitive" draw:enhanced-path="M 0 19958  L 0 0  N"/>
            </draw:custom-shape>
            <draw:custom-shape draw:style-name="gr98" draw:text-style-name="P3" draw:layer="layout" svg:width="0.001cm" svg:height="1.808cm" svg:x="5.256cm" svg:y="11.434cm">
              <text:p/>
              <draw:enhanced-geometry svg:viewBox="0 0 20000 20000" draw:type="non-primitive" draw:enhanced-path="M 0 19958  L 0 0  N"/>
            </draw:custom-shape>
            <draw:custom-shape draw:style-name="gr18" draw:text-style-name="P3" draw:layer="layout" svg:width="0.388cm" svg:height="0.445cm" svg:x="5.062cm" svg:y="5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3" draw:layer="layout" svg:width="0.388cm" svg:height="0.445cm" svg:x="5.062cm" svg:y="13.2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9" draw:text-style-name="P3" draw:layer="layout" svg:width="1.566cm" svg:height="0.001cm" svg:x="8.396cm" svg:y="9.816cm">
              <text:p/>
              <draw:enhanced-geometry svg:viewBox="0 0 20000 20000" draw:type="non-primitive" draw:enhanced-path="M 19958 0  L 0 0  N"/>
            </draw:custom-shape>
            <draw:custom-shape draw:style-name="gr100" draw:text-style-name="P3" draw:layer="layout" svg:width="7.06cm" svg:height="0.001cm" svg:x="5.305cm" svg:y="11.858cm">
              <text:p/>
              <draw:enhanced-geometry svg:viewBox="0 0 20000 20000" draw:type="non-primitive" draw:enhanced-path="M 19991 0  L 0 0  N"/>
            </draw:custom-shape>
            <draw:custom-shape draw:style-name="gr101" draw:text-style-name="P3" draw:layer="layout" svg:width="0.001cm" svg:height="1.578cm" svg:x="12.325cm" svg:y="10.275cm">
              <text:p/>
              <draw:enhanced-geometry svg:viewBox="0 0 20000 20000" draw:type="non-primitive" draw:enhanced-path="M 0 0  L 0 19952  N"/>
            </draw:custom-shape>
            <draw:custom-shape draw:style-name="gr102" draw:text-style-name="P68" draw:layer="layout" svg:width="1.385cm" svg:height="0.904cm" svg:x="8.48cm" svg:y="9.049cm">
              <text:list text:style-name="L18">
                <text:list-header>
                  <text:p text:style-name="P37"><text:span text:style-name="T46">true</text:span></text:p>
                  <text:p text:style-name="P52"><text:span text:style-name="T46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3" draw:text-style-name="P68" draw:layer="layout" svg:width="1.698cm" svg:height="0.899cm" svg:x="4.03cm" svg:y="12.03cm">
              <text:list text:style-name="L18">
                <text:list-header>
                  <text:p text:style-name="P37"><text:span text:style-name="T46">false</text:span></text:p>
                  <text:p text:style-name="P52"><text:span text:style-name="T46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g>
              <draw:custom-shape draw:style-name="gr104" draw:text-style-name="P1" draw:layer="layout" svg:width="6.275cm" svg:height="3.241cm" svg:x="2.117cm" svg:y="8.189cm">
                <text:p/>
                <draw:enhanced-geometry svg:viewBox="0 0 20000 20000" draw:type="non-primitive" draw:enhanced-path="M 19990 10000  L 9990 19977 0 10000 9990 0 19990 10000  Z N"/>
              </draw:custom-shape>
              <draw:custom-shape draw:style-name="gr105" draw:text-style-name="P70" draw:layer="layout" svg:width="3.532cm" svg:height="0.684cm" svg:x="3.488cm" svg:y="9.547cm">
                <text:list text:style-name="L18">
                  <text:list-header>
                    <text:p text:style-name="P69"><text:span text:style-name="T46">grade &gt;= 60</text:span></text:p>
                    <text:p text:style-name="P34"><text:span text:style-name="T46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6" draw:text-style-name="P3" draw:layer="layout" svg:width="4.313cm" svg:height="0.899cm" svg:x="9.966cm" svg:y="9.362cm">
                <text:p/>
                <draw:enhanced-geometry svg:viewBox="0 0 20000 20000" draw:type="non-primitive" draw:enhanced-path="M 19985 0  L 19985 19917 0 19917 0 0 19985 0  Z N"/>
              </draw:custom-shape>
              <draw:custom-shape draw:style-name="gr107" draw:text-style-name="P70" draw:layer="layout" svg:width="3.766cm" svg:height="0.64cm" svg:x="10.239cm" svg:y="9.569cm">
                <text:list text:style-name="L18">
                  <text:list-header>
                    <text:p text:style-name="P69"><text:span text:style-name="T47">print “Passed”</text:span></text:p>
                    <text:p text:style-name="P34"><text:span text:style-name="T47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08" draw:text-style-name="P73" draw:layer="layout" svg:width="7.404cm" svg:height="6.417cm" svg:x="15.452cm" svg:y="6.773cm">
            <text:list text:style-name="L6">
              <text:list-header>
                <text:p text:style-name="P71"><text:span text:style-name="T48">A decision can be made on any expression. </text:span></text:p>
                <text:p text:style-name="P71"><text:span text:style-name="T48">zero - </text:span><text:span text:style-name="T49">false</text:span><text:span text:style-name="T48"> </text:span></text:p>
                <text:p text:style-name="P71"><text:span text:style-name="T48">nonzero - </text:span><text:span text:style-name="T49">true</text:span></text:p>
                <text:p text:style-name="P71"><text:span text:style-name="T48">Example:</text:span></text:p>
              </text:list-header>
            </text:list>
            <text:list text:style-name="L14">
              <text:list-header>
                <text:p text:style-name="P72"><text:span text:style-name="T49">3 - 4</text:span><text:span text:style-name="T48"> is</text:span><text:span text:style-name="T50"> </text:span><text:span text:style-name="T49">tru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859cm" svg:height="9.644cm" svg:x="3.078cm" svg:y="1.887cm" draw:page-number="36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37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7">
              <text:list-header>
                <text:p text:style-name="P74"><text:span text:style-name="T9">if/else</text:span><text:span text:style-name="T6"> Selection Structure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33">
              <text:list-item>
                <text:p text:style-name="P45"><text:span text:style-name="T24">if</text:span></text:p>
              </text:list-item>
            </text:list>
            <text:list text:style-name="L5">
              <text:list-item>
                <text:list>
                  <text:list-item>
                    <text:p text:style-name="P46"><text:span text:style-name="T6">Performs action if condition true</text:span></text:p>
                  </text:list-item>
                </text:list>
              </text:list-item>
            </text:list>
            <text:list text:style-name="L33">
              <text:list-item>
                <text:p text:style-name="P45"><text:span text:style-name="T24">if/else</text:span></text:p>
              </text:list-item>
            </text:list>
            <text:list text:style-name="L5">
              <text:list-item>
                <text:list>
                  <text:list-item>
                    <text:p text:style-name="P46"><text:span text:style-name="T6">Different actions if conditions true or false</text:span></text:p>
                  </text:list-item>
                </text:list>
              </text:list-item>
            </text:list>
            <text:list text:style-name="L4">
              <text:list-item>
                <text:p text:style-name="P45"><text:span text:style-name="T6">Pseudocode</text:span></text:p>
              </text:list-item>
            </text:list>
            <text:list text:style-name="L38">
              <text:list-item>
                <text:list>
                  <text:list-item>
                    <text:list>
                      <text:list-header>
                        <text:p text:style-name="P75"><text:span text:style-name="T44">if student’s grade is greater than or equal to 60</text:span><text:span text:style-name="T44"><text:line-break/></text:span><text:span text:style-name="T44">print “Passed”</text:span></text:p>
                        <text:p text:style-name="P75"><text:span text:style-name="T44">else</text:span></text:p>
                        <text:p text:style-name="P76"><text:span text:style-name="T44"><text:tab/></text:span><text:span text:style-name="T44">print “Failed” </text:span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p text:style-name="P77"><text:span text:style-name="T6">C++ code</text:span></text:p>
              </text:list-item>
            </text:list>
            <text:list text:style-name="L39">
              <text:list-item>
                <text:list>
                  <text:list-item>
                    <text:list>
                      <text:list-header>
                        <text:p text:style-name="P76"><text:span text:style-name="T6"><text:tab/></text:span><text:span text:style-name="T9">if ( grade &gt;= 60 ) </text:span><text:span text:style-name="T9"><text:line-break/></text:span><text:span text:style-name="T9"> <text:s text:c="2"/>cout &lt;&lt; "Passed";</text:span><text:span text:style-name="T9"><text:line-break/></text:span><text:span text:style-name="T9">else</text:span><text:span text:style-name="T9"><text:line-break/></text:span><text:span text:style-name="T9"> <text:s text:c="2"/>cout &lt;&lt; "Failed"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37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38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7">
              <text:list-header>
                <text:p text:style-name="P74"><text:span text:style-name="T9">if/else</text:span><text:span text:style-name="T6"> Selection Structure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Ternary conditional operator (</text:span><text:span text:style-name="T9">?:</text:span><text:span text:style-name="T6">)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Three arguments (condition, value if </text:span><text:span text:style-name="T9">true</text:span><text:span text:style-name="T6">, value if </text:span><text:span text:style-name="T9">false</text:span><text:span text:style-name="T6">)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6">Code could be written:</text:span></text:p>
              </text:list-item>
            </text:list>
            <text:list text:style-name="L40">
              <text:list-header>
                <text:p text:style-name="P78"><text:span text:style-name="T38"><text:tab/></text:span><text:span text:style-name="T38">cout &lt;&lt; ( grade &gt;= 60 ? “Passed” : “Failed” );</text:span></text:p>
              </text:list-header>
            </text:list>
            <text:list text:style-name="L14">
              <text:list-header>
                <text:p text:style-name="P79"><text:span text:style-name="T38"/></text:p>
              </text:list-header>
            </text:list>
          </draw:text-box>
        </draw:frame>
        <draw:g>
          <draw:custom-shape draw:style-name="gr109" draw:text-style-name="P3" draw:layer="layout" svg:width="8.698cm" svg:height="0.001cm" svg:x="13.125cm" svg:y="16.162cm">
            <text:p/>
            <draw:enhanced-geometry svg:viewBox="0 0 20000 20000" draw:type="non-primitive" draw:enhanced-path="M 19990 0  L 0 0  N"/>
          </draw:custom-shape>
          <draw:custom-shape draw:style-name="gr110" draw:text-style-name="P68" draw:layer="layout" svg:width="1.767cm" svg:height="0.673cm" svg:x="16.979cm" svg:y="13.029cm">
            <text:list text:style-name="L14">
              <text:list-header>
                <text:p text:style-name="P37"><text:span text:style-name="T51">true</text:span></text:p>
                <text:p text:style-name="P52"><text:span text:style-name="T5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1" draw:text-style-name="P3" draw:layer="layout" svg:width="8.773cm" svg:height="0.001cm" svg:x="3.849cm" svg:y="16.162cm">
            <text:p/>
            <draw:enhanced-geometry svg:viewBox="0 0 20000 20000" draw:type="non-primitive" draw:enhanced-path="M 19991 0  L 0 0  N"/>
          </draw:custom-shape>
          <draw:custom-shape draw:style-name="gr112" draw:text-style-name="P3" draw:layer="layout" svg:width="0.001cm" svg:height="0.824cm" svg:x="3.827cm" svg:y="15.324cm">
            <text:p/>
            <draw:enhanced-geometry svg:viewBox="0 0 20000 20000" draw:type="non-primitive" draw:enhanced-path="M 0 0  L 0 19932  N"/>
          </draw:custom-shape>
          <draw:custom-shape draw:style-name="gr113" draw:text-style-name="P68" draw:layer="layout" svg:width="2.16cm" svg:height="0.673cm" svg:x="7.084cm" svg:y="13.029cm">
            <text:list text:style-name="L14">
              <text:list-header>
                <text:p text:style-name="P37"><text:span text:style-name="T51">false</text:span></text:p>
                <text:p text:style-name="P52"><text:span text:style-name="T5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4" draw:text-style-name="P3" draw:layer="layout" svg:width="0.001cm" svg:height="0.996cm" svg:x="21.798cm" svg:y="13.646cm">
            <text:p/>
            <draw:enhanced-geometry svg:viewBox="0 0 20000 20000" draw:type="non-primitive" draw:enhanced-path="M 0 19943  L 0 0  N"/>
          </draw:custom-shape>
          <draw:custom-shape draw:style-name="gr114" draw:text-style-name="P3" draw:layer="layout" svg:width="0.001cm" svg:height="0.996cm" svg:x="3.805cm" svg:y="13.646cm">
            <text:p/>
            <draw:enhanced-geometry svg:viewBox="0 0 20000 20000" draw:type="non-primitive" draw:enhanced-path="M 0 19943  L 0 0  N"/>
          </draw:custom-shape>
          <draw:custom-shape draw:style-name="gr112" draw:text-style-name="P3" draw:layer="layout" svg:width="0.001cm" svg:height="0.824cm" svg:x="21.82cm" svg:y="15.324cm">
            <text:p/>
            <draw:enhanced-geometry svg:viewBox="0 0 20000 20000" draw:type="non-primitive" draw:enhanced-path="M 0 0  L 0 19932  N"/>
          </draw:custom-shape>
          <draw:g>
            <draw:custom-shape draw:style-name="gr115" draw:text-style-name="P70" draw:layer="layout" svg:width="4.391cm" svg:height="0.48cm" svg:x="1.604cm" svg:y="14.804cm">
              <text:list text:style-name="L14">
                <text:list-header>
                  <text:p text:style-name="P69"><text:span text:style-name="T51">print “Failed”</text:span></text:p>
                  <text:p text:style-name="P34"><text:span text:style-name="T51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6" draw:text-style-name="P3" draw:layer="layout" svg:width="5.494cm" svg:height="0.678cm" svg:x="1.058cm" svg:y="14.651cm">
              <text:p/>
              <draw:enhanced-geometry svg:viewBox="0 0 20000 20000" draw:type="non-primitive" draw:enhanced-path="M 19985 0  L 19985 19917 0 19917 0 0 19985 0  Z N"/>
            </draw:custom-shape>
          </draw:g>
          <draw:custom-shape draw:style-name="gr117" draw:text-style-name="P70" draw:layer="layout" svg:width="4.492cm" svg:height="0.475cm" svg:x="19.571cm" svg:y="14.805cm">
            <text:list text:style-name="L14">
              <text:list-header>
                <text:p text:style-name="P69"><text:span text:style-name="T51">print “Passed”</text:span></text:p>
                <text:p text:style-name="P34"><text:span text:style-name="T5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6" draw:text-style-name="P3" draw:layer="layout" svg:width="5.494cm" svg:height="0.678cm" svg:x="19.05cm" svg:y="14.651cm">
            <text:p/>
            <draw:enhanced-geometry svg:viewBox="0 0 20000 20000" draw:type="non-primitive" draw:enhanced-path="M 19985 0  L 19985 19917 0 19917 0 0 19985 0  Z N"/>
          </draw:custom-shape>
          <draw:g>
            <draw:custom-shape draw:style-name="gr118" draw:text-style-name="P3" draw:layer="layout" svg:width="0.001cm" svg:height="1.065cm" svg:x="12.873cm" svg:y="16.355cm">
              <text:p/>
              <draw:enhanced-geometry svg:viewBox="0 0 20000 20000" draw:type="non-primitive" draw:enhanced-path="M 0 19947  L 0 0  N"/>
            </draw:custom-shape>
            <draw:custom-shape draw:style-name="gr119" draw:text-style-name="P3" draw:layer="layout" svg:width="0.498cm" svg:height="0.339cm" svg:x="12.614cm" svg:y="17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3" draw:layer="layout" svg:width="0.497cm" svg:height="0.338cm" svg:x="12.622cm" svg:y="16.0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120" draw:text-style-name="P3" draw:layer="layout" svg:width="0.001cm" svg:height="1.038cm" svg:x="12.815cm" svg:y="11.358cm">
                <text:p/>
                <draw:enhanced-geometry svg:viewBox="0 0 20000 20000" draw:type="non-primitive" draw:enhanced-path="M 0 19946  L 0 0  N"/>
              </draw:custom-shape>
              <draw:custom-shape draw:style-name="gr119" draw:text-style-name="P3" draw:layer="layout" svg:width="0.497cm" svg:height="0.338cm" svg:x="12.569cm" svg:y="11.00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21" draw:text-style-name="P3" draw:layer="layout" svg:width="4.992cm" svg:height="0.001cm" svg:x="16.8cm" svg:y="13.62cm">
                <text:p/>
                <draw:enhanced-geometry svg:viewBox="0 0 20000 20000" draw:type="non-primitive" draw:enhanced-path="M 19983 0  L 0 0  N"/>
              </draw:custom-shape>
              <draw:custom-shape draw:style-name="gr122" draw:text-style-name="P3" draw:layer="layout" svg:width="4.991cm" svg:height="0.001cm" svg:x="3.805cm" svg:y="13.62cm">
                <text:p/>
                <draw:enhanced-geometry svg:viewBox="0 0 20000 20000" draw:type="non-primitive" draw:enhanced-path="M 19983 0  L 0 0  N"/>
              </draw:custom-shape>
              <draw:g>
                <draw:custom-shape draw:style-name="gr123" draw:text-style-name="P1" draw:layer="layout" svg:width="7.99cm" svg:height="2.442cm" svg:x="8.788cm" svg:y="12.402cm">
                  <text:p/>
                  <draw:enhanced-geometry svg:viewBox="0 0 20000 20000" draw:type="non-primitive" draw:enhanced-path="M 19990 10000  L 9990 19977 0 10000 9990 0 19990 10000  Z N"/>
                </draw:custom-shape>
                <draw:custom-shape draw:style-name="gr124" draw:text-style-name="P70" draw:layer="layout" svg:width="4.498cm" svg:height="0.531cm" svg:x="10.534cm" svg:y="13.413cm">
                  <text:list text:style-name="L14">
                    <text:list-header>
                      <text:p text:style-name="P69"><text:span text:style-name="T51">grade &gt;= 60</text:span></text:p>
                      <text:p text:style-name="P34"><text:span text:style-name="T51"/></text:p>
                    </text:list-header>
                  </text:list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custom-shape draw:style-name="gr125" draw:text-style-name="P81" draw:layer="layout" svg:width="5.075cm" svg:height="0.937cm" svg:x="5.927cm" svg:y="9.439cm">
            <text:list text:style-name="L41">
              <text:list-header>
                <text:p text:style-name="P80"><text:span text:style-name="T52">Condi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6" draw:text-style-name="P81" draw:layer="layout" svg:width="5.075cm" svg:height="0.937cm" svg:x="11.007cm" svg:y="9.439cm">
            <text:list text:style-name="L41">
              <text:list-header>
                <text:p text:style-name="P80"><text:span text:style-name="T52">Value if tru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7" draw:text-style-name="P81" draw:layer="layout" svg:width="5.076cm" svg:height="0.937cm" svg:x="16.298cm" svg:y="9.439cm">
            <text:list text:style-name="L41">
              <text:list-header>
                <text:p text:style-name="P80"><text:span text:style-name="T52">Value if fals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8" draw:text-style-name="P6" draw:layer="layout" svg:x1="8.255cm" svg:y1="9.227cm" svg:x2="8.255cm" svg:y2="8.167cm">
            <text:p/>
          </draw:line>
          <draw:line draw:style-name="gr128" draw:text-style-name="P6" draw:layer="layout" svg:x1="13.758cm" svg:y1="9.439cm" svg:x2="13.758cm" svg:y2="8.167cm">
            <text:p/>
          </draw:line>
          <draw:line draw:style-name="gr128" draw:text-style-name="P6" draw:layer="layout" svg:x1="18.415cm" svg:y1="9.439cm" svg:x2="18.415cm" svg:y2="8.167cm">
            <text:p/>
          </draw:line>
        </draw:g>
        <presentation:notes draw:style-name="dp2">
          <draw:page-thumbnail draw:layer="layout" svg:width="12.859cm" svg:height="9.644cm" svg:x="3.078cm" svg:y="1.887cm" draw:page-number="38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39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7">
              <text:list-header>
                <text:p text:style-name="P74"><text:span text:style-name="T9">if/else</text:span><text:span text:style-name="T6"> Selection Structure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Nested </text:span><text:span text:style-name="T9">if/else</text:span><text:span text:style-name="T6"> structure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One inside another, test for multiple cases </text:span></text:p>
                  </text:list-item>
                  <text:list-item>
                    <text:p text:style-name="P9"><text:span text:style-name="T6">Once condition met, other statements skipped</text:span></text:p>
                  </text:list-item>
                </text:list>
              </text:list-item>
            </text:list>
            <text:list text:style-name="L42">
              <text:list-item>
                <text:list>
                  <text:list-header>
                    <text:p text:style-name="P82"><text:span text:style-name="T53">if student’s grade is greater than or equal to 90</text:span><text:span text:style-name="T53"><text:line-break/></text:span><text:span text:style-name="T53"> <text:s text:c="2"/>Print “A”</text:span></text:p>
                    <text:p text:style-name="P83"><text:span text:style-name="T53">else </text:span><text:span text:style-name="T53"><text:line-break/></text:span><text:span text:style-name="T53"> <text:s text:c="2"/>if student’s grade is greater than or equal to 80</text:span><text:span text:style-name="T53"><text:line-break/></text:span><text:span text:style-name="T53"><text:tab/></text:span><text:span text:style-name="T53"> <text:s text:c="2"/>Print “B”</text:span><text:span text:style-name="T53"><text:line-break/></text:span><text:span text:style-name="T53"><text:tab/></text:span><text:span text:style-name="T53">else </text:span><text:span text:style-name="T53"><text:line-break/></text:span><text:span text:style-name="T53"> <text:s text:c="5"/>if student’s grade is greater than or equal to 70 </text:span><text:span text:style-name="T53"><text:line-break/></text:span><text:span text:style-name="T53"><text:tab/></text:span><text:span text:style-name="T53"> <text:s text:c="5"/>Print “C”</text:span><text:span text:style-name="T53"><text:line-break/></text:span><text:span text:style-name="T53"><text:tab/></text:span><text:span text:style-name="T53"> <text:s text:c="2"/>else </text:span><text:span text:style-name="T53"><text:line-break/></text:span><text:span text:style-name="T53"><text:tab/></text:span><text:span text:style-name="T53"> <text:s text:c="5"/>if student’s grade is greater than or equal to 60 </text:span><text:span text:style-name="T53"><text:line-break/></text:span><text:span text:style-name="T53"><text:tab/></text:span><text:span text:style-name="T53"> <text:s text:c="8"/>Print “D”</text:span><text:span text:style-name="T53"><text:line-break/></text:span><text:span text:style-name="T53"> <text:s text:c="8"/>else</text:span></text:p>
                  </text:list-header>
                </text:list>
              </text:list-item>
            </text:list>
            <text:list text:style-name="L38">
              <text:list-item>
                <text:list>
                  <text:list-item>
                    <text:list>
                      <text:list-header>
                        <text:p text:style-name="P84"><text:span text:style-name="T53"><text:s text:c="16"/></text:span><text:span text:style-name="T53">Print “F”</text:span></text:p>
                      </text:list-header>
                    </text:list>
                  </text:list-item>
                </text:list>
              </text:list-item>
            </text:list>
            <text:list text:style-name="L42">
              <text:list-item>
                <text:list>
                  <text:list-header>
                    <text:p text:style-name="P85"><text:span text:style-name="T53"/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39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40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7">
              <text:list-header>
                <text:p text:style-name="P74"><text:span text:style-name="T9">if/else</text:span><text:span text:style-name="T6"> Selection Structure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6"><text:span text:style-name="T6">Example</text:span><text:span text:style-name="T54"><text:tab/></text:span></text:p>
              </text:list-item>
            </text:list>
            <text:list text:style-name="L40">
              <text:list-header>
                <text:p text:style-name="P87"><text:span text:style-name="T54"><text:tab/></text:span><text:span text:style-name="T54">if ( grade &gt;= 90 ) <text:s text:c="6"/>// 90 and above</text:span><text:span text:style-name="T54"><text:line-break/></text:span><text:span text:style-name="T54"> <text:s text:c="2"/>cout &lt;&lt; "A";</text:span><text:span text:style-name="T54"><text:line-break/></text:span><text:span text:style-name="T54">else if ( grade &gt;= 80 ) <text:s/>// 80-89</text:span><text:span text:style-name="T54"><text:line-break/></text:span><text:span text:style-name="T54"> <text:s text:c="2"/>cout &lt;&lt; "B";</text:span><text:span text:style-name="T54"><text:line-break/></text:span><text:span text:style-name="T54">else if ( grade &gt;= 70 ) <text:s/>// 70-79</text:span><text:span text:style-name="T54"><text:line-break/></text:span><text:span text:style-name="T54"> <text:s text:c="2"/>cout &lt;&lt; "C"; <text:s/></text:span><text:span text:style-name="T54"><text:line-break/></text:span><text:span text:style-name="T54">else if ( grade &gt;= 60 ) <text:s/>// 60-69</text:span><text:span text:style-name="T54"><text:line-break/></text:span><text:span text:style-name="T54"> <text:s text:c="2"/>cout &lt;&lt; "D";</text:span><text:span text:style-name="T54"><text:line-break/></text:span><text:span text:style-name="T54">else <text:s text:c="20"/>// less than 60</text:span><text:span text:style-name="T54"><text:line-break/></text:span><text:span text:style-name="T54"> <text:s text:c="2"/>cout &lt;&lt; "F";</text:span></text:p>
              </text:list-header>
            </text:list>
            <text:list text:style-name="L14">
              <text:list-header>
                <text:p text:style-name="P88"><text:span text:style-name="T54"/></text:p>
              </text:list-header>
            </text:list>
          </draw:text-box>
        </draw:frame>
        <presentation:notes draw:style-name="dp2">
          <draw:page-thumbnail draw:layer="layout" svg:width="12.859cm" svg:height="9.644cm" svg:x="3.078cm" svg:y="1.887cm" draw:page-number="40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41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7">
              <text:list-header>
                <text:p text:style-name="P74"><text:span text:style-name="T9">if/else</text:span><text:span text:style-name="T6"> Selection Structure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Compound statement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Set of statements within a pair of braces</text:span></text:p>
                  </text:list-item>
                </text:list>
              </text:list-item>
            </text:list>
            <text:list text:style-name="L20">
              <text:list-item>
                <text:list>
                  <text:list-header>
                    <text:p text:style-name="P89"><text:span text:style-name="T38"><text:s text:c="2"/></text:span><text:span text:style-name="T38">if ( grade &gt;= 60 )</text:span><text:span text:style-name="T38"><text:line-break/></text:span><text:span text:style-name="T38"> <text:s text:c="2"/>cout &lt;&lt; "Passed.\n";</text:span><text:span text:style-name="T38"><text:tab/></text:span><text:span text:style-name="T38"><text:line-break/></text:span><text:span text:style-name="T38">else {</text:span><text:span text:style-name="T38"><text:line-break/></text:span><text:span text:style-name="T38"> <text:s text:c="2"/>cout &lt;&lt; "Failed.\n";</text:span><text:span text:style-name="T38"><text:line-break/></text:span><text:span text:style-name="T38"> <text:s text:c="2"/>cout &lt;&lt; "You must take this course again.\n";</text:span><text:span text:style-name="T38"><text:line-break/></text:span><text:span text:style-name="T54">} 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 text:style-name="P67"><text:span text:style-name="T6">Without braces,</text:span></text:p>
                  </text:list-item>
                </text:list>
              </text:list-item>
            </text:list>
            <text:list text:style-name="L20">
              <text:list-item>
                <text:list>
                  <text:list-header>
                    <text:p text:style-name="P90"><text:span text:style-name="T38">cout &lt;&lt; "You must take this course again.\n";</text:span></text:p>
                  </text:list-header>
                </text:list>
              </text:list-item>
            </text:list>
            <text:list text:style-name="L43">
              <text:list-item>
                <text:list>
                  <text:list-header>
                    <text:p text:style-name="P91"><text:span text:style-name="T6">always executed</text:span></text:p>
                  </text:list-header>
                </text:list>
              </text:list-item>
            </text:list>
            <text:list text:style-name="L4">
              <text:list-item>
                <text:p text:style-name="P66"><text:span text:style-name="T6">Block</text:span></text:p>
              </text:list-item>
            </text:list>
            <text:list text:style-name="L5">
              <text:list-item>
                <text:list>
                  <text:list-item>
                    <text:p text:style-name="P67"><text:span text:style-name="T6">Set of statements within braces</text:span></text:p>
                  </text:list-item>
                </text:list>
              </text:list-item>
            </text:list>
            <text:list text:style-name="L31">
              <text:list-item>
                <text:list>
                  <text:list-header>
                    <text:p text:style-name="P92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41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42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43">while</text:span><text:span text:style-name="T6"> Repetition Structure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Repetition structur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Action repeated while some condition remains true</text:span></text:p>
                  </text:list-item>
                  <text:list-item>
                    <text:p text:style-name="P9"><text:span text:style-name="T6">Psuedocode</text:span></text:p>
                  </text:list-item>
                </text:list>
              </text:list-item>
            </text:list>
            <text:list text:style-name="L38">
              <text:list-item>
                <text:list>
                  <text:list-item>
                    <text:list>
                      <text:list-header>
                        <text:p text:style-name="P93"><text:span text:style-name="T44">while there are more items on my shopping list</text:span></text:p>
                        <text:p text:style-name="P93"><text:span text:style-name="T44"><text:s text:c="3"/></text:span><text:span text:style-name="T44">Purchase next item and cross it off my list</text:span><text:span text:style-name="T6"> </text:span></text:p>
                      </text:list-header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11"><text:span text:style-name="T24">while</text:span><text:span text:style-name="T6"> loop repeated until condition becomes false</text:span></text:p>
                  </text:list-item>
                </text:list>
              </text:list-item>
            </text:list>
            <text:list text:style-name="L4">
              <text:list-item>
                <text:p text:style-name="P94"><text:span text:style-name="T6">Example</text:span></text:p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95"><text:span text:style-name="T9">int product = 2;</text:span></text:p>
                            <text:p text:style-name="P95"><text:span text:style-name="T9">while ( product &lt;= 1000 )</text:span></text:p>
                            <text:p text:style-name="P95"><text:span text:style-name="T9"><text:s text:c="3"/></text:span><text:span text:style-name="T9">product = 2 * product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29" draw:text-style-name="P3" draw:layer="layout" svg:width="15.24cm" svg:height="3.841cm" svg:x="0cm" svg:y="6.068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26" draw:layer="layout" svg:width="15.24cm" svg:height="1.275cm" svg:x="0cm" svg:y="9.062cm">
          <text:list text:style-name="L6">
            <text:list-header>
              <text:p text:style-name="P24"><text:span text:style-name="T22"> </text:span></text:p>
              <text:p text:style-name="P25"><text:span text:style-name="T2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1" draw:text-style-name="P26" draw:layer="layout" svg:width="25.4cm" svg:height="1.445cm" svg:x="0cm" svg:y="9.909cm">
          <text:list text:style-name="L6">
            <text:list-header>
              <text:p text:style-name="P24"><text:span text:style-name="T55"><text:line-break/></text:span><text:span text:style-name="T55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859cm" svg:height="9.644cm" svg:x="3.078cm" svg:y="1.887cm" draw:page-number="42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43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43">while</text:span><text:span text:style-name="T6"> Repetition Structure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Flowchart of </text:span><text:span text:style-name="T24">while</text:span><text:span text:style-name="T6"> loop</text:span></text:p>
              </text:list-item>
            </text:list>
          </draw:text-box>
        </draw:frame>
        <draw:g>
          <draw:custom-shape draw:style-name="gr132" draw:text-style-name="P1" draw:layer="layout" svg:width="5.803cm" svg:height="2.774cm" svg:x="4.445cm" svg:y="7.254cm">
            <text:p/>
            <draw:enhanced-geometry svg:viewBox="0 0 20000 20000" draw:type="non-primitive" draw:enhanced-path="M 19990 9989  L 9990 19977 0 9989 9990 0 19990 9989  Z N"/>
          </draw:custom-shape>
          <draw:custom-shape draw:style-name="gr133" draw:text-style-name="P70" draw:layer="layout" svg:width="4.405cm" svg:height="0.6cm" svg:x="5.142cm" svg:y="8.409cm">
            <text:list text:style-name="L14">
              <text:list-header>
                <text:p text:style-name="P69"><text:span text:style-name="T56">product &lt;= 1000</text:span></text:p>
                <text:p text:style-name="P34"><text:span text:style-name="T56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4" draw:text-style-name="P3" draw:layer="layout" svg:width="0.001cm" svg:height="1.16cm" svg:x="7.342cm" svg:y="6.103cm">
            <text:p/>
            <draw:enhanced-geometry svg:viewBox="0 0 20000 20000" draw:type="non-primitive" draw:enhanced-path="M 0 19945  L 0 0  N"/>
          </draw:custom-shape>
          <draw:custom-shape draw:style-name="gr135" draw:text-style-name="P3" draw:layer="layout" svg:width="0.001cm" svg:height="0.975cm" svg:x="7.342cm" svg:y="10.032cm">
            <text:p/>
            <draw:enhanced-geometry svg:viewBox="0 0 20000 20000" draw:type="non-primitive" draw:enhanced-path="M 0 19935  L 0 0  N"/>
          </draw:custom-shape>
          <draw:custom-shape draw:style-name="gr136" draw:text-style-name="P3" draw:layer="layout" svg:width="0.358cm" svg:height="0.379cm" svg:x="7.161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6" draw:text-style-name="P3" draw:layer="layout" svg:width="0.358cm" svg:height="0.379cm" svg:x="7.161cm" svg:y="11.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7" draw:text-style-name="P3" draw:layer="layout" svg:width="1.446cm" svg:height="0.001cm" svg:x="10.253cm" svg:y="8.661cm">
            <text:p/>
            <draw:enhanced-geometry svg:viewBox="0 0 20000 20000" draw:type="non-primitive" draw:enhanced-path="M 19958 0  L 0 0  N"/>
          </draw:custom-shape>
          <draw:custom-shape draw:style-name="gr138" draw:text-style-name="P70" draw:layer="layout" svg:width="6.046cm" svg:height="0.63cm" svg:x="11.818cm" svg:y="8.414cm">
            <text:list text:style-name="L14">
              <text:list-header>
                <text:p text:style-name="P69"><text:span text:style-name="T56">product = 2 * product</text:span></text:p>
                <text:p text:style-name="P34"><text:span text:style-name="T56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9" draw:text-style-name="P3" draw:layer="layout" svg:width="6.279cm" svg:height="0.838cm" svg:x="11.708cm" svg:y="8.242cm">
            <text:p/>
            <draw:enhanced-geometry svg:viewBox="0 0 20000 20000" draw:type="non-primitive" draw:enhanced-path="M 19990 0  L 19990 19925 0 19925 0 0 19990 0  Z N"/>
          </draw:custom-shape>
          <draw:custom-shape draw:style-name="gr140" draw:text-style-name="P68" draw:layer="layout" svg:width="1.278cm" svg:height="0.758cm" svg:x="10.306cm" svg:y="7.938cm">
            <text:list text:style-name="L14">
              <text:list-header>
                <text:p text:style-name="P37"><text:span text:style-name="T56">true</text:span></text:p>
                <text:p text:style-name="P52"><text:span text:style-name="T56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1" draw:text-style-name="P68" draw:layer="layout" svg:width="1.565cm" svg:height="0.758cm" svg:x="7.704cm" svg:y="10.05cm">
            <text:list text:style-name="L14">
              <text:list-header>
                <text:p text:style-name="P37"><text:span text:style-name="T56">false</text:span></text:p>
                <text:p text:style-name="P52"><text:span text:style-name="T56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2" draw:text-style-name="P3" draw:layer="layout" svg:width="7.492cm" svg:height="0.001cm" svg:x="7.386cm" svg:y="6.553cm">
            <text:p/>
            <draw:enhanced-geometry svg:viewBox="0 0 20000 20000" draw:type="non-primitive" draw:enhanced-path="M 19992 0  L 0 0  N"/>
          </draw:custom-shape>
          <draw:custom-shape draw:style-name="gr143" draw:text-style-name="P3" draw:layer="layout" svg:width="0.001cm" svg:height="1.653cm" svg:x="14.861cm" svg:y="6.553cm">
            <text:p/>
            <draw:enhanced-geometry svg:viewBox="0 0 20000 20000" draw:type="non-primitive" draw:enhanced-path="M 0 0  L 0 19962  N"/>
          </draw:custom-shape>
        </draw:g>
        <presentation:notes draw:style-name="dp2">
          <draw:page-thumbnail draw:layer="layout" svg:width="12.859cm" svg:height="9.644cm" svg:x="3.078cm" svg:y="1.887cm" draw:page-number="43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44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Counter-Controlled Repetition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Counter-controlled repetition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Loop repeated until counter reaches certain value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6">Definite repetition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Number of repetitions known 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6">Example</text:span></text:p>
              </text:list-item>
            </text:list>
            <text:list text:style-name="L43">
              <text:list-item>
                <text:list>
                  <text:list-header>
                    <text:p text:style-name="P96"><text:span text:style-name="T36"><text:s text:c="4"/></text:span><text:span text:style-name="T36">A class of ten students took a quiz. The grades (integers in the range 0 to 100) for this quiz are available to you. Determine the class average on the quiz.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44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45" draw:style-name="dp1" draw:master-page-name="Title1" presentation:presentation-page-layout-name="AL2T0">
        <draw:frame presentation:style-name="pr13" draw:text-style-name="P3" draw:layer="layout" svg:width="5.715cm" svg:height="13.335cm" svg:x="19.684cm" svg:y="2.327cm" presentation:class="title" presentation:user-transformed="true">
          <draw:text-box>
            <text:list text:style-name="L24">
              <text:list-header>
                <text:p text:style-name="P74"><text:span text:style-name="T57">fig02_07.cpp</text:span><text:span text:style-name="T57"><text:line-break/></text:span><text:span text:style-name="T57">(1 of 2)</text:span><text:span text:style-name="T57"><text:line-break/></text:span><text:span text:style-name="T57"><text:line-break/></text:span><text:span text:style-name="T57"/></text:p>
              </text:list-header>
            </text:list>
          </draw:text-box>
        </draw:frame>
        <draw:frame presentation:style-name="pr14" draw:text-style-name="P40" draw:layer="layout" svg:width="19.473cm" svg:height="12.7cm" svg:x="-0.001cm" svg:y="0cm" presentation:class="subtitle" presentation:user-transformed="true">
          <draw:text-box>
            <text:list text:style-name="L44">
              <text:list-header>
                <text:p text:style-name="P97"><text:span text:style-name="T26">1 <text:s text:c="5"/></text:span><text:span text:style-name="T58">// Fig. 2.7: fig02_07.cpp</text:span></text:p>
                <text:p text:style-name="P97"><text:span text:style-name="T26">2 <text:s text:c="5"/></text:span><text:span text:style-name="T58">// Class average program with counter-controlled repetition.</text:span></text:p>
                <text:p text:style-name="P97"><text:span text:style-name="T26">3 <text:s text:c="5"/></text:span><text:span text:style-name="T59">#include</text:span><text:span text:style-name="T60"> &lt;iostream&gt;</text:span></text:p>
                <text:p text:style-name="P97"><text:span text:style-name="T26">4 <text:s text:c="5"/></text:span></text:p>
                <text:p text:style-name="P97"><text:span text:style-name="T26">5 <text:s text:c="5"/></text:span><text:span text:style-name="T59">using</text:span><text:span text:style-name="T60"> std::cout;</text:span></text:p>
                <text:p text:style-name="P97"><text:span text:style-name="T26">6 <text:s text:c="5"/></text:span><text:span text:style-name="T59">using</text:span><text:span text:style-name="T60"> std::cin;</text:span></text:p>
                <text:p text:style-name="P97"><text:span text:style-name="T26">7 <text:s text:c="5"/></text:span><text:span text:style-name="T59">using</text:span><text:span text:style-name="T60"> std::endl;</text:span></text:p>
                <text:p text:style-name="P97"><text:span text:style-name="T26">8 <text:s text:c="5"/></text:span></text:p>
                <text:p text:style-name="P97"><text:span text:style-name="T26">9 <text:s text:c="5"/></text:span><text:span text:style-name="T58">// function main begins program execution</text:span></text:p>
                <text:p text:style-name="P97"><text:span text:style-name="T26">10 <text:s text:c="3"/></text:span><text:span text:style-name="T59">int</text:span><text:span text:style-name="T60"> main()</text:span></text:p>
                <text:p text:style-name="P97"><text:span text:style-name="T26">11 <text:s text:c="3"/></text:span><text:span text:style-name="T60">{</text:span></text:p>
                <text:p text:style-name="P97"><text:span text:style-name="T26">12 <text:s text:c="3"/></text:span><text:span text:style-name="T60"><text:s text:c="3"/></text:span><text:span text:style-name="T59">int</text:span><text:span text:style-name="T60"> total; <text:s text:c="7"/></text:span><text:span text:style-name="T58">// sum of grades input by user</text:span></text:p>
                <text:p text:style-name="P97"><text:span text:style-name="T26">13 <text:s text:c="3"/></text:span><text:span text:style-name="T60"><text:s text:c="3"/></text:span><text:span text:style-name="T59">int</text:span><text:span text:style-name="T60"> gradeCounter; </text:span><text:span text:style-name="T58">// number of grade to be entered next</text:span></text:p>
                <text:p text:style-name="P97"><text:span text:style-name="T26">14 <text:s text:c="3"/></text:span><text:span text:style-name="T60"><text:s text:c="3"/></text:span><text:span text:style-name="T59">int</text:span><text:span text:style-name="T60"> grade; <text:s text:c="7"/></text:span><text:span text:style-name="T58">// grade value</text:span></text:p>
                <text:p text:style-name="P97"><text:span text:style-name="T26">15 <text:s text:c="3"/></text:span><text:span text:style-name="T60"><text:s text:c="3"/></text:span><text:span text:style-name="T59">int</text:span><text:span text:style-name="T60"> average; <text:s text:c="5"/></text:span><text:span text:style-name="T58">// average of grades</text:span></text:p>
                <text:p text:style-name="P97"><text:span text:style-name="T26">16 <text:s text:c="3"/></text:span></text:p>
                <text:p text:style-name="P97"><text:span text:style-name="T26">17 <text:s text:c="3"/></text:span><text:span text:style-name="T60"><text:s text:c="3"/></text:span><text:span text:style-name="T58">// initialization phase</text:span></text:p>
                <text:p text:style-name="P97"><text:span text:style-name="T26">18 <text:s text:c="3"/></text:span><text:span text:style-name="T60"><text:s text:c="3"/>total = </text:span><text:span text:style-name="T61">0</text:span><text:span text:style-name="T60">; <text:s text:c="9"/></text:span><text:span text:style-name="T58">// initialize total</text:span></text:p>
                <text:p text:style-name="P97"><text:span text:style-name="T26">19 <text:s text:c="3"/></text:span><text:span text:style-name="T60"><text:s text:c="3"/>gradeCounter = </text:span><text:span text:style-name="T61">1</text:span><text:span text:style-name="T60">; <text:s/></text:span><text:span text:style-name="T58"><text:s/>// initialize loop counter</text:span></text:p>
                <text:p text:style-name="P97"><text:span text:style-name="T26">20 <text:s text:c="3"/></text:span></text:p>
                <text:p text:style-name="P97"><text:span text:style-name="T26"/></text:p>
              </text:list-header>
            </text:list>
          </draw:text-box>
        </draw:frame>
        <presentation:notes draw:style-name="dp2">
          <draw:page-thumbnail draw:layer="layout" svg:width="12.859cm" svg:height="9.644cm" svg:x="3.078cm" svg:y="1.887cm" draw:page-number="45" presentation:class="page"/>
          <draw:frame presentation:style-name="pr15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46" draw:style-name="dp1" draw:master-page-name="Title1" presentation:presentation-page-layout-name="AL2T0">
        <draw:frame presentation:style-name="pr13" draw:text-style-name="P3" draw:layer="layout" svg:width="5.715cm" svg:height="13.335cm" svg:x="19.684cm" svg:y="2.327cm" presentation:class="title" presentation:user-transformed="true">
          <draw:text-box>
            <text:list text:style-name="L24">
              <text:list-header>
                <text:p text:style-name="P74"><text:span text:style-name="T57">fig02_07.cpp</text:span><text:span text:style-name="T57"><text:line-break/></text:span><text:span text:style-name="T57">(2 of 2)</text:span><text:span text:style-name="T57"><text:line-break/></text:span><text:span text:style-name="T57"><text:line-break/></text:span><text:span text:style-name="T57">fig02_07.cpp</text:span><text:span text:style-name="T57"><text:line-break/></text:span><text:span text:style-name="T57">output (1 of 1)</text:span><text:span text:style-name="T57"><text:line-break/></text:span><text:span text:style-name="T57"><text:line-break/></text:span><text:span text:style-name="T57"/></text:p>
              </text:list-header>
            </text:list>
          </draw:text-box>
        </draw:frame>
        <draw:frame presentation:style-name="pr16" draw:text-style-name="P40" draw:layer="layout" svg:width="19.473cm" svg:height="11.007cm" svg:x="-0.001cm" svg:y="-0.001cm" presentation:class="subtitle" presentation:user-transformed="true">
          <draw:text-box>
            <text:list text:style-name="L44">
              <text:list-header>
                <text:p text:style-name="P97"><text:span text:style-name="T26">21 <text:s text:c="3"/></text:span><text:span text:style-name="T27"><text:s text:c="3"/>// processing phase</text:span></text:p>
                <text:p text:style-name="P97"><text:span text:style-name="T26">22 <text:s text:c="3"/></text:span><text:span text:style-name="T29"><text:s text:c="3"/></text:span><text:span text:style-name="T28">while</text:span><text:span text:style-name="T29"> ( gradeCounter &lt;= </text:span><text:span text:style-name="T30">10</text:span><text:span text:style-name="T29"> ) { <text:s text:c="5"/></text:span><text:span text:style-name="T27"><text:s/>// loop 10 times</text:span></text:p>
                <text:p text:style-name="P97"><text:span text:style-name="T26">23 <text:s text:c="3"/></text:span><text:span text:style-name="T29"><text:s text:c="6"/>cout &lt;&lt; </text:span><text:span text:style-name="T30">"Enter grade: "</text:span><text:span text:style-name="T29">; <text:s text:c="9"/></text:span><text:span text:style-name="T27">// prompt for input</text:span></text:p>
                <text:p text:style-name="P97"><text:span text:style-name="T26">24 <text:s text:c="3"/></text:span><text:span text:style-name="T29"><text:s text:c="6"/>cin &gt;&gt; grade; <text:s text:c="20"/></text:span><text:span text:style-name="T27">// read grade from user</text:span></text:p>
                <text:p text:style-name="P97"><text:span text:style-name="T26">25 <text:s text:c="3"/></text:span><text:span text:style-name="T29"><text:s text:c="6"/>total = total + grade; <text:s text:c="11"/></text:span><text:span text:style-name="T27">// add grade to total</text:span></text:p>
                <text:p text:style-name="P97"><text:span text:style-name="T26">26 <text:s text:c="3"/></text:span><text:span text:style-name="T29"><text:s text:c="6"/>gradeCounter = gradeCounter + </text:span><text:span text:style-name="T30">1</text:span><text:span text:style-name="T29">; <text:s/></text:span><text:span text:style-name="T27">// increment counter</text:span></text:p>
                <text:p text:style-name="P97"><text:span text:style-name="T26">27 <text:s text:c="3"/></text:span><text:span text:style-name="T29"><text:s text:c="3"/>}</text:span></text:p>
                <text:p text:style-name="P97"><text:span text:style-name="T26">28 <text:s text:c="3"/></text:span></text:p>
                <text:p text:style-name="P97"><text:span text:style-name="T26">29 <text:s text:c="3"/></text:span><text:span text:style-name="T29"><text:s text:c="3"/></text:span><text:span text:style-name="T27">// termination phase</text:span></text:p>
                <text:p text:style-name="P97"><text:span text:style-name="T26">30 <text:s text:c="3"/></text:span><text:span text:style-name="T29"><text:s text:c="3"/>average = total / </text:span><text:span text:style-name="T30">10</text:span><text:span text:style-name="T29">; <text:s text:c="15"/></text:span><text:span text:style-name="T27">// integer division</text:span></text:p>
                <text:p text:style-name="P97"><text:span text:style-name="T26">31 <text:s text:c="3"/></text:span></text:p>
                <text:p text:style-name="P97"><text:span text:style-name="T26">32 <text:s text:c="3"/></text:span><text:span text:style-name="T29"><text:s text:c="3"/></text:span><text:span text:style-name="T27">// display result</text:span></text:p>
                <text:p text:style-name="P97"><text:span text:style-name="T26">33 <text:s text:c="3"/></text:span><text:span text:style-name="T29"><text:s text:c="3"/>cout &lt;&lt; </text:span><text:span text:style-name="T30">"Class average is "</text:span><text:span text:style-name="T29"> &lt;&lt; average &lt;&lt; endl; <text:s/></text:span></text:p>
                <text:p text:style-name="P97"><text:span text:style-name="T26">34 <text:s text:c="3"/></text:span></text:p>
                <text:p text:style-name="P97"><text:span text:style-name="T26">35 <text:s text:c="3"/></text:span><text:span text:style-name="T29"><text:s text:c="3"/></text:span><text:span text:style-name="T28">return</text:span><text:span text:style-name="T29"> </text:span><text:span text:style-name="T30">0</text:span><text:span text:style-name="T29">; <text:s text:c="2"/></text:span><text:span text:style-name="T27">// indicate program ended successfully</text:span></text:p>
                <text:p text:style-name="P97"><text:span text:style-name="T26">36 <text:s text:c="3"/></text:span></text:p>
                <text:p text:style-name="P97"><text:span text:style-name="T26">37 <text:s text:c="3"/></text:span><text:span text:style-name="T29">} </text:span><text:span text:style-name="T27">// end function main</text:span></text:p>
              </text:list-header>
            </text:list>
            <text:list text:style-name="L45">
              <text:list-header>
                <text:p text:style-name="P97"><text:span text:style-name="T27"/></text:p>
              </text:list-header>
            </text:list>
          </draw:text-box>
        </draw:frame>
        <draw:custom-shape draw:style-name="gr144" draw:text-style-name="P98" draw:layer="layout" svg:width="19.473cm" svg:height="7.408cm" svg:x="0cm" svg:y="11.007cm">
          <text:list text:style-name="L14">
            <text:list-header>
              <text:p text:style-name="P97"><text:span text:style-name="T21">Enter grade: 98</text:span></text:p>
              <text:p text:style-name="P97"><text:span text:style-name="T21">Enter grade: 76</text:span></text:p>
              <text:p text:style-name="P97"><text:span text:style-name="T21">Enter grade: 71</text:span></text:p>
              <text:p text:style-name="P97"><text:span text:style-name="T21">Enter grade: 87</text:span></text:p>
              <text:p text:style-name="P97"><text:span text:style-name="T21">Enter grade: 83</text:span></text:p>
              <text:p text:style-name="P97"><text:span text:style-name="T21">Enter grade: 90</text:span></text:p>
              <text:p text:style-name="P97"><text:span text:style-name="T21">Enter grade: 57</text:span></text:p>
              <text:p text:style-name="P97"><text:span text:style-name="T21">Enter grade: 79</text:span></text:p>
              <text:p text:style-name="P97"><text:span text:style-name="T21">Enter grade: 82</text:span></text:p>
              <text:p text:style-name="P97"><text:span text:style-name="T21">Enter grade: 94</text:span></text:p>
              <text:p text:style-name="P97"><text:span text:style-name="T21">Class average is 81</text:span></text:p>
              <text:p text:style-name="P97"><text:span text:style-name="T21"/></text:p>
            </text:list-header>
          </text:list>
          <draw:enhanced-geometry svg:viewBox="0 0 21600 21600" draw:type="rectangle" draw:enhanced-path="M 0 0 L 21600 0 21600 21600 0 21600 0 0 Z N"/>
        </draw:custom-shape>
        <draw:g xml:id="id48" draw:id="id48">
          <draw:custom-shape draw:style-name="gr145" draw:text-style-name="P100" draw:layer="layout" svg:width="9.239cm" svg:height="2.289cm" svg:x="10.653cm" svg:y="10.771cm">
            <text:list text:style-name="L6">
              <text:list-header>
                <text:p text:style-name="P99"><text:span text:style-name="T62">The counter gets incremented each time the loop executes. <text:s/>Eventually, the counter causes the loop to end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8" draw:text-style-name="P6" draw:layer="layout" svg:x1="10.652cm" svg:y1="11.574cm" svg:x2="7.874cm" svg:y2="4.318cm">
            <text:p/>
          </draw:line>
        </draw:g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dur="0.001s" smil:fill="hold" smil:targetElement="id48" smil:attributeName="visibility" smil:to="hidden"/>
                  <anim:set smil:begin="0.499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59cm" svg:height="9.644cm" svg:x="3.078cm" svg:y="1.887cm" draw:page-number="46" presentation:class="page"/>
          <draw:frame presentation:style-name="pr15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47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Sentinel-Controlled Repetition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Suppose problem becomes: <text:s/></text:span></text:p>
              </text:list-item>
            </text:list>
            <text:list text:style-name="L43">
              <text:list-item>
                <text:list>
                  <text:list-header>
                    <text:p text:style-name="P101"><text:span text:style-name="T6"><text:tab/></text:span><text:span text:style-name="T36">Develop a class-averaging program that will process an arbitrary number of grades each time the program is run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 text:style-name="P63"><text:span text:style-name="T6">Unknown number of students</text:span></text:p>
                  </text:list-item>
                  <text:list-item>
                    <text:p text:style-name="P63"><text:span text:style-name="T6">How will program know when to end?</text:span></text:p>
                  </text:list-item>
                </text:list>
              </text:list-item>
            </text:list>
            <text:list text:style-name="L4">
              <text:list-item>
                <text:p text:style-name="P65"><text:span text:style-name="T6">Sentinel value</text:span></text:p>
              </text:list-item>
            </text:list>
            <text:list text:style-name="L5">
              <text:list-item>
                <text:list>
                  <text:list-item>
                    <text:p text:style-name="P63"><text:span text:style-name="T6">Indicates “end of data entry”</text:span></text:p>
                  </text:list-item>
                  <text:list-item>
                    <text:p text:style-name="P63"><text:span text:style-name="T6">Loop ends when sentinel input</text:span></text:p>
                  </text:list-item>
                  <text:list-item>
                    <text:p text:style-name="P63"><text:span text:style-name="T6">Sentinel chosen so it cannot be confused with regular input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64"><text:span text:style-name="T6">-1 in this ca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47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fig02_09.cpp (1 of 3)  " draw:style-name="dp3" draw:master-page-name="Title1_5f_" presentation:presentation-page-layout-name="AL2T0">
        <draw:frame presentation:style-name="pr6" draw:text-style-name="P5" draw:layer="layout" svg:width="5.715cm" svg:height="13.335cm" svg:x="19.684cm" svg:y="2.327cm" presentation:class="title" presentation:user-transformed="true">
          <draw:text-box>
            <text:list text:style-name="L24">
              <text:list-header>
                <text:p text:style-name="P37"><text:span text:style-name="T25">fig02_09.cpp</text:span><text:span text:style-name="T25"><text:line-break/></text:span><text:span text:style-name="T25">(1 of 3)</text:span><text:span text:style-name="T25"><text:line-break/></text:span><text:span text:style-name="T25"><text:line-break/></text:span><text:span text:style-name="T25"/></text:p>
              </text:list-header>
            </text:list>
          </draw:text-box>
        </draw:frame>
        <draw:frame presentation:style-name="pr11" draw:text-style-name="P40" draw:layer="layout" svg:width="19.473cm" svg:height="15.663cm" svg:x="-0.001cm" svg:y="-0.001cm" presentation:class="subtitle" presentation:user-transformed="true">
          <draw:text-box>
            <text:list text:style-name="L21">
              <text:list-header>
                <text:p text:style-name="P38"><text:span text:style-name="T26">1 <text:s text:c="5"/></text:span><text:span text:style-name="T27">// Fig. 2.9: fig02_09.cpp</text:span></text:p>
                <text:p text:style-name="P38"><text:span text:style-name="T26">2 <text:s text:c="5"/></text:span><text:span text:style-name="T27">// Class average program with sentinel-controlled repetition.</text:span></text:p>
                <text:p text:style-name="P38"><text:span text:style-name="T26">3 <text:s text:c="5"/></text:span><text:span text:style-name="T28">#include</text:span><text:span text:style-name="T29"> &lt;iostream&gt;</text:span></text:p>
                <text:p text:style-name="P38"><text:span text:style-name="T26">4 <text:s text:c="5"/></text:span></text:p>
                <text:p text:style-name="P38"><text:span text:style-name="T26">5 <text:s text:c="5"/></text:span><text:span text:style-name="T28">using</text:span><text:span text:style-name="T29"> std::cout;</text:span></text:p>
                <text:p text:style-name="P38"><text:span text:style-name="T26">6 <text:s text:c="5"/></text:span><text:span text:style-name="T28">using</text:span><text:span text:style-name="T29"> std::cin;</text:span></text:p>
                <text:p text:style-name="P38"><text:span text:style-name="T26">7 <text:s text:c="5"/></text:span><text:span text:style-name="T28">using</text:span><text:span text:style-name="T29"> std::endl;</text:span></text:p>
                <text:p text:style-name="P38"><text:span text:style-name="T26">8 <text:s text:c="5"/></text:span><text:span text:style-name="T28">using</text:span><text:span text:style-name="T29"> std::fixed;</text:span></text:p>
                <text:p text:style-name="P38"><text:span text:style-name="T26">9 <text:s text:c="5"/></text:span><text:span text:style-name="T29"><text:s text:c="62"/></text:span></text:p>
                <text:p text:style-name="P38"><text:span text:style-name="T26">10 <text:s text:c="3"/></text:span><text:span text:style-name="T28">#include</text:span><text:span text:style-name="T29"> &lt;iomanip&gt; <text:s text:c="7"/></text:span><text:span text:style-name="T27">// parameterized stream manipulators</text:span></text:p>
                <text:p text:style-name="P38"><text:span text:style-name="T26">11 <text:s text:c="3"/></text:span><text:span text:style-name="T29"><text:s text:c="62"/></text:span></text:p>
                <text:p text:style-name="P38"><text:span text:style-name="T26">12 <text:s text:c="3"/></text:span><text:span text:style-name="T28">using</text:span><text:span text:style-name="T29"> std::setprecision; <text:s/></text:span><text:span text:style-name="T27">// sets numeric output precision <text:s text:c="3"/></text:span></text:p>
                <text:p text:style-name="P38"><text:span text:style-name="T26">13 <text:s text:c="3"/></text:span></text:p>
                <text:p text:style-name="P38"><text:span text:style-name="T26">14 <text:s text:c="3"/></text:span><text:span text:style-name="T27">// function main begins program execution</text:span></text:p>
                <text:p text:style-name="P38"><text:span text:style-name="T26">15 <text:s text:c="3"/></text:span><text:span text:style-name="T28">int</text:span><text:span text:style-name="T29"> main()</text:span></text:p>
                <text:p text:style-name="P38"><text:span text:style-name="T26">16 <text:s text:c="3"/></text:span><text:span text:style-name="T29">{</text:span></text:p>
                <text:p text:style-name="P38"><text:span text:style-name="T26">17 <text:s text:c="3"/></text:span><text:span text:style-name="T29"><text:s text:c="3"/></text:span><text:span text:style-name="T28">int</text:span><text:span text:style-name="T29"> total; <text:s text:c="8"/></text:span><text:span text:style-name="T27">// sum of grades</text:span></text:p>
                <text:p text:style-name="P38"><text:span text:style-name="T26">18 <text:s text:c="3"/></text:span><text:span text:style-name="T29"><text:s text:c="3"/></text:span><text:span text:style-name="T28">int</text:span><text:span text:style-name="T29"> gradeCounter; </text:span><text:span text:style-name="T27"><text:s/>// number of grades entered</text:span></text:p>
                <text:p text:style-name="P38"><text:span text:style-name="T26">19 <text:s text:c="3"/></text:span><text:span text:style-name="T29"><text:s text:c="3"/></text:span><text:span text:style-name="T28">int</text:span><text:span text:style-name="T29"> grade; <text:s text:c="8"/></text:span><text:span text:style-name="T27">// grade value</text:span></text:p>
                <text:p text:style-name="P38"><text:span text:style-name="T26">20 <text:s text:c="3"/></text:span></text:p>
                <text:p text:style-name="P38"><text:span text:style-name="T26">21 <text:s text:c="3"/></text:span><text:span text:style-name="T29"><text:s text:c="3"/></text:span><text:span text:style-name="T28">double</text:span><text:span text:style-name="T29"> average; <text:s text:c="3"/></text:span><text:span text:style-name="T27">// number with decimal point for average</text:span></text:p>
                <text:p text:style-name="P38"><text:span text:style-name="T26">22 <text:s text:c="3"/></text:span></text:p>
                <text:p text:style-name="P38"><text:span text:style-name="T26">23 <text:s text:c="3"/></text:span><text:span text:style-name="T29"><text:s text:c="2"/></text:span><text:span text:style-name="T27"><text:s/>// initialization phase</text:span></text:p>
                <text:p text:style-name="P38"><text:span text:style-name="T26">24 <text:s text:c="3"/></text:span><text:span text:style-name="T29"><text:s text:c="3"/>total = </text:span><text:span text:style-name="T30">0</text:span><text:span text:style-name="T29">; <text:s text:c="8"/></text:span><text:span text:style-name="T27">// initialize total</text:span></text:p>
                <text:p text:style-name="P38"><text:span text:style-name="T26">25 <text:s text:c="3"/></text:span><text:span text:style-name="T29"><text:s text:c="3"/>gradeCounter = </text:span><text:span text:style-name="T30">0</text:span><text:span text:style-name="T29">; <text:s/></text:span><text:span text:style-name="T27">// initialize loop counter</text:span></text:p>
              </text:list-header>
            </text:list>
            <text:list text:style-name="L22">
              <text:list-header>
                <text:p text:style-name="P39"><text:span text:style-name="T27"/></text:p>
              </text:list-header>
            </text:list>
          </draw:text-box>
        </draw:frame>
        <draw:g xml:id="id49" draw:id="id49">
          <draw:custom-shape draw:style-name="gr64" draw:text-style-name="P102" draw:layer="layout" svg:width="8.043cm" svg:height="1.445cm" svg:x="10.794cm" svg:y="9.313cm">
            <text:list text:style-name="L24">
              <text:list-header>
                <text:p text:style-name="P24"><text:span text:style-name="T63">Data type </text:span><text:span text:style-name="T64">double</text:span><text:span text:style-name="T63"> used to represent decimal numbers.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65" draw:text-style-name="P6" draw:layer="layout" svg:x1="10.793cm" svg:y1="10.372cm" svg:x2="4.656cm" svg:y2="12.488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xml:id="id50" anim:id="id50" smil:begin="0s" smil:fill="hold" presentation:node-type="on-click" presentation:preset-class="entrance" presentation:preset-id="ooo-entrance-appear">
                  <anim:set smil:begin="0.499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set smil:dur="0.001s" smil:fill="hold" presentation:master-element="id50" smil:targetElement="id49" smil:attributeName="visibility" smil:to="hidden"/>
              </anim:par>
            </anim:par>
          </anim:seq>
        </anim:par>
        <presentation:notes draw:style-name="dp2">
          <draw:page-thumbnail draw:style-name="gr68" draw:layer="layout" svg:width="12.859cm" svg:height="9.644cm" svg:x="3.077cm" svg:y="1.887cm" draw:page-number="48" presentation:class="page"/>
          <draw:frame presentation:style-name="pr8" draw:text-style-name="P44" draw:layer="layout" svg:width="13.997cm" svg:height="11.319cm" svg:x="2.508cm" svg:y="12.157cm" presentation:class="notes" presentation:placeholder="true">
            <draw:text-box/>
          </draw:frame>
        </presentation:notes>
      </draw:page>
      <draw:page draw:name="fig02_09.cpp (2 of 3)  " draw:style-name="dp3" draw:master-page-name="Title1_5f_" presentation:presentation-page-layout-name="AL2T0">
        <draw:frame presentation:style-name="pr6" draw:text-style-name="P5" draw:layer="layout" svg:width="5.715cm" svg:height="13.335cm" svg:x="19.684cm" svg:y="2.327cm" presentation:class="title" presentation:user-transformed="true">
          <draw:text-box>
            <text:list text:style-name="L24">
              <text:list-header>
                <text:p text:style-name="P37"><text:span text:style-name="T25">fig02_09.cpp</text:span><text:span text:style-name="T25"><text:line-break/></text:span><text:span text:style-name="T25">(2 of 3)</text:span><text:span text:style-name="T25"><text:line-break/></text:span><text:span text:style-name="T25"><text:line-break/></text:span><text:span text:style-name="T25"/></text:p>
              </text:list-header>
            </text:list>
          </draw:text-box>
        </draw:frame>
        <draw:frame presentation:style-name="pr17" draw:text-style-name="P40" draw:layer="layout" svg:width="19.473cm" svg:height="14.605cm" svg:x="-0.001cm" svg:y="-0.001cm" presentation:class="subtitle" presentation:user-transformed="true">
          <draw:text-box>
            <text:list text:style-name="L21">
              <text:list-header>
                <text:p text:style-name="P38"><text:span text:style-name="T26">26 <text:s text:c="3"/></text:span></text:p>
                <text:p text:style-name="P38"><text:span text:style-name="T26">27 <text:s text:c="3"/></text:span><text:span text:style-name="T29"><text:s text:c="3"/></text:span><text:span text:style-name="T27">// processing phase</text:span></text:p>
                <text:p text:style-name="P38"><text:span text:style-name="T26">28 <text:s text:c="3"/></text:span><text:span text:style-name="T29"><text:s text:c="3"/></text:span><text:span text:style-name="T27">// get first grade from user</text:span></text:p>
                <text:p text:style-name="P38"><text:span text:style-name="T26">29 <text:s text:c="3"/></text:span><text:span text:style-name="T29"><text:s text:c="3"/>cout &lt;&lt; </text:span><text:span text:style-name="T30">"Enter grade, -1 to end: "</text:span><text:span text:style-name="T29">; <text:s/></text:span><text:span text:style-name="T27">// prompt for input</text:span></text:p>
                <text:p text:style-name="P38"><text:span text:style-name="T26">30 <text:s text:c="3"/></text:span><text:span text:style-name="T29"><text:s text:c="3"/>cin &gt;&gt; grade; <text:s text:c="23"/></text:span><text:span text:style-name="T27">// read grade from user</text:span></text:p>
                <text:p text:style-name="P38"><text:span text:style-name="T26">31 <text:s text:c="3"/></text:span></text:p>
                <text:p text:style-name="P38"><text:span text:style-name="T26">32 <text:s text:c="3"/></text:span><text:span text:style-name="T29"><text:s text:c="3"/></text:span><text:span text:style-name="T27">// loop until sentinel value read from user</text:span></text:p>
                <text:p text:style-name="P38"><text:span text:style-name="T26">33 <text:s text:c="3"/></text:span><text:span text:style-name="T29"><text:s text:c="3"/></text:span><text:span text:style-name="T28">while</text:span><text:span text:style-name="T29"> ( grade != </text:span><text:span text:style-name="T30">-1</text:span><text:span text:style-name="T29"> ) { <text:s text:c="17"/></text:span></text:p>
                <text:p text:style-name="P38"><text:span text:style-name="T26">34 <text:s text:c="3"/></text:span><text:span text:style-name="T29"><text:s text:c="6"/>total = total + grade; <text:s text:c="11"/></text:span><text:span text:style-name="T27">// add grade to total</text:span></text:p>
                <text:p text:style-name="P38"><text:span text:style-name="T26">35 <text:s text:c="3"/></text:span><text:span text:style-name="T29"><text:s text:c="6"/>gradeCounter = gradeCounter + </text:span><text:span text:style-name="T30">1</text:span><text:span text:style-name="T29">; <text:s/></text:span><text:span text:style-name="T27">// increment counter</text:span></text:p>
                <text:p text:style-name="P38"><text:span text:style-name="T26">36 <text:s text:c="3"/></text:span><text:span text:style-name="T29"><text:s text:c="6"/></text:span></text:p>
                <text:p text:style-name="P38"><text:span text:style-name="T26">37 <text:s text:c="3"/></text:span><text:span text:style-name="T29"><text:s text:c="6"/>cout &lt;&lt; </text:span><text:span text:style-name="T30">"Enter grade, -1 to end: "</text:span><text:span text:style-name="T29">; <text:s/></text:span><text:span text:style-name="T27">// prompt for input</text:span></text:p>
                <text:p text:style-name="P38"><text:span text:style-name="T26">38 <text:s text:c="3"/></text:span><text:span text:style-name="T29"><text:s text:c="6"/>cin &gt;&gt; grade; <text:s text:c="23"/></text:span><text:span text:style-name="T27">// read next grade</text:span></text:p>
                <text:p text:style-name="P38"><text:span text:style-name="T26">39 <text:s text:c="3"/></text:span></text:p>
                <text:p text:style-name="P38"><text:span text:style-name="T26">40 <text:s text:c="3"/></text:span><text:span text:style-name="T29"><text:s text:c="3"/>} </text:span><text:span text:style-name="T27">// end while</text:span></text:p>
                <text:p text:style-name="P38"><text:span text:style-name="T26">41 <text:s text:c="3"/></text:span></text:p>
                <text:p text:style-name="P38"><text:span text:style-name="T26">42 <text:s text:c="3"/></text:span><text:span text:style-name="T29"><text:s text:c="3"/></text:span><text:span text:style-name="T27">// termination phase</text:span></text:p>
                <text:p text:style-name="P38"><text:span text:style-name="T26">43 <text:s text:c="3"/></text:span><text:span text:style-name="T29"><text:s text:c="3"/></text:span><text:span text:style-name="T27">// if user entered at least one grade ...</text:span></text:p>
                <text:p text:style-name="P38"><text:span text:style-name="T26">44 <text:s text:c="3"/></text:span><text:span text:style-name="T29"><text:s text:c="3"/></text:span><text:span text:style-name="T28">if</text:span><text:span text:style-name="T29"> ( gradeCounter != </text:span><text:span text:style-name="T30">0</text:span><text:span text:style-name="T29"> ) {</text:span></text:p>
                <text:p text:style-name="P38"><text:span text:style-name="T26">45 <text:s text:c="3"/></text:span><text:span text:style-name="T29"><text:s text:c="6"/></text:span></text:p>
                <text:p text:style-name="P38"><text:span text:style-name="T26">46 <text:s text:c="3"/></text:span><text:span text:style-name="T29"><text:s text:c="6"/></text:span><text:span text:style-name="T27">// calculate average of all grades entered</text:span></text:p>
                <text:p text:style-name="P38"><text:span text:style-name="T26">47 <text:s text:c="3"/></text:span><text:span text:style-name="T29"><text:s text:c="6"/>average = </text:span><text:span text:style-name="T28">static_cast</text:span><text:span text:style-name="T29">&lt; </text:span><text:span text:style-name="T28">double</text:span><text:span text:style-name="T29"> &gt;( total ) / gradeCounter;</text:span></text:p>
                <text:p text:style-name="P38"><text:span text:style-name="T26">48 <text:s text:c="3"/></text:span><text:span text:style-name="T29"><text:s text:c="6"/></text:span></text:p>
              </text:list-header>
            </text:list>
            <text:list text:style-name="L46">
              <text:list-header>
                <text:p text:style-name="P39"><text:span text:style-name="T29"/></text:p>
              </text:list-header>
            </text:list>
          </draw:text-box>
        </draw:frame>
        <draw:g xml:id="id51" draw:id="id51">
          <draw:g>
            <draw:line draw:style-name="gr65" draw:text-style-name="P6" draw:layer="layout" svg:x1="13.335cm" svg:y1="6.773cm" svg:x2="11.853cm" svg:y2="8.467cm">
              <text:p/>
            </draw:line>
            <draw:custom-shape draw:style-name="gr146" draw:text-style-name="P103" draw:layer="layout" svg:width="13.97cm" svg:height="5.669cm" svg:x="6.985cm" svg:y="4.445cm">
              <text:list text:style-name="L23">
                <text:list-header>
                  <text:p text:style-name="P37"><text:span text:style-name="T65">static_cast&lt;double&gt;()</text:span><text:span text:style-name="T33"> treats </text:span><text:span text:style-name="T34">total</text:span><text:span text:style-name="T33"> as a </text:span><text:span text:style-name="T34">double</text:span><text:span text:style-name="T33"> temporarily (casting).</text:span></text:p>
                </text:list-header>
              </text:list>
              <text:list text:style-name="L24">
                <text:list-header>
                  <text:p text:style-name="P24"><text:span text:style-name="T33"/></text:p>
                  <text:p text:style-name="P24"><text:span text:style-name="T33">Required because dividing two integers truncates the remainder.</text:span></text:p>
                  <text:p text:style-name="P24"><text:span text:style-name="T33"/></text:p>
                </text:list-header>
              </text:list>
              <text:list text:style-name="L23">
                <text:list-header>
                  <text:p text:style-name="P37"><text:span text:style-name="T65">gradeCounter</text:span><text:span text:style-name="T33"> is an </text:span><text:span text:style-name="T65">int</text:span><text:span text:style-name="T33">, but it gets </text:span><text:span text:style-name="T66">promoted</text:span><text:span text:style-name="T33"> to </text:span><text:span text:style-name="T65">double</text:span><text:span text:style-name="T67">.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line draw:style-name="gr65" draw:text-style-name="P6" draw:layer="layout" svg:x1="10.582cm" svg:y1="10.16cm" svg:x2="7.619cm" svg:y2="13.123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xml:id="id52" anim:id="id52" smil:begin="0s" smil:fill="hold" presentation:node-type="on-click" presentation:preset-class="entrance" presentation:preset-id="ooo-entrance-appear">
                  <anim:set smil:begin="0.499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set smil:dur="0.001s" smil:fill="hold" presentation:master-element="id52" smil:targetElement="id51" smil:attributeName="visibility" smil:to="hidden"/>
              </anim:par>
            </anim:par>
          </anim:seq>
        </anim:par>
        <presentation:notes draw:style-name="dp2">
          <draw:page-thumbnail draw:style-name="gr68" draw:layer="layout" svg:width="12.859cm" svg:height="9.644cm" svg:x="3.077cm" svg:y="1.887cm" draw:page-number="49" presentation:class="page"/>
          <draw:frame presentation:style-name="pr8" draw:text-style-name="P44" draw:layer="layout" svg:width="13.997cm" svg:height="11.319cm" svg:x="2.508cm" svg:y="12.157cm" presentation:class="notes" presentation:placeholder="true">
            <draw:text-box/>
          </draw:frame>
        </presentation:notes>
      </draw:page>
      <draw:page draw:name="fig02_09.cpp (3 of 3)  fig02_09.cpp output (1 of 1)  " draw:style-name="dp3" draw:master-page-name="Title1_5f_" presentation:presentation-page-layout-name="AL2T0">
        <draw:frame presentation:style-name="pr6" draw:text-style-name="P5" draw:layer="layout" svg:width="5.715cm" svg:height="13.335cm" svg:x="19.684cm" svg:y="2.327cm" presentation:class="title" presentation:user-transformed="true">
          <draw:text-box>
            <text:list text:style-name="L24">
              <text:list-header>
                <text:p text:style-name="P37"><text:span text:style-name="T25">fig02_09.cpp</text:span><text:span text:style-name="T25"><text:line-break/></text:span><text:span text:style-name="T25">(3 of 3)</text:span><text:span text:style-name="T25"><text:line-break/></text:span><text:span text:style-name="T25"><text:line-break/></text:span><text:span text:style-name="T25">fig02_09.cpp</text:span><text:span text:style-name="T25"><text:line-break/></text:span><text:span text:style-name="T25">output (1 of 1)</text:span><text:span text:style-name="T25"><text:line-break/></text:span><text:span text:style-name="T25"><text:line-break/></text:span><text:span text:style-name="T25"/></text:p>
              </text:list-header>
            </text:list>
          </draw:text-box>
        </draw:frame>
        <draw:frame presentation:style-name="pr18" draw:text-style-name="P40" draw:layer="layout" svg:width="19.473cm" svg:height="9.948cm" svg:x="-0.001cm" svg:y="0cm" presentation:class="subtitle" presentation:user-transformed="true">
          <draw:text-box>
            <text:list text:style-name="L21">
              <text:list-header>
                <text:p text:style-name="P38"><text:span text:style-name="T26">49 <text:s text:c="3"/></text:span><text:span text:style-name="T29"><text:s text:c="6"/></text:span><text:span text:style-name="T27">// display average with two digits of precision</text:span></text:p>
                <text:p text:style-name="P38"><text:span text:style-name="T26">50 <text:s text:c="3"/></text:span><text:span text:style-name="T29"><text:s text:c="6"/>cout &lt;&lt; </text:span><text:span text:style-name="T30">"Class average is "</text:span><text:span text:style-name="T29"> &lt;&lt; setprecision( </text:span><text:span text:style-name="T30">2</text:span><text:span text:style-name="T29"> )</text:span></text:p>
                <text:p text:style-name="P38"><text:span text:style-name="T26">51 <text:s text:c="3"/></text:span><text:span text:style-name="T29"><text:s text:c="11"/>&lt;&lt; fixed</text:span><text:span text:style-name="T30"> </text:span><text:span text:style-name="T29">&lt;&lt; average &lt;&lt; endl;</text:span></text:p>
                <text:p text:style-name="P38"><text:span text:style-name="T26">52 <text:s text:c="3"/></text:span></text:p>
                <text:p text:style-name="P38"><text:span text:style-name="T26">53 <text:s text:c="3"/></text:span><text:span text:style-name="T29"><text:s text:c="3"/>} </text:span><text:span text:style-name="T27">// end if part of if/else</text:span></text:p>
                <text:p text:style-name="P38"><text:span text:style-name="T26">54 <text:s text:c="3"/></text:span></text:p>
                <text:p text:style-name="P38"><text:span text:style-name="T26">55 <text:s text:c="3"/></text:span><text:span text:style-name="T29"><text:s text:c="3"/></text:span><text:span text:style-name="T28">else</text:span><text:span text:style-name="T29"> </text:span><text:span text:style-name="T27">// if no grades were entered, output appropriate message</text:span></text:p>
                <text:p text:style-name="P38"><text:span text:style-name="T26">56 <text:s text:c="3"/></text:span><text:span text:style-name="T29"><text:s text:c="6"/>cout &lt;&lt; </text:span><text:span text:style-name="T30">"No grades were entered" </text:span><text:span text:style-name="T29">&lt;&lt; endl;</text:span></text:p>
                <text:p text:style-name="P38"><text:span text:style-name="T26">57 <text:s text:c="3"/></text:span></text:p>
                <text:p text:style-name="P38"><text:span text:style-name="T26">58 <text:s text:c="3"/></text:span><text:span text:style-name="T29"><text:s text:c="3"/></text:span><text:span text:style-name="T28">return</text:span><text:span text:style-name="T29"> </text:span><text:span text:style-name="T30">0</text:span><text:span text:style-name="T29">; <text:s text:c="2"/></text:span><text:span text:style-name="T27">// indicate program ended successfully</text:span></text:p>
                <text:p text:style-name="P38"><text:span text:style-name="T26">59 <text:s text:c="3"/></text:span></text:p>
                <text:p text:style-name="P38"><text:span text:style-name="T26">60 <text:s text:c="3"/></text:span><text:span text:style-name="T29">} </text:span><text:span text:style-name="T27">// end function main</text:span></text:p>
              </text:list-header>
            </text:list>
            <text:list text:style-name="L22">
              <text:list-header>
                <text:p text:style-name="P39"><text:span text:style-name="T27"/></text:p>
              </text:list-header>
            </text:list>
          </draw:text-box>
        </draw:frame>
        <draw:custom-shape draw:style-name="gr147" draw:text-style-name="P98" draw:layer="layout" svg:width="19.473cm" svg:height="6.774cm" svg:x="0cm" svg:y="8.043cm">
          <text:list text:style-name="L23">
            <text:list-header>
              <text:p text:style-name="P97"><text:span text:style-name="T41">Enter grade, -1 to end: 75</text:span></text:p>
              <text:p text:style-name="P97"><text:span text:style-name="T41">Enter grade, -1 to end: 94</text:span></text:p>
              <text:p text:style-name="P97"><text:span text:style-name="T41">Enter grade, -1 to end: 97</text:span></text:p>
              <text:p text:style-name="P97"><text:span text:style-name="T41">Enter grade, -1 to end: 88</text:span></text:p>
              <text:p text:style-name="P97"><text:span text:style-name="T41">Enter grade, -1 to end: 70</text:span></text:p>
              <text:p text:style-name="P97"><text:span text:style-name="T41">Enter grade, -1 to end: 64</text:span></text:p>
              <text:p text:style-name="P97"><text:span text:style-name="T41">Enter grade, -1 to end: 83</text:span></text:p>
              <text:p text:style-name="P97"><text:span text:style-name="T41">Enter grade, -1 to end: 89</text:span></text:p>
              <text:p text:style-name="P97"><text:span text:style-name="T41">Enter grade, -1 to end: -1</text:span></text:p>
              <text:p text:style-name="P97"><text:span text:style-name="T41">Class average is 82.50</text:span></text:p>
              <text:p text:style-name="P97"><text:span text:style-name="T41"/></text:p>
            </text:list-header>
          </text:list>
          <draw:enhanced-geometry svg:viewBox="0 0 21600 21600" draw:type="rectangle" draw:enhanced-path="M 0 0 L 21600 0 21600 21600 0 21600 0 0 Z N"/>
        </draw:custom-shape>
        <draw:g xml:id="id53" draw:id="id53">
          <draw:custom-shape draw:style-name="gr148" draw:text-style-name="P103" draw:layer="layout" svg:width="11.853cm" svg:height="2.965cm" svg:x="12.488cm" svg:y="7.769cm">
            <text:list text:style-name="L23">
              <text:list-header>
                <text:p text:style-name="P37"><text:span text:style-name="T68">setprecision(2)</text:span><text:span text:style-name="T32">prints two digits past decimal point (rounded to fit precision).</text:span></text:p>
              </text:list-header>
            </text:list>
            <text:list text:style-name="L24">
              <text:list-header>
                <text:p text:style-name="P24"><text:span text:style-name="T32"/></text:p>
                <text:p text:style-name="P24"><text:span text:style-name="T32">Programs that use this must include </text:span><text:span text:style-name="T68">&lt;iomanip&gt;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65" draw:text-style-name="P6" draw:layer="layout" svg:x1="17.144cm" svg:y1="7.831cm" svg:x2="13.969cm" svg:y2="1.693cm">
            <text:p/>
          </draw:line>
        </draw:g>
        <draw:g xml:id="id54" draw:id="id54">
          <draw:custom-shape draw:style-name="gr149" draw:text-style-name="P103" draw:layer="layout" svg:width="7.408cm" svg:height="4.993cm" svg:x="8.255cm" svg:y="10.838cm">
            <text:list text:style-name="L23">
              <text:list-header>
                <text:p text:style-name="P37"><text:span text:style-name="T65">fixed</text:span><text:span text:style-name="T33"> forces output to print in fixed point format (not scientific notation). Also, forces trailing zeros and decimal point to print.</text:span><text:span text:style-name="T33"><text:line-break/></text:span><text:span text:style-name="T33"/></text:p>
              </text:list-header>
            </text:list>
            <text:list text:style-name="L24">
              <text:list-header>
                <text:p text:style-name="P24"><text:span text:style-name="T33">Include </text:span><text:span text:style-name="T34">&lt;iostream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5" draw:text-style-name="P6" draw:layer="layout" svg:x1="8.255cm" svg:y1="11.492cm" svg:x2="5.503cm" svg:y2="2.328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xml:id="id55" anim:id="id55" smil:begin="0s" smil:fill="hold" presentation:node-type="on-click" presentation:preset-class="entrance" presentation:preset-id="ooo-entrance-appear">
                  <anim:set smil:begin="0.499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xml:id="id56" anim:id="id56" smil:begin="0s" smil:fill="hold" presentation:node-type="on-click" presentation:preset-class="entrance" presentation:preset-id="ooo-entrance-appear">
                  <anim:set smil:begin="0.499s" smil:dur="0.001s" smil:fill="hold" smil:targetElement="id54" smil:attributeName="visibility" smil:to="visible"/>
                </anim:par>
                <anim:set smil:begin="0s" smil:dur="0.001s" smil:fill="hold" presentation:master-element="id55" smil:targetElement="id53" smil:attributeName="visibility" smil:to="hidden"/>
              </anim:par>
            </anim:par>
            <anim:par smil:begin="next">
              <anim:par smil:begin="0s">
                <anim:set smil:dur="0.001s" smil:fill="hold" presentation:master-element="id56" smil:targetElement="id54" smil:attributeName="visibility" smil:to="hidden"/>
              </anim:par>
            </anim:par>
          </anim:seq>
        </anim:par>
        <presentation:notes draw:style-name="dp2">
          <draw:page-thumbnail draw:style-name="gr68" draw:layer="layout" svg:width="12.859cm" svg:height="9.644cm" svg:x="3.077cm" svg:y="1.887cm" draw:page-number="50" presentation:class="page"/>
          <draw:frame presentation:style-name="pr8" draw:text-style-name="P44" draw:layer="layout" svg:width="13.997cm" svg:height="11.319cm" svg:x="2.508cm" svg:y="12.15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43">switch </text:span><text:span text:style-name="T6">Multiple-Selection Structure</text:span></text:p>
              </text:list-header>
            </text:list>
          </draw:text-box>
        </draw:frame>
        <draw:frame presentation:style-name="pr19" draw:text-style-name="P5" draw:layer="layout" svg:width="23.918cm" svg:height="14.817cm" svg:x="0.635cm" svg:y="2.962cm" presentation:class="outline" presentation:user-transformed="true">
          <draw:text-box>
            <text:list text:style-name="L33">
              <text:list-item>
                <text:p text:style-name="P45"><text:span text:style-name="T24">switch</text:span></text:p>
              </text:list-item>
            </text:list>
            <text:list text:style-name="L5">
              <text:list-item>
                <text:list>
                  <text:list-item>
                    <text:p text:style-name="P46"><text:span text:style-name="T6">Test variable for multiple values</text:span></text:p>
                  </text:list-item>
                  <text:list-item>
                    <text:p text:style-name="P46"><text:span text:style-name="T6">Series of </text:span><text:span text:style-name="T24">case</text:span><text:span text:style-name="T6"> labels and optional </text:span><text:span text:style-name="T24">default</text:span><text:span text:style-name="T6"> case</text:span></text:p>
                  </text:list-item>
                </text:list>
              </text:list-item>
            </text:list>
            <text:list text:style-name="L43">
              <text:list-item>
                <text:list>
                  <text:list-header>
                    <text:p text:style-name="P104"><text:span text:style-name="T6"/></text:p>
                  </text:list-header>
                </text:list>
              </text:list-item>
            </text:list>
            <text:list text:style-name="L40">
              <text:list-header>
                <text:p text:style-name="P105"><text:span text:style-name="T69"><text:tab/></text:span><text:span text:style-name="T65">switch ( variable ) {</text:span><text:span text:style-name="T65"><text:line-break/></text:span><text:span text:style-name="T65"><text:tab/></text:span><text:span text:style-name="T65">case value1: <text:s text:c="5"/>// </text:span><text:span text:style-name="T67">taken if variable == value1</text:span></text:p>
                <text:p text:style-name="P105"><text:span text:style-name="T70"><text:tab/></text:span><text:span text:style-name="T70"><text:tab/></text:span><text:span text:style-name="T70"><text:tab/></text:span><text:span text:style-name="T70">statements</text:span></text:p>
                <text:p text:style-name="P105"><text:span text:style-name="T65"><text:tab/></text:span><text:span text:style-name="T65"><text:tab/></text:span><text:span text:style-name="T65"><text:tab/></text:span><text:span text:style-name="T65">break; <text:s text:c="4"/>// </text:span><text:span text:style-name="T67">necessary to exit switch</text:span></text:p>
                <text:p text:style-name="P106"><text:span text:style-name="T70"><text:s text:c="3"/></text:span></text:p>
                <text:p text:style-name="P105"><text:span text:style-name="T65"><text:tab/></text:span><text:span text:style-name="T65"><text:tab/></text:span><text:span text:style-name="T65">case value2:</text:span></text:p>
                <text:p text:style-name="P105"><text:span text:style-name="T70"><text:tab/></text:span><text:span text:style-name="T70"><text:tab/></text:span><text:span text:style-name="T70">case value3:</text:span><text:span text:style-name="T70"><text:tab/></text:span><text:span text:style-name="T70"> <text:s text:c="2"/>// </text:span><text:span text:style-name="T67">taken if variable == value2 or == value3</text:span></text:p>
                <text:p text:style-name="P105"><text:span text:style-name="T70"><text:tab/></text:span><text:span text:style-name="T70"><text:tab/></text:span><text:span text:style-name="T70"><text:tab/></text:span><text:span text:style-name="T70">statements</text:span></text:p>
                <text:p text:style-name="P105"><text:span text:style-name="T70"><text:tab/></text:span><text:span text:style-name="T70"><text:tab/></text:span><text:span text:style-name="T70"><text:tab/></text:span><text:span text:style-name="T70">break;</text:span></text:p>
                <text:p text:style-name="P106"><text:span text:style-name="T70"/></text:p>
                <text:p text:style-name="P105"><text:span text:style-name="T65"><text:tab/></text:span><text:span text:style-name="T65"><text:tab/></text:span><text:span text:style-name="T65">default: <text:s text:c="9"/>// </text:span><text:span text:style-name="T67">taken if none matches</text:span></text:p>
                <text:p text:style-name="P105"><text:span text:style-name="T70"><text:tab/></text:span><text:span text:style-name="T70"><text:tab/></text:span><text:span text:style-name="T70"><text:tab/></text:span><text:span text:style-name="T70">statements</text:span><text:span text:style-name="T70"><text:line-break/></text:span><text:span text:style-name="T70"><text:tab/></text:span><text:span text:style-name="T70"> </text:span><text:span text:style-name="T70"><text:tab/></text:span><text:span text:style-name="T70">break;</text:span></text:p>
                <text:p text:style-name="P105"><text:span text:style-name="T70"><text:tab/></text:span><text:span text:style-name="T70">}</text:span></text:p>
              </text:list-header>
            </text:list>
          </draw:text-box>
        </draw:frame>
        <draw:custom-shape draw:style-name="gr150" draw:text-style-name="P3" draw:layer="layout" svg:width="15.24cm" svg:height="10.892cm" svg:x="0cm" svg:y="1.076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26" draw:layer="layout" svg:width="25.4cm" svg:height="1.445cm" svg:x="0cm" svg:y="11.968cm">
          <text:list text:style-name="L6">
            <text:list-header>
              <text:p text:style-name="P24"><text:span text:style-name="T55"><text:line-break/></text:span><text:span text:style-name="T55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859cm" svg:height="9.644cm" svg:x="3.078cm" svg:y="1.887cm" draw:page-number="51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52" draw:style-name="dp1" draw:master-page-name="Default" presentation:presentation-page-layout-name="AL3T19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43">switch</text:span><text:span text:style-name="T6"> Multiple-Selection Structure</text:span></text:p>
              </text:list-header>
            </text:list>
          </draw:text-box>
        </draw:frame>
        <draw:g>
          <draw:custom-shape draw:style-name="gr152" draw:text-style-name="P3" draw:layer="layout" svg:width="0.001cm" svg:height="0.807cm" svg:x="7.488cm" svg:y="4.304cm">
            <text:p/>
            <draw:enhanced-geometry svg:viewBox="0 0 20000 20000" draw:type="non-primitive" draw:enhanced-path="M 0 19945  L 0 0  N"/>
          </draw:custom-shape>
          <draw:custom-shape draw:style-name="gr119" draw:text-style-name="P3" draw:layer="layout" svg:width="0.339cm" svg:height="0.26cm" svg:x="7.316cm" svg:y="4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3" draw:text-style-name="P3" draw:layer="layout" svg:width="1.38cm" svg:height="0.001cm" svg:x="9.569cm" svg:y="5.671cm">
            <text:p/>
            <draw:enhanced-geometry svg:viewBox="0 0 20000 20000" draw:type="non-primitive" draw:enhanced-path="M 19958 0  L 0 0  N"/>
          </draw:custom-shape>
          <draw:custom-shape draw:style-name="gr154" draw:text-style-name="P68" draw:layer="layout" svg:width="1.221cm" svg:height="0.529cm" svg:x="9.437cm" svg:y="5.208cm">
            <text:list text:style-name="L14">
              <text:list-header>
                <text:p text:style-name="P37"><text:span text:style-name="T71">true</text:span></text:p>
                <text:p text:style-name="P52"><text:span text:style-name="T7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5" draw:text-style-name="P3" draw:layer="layout" svg:width="1.384cm" svg:height="0.001cm" svg:x="14.883cm" svg:y="5.671cm">
            <text:p/>
            <draw:enhanced-geometry svg:viewBox="0 0 20000 20000" draw:type="non-primitive" draw:enhanced-path="M 19958 0  L 0 0  N"/>
          </draw:custom-shape>
          <draw:custom-shape draw:style-name="gr119" draw:text-style-name="P3" draw:layer="layout" svg:width="0.339cm" svg:height="0.264cm" svg:x="7.316cm" svg:y="15.1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6" draw:text-style-name="P3" draw:layer="layout" svg:width="0.001cm" svg:height="1.067cm" svg:x="7.488cm" svg:y="8.396cm">
            <text:p/>
            <draw:enhanced-geometry svg:viewBox="0 0 20000 20000" draw:type="non-primitive" draw:enhanced-path="M 0 19958  L 0 0  N"/>
          </draw:custom-shape>
          <draw:custom-shape draw:style-name="gr157" draw:text-style-name="P68" draw:layer="layout" svg:width="1.495cm" svg:height="0.529cm" svg:x="7.832cm" svg:y="8.401cm">
            <text:list text:style-name="L14">
              <text:list-header>
                <text:p text:style-name="P37"><text:span text:style-name="T71">false</text:span></text:p>
                <text:p text:style-name="P52"><text:span text:style-name="T7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8" draw:text-style-name="P70" draw:layer="layout" svg:width="0.339cm" svg:height="1.305cm" svg:x="7.316cm" svg:y="9.534cm">
            <text:list text:style-name="L14">
              <text:list-header>
                <text:p text:style-name="P69"><text:span text:style-name="T72">.</text:span></text:p>
                <text:p text:style-name="P107"><text:span text:style-name="T72">.</text:span></text:p>
                <text:p text:style-name="P107"><text:span text:style-name="T72">.</text:span></text:p>
                <text:p text:style-name="P34"><text:span text:style-name="T72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9" draw:text-style-name="P3" draw:layer="layout" svg:width="1.036cm" svg:height="0.001cm" svg:x="20.082cm" svg:y="5.671cm">
            <text:p/>
            <draw:enhanced-geometry svg:viewBox="0 0 20000 20000" draw:type="non-primitive" draw:enhanced-path="M 19944 0  L 0 0  N"/>
          </draw:custom-shape>
          <draw:custom-shape draw:style-name="gr160" draw:text-style-name="P3" draw:layer="layout" svg:width="0.001cm" svg:height="9.062cm" svg:x="21.158cm" svg:y="5.671cm">
            <text:p/>
            <draw:enhanced-geometry svg:viewBox="0 0 20000 20000" draw:type="non-primitive" draw:enhanced-path="M 0 19995  L 0 0  N"/>
          </draw:custom-shape>
          <draw:custom-shape draw:style-name="gr161" draw:text-style-name="P3" draw:layer="layout" svg:width="13.63cm" svg:height="0.001cm" svg:x="7.532cm" svg:y="14.737cm">
            <text:p/>
            <draw:enhanced-geometry svg:viewBox="0 0 20000 20000" draw:type="non-primitive" draw:enhanced-path="M 0 0  L 19996 0  N"/>
          </draw:custom-shape>
          <draw:g>
            <draw:custom-shape draw:style-name="gr162" draw:text-style-name="P1" draw:layer="layout" svg:width="4.154cm" svg:height="1.093cm" svg:x="5.406cm" svg:y="5.12cm">
              <text:p/>
              <draw:enhanced-geometry svg:viewBox="0 0 20000 20000" draw:type="non-primitive" draw:enhanced-path="M 19986 9980  L 9986 19959 0 9980 9986 0 19986 9980  Z N"/>
            </draw:custom-shape>
            <draw:custom-shape draw:style-name="gr163" draw:text-style-name="P70" draw:layer="layout" svg:width="2.773cm" svg:height="0.34cm" svg:x="6.099cm" svg:y="5.543cm">
              <text:list text:style-name="L14">
                <text:list-header>
                  <text:p text:style-name="P69"><text:span text:style-name="T72">case</text:span><text:span text:style-name="T71"> a</text:span></text:p>
                  <text:p text:style-name="P34"><text:span text:style-name="T71"/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4" draw:text-style-name="P70" draw:layer="layout" svg:width="3.691cm" svg:height="0.34cm" svg:x="11.068cm" svg:y="5.543cm">
              <text:list text:style-name="L14">
                <text:list-header>
                  <text:p text:style-name="P69"><text:span text:style-name="T71">case a action(s)</text:span></text:p>
                  <text:p text:style-name="P34"><text:span text:style-name="T71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65" draw:text-style-name="P3" draw:layer="layout" svg:width="3.924cm" svg:height="0.467cm" svg:x="10.954cm" svg:y="5.433cm">
              <text:p/>
              <draw:enhanced-geometry svg:viewBox="0 0 20000 20000" draw:type="non-primitive" draw:enhanced-path="M 19985 0  L 19985 19906 0 19906 0 0 19985 0  Z N"/>
            </draw:custom-shape>
          </draw:g>
          <draw:g>
            <draw:custom-shape draw:style-name="gr166" draw:text-style-name="P70" draw:layer="layout" svg:width="3.581cm" svg:height="0.34cm" svg:x="16.382cm" svg:y="5.543cm">
              <text:list text:style-name="L14">
                <text:list-header>
                  <text:p text:style-name="P69"><text:span text:style-name="T72">break</text:span></text:p>
                  <text:p text:style-name="P34"><text:span text:style-name="T72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67" draw:text-style-name="P3" draw:layer="layout" svg:width="3.806cm" svg:height="0.467cm" svg:x="16.267cm" svg:y="5.433cm">
              <text:p/>
              <draw:enhanced-geometry svg:viewBox="0 0 20000 20000" draw:type="non-primitive" draw:enhanced-path="M 19985 0  L 19985 19906 0 19906 0 0 19985 0  Z N"/>
            </draw:custom-shape>
          </draw:g>
          <draw:custom-shape draw:style-name="gr168" draw:text-style-name="P3" draw:layer="layout" svg:width="0.001cm" svg:height="1.068cm" svg:x="7.488cm" svg:y="6.204cm">
            <text:p/>
            <draw:enhanced-geometry svg:viewBox="0 0 20000 20000" draw:type="non-primitive" draw:enhanced-path="M 0 19958  L 0 0  N"/>
          </draw:custom-shape>
          <draw:custom-shape draw:style-name="gr153" draw:text-style-name="P3" draw:layer="layout" svg:width="1.38cm" svg:height="0.001cm" svg:x="9.569cm" svg:y="7.827cm">
            <text:p/>
            <draw:enhanced-geometry svg:viewBox="0 0 20000 20000" draw:type="non-primitive" draw:enhanced-path="M 19958 0  L 0 0  N"/>
          </draw:custom-shape>
          <draw:custom-shape draw:style-name="gr155" draw:text-style-name="P3" draw:layer="layout" svg:width="1.384cm" svg:height="0.001cm" svg:x="14.883cm" svg:y="7.827cm">
            <text:p/>
            <draw:enhanced-geometry svg:viewBox="0 0 20000 20000" draw:type="non-primitive" draw:enhanced-path="M 19958 0  L 0 0  N"/>
          </draw:custom-shape>
          <draw:custom-shape draw:style-name="gr159" draw:text-style-name="P3" draw:layer="layout" svg:width="1.036cm" svg:height="0.001cm" svg:x="20.082cm" svg:y="7.827cm">
            <text:p/>
            <draw:enhanced-geometry svg:viewBox="0 0 20000 20000" draw:type="non-primitive" draw:enhanced-path="M 19944 0  L 0 0  N"/>
          </draw:custom-shape>
          <draw:g>
            <draw:custom-shape draw:style-name="gr169" draw:text-style-name="P1" draw:layer="layout" svg:width="4.154cm" svg:height="1.094cm" svg:x="5.406cm" svg:y="7.276cm">
              <text:p/>
              <draw:enhanced-geometry svg:viewBox="0 0 20000 20000" draw:type="non-primitive" draw:enhanced-path="M 19986 9980  L 9986 19959 0 9980 9986 0 19986 9980  Z N"/>
            </draw:custom-shape>
            <draw:custom-shape draw:style-name="gr170" draw:text-style-name="P70" draw:layer="layout" svg:width="2.773cm" svg:height="0.34cm" svg:x="6.099cm" svg:y="7.699cm">
              <text:list text:style-name="L14">
                <text:list-header>
                  <text:p text:style-name="P69"><text:span text:style-name="T72">case</text:span><text:span text:style-name="T71"> b</text:span></text:p>
                  <text:p text:style-name="P34"><text:span text:style-name="T71"/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1" draw:text-style-name="P70" draw:layer="layout" svg:width="3.691cm" svg:height="0.34cm" svg:x="11.068cm" svg:y="7.699cm">
              <text:list text:style-name="L14">
                <text:list-header>
                  <text:p text:style-name="P69"><text:span text:style-name="T71">case b action(s)</text:span></text:p>
                  <text:p text:style-name="P34"><text:span text:style-name="T71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72" draw:text-style-name="P3" draw:layer="layout" svg:width="3.924cm" svg:height="0.468cm" svg:x="10.954cm" svg:y="7.589cm">
              <text:p/>
              <draw:enhanced-geometry svg:viewBox="0 0 20000 20000" draw:type="non-primitive" draw:enhanced-path="M 19985 0  L 19985 19906 0 19906 0 0 19985 0  Z N"/>
            </draw:custom-shape>
          </draw:g>
          <draw:g>
            <draw:custom-shape draw:style-name="gr173" draw:text-style-name="P70" draw:layer="layout" svg:width="3.581cm" svg:height="0.34cm" svg:x="16.382cm" svg:y="7.699cm">
              <text:list text:style-name="L14">
                <text:list-header>
                  <text:p text:style-name="P69"><text:span text:style-name="T72">break</text:span></text:p>
                  <text:p text:style-name="P34"><text:span text:style-name="T72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74" draw:text-style-name="P3" draw:layer="layout" svg:width="3.806cm" svg:height="0.468cm" svg:x="16.267cm" svg:y="7.589cm">
              <text:p/>
              <draw:enhanced-geometry svg:viewBox="0 0 20000 20000" draw:type="non-primitive" draw:enhanced-path="M 19985 0  L 19985 19906 0 19906 0 0 19985 0  Z N"/>
            </draw:custom-shape>
          </draw:g>
          <draw:custom-shape draw:style-name="gr175" draw:text-style-name="P68" draw:layer="layout" svg:width="1.495cm" svg:height="0.529cm" svg:x="7.832cm" svg:y="6.31cm">
            <text:list text:style-name="L14">
              <text:list-header>
                <text:p text:style-name="P37"><text:span text:style-name="T71">false</text:span></text:p>
                <text:p text:style-name="P52"><text:span text:style-name="T7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76" draw:text-style-name="P3" draw:layer="layout" svg:width="0.001cm" svg:height="0.794cm" svg:x="7.488cm" svg:y="14.38cm">
            <text:p/>
            <draw:enhanced-geometry svg:viewBox="0 0 20000 20000" draw:type="non-primitive" draw:enhanced-path="M 0 19944  L 0 0  N"/>
          </draw:custom-shape>
          <draw:custom-shape draw:style-name="gr177" draw:text-style-name="P68" draw:layer="layout" svg:width="1.495cm" svg:height="0.529cm" svg:x="7.832cm" svg:y="12.859cm">
            <text:list text:style-name="L14">
              <text:list-header>
                <text:p text:style-name="P37"><text:span text:style-name="T71">false</text:span></text:p>
                <text:p text:style-name="P52"><text:span text:style-name="T7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6" draw:text-style-name="P3" draw:layer="layout" svg:width="0.001cm" svg:height="1.067cm" svg:x="7.488cm" svg:y="10.663cm">
            <text:p/>
            <draw:enhanced-geometry svg:viewBox="0 0 20000 20000" draw:type="non-primitive" draw:enhanced-path="M 0 19958  L 0 0  N"/>
          </draw:custom-shape>
          <draw:custom-shape draw:style-name="gr153" draw:text-style-name="P3" draw:layer="layout" svg:width="1.38cm" svg:height="0.001cm" svg:x="9.569cm" svg:y="12.285cm">
            <text:p/>
            <draw:enhanced-geometry svg:viewBox="0 0 20000 20000" draw:type="non-primitive" draw:enhanced-path="M 19958 0  L 0 0  N"/>
          </draw:custom-shape>
          <draw:custom-shape draw:style-name="gr155" draw:text-style-name="P3" draw:layer="layout" svg:width="1.384cm" svg:height="0.001cm" svg:x="14.883cm" svg:y="12.285cm">
            <text:p/>
            <draw:enhanced-geometry svg:viewBox="0 0 20000 20000" draw:type="non-primitive" draw:enhanced-path="M 19958 0  L 0 0  N"/>
          </draw:custom-shape>
          <draw:custom-shape draw:style-name="gr159" draw:text-style-name="P3" draw:layer="layout" svg:width="1.036cm" svg:height="0.001cm" svg:x="20.082cm" svg:y="12.285cm">
            <text:p/>
            <draw:enhanced-geometry svg:viewBox="0 0 20000 20000" draw:type="non-primitive" draw:enhanced-path="M 19944 0  L 0 0  N"/>
          </draw:custom-shape>
          <draw:g>
            <draw:custom-shape draw:style-name="gr169" draw:text-style-name="P1" draw:layer="layout" svg:width="4.154cm" svg:height="1.094cm" svg:x="5.406cm" svg:y="11.734cm">
              <text:p/>
              <draw:enhanced-geometry svg:viewBox="0 0 20000 20000" draw:type="non-primitive" draw:enhanced-path="M 19986 9980  L 9986 19959 0 9980 9986 0 19986 9980  Z N"/>
            </draw:custom-shape>
            <draw:custom-shape draw:style-name="gr178" draw:text-style-name="P70" draw:layer="layout" svg:width="2.773cm" svg:height="0.339cm" svg:x="6.099cm" svg:y="12.158cm">
              <text:list text:style-name="L14">
                <text:list-header>
                  <text:p text:style-name="P69"><text:span text:style-name="T72">case</text:span><text:span text:style-name="T71"> z</text:span></text:p>
                  <text:p text:style-name="P34"><text:span text:style-name="T71"/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9" draw:text-style-name="P70" draw:layer="layout" svg:width="3.691cm" svg:height="0.339cm" svg:x="11.068cm" svg:y="12.158cm">
              <text:list text:style-name="L14">
                <text:list-header>
                  <text:p text:style-name="P69"><text:span text:style-name="T71">case z action(s)</text:span></text:p>
                  <text:p text:style-name="P34"><text:span text:style-name="T71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72" draw:text-style-name="P3" draw:layer="layout" svg:width="3.924cm" svg:height="0.468cm" svg:x="10.954cm" svg:y="12.047cm">
              <text:p/>
              <draw:enhanced-geometry svg:viewBox="0 0 20000 20000" draw:type="non-primitive" draw:enhanced-path="M 19985 0  L 19985 19906 0 19906 0 0 19985 0  Z N"/>
            </draw:custom-shape>
          </draw:g>
          <draw:g>
            <draw:custom-shape draw:style-name="gr180" draw:text-style-name="P70" draw:layer="layout" svg:width="3.581cm" svg:height="0.339cm" svg:x="16.382cm" svg:y="12.158cm">
              <text:list text:style-name="L14">
                <text:list-header>
                  <text:p text:style-name="P69"><text:span text:style-name="T72">break</text:span></text:p>
                  <text:p text:style-name="P34"><text:span text:style-name="T72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74" draw:text-style-name="P3" draw:layer="layout" svg:width="3.806cm" svg:height="0.468cm" svg:x="16.267cm" svg:y="12.047cm">
              <text:p/>
              <draw:enhanced-geometry svg:viewBox="0 0 20000 20000" draw:type="non-primitive" draw:enhanced-path="M 19985 0  L 19985 19906 0 19906 0 0 19985 0  Z N"/>
            </draw:custom-shape>
          </draw:g>
          <draw:custom-shape draw:style-name="gr181" draw:text-style-name="P68" draw:layer="layout" svg:width="1.221cm" svg:height="0.529cm" svg:x="9.437cm" svg:y="7.382cm">
            <text:list text:style-name="L14">
              <text:list-header>
                <text:p text:style-name="P37"><text:span text:style-name="T71">true</text:span></text:p>
                <text:p text:style-name="P52"><text:span text:style-name="T7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82" draw:text-style-name="P68" draw:layer="layout" svg:width="1.221cm" svg:height="0.529cm" svg:x="9.437cm" svg:y="11.836cm">
            <text:list text:style-name="L14">
              <text:list-header>
                <text:p text:style-name="P37"><text:span text:style-name="T71">true</text:span></text:p>
                <text:p text:style-name="P52"><text:span text:style-name="T7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6" draw:text-style-name="P3" draw:layer="layout" svg:width="0.001cm" svg:height="1.067cm" svg:x="7.488cm" svg:y="12.832cm">
            <text:p/>
            <draw:enhanced-geometry svg:viewBox="0 0 20000 20000" draw:type="non-primitive" draw:enhanced-path="M 0 19958  L 0 0  N"/>
          </draw:custom-shape>
          <draw:g>
            <draw:custom-shape draw:style-name="gr183" draw:text-style-name="P70" draw:layer="layout" svg:width="4.123cm" svg:height="0.34cm" svg:x="5.42cm" svg:y="14.014cm">
              <text:list text:style-name="L14">
                <text:list-header>
                  <text:p text:style-name="P69"><text:span text:style-name="T72">default</text:span><text:span text:style-name="T71"> action(s)</text:span></text:p>
                  <text:p text:style-name="P34"><text:span text:style-name="T71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84" draw:text-style-name="P3" draw:layer="layout" svg:width="4.387cm" svg:height="0.467cm" svg:x="5.292cm" svg:y="13.904cm">
              <text:p/>
              <draw:enhanced-geometry svg:viewBox="0 0 20000 20000" draw:type="non-primitive" draw:enhanced-path="M 19987 0  L 19987 19906 0 19906 0 0 19987 0  Z N"/>
            </draw:custom-shape>
          </draw:g>
        </draw:g>
        <presentation:notes draw:style-name="dp2">
          <draw:page-thumbnail draw:layer="layout" svg:width="12.859cm" svg:height="9.644cm" svg:x="3.078cm" svg:y="1.887cm" draw:page-number="52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53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43">switch</text:span><text:span text:style-name="T6"> Multiple-Selection Structure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Example upcoming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Program to read grades (A-F)</text:span></text:p>
                  </text:list-item>
                  <text:list-item>
                    <text:p text:style-name="P9"><text:span text:style-name="T6">Display number of each grade entered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6">Details about character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Single characters typically stored in a </text:span><text:span text:style-name="T24">char</text:span><text:span text:style-name="T6"> data type</text:span></text:p>
                  </text:list-item>
                </text:list>
              </text:list-item>
            </text:list>
            <text:list text:style-name="L47">
              <text:list-item>
                <text:list>
                  <text:list-item>
                    <text:list>
                      <text:list-item>
                        <text:p text:style-name="P12"><text:span text:style-name="T9">char</text:span><text:span text:style-name="T6"> a 1-byte integer, so </text:span><text:span text:style-name="T24">char</text:span><text:span text:style-name="T6">s can be stored as </text:span><text:span text:style-name="T9">int</text:span><text:span text:style-name="T6">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Can treat character as </text:span><text:span text:style-name="T24">int</text:span><text:span text:style-name="T6"> or </text:span><text:span text:style-name="T24">char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2"><text:span text:style-name="T6">97 is the numerical representation of lowercase ‘a’ (ASCII)</text:span></text:p>
                      </text:list-item>
                      <text:list-item>
                        <text:p text:style-name="P12"><text:span text:style-name="T6">Use </text:span><text:span text:style-name="T36">single quotes</text:span><text:span text:style-name="T6"> to get numerical representation of character</text:span></text:p>
                      </text:list-item>
                    </text:list>
                  </text:list-item>
                </text:list>
              </text:list-item>
            </text:list>
            <text:list text:style-name="L48">
              <text:list-item>
                <text:list>
                  <text:list-item>
                    <text:list>
                      <text:list-header>
                        <text:p text:style-name="P108"><text:span text:style-name="T65">cout &lt;&lt; "The character (" &lt;&lt; 'a' &lt;&lt; ") has the value " </text:span><text:span text:style-name="T65"><text:line-break/></text:span><text:span text:style-name="T65"> <text:s text:c="4"/>&lt;&lt; static_cast&lt; int &gt; ( 'a' ) &lt;&lt; endl;</text:span><text:span text:style-name="T34"> </text:span></text:p>
                      </text:list-header>
                    </text:list>
                  </text:list-item>
                </text:list>
              </text:list-item>
            </text:list>
            <text:list text:style-name="L39">
              <text:list-item>
                <text:list>
                  <text:list-item>
                    <text:list>
                      <text:list-header>
                        <text:p text:style-name="P48"><text:span text:style-name="T6">Prints</text:span></text:p>
                      </text:list-header>
                    </text:list>
                  </text:list-item>
                </text:list>
              </text:list-item>
            </text:list>
            <text:list text:style-name="L48">
              <text:list-item>
                <text:list>
                  <text:list-item>
                    <text:list>
                      <text:list-header>
                        <text:p text:style-name="P109"><text:span text:style-name="T73">The character (a) has the value 97</text:span><text:span text:style-name="T38"> 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53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54" draw:style-name="dp1" draw:master-page-name="Title1" presentation:presentation-page-layout-name="AL2T0">
        <draw:frame presentation:style-name="pr13" draw:text-style-name="P3" draw:layer="layout" svg:width="5.715cm" svg:height="13.335cm" svg:x="19.684cm" svg:y="2.327cm" presentation:class="title" presentation:user-transformed="true">
          <draw:text-box>
            <text:list text:style-name="L24">
              <text:list-header>
                <text:p text:style-name="P74"><text:span text:style-name="T57">fig02_22.cpp</text:span><text:span text:style-name="T57"><text:line-break/></text:span><text:span text:style-name="T57">(1 of 4)</text:span><text:span text:style-name="T57"><text:line-break/></text:span><text:span text:style-name="T57"><text:line-break/></text:span><text:span text:style-name="T57"/></text:p>
              </text:list-header>
            </text:list>
          </draw:text-box>
        </draw:frame>
        <draw:frame presentation:style-name="pr20" draw:text-style-name="P40" draw:layer="layout" svg:width="19.473cm" svg:height="13.547cm" svg:x="-0.001cm" svg:y="-0.001cm" presentation:class="subtitle" presentation:user-transformed="true">
          <draw:text-box>
            <text:list text:style-name="L44">
              <text:list-header>
                <text:p text:style-name="P97"><text:span text:style-name="T26">1 <text:s text:c="5"/></text:span><text:span text:style-name="T27">// Fig. 2.22: fig02_22.cpp</text:span></text:p>
                <text:p text:style-name="P97"><text:span text:style-name="T26">2 <text:s text:c="5"/></text:span><text:span text:style-name="T27">// Counting letter grades.</text:span></text:p>
                <text:p text:style-name="P97"><text:span text:style-name="T26">3 <text:s text:c="5"/></text:span><text:span text:style-name="T28">#include</text:span><text:span text:style-name="T29"> &lt;iostream&gt;</text:span></text:p>
                <text:p text:style-name="P97"><text:span text:style-name="T26">4 <text:s text:c="5"/></text:span></text:p>
                <text:p text:style-name="P97"><text:span text:style-name="T26">5 <text:s text:c="5"/></text:span><text:span text:style-name="T28">using</text:span><text:span text:style-name="T29"> std::cout;</text:span></text:p>
                <text:p text:style-name="P97"><text:span text:style-name="T26">6 <text:s text:c="5"/></text:span><text:span text:style-name="T28">using</text:span><text:span text:style-name="T29"> std::cin;</text:span></text:p>
                <text:p text:style-name="P97"><text:span text:style-name="T26">7 <text:s text:c="5"/></text:span><text:span text:style-name="T28">using</text:span><text:span text:style-name="T29"> std::endl;</text:span></text:p>
                <text:p text:style-name="P97"><text:span text:style-name="T26">8 <text:s text:c="5"/></text:span></text:p>
                <text:p text:style-name="P97"><text:span text:style-name="T26">9 <text:s text:c="5"/></text:span><text:span text:style-name="T27">// function main begins program execution</text:span></text:p>
                <text:p text:style-name="P97"><text:span text:style-name="T26">10 <text:s text:c="3"/></text:span><text:span text:style-name="T28">int</text:span><text:span text:style-name="T29"> main()</text:span></text:p>
                <text:p text:style-name="P97"><text:span text:style-name="T26">11 <text:s text:c="3"/></text:span><text:span text:style-name="T29">{</text:span></text:p>
                <text:p text:style-name="P97"><text:span text:style-name="T26">12 <text:s text:c="3"/></text:span><text:span text:style-name="T29"><text:s text:c="3"/></text:span><text:span text:style-name="T28">int</text:span><text:span text:style-name="T29"> grade; <text:s text:c="6"/></text:span><text:span text:style-name="T27">// one grade</text:span></text:p>
                <text:p text:style-name="P97"><text:span text:style-name="T26">13 <text:s text:c="3"/></text:span><text:span text:style-name="T29"><text:s text:c="3"/></text:span><text:span text:style-name="T28">int</text:span><text:span text:style-name="T29"> aCount = </text:span><text:span text:style-name="T30">0</text:span><text:span text:style-name="T29">; <text:s/></text:span><text:span text:style-name="T27">// number of As</text:span></text:p>
                <text:p text:style-name="P97"><text:span text:style-name="T26">14 <text:s text:c="3"/></text:span><text:span text:style-name="T29"><text:s text:c="3"/></text:span><text:span text:style-name="T28">int</text:span><text:span text:style-name="T29"> bCount = </text:span><text:span text:style-name="T30">0</text:span><text:span text:style-name="T29">; <text:s/></text:span><text:span text:style-name="T27">// number of Bs</text:span></text:p>
                <text:p text:style-name="P97"><text:span text:style-name="T26">15 <text:s text:c="3"/></text:span><text:span text:style-name="T29"><text:s text:c="3"/></text:span><text:span text:style-name="T28">int</text:span><text:span text:style-name="T29"> cCount = </text:span><text:span text:style-name="T30">0</text:span><text:span text:style-name="T29">; </text:span><text:span text:style-name="T27"><text:s/>// number of Cs</text:span></text:p>
                <text:p text:style-name="P97"><text:span text:style-name="T26">16 <text:s text:c="3"/></text:span><text:span text:style-name="T29"><text:s text:c="3"/></text:span><text:span text:style-name="T28">int</text:span><text:span text:style-name="T29"> dCount = </text:span><text:span text:style-name="T30">0</text:span><text:span text:style-name="T29">; </text:span><text:span text:style-name="T27"><text:s/>// number of Ds</text:span></text:p>
                <text:p text:style-name="P97"><text:span text:style-name="T26">17 <text:s text:c="3"/></text:span><text:span text:style-name="T29"><text:s text:c="3"/></text:span><text:span text:style-name="T28">int</text:span><text:span text:style-name="T29"> fCount = </text:span><text:span text:style-name="T30">0</text:span><text:span text:style-name="T29">; <text:s/></text:span><text:span text:style-name="T27">// number of Fs</text:span></text:p>
                <text:p text:style-name="P97"><text:span text:style-name="T26">18 <text:s text:c="3"/></text:span></text:p>
                <text:p text:style-name="P97"><text:span text:style-name="T26">19 <text:s text:c="3"/></text:span><text:span text:style-name="T29"><text:s text:c="3"/>cout &lt;&lt; </text:span><text:span text:style-name="T30">"Enter the letter grades."</text:span><text:span text:style-name="T29"> &lt;&lt; endl</text:span></text:p>
                <text:p text:style-name="P97"><text:span text:style-name="T26">20 <text:s text:c="3"/></text:span><text:span text:style-name="T29"><text:s text:c="8"/>&lt;&lt; </text:span><text:span text:style-name="T30">"Enter the EOF character to end input."</text:span><text:span text:style-name="T29"> &lt;&lt; endl;</text:span></text:p>
                <text:p text:style-name="P97"><text:span text:style-name="T26">21 <text:s text:c="3"/></text:span></text:p>
                <text:p text:style-name="P97"><text:span text:style-name="T26"/></text:p>
              </text:list-header>
            </text:list>
          </draw:text-box>
        </draw:frame>
        <presentation:notes draw:style-name="dp2">
          <draw:page-thumbnail draw:layer="layout" svg:width="12.859cm" svg:height="9.644cm" svg:x="3.078cm" svg:y="1.887cm" draw:page-number="54" presentation:class="page"/>
          <draw:frame presentation:style-name="pr15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fig02_22.cpp (2 of 4)  " draw:style-name="dp3" draw:master-page-name="Title1_5f_" presentation:presentation-page-layout-name="AL2T0">
        <draw:frame presentation:style-name="pr6" draw:text-style-name="P5" draw:layer="layout" svg:width="5.715cm" svg:height="13.335cm" svg:x="19.684cm" svg:y="2.327cm" presentation:class="title" presentation:user-transformed="true">
          <draw:text-box>
            <text:list text:style-name="L24">
              <text:list-header>
                <text:p text:style-name="P37"><text:span text:style-name="T25">fig02_22.cpp</text:span><text:span text:style-name="T25"><text:line-break/></text:span><text:span text:style-name="T25">(2 of 4)</text:span><text:span text:style-name="T25"><text:line-break/></text:span><text:span text:style-name="T25"><text:line-break/></text:span><text:span text:style-name="T25"/></text:p>
              </text:list-header>
            </text:list>
          </draw:text-box>
        </draw:frame>
        <draw:frame presentation:style-name="pr21" draw:text-style-name="P40" draw:layer="layout" svg:width="19.473cm" svg:height="13.335cm" svg:x="-0.001cm" svg:y="-0.001cm" presentation:class="subtitle" presentation:user-transformed="true">
          <draw:text-box>
            <text:list text:style-name="L21">
              <text:list-header>
                <text:p text:style-name="P38"><text:span text:style-name="T26">22 <text:s text:c="3"/></text:span><text:span text:style-name="T27"><text:s text:c="3"/>// loop until user types end-of-file key sequence</text:span></text:p>
                <text:p text:style-name="P38"><text:span text:style-name="T26">23 <text:s text:c="3"/></text:span><text:span text:style-name="T29"><text:s text:c="3"/></text:span><text:span text:style-name="T28">while</text:span><text:span text:style-name="T29"> ( ( grade = cin.get() ) != </text:span><text:span text:style-name="T30">EOF</text:span><text:span text:style-name="T29"> ) {</text:span></text:p>
                <text:p text:style-name="P38"><text:span text:style-name="T26">24 <text:s text:c="3"/></text:span></text:p>
                <text:p text:style-name="P38"><text:span text:style-name="T26">25 <text:s text:c="3"/></text:span><text:span text:style-name="T27"><text:s text:c="6"/>// determine which grade was input</text:span></text:p>
                <text:p text:style-name="P38"><text:span text:style-name="T26">26 <text:s text:c="3"/></text:span><text:span text:style-name="T29"><text:s text:c="6"/></text:span><text:span text:style-name="T28">switch</text:span><text:span text:style-name="T29"> ( grade ) { <text:s/></text:span><text:span text:style-name="T27">// switch structure nested in while</text:span></text:p>
                <text:p text:style-name="P38"><text:span text:style-name="T26">27 <text:s text:c="3"/></text:span></text:p>
                <text:p text:style-name="P38"><text:span text:style-name="T26">28 <text:s text:c="3"/></text:span><text:span text:style-name="T29"><text:s text:c="9"/></text:span><text:span text:style-name="T28">case</text:span><text:span text:style-name="T29"> </text:span><text:span text:style-name="T30">'A'</text:span><text:span text:style-name="T29">: <text:s text:c="7"/></text:span><text:span text:style-name="T27">// grade was uppercase A</text:span></text:p>
                <text:p text:style-name="P38"><text:span text:style-name="T26">29 <text:s text:c="3"/></text:span><text:span text:style-name="T29"><text:s text:c="9"/></text:span><text:span text:style-name="T28">case</text:span><text:span text:style-name="T29"> </text:span><text:span text:style-name="T30">'a'</text:span><text:span text:style-name="T29">: <text:s text:c="7"/></text:span><text:span text:style-name="T27">// or lowercase a</text:span></text:p>
                <text:p text:style-name="P38"><text:span text:style-name="T26">30 <text:s text:c="3"/></text:span><text:span text:style-name="T29"><text:s text:c="12"/>++aCount; <text:s text:c="3"/></text:span><text:span text:style-name="T27"><text:s/>// increment aCount</text:span></text:p>
                <text:p text:style-name="P38"><text:span text:style-name="T26">31 <text:s text:c="3"/></text:span><text:span text:style-name="T29"><text:s text:c="12"/></text:span><text:span text:style-name="T28">break</text:span><text:span text:style-name="T29">; <text:s text:c="7"/></text:span><text:span text:style-name="T27">// necessary to exit switch</text:span></text:p>
                <text:p text:style-name="P38"><text:span text:style-name="T26">32 <text:s text:c="3"/></text:span></text:p>
                <text:p text:style-name="P38"><text:span text:style-name="T26">33 <text:s text:c="3"/></text:span><text:span text:style-name="T29"><text:s text:c="9"/></text:span><text:span text:style-name="T28">case</text:span><text:span text:style-name="T29"> </text:span><text:span text:style-name="T30">'B'</text:span><text:span text:style-name="T29">: <text:s text:c="6"/></text:span><text:span text:style-name="T27"><text:s/>// grade was uppercase B</text:span></text:p>
                <text:p text:style-name="P38"><text:span text:style-name="T26">34 <text:s text:c="3"/></text:span><text:span text:style-name="T29"><text:s text:c="9"/></text:span><text:span text:style-name="T28">case</text:span><text:span text:style-name="T29"> </text:span><text:span text:style-name="T30">'b'</text:span><text:span text:style-name="T29">: <text:s text:c="6"/></text:span><text:span text:style-name="T27"><text:s/>// or lowercase b</text:span></text:p>
                <text:p text:style-name="P38"><text:span text:style-name="T26">35 <text:s text:c="3"/></text:span><text:span text:style-name="T29"><text:s text:c="12"/>++bCount; <text:s text:c="3"/></text:span><text:span text:style-name="T27"><text:s/>// increment bCount <text:s text:c="3"/></text:span></text:p>
                <text:p text:style-name="P38"><text:span text:style-name="T26">36 <text:s text:c="3"/></text:span><text:span text:style-name="T29"><text:s text:c="12"/></text:span><text:span text:style-name="T28">break</text:span><text:span text:style-name="T29">; <text:s text:c="7"/></text:span><text:span text:style-name="T27">// exit switch</text:span></text:p>
                <text:p text:style-name="P38"><text:span text:style-name="T26">37 <text:s text:c="3"/></text:span></text:p>
                <text:p text:style-name="P38"><text:span text:style-name="T26">38 <text:s text:c="3"/></text:span><text:span text:style-name="T29"><text:s text:c="9"/></text:span><text:span text:style-name="T28">case</text:span><text:span text:style-name="T29"> </text:span><text:span text:style-name="T30">'C'</text:span><text:span text:style-name="T29">: <text:s text:c="6"/></text:span><text:span text:style-name="T27"><text:s/>// grade was uppercase C</text:span></text:p>
                <text:p text:style-name="P38"><text:span text:style-name="T26">39 <text:s text:c="3"/></text:span><text:span text:style-name="T29"><text:s text:c="9"/></text:span><text:span text:style-name="T28">case</text:span><text:span text:style-name="T29"> </text:span><text:span text:style-name="T30">'c'</text:span><text:span text:style-name="T29">: <text:s text:c="7"/></text:span><text:span text:style-name="T27">// or lowercase c</text:span></text:p>
                <text:p text:style-name="P38"><text:span text:style-name="T26">40 <text:s text:c="3"/></text:span><text:span text:style-name="T29"><text:s text:c="12"/>++cCount; <text:s text:c="4"/></text:span><text:span text:style-name="T27">// increment cCount <text:s text:c="3"/></text:span></text:p>
                <text:p text:style-name="P38"><text:span text:style-name="T26">41 <text:s text:c="3"/></text:span><text:span text:style-name="T29"><text:s text:c="12"/></text:span><text:span text:style-name="T28">break</text:span><text:span text:style-name="T29">; <text:s text:c="7"/></text:span><text:span text:style-name="T27">// exit switch</text:span></text:p>
                <text:p text:style-name="P38"><text:span text:style-name="T26">42 <text:s text:c="3"/></text:span></text:p>
                <text:p text:style-name="P38"><text:span text:style-name="T26"/></text:p>
              </text:list-header>
            </text:list>
          </draw:text-box>
        </draw:frame>
        <draw:g xml:id="id57" draw:id="id57">
          <draw:custom-shape draw:style-name="gr185" draw:text-style-name="P59" draw:layer="layout" svg:width="8.531cm" svg:height="7.697cm" svg:x="16.021cm" svg:y="4.233cm">
            <text:list text:style-name="L23">
              <text:list-header>
                <text:p text:style-name="P52"><text:span text:style-name="T34">cin.get()</text:span><text:span text:style-name="T33"> uses dot notation (explained chapter 6). This function gets 1 character from the keyboard (after </text:span><text:span text:style-name="T66">Enter</text:span><text:span text:style-name="T33"> pressed), and it is assigned to </text:span><text:span text:style-name="T34">grade</text:span><text:span text:style-name="T33">. </text:span></text:p>
              </text:list-header>
            </text:list>
            <text:list text:style-name="L24">
              <text:list-header>
                <text:p text:style-name="P25"><text:span text:style-name="T33"><text:line-break/></text:span><text:span text:style-name="T34">cin.get()</text:span><text:span text:style-name="T33"> returns EOF (end-of-file) after the EOF character is input, to indicate the end of data. EOF may be ctrl-d or ctrl-z, depending on your OS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5" draw:text-style-name="P6" draw:layer="layout" svg:x1="16.021cm" svg:y1="5.291cm" svg:x2="8.467cm" svg:y2="1.904cm">
            <text:p/>
          </draw:line>
        </draw:g>
        <draw:g xml:id="id60" draw:id="id60">
          <draw:custom-shape draw:style-name="gr64" draw:text-style-name="P42" draw:layer="layout" svg:width="7.409cm" svg:height="2.289cm" svg:x="0.423cm" svg:y="9.102cm">
            <text:list text:style-name="L24">
              <text:list-header>
                <text:p text:style-name="P25"><text:span text:style-name="T33">Compares </text:span><text:span text:style-name="T34">grade</text:span><text:span text:style-name="T33"> (an</text:span><text:span text:style-name="T74"> </text:span><text:span text:style-name="T34">int</text:span><text:span text:style-name="T33">) to the numerical representations of</text:span><text:span text:style-name="T74"> </text:span><text:span text:style-name="T34">A</text:span><text:span text:style-name="T33"> and </text:span><text:span text:style-name="T34">a</text:span><text:span text:style-name="T33">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5" draw:text-style-name="P6" draw:layer="layout" svg:x1="3.598cm" svg:y1="9.101cm" svg:x2="4.022cm" svg:y2="5.502cm">
            <text:p/>
          </draw:line>
        </draw:g>
        <draw:g xml:id="id62" draw:id="id62">
          <draw:custom-shape draw:style-name="gr186" draw:text-style-name="P103" draw:layer="layout" svg:width="9.525cm" svg:height="2.289cm" svg:x="12.065cm" svg:y="0.847cm">
            <text:list text:style-name="L23">
              <text:list-header>
                <text:p text:style-name="P37"><text:span text:style-name="T35">break</text:span><text:span text:style-name="T75"> </text:span><text:span text:style-name="T32">causes</text:span><text:span text:style-name="T75"> </text:span><text:span text:style-name="T35">switch</text:span><text:span text:style-name="T75"> </text:span><text:span text:style-name="T32">to end and the program continues with the first statement after the</text:span><text:span text:style-name="T75"> </text:span><text:span text:style-name="T68">switch</text:span><text:span text:style-name="T75"> </text:span><text:span text:style-name="T32">structure.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65" draw:text-style-name="P6" draw:layer="layout" svg:x1="12.065cm" svg:y1="2.117cm" svg:x2="5.715cm" svg:y2="6.35cm">
            <text:p/>
          </draw:line>
        </draw:g>
        <draw:g xml:id="id58" draw:id="id58">
          <draw:custom-shape draw:style-name="gr64" draw:text-style-name="P42" draw:layer="layout" svg:width="7.408cm" svg:height="7.021cm" svg:x="8.467cm" svg:y="6.138cm">
            <text:list text:style-name="L24">
              <text:list-header>
                <text:p text:style-name="P25"><text:span text:style-name="T33">Assignment statements have a value, which is the same as the variable on the left of the </text:span><text:span text:style-name="T34">=</text:span><text:span text:style-name="T33">. The value of this statement is the same as the value returned by </text:span><text:span text:style-name="T34">cin.get()</text:span><text:span text:style-name="T33">. </text:span></text:p>
                <text:p text:style-name="P25"><text:span text:style-name="T33"/></text:p>
                <text:p text:style-name="P25"><text:span text:style-name="T33">This can also be used to initialize multiple variables:</text:span></text:p>
              </text:list-header>
            </text:list>
            <text:list text:style-name="L23">
              <text:list-header>
                <text:p text:style-name="P52"><text:span text:style-name="T34">a = b = c = 0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5" draw:text-style-name="P6" draw:layer="layout" svg:x1="9.524cm" svg:y1="6.137cm" svg:x2="6.137cm" svg:y2="1.692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xml:id="id59" anim:id="id59" smil:begin="0s" smil:fill="hold" presentation:node-type="on-click" presentation:preset-class="entrance" presentation:preset-id="ooo-entrance-appear">
                  <anim:set smil:begin="0.499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xml:id="id61" anim:id="id61" smil:begin="0s" smil:fill="hold" presentation:node-type="on-click" presentation:preset-class="entrance" presentation:preset-id="ooo-entrance-appear">
                  <anim:set smil:begin="0.499s" smil:dur="0.001s" smil:fill="hold" smil:targetElement="id58" smil:attributeName="visibility" smil:to="visible"/>
                </anim:par>
                <anim:set smil:begin="0s" smil:dur="0.001s" smil:fill="hold" presentation:master-element="id59" smil:targetElement="id57" smil:attributeName="visibility" smil:to="hidden"/>
              </anim:par>
            </anim:par>
            <anim:par smil:begin="next" smil:fill="hold">
              <anim:par smil:begin="0s" smil:fill="hold">
                <anim:par xml:id="id63" anim:id="id63" smil:begin="0s" smil:fill="hold" presentation:node-type="on-click" presentation:preset-class="entrance" presentation:preset-id="ooo-entrance-appear">
                  <anim:set smil:begin="0.499s" smil:dur="0.001s" smil:fill="hold" smil:targetElement="id60" smil:attributeName="visibility" smil:to="visible"/>
                </anim:par>
                <anim:set smil:begin="0s" smil:dur="0.001s" smil:fill="hold" presentation:master-element="id61" smil:targetElement="id58" smil:attributeName="visibility" smil:to="hidden"/>
              </anim:par>
            </anim:par>
            <anim:par smil:begin="next" smil:fill="hold">
              <anim:par smil:begin="0s" smil:fill="hold">
                <anim:par xml:id="id64" anim:id="id64" smil:begin="0s" smil:fill="hold" presentation:node-type="on-click" presentation:preset-class="entrance" presentation:preset-id="ooo-entrance-appear">
                  <anim:set smil:begin="0.499s" smil:dur="0.001s" smil:fill="hold" smil:targetElement="id62" smil:attributeName="visibility" smil:to="visible"/>
                </anim:par>
                <anim:set smil:begin="0s" smil:dur="0.001s" smil:fill="hold" presentation:master-element="id63" smil:targetElement="id60" smil:attributeName="visibility" smil:to="hidden"/>
              </anim:par>
            </anim:par>
            <anim:par smil:begin="next">
              <anim:par smil:begin="0s">
                <anim:set smil:dur="0.001s" smil:fill="hold" presentation:master-element="id64" smil:targetElement="id62" smil:attributeName="visibility" smil:to="hidden"/>
              </anim:par>
            </anim:par>
          </anim:seq>
        </anim:par>
        <presentation:notes draw:style-name="dp2">
          <draw:page-thumbnail draw:style-name="gr68" draw:layer="layout" svg:width="12.859cm" svg:height="9.644cm" svg:x="3.077cm" svg:y="1.887cm" draw:page-number="55" presentation:class="page"/>
          <draw:frame presentation:style-name="pr8" draw:text-style-name="P44" draw:layer="layout" svg:width="13.997cm" svg:height="11.319cm" svg:x="2.508cm" svg:y="12.157cm" presentation:class="notes" presentation:placeholder="true">
            <draw:text-box/>
          </draw:frame>
        </presentation:notes>
      </draw:page>
      <draw:page draw:name="fig02_22.cpp (3 of 4)  " draw:style-name="dp3" draw:master-page-name="Title1_5f_" presentation:presentation-page-layout-name="AL2T0">
        <draw:frame presentation:style-name="pr6" draw:text-style-name="P5" draw:layer="layout" svg:width="5.715cm" svg:height="13.335cm" svg:x="19.684cm" svg:y="2.327cm" presentation:class="title" presentation:user-transformed="true">
          <draw:text-box>
            <text:list text:style-name="L24">
              <text:list-header>
                <text:p text:style-name="P37"><text:span text:style-name="T25">fig02_22.cpp</text:span><text:span text:style-name="T25"><text:line-break/></text:span><text:span text:style-name="T25">(3 of 4)</text:span><text:span text:style-name="T25"><text:line-break/></text:span><text:span text:style-name="T25"><text:line-break/></text:span><text:span text:style-name="T25"/></text:p>
              </text:list-header>
            </text:list>
          </draw:text-box>
        </draw:frame>
        <draw:frame presentation:style-name="pr22" draw:text-style-name="P40" draw:layer="layout" svg:width="19.473cm" svg:height="15.028cm" svg:x="-0.001cm" svg:y="0cm" presentation:class="subtitle" presentation:user-transformed="true">
          <draw:text-box>
            <text:list text:style-name="L21">
              <text:list-header>
                <text:p text:style-name="P38"><text:span text:style-name="T26">43 <text:s text:c="3"/></text:span><text:span text:style-name="T29"><text:s text:c="9"/></text:span><text:span text:style-name="T28">case</text:span><text:span text:style-name="T29"> </text:span><text:span text:style-name="T30">'D'</text:span><text:span text:style-name="T29">: <text:s text:c="7"/></text:span><text:span text:style-name="T27">// grade was uppercase D</text:span></text:p>
                <text:p text:style-name="P38"><text:span text:style-name="T26">44 <text:s text:c="3"/></text:span><text:span text:style-name="T29"><text:s text:c="9"/></text:span><text:span text:style-name="T28">case</text:span><text:span text:style-name="T29"> </text:span><text:span text:style-name="T30">'d'</text:span><text:span text:style-name="T29">: <text:s text:c="6"/></text:span><text:span text:style-name="T27"><text:s/>// or lowercase d</text:span></text:p>
                <text:p text:style-name="P38"><text:span text:style-name="T26">45 <text:s text:c="3"/></text:span><text:span text:style-name="T29"><text:s text:c="12"/>++dCount; <text:s text:c="4"/></text:span><text:span text:style-name="T27">// increment dCount <text:s text:c="3"/></text:span></text:p>
                <text:p text:style-name="P38"><text:span text:style-name="T26">46 <text:s text:c="3"/></text:span><text:span text:style-name="T29"><text:s text:c="12"/></text:span><text:span text:style-name="T28">break</text:span><text:span text:style-name="T29">; <text:s text:c="7"/></text:span><text:span text:style-name="T27">// exit switch</text:span></text:p>
                <text:p text:style-name="P38"><text:span text:style-name="T26">47 <text:s text:c="3"/></text:span></text:p>
                <text:p text:style-name="P38"><text:span text:style-name="T26">48 <text:s text:c="3"/></text:span><text:span text:style-name="T29"><text:s text:c="9"/></text:span><text:span text:style-name="T28">case</text:span><text:span text:style-name="T29"> </text:span><text:span text:style-name="T30">'F'</text:span><text:span text:style-name="T29">: <text:s text:c="7"/></text:span><text:span text:style-name="T27">// grade was uppercase F</text:span></text:p>
                <text:p text:style-name="P38"><text:span text:style-name="T26">49 <text:s text:c="3"/></text:span><text:span text:style-name="T29"><text:s text:c="9"/></text:span><text:span text:style-name="T28">case</text:span><text:span text:style-name="T29"> </text:span><text:span text:style-name="T30">'f'</text:span><text:span text:style-name="T29">: <text:s text:c="7"/></text:span><text:span text:style-name="T27">// or lowercase f</text:span></text:p>
                <text:p text:style-name="P38"><text:span text:style-name="T26">50 <text:s text:c="3"/></text:span><text:span text:style-name="T29"><text:s text:c="12"/>++fCount; <text:s text:c="2"/></text:span><text:span text:style-name="T27"><text:s text:c="2"/>// increment fCount <text:s/></text:span><text:span text:style-name="T29"><text:s text:c="2"/></text:span></text:p>
                <text:p text:style-name="P38"><text:span text:style-name="T26">51 <text:s text:c="3"/></text:span><text:span text:style-name="T29"><text:s text:c="12"/></text:span><text:span text:style-name="T28">break</text:span><text:span text:style-name="T29">; <text:s text:c="7"/></text:span><text:span text:style-name="T27">// exit switch</text:span></text:p>
                <text:p text:style-name="P38"><text:span text:style-name="T26">52 <text:s text:c="3"/></text:span></text:p>
                <text:p text:style-name="P38"><text:span text:style-name="T26">53 <text:s text:c="3"/></text:span><text:span text:style-name="T29"><text:s text:c="9"/></text:span><text:span text:style-name="T28">case</text:span><text:span text:style-name="T29"> </text:span><text:span text:style-name="T30">'\n'</text:span><text:span text:style-name="T29">: <text:s text:c="6"/></text:span><text:span text:style-name="T27">// ignore newlines,</text:span><text:span text:style-name="T29"> <text:s/></text:span></text:p>
                <text:p text:style-name="P38"><text:span text:style-name="T26">54 <text:s text:c="3"/></text:span><text:span text:style-name="T29"><text:s text:c="9"/></text:span><text:span text:style-name="T28">case</text:span><text:span text:style-name="T29"> </text:span><text:span text:style-name="T30">'\t'</text:span><text:span text:style-name="T29">: <text:s text:c="5"/></text:span><text:span text:style-name="T27"><text:s/>// tabs, </text:span></text:p>
                <text:p text:style-name="P38"><text:span text:style-name="T26">55 <text:s text:c="3"/></text:span><text:span text:style-name="T29"><text:s text:c="9"/></text:span><text:span text:style-name="T28">case</text:span><text:span text:style-name="T29"> </text:span><text:span text:style-name="T30">' '</text:span><text:span text:style-name="T29">: <text:s text:c="7"/></text:span><text:span text:style-name="T27">// and spaces in input</text:span></text:p>
                <text:p text:style-name="P38"><text:span text:style-name="T26">56 <text:s text:c="3"/></text:span><text:span text:style-name="T29"><text:s text:c="12"/></text:span><text:span text:style-name="T28">break</text:span><text:span text:style-name="T29">; <text:s text:c="7"/></text:span><text:span text:style-name="T27">// exit switch</text:span></text:p>
                <text:p text:style-name="P38"><text:span text:style-name="T26">57 <text:s text:c="3"/></text:span></text:p>
                <text:p text:style-name="P38"><text:span text:style-name="T26">58 <text:s text:c="3"/></text:span><text:span text:style-name="T29"><text:s text:c="9"/></text:span><text:span text:style-name="T28">default</text:span><text:span text:style-name="T29">: <text:s text:c="8"/></text:span><text:span text:style-name="T27">// catch all other characters</text:span></text:p>
                <text:p text:style-name="P38"><text:span text:style-name="T26">59 <text:s text:c="3"/></text:span><text:span text:style-name="T29"><text:s text:c="12"/>cout &lt;&lt; </text:span><text:span text:style-name="T30">"Incorrect letter grade entered."</text:span></text:p>
                <text:p text:style-name="P38"><text:span text:style-name="T26">60 <text:s text:c="3"/></text:span><text:span text:style-name="T29"><text:s text:c="17"/>&lt;&lt; </text:span><text:span text:style-name="T30">" Enter a new grade."</text:span><text:span text:style-name="T29"> &lt;&lt; endl;</text:span></text:p>
                <text:p text:style-name="P38"><text:span text:style-name="T26">61 <text:s text:c="3"/></text:span><text:span text:style-name="T29"><text:s text:c="12"/></text:span><text:span text:style-name="T28">break</text:span><text:span text:style-name="T29">; <text:s text:c="6"/></text:span><text:span text:style-name="T27"><text:s/>// optional; will exit switch anyway</text:span></text:p>
                <text:p text:style-name="P38"><text:span text:style-name="T26">62 <text:s text:c="3"/></text:span></text:p>
                <text:p text:style-name="P38"><text:span text:style-name="T26">63 <text:s text:c="3"/></text:span><text:span text:style-name="T29"><text:s text:c="6"/>} </text:span><text:span text:style-name="T27">// end switch</text:span></text:p>
                <text:p text:style-name="P38"><text:span text:style-name="T26">64 <text:s text:c="3"/></text:span></text:p>
                <text:p text:style-name="P38"><text:span text:style-name="T26">65 <text:s text:c="3"/></text:span><text:span text:style-name="T29"><text:s text:c="3"/>} </text:span><text:span text:style-name="T27">// end while</text:span></text:p>
                <text:p text:style-name="P38"><text:span text:style-name="T26">66 <text:s text:c="3"/></text:span></text:p>
                <text:p text:style-name="P38"><text:span text:style-name="T26"/></text:p>
              </text:list-header>
            </text:list>
          </draw:text-box>
        </draw:frame>
        <draw:g xml:id="id66" draw:id="id66">
          <draw:line draw:style-name="gr65" draw:text-style-name="P6" draw:layer="layout" svg:x1="11.007cm" svg:y1="8.678cm" svg:x2="5.503cm" svg:y2="9.948cm">
            <text:p/>
          </draw:line>
          <draw:custom-shape draw:style-name="gr64" draw:text-style-name="P102" draw:layer="layout" svg:width="9.525cm" svg:height="1.613cm" svg:x="10.583cm" svg:y="8.043cm">
            <text:list text:style-name="L24">
              <text:list-header>
                <text:p text:style-name="P24"><text:span text:style-name="T32">Notice the </text:span><text:span text:style-name="T35">default</text:span><text:span text:style-name="T32"> statement, which catches all other cases.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65" draw:id="id65">
          <draw:custom-shape draw:style-name="gr64" draw:text-style-name="P42" draw:layer="layout" svg:width="7.408cm" svg:height="4.993cm" svg:x="10.795cm" svg:y="2.752cm">
            <text:list text:style-name="L24">
              <text:list-header>
                <text:p text:style-name="P25"><text:span text:style-name="T33">This test is necessary because </text:span><text:span text:style-name="T66">Enter</text:span><text:span text:style-name="T33"> is pressed after each letter grade is input. This adds a newline character that must be removed. Likewise, we want to ignore any whitespace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5" draw:text-style-name="P6" draw:layer="layout" svg:x1="10.794cm" svg:y1="4.657cm" svg:x2="6.137cm" svg:y2="6.985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xml:id="id67" anim:id="id67" smil:begin="0s" smil:fill="hold" presentation:node-type="on-click" presentation:preset-class="entrance" presentation:preset-id="ooo-entrance-appear">
                  <anim:set smil:begin="0.499s" smil:dur="0.001s" smil:fill="hold" smil:targetElement="id65" smil:attributeName="visibility" smil:to="visible"/>
                </anim:par>
              </anim:par>
            </anim:par>
            <anim:par smil:begin="next" smil:fill="hold">
              <anim:par smil:begin="0s" smil:fill="hold">
                <anim:par xml:id="id68" anim:id="id68" smil:begin="0s" smil:fill="hold" presentation:node-type="on-click" presentation:preset-class="entrance" presentation:preset-id="ooo-entrance-appear">
                  <anim:set smil:begin="0.499s" smil:dur="0.001s" smil:fill="hold" smil:targetElement="id66" smil:attributeName="visibility" smil:to="visible"/>
                </anim:par>
                <anim:set smil:begin="0s" smil:dur="0.001s" smil:fill="hold" presentation:master-element="id67" smil:targetElement="id65" smil:attributeName="visibility" smil:to="hidden"/>
              </anim:par>
            </anim:par>
            <anim:par smil:begin="next">
              <anim:par smil:begin="0s">
                <anim:set smil:dur="0.001s" smil:fill="hold" presentation:master-element="id68" smil:targetElement="id66" smil:attributeName="visibility" smil:to="hidden"/>
              </anim:par>
            </anim:par>
          </anim:seq>
        </anim:par>
        <presentation:notes draw:style-name="dp2">
          <draw:page-thumbnail draw:style-name="gr68" draw:layer="layout" svg:width="12.859cm" svg:height="9.644cm" svg:x="3.077cm" svg:y="1.887cm" draw:page-number="56" presentation:class="page"/>
          <draw:frame presentation:style-name="pr8" draw:text-style-name="P44" draw:layer="layout" svg:width="13.997cm" svg:height="11.319cm" svg:x="2.508cm" svg:y="12.157cm" presentation:class="notes" presentation:placeholder="true">
            <draw:text-box/>
          </draw:frame>
        </presentation:notes>
      </draw:page>
      <draw:page draw:name="page57" draw:style-name="dp1" draw:master-page-name="Title1" presentation:presentation-page-layout-name="AL2T0">
        <draw:frame presentation:style-name="pr13" draw:text-style-name="P3" draw:layer="layout" svg:width="5.715cm" svg:height="13.335cm" svg:x="19.684cm" svg:y="2.327cm" presentation:class="title" presentation:user-transformed="true">
          <draw:text-box>
            <text:list text:style-name="L24">
              <text:list-header>
                <text:p text:style-name="P74"><text:span text:style-name="T57">fig02_22.cpp</text:span><text:span text:style-name="T57"><text:line-break/></text:span><text:span text:style-name="T57">(4 of 4)</text:span><text:span text:style-name="T57"><text:line-break/></text:span><text:span text:style-name="T57"><text:line-break/></text:span><text:span text:style-name="T57"/></text:p>
              </text:list-header>
            </text:list>
          </draw:text-box>
        </draw:frame>
        <draw:frame presentation:style-name="pr23" draw:text-style-name="P40" draw:layer="layout" svg:width="19.473cm" svg:height="8.043cm" svg:x="-0.001cm" svg:y="-0.001cm" presentation:class="subtitle" presentation:user-transformed="true">
          <draw:text-box>
            <text:list text:style-name="L44">
              <text:list-header>
                <text:p text:style-name="P97"><text:span text:style-name="T26">67 <text:s text:c="3"/></text:span><text:span text:style-name="T29"><text:s text:c="3"/></text:span><text:span text:style-name="T27">// output summary of results</text:span></text:p>
                <text:p text:style-name="P97"><text:span text:style-name="T26">68 <text:s text:c="3"/></text:span><text:span text:style-name="T29"><text:s text:c="3"/>cout &lt;&lt; </text:span><text:span text:style-name="T30">"\n\nTotals for each letter grade are:"</text:span><text:span text:style-name="T29"> </text:span></text:p>
                <text:p text:style-name="P97"><text:span text:style-name="T26">69 <text:s text:c="3"/></text:span><text:span text:style-name="T29"><text:s text:c="8"/>&lt;&lt; </text:span><text:span text:style-name="T30">"\nA: "</text:span><text:span text:style-name="T29"> &lt;&lt; aCount <text:s text:c="2"/></text:span><text:span text:style-name="T27">// display number of A grades</text:span></text:p>
                <text:p text:style-name="P97"><text:span text:style-name="T26">70 <text:s text:c="3"/></text:span><text:span text:style-name="T29"><text:s text:c="8"/>&lt;&lt; </text:span><text:span text:style-name="T30">"\nB: "</text:span><text:span text:style-name="T29"> &lt;&lt; bCount <text:s/></text:span><text:span text:style-name="T27"><text:s/>// display number of B grades</text:span></text:p>
                <text:p text:style-name="P97"><text:span text:style-name="T26">71 <text:s text:c="3"/></text:span><text:span text:style-name="T29"><text:s text:c="8"/>&lt;&lt; </text:span><text:span text:style-name="T30">"\nC: "</text:span><text:span text:style-name="T29"> &lt;&lt; cCount <text:s text:c="2"/></text:span><text:span text:style-name="T27">// display number of C grades </text:span></text:p>
                <text:p text:style-name="P97"><text:span text:style-name="T26">72 <text:s text:c="3"/></text:span><text:span text:style-name="T29"><text:s text:c="8"/>&lt;&lt; </text:span><text:span text:style-name="T30">"\nD: "</text:span><text:span text:style-name="T29"> &lt;&lt; dCount <text:s text:c="2"/></text:span><text:span text:style-name="T27">// display number of D grades</text:span></text:p>
                <text:p text:style-name="P97"><text:span text:style-name="T26">73 <text:s text:c="3"/></text:span><text:span text:style-name="T29"><text:s text:c="8"/>&lt;&lt; </text:span><text:span text:style-name="T30">"\nF: "</text:span><text:span text:style-name="T29"> &lt;&lt; fCount <text:s text:c="2"/></text:span><text:span text:style-name="T27">// display number of F grades</text:span></text:p>
                <text:p text:style-name="P97"><text:span text:style-name="T26">74 <text:s text:c="3"/></text:span><text:span text:style-name="T29"><text:s text:c="8"/>&lt;&lt; endl;</text:span></text:p>
                <text:p text:style-name="P97"><text:span text:style-name="T26">75 <text:s text:c="3"/></text:span></text:p>
                <text:p text:style-name="P97"><text:span text:style-name="T26">76 <text:s text:c="3"/></text:span><text:span text:style-name="T29"><text:s text:c="3"/></text:span><text:span text:style-name="T28">return</text:span><text:span text:style-name="T29"> </text:span><text:span text:style-name="T30">0</text:span><text:span text:style-name="T29">; <text:s/></text:span><text:span text:style-name="T27">// indicate successful termination</text:span></text:p>
                <text:p text:style-name="P97"><text:span text:style-name="T26">77 <text:s text:c="3"/></text:span></text:p>
                <text:p text:style-name="P97"><text:span text:style-name="T26">78 <text:s text:c="3"/></text:span><text:span text:style-name="T29">} </text:span><text:span text:style-name="T27">// end function main</text:span></text:p>
              </text:list-header>
            </text:list>
            <text:list text:style-name="L45">
              <text:list-header>
                <text:p text:style-name="P97"><text:span text:style-name="T27"/></text:p>
              </text:list-header>
            </text:list>
          </draw:text-box>
        </draw:frame>
        <presentation:notes draw:style-name="dp2">
          <draw:page-thumbnail draw:layer="layout" svg:width="12.859cm" svg:height="9.644cm" svg:x="3.078cm" svg:y="1.887cm" draw:page-number="57" presentation:class="page"/>
          <draw:frame presentation:style-name="pr15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58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43">do/while</text:span><text:span text:style-name="T6"> Repetition Structure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Similar to </text:span><text:span text:style-name="T24">while</text:span><text:span text:style-name="T6"> structur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Makes loop continuation test at end, not beginning</text:span></text:p>
                  </text:list-item>
                  <text:list-item>
                    <text:p text:style-name="P9"><text:span text:style-name="T6">Loop body executes at least once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6">Format</text:span></text:p>
              </text:list-item>
            </text:list>
            <text:list text:style-name="L48">
              <text:list-item>
                <text:list>
                  <text:list-item>
                    <text:list>
                      <text:list-header>
                        <text:p text:style-name="P48"><text:span text:style-name="T9">do {</text:span></text:p>
                        <text:p text:style-name="P48"><text:span text:style-name="T9"><text:s text:c="3"/></text:span><text:span text:style-name="T9">statement</text:span></text:p>
                        <text:p text:style-name="P48"><text:span text:style-name="T9">} while ( condition );</text:span></text:p>
                      </text:list-header>
                    </text:list>
                  </text:list-item>
                </text:list>
              </text:list-item>
            </text:list>
            <text:list text:style-name="L14">
              <text:list-header>
                <text:p text:style-name="P110"><text:span text:style-name="T9"/></text:p>
              </text:list-header>
            </text:list>
          </draw:text-box>
        </draw:frame>
        <draw:g>
          <draw:custom-shape draw:style-name="gr187" draw:text-style-name="P3" draw:layer="layout" svg:width="0.001cm" svg:height="1.834cm" svg:x="18.078cm" svg:y="8.714cm">
            <text:p/>
            <draw:enhanced-geometry svg:viewBox="0 0 20000 20000" draw:type="non-primitive" draw:enhanced-path="M 0 19958  L 0 0  N"/>
          </draw:custom-shape>
          <draw:custom-shape draw:style-name="gr188" draw:text-style-name="P3" draw:layer="layout" svg:width="0.467cm" svg:height="0.454cm" svg:x="17.844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68" draw:layer="layout" svg:width="1.675cm" svg:height="0.913cm" svg:x="20.96cm" svg:y="13.24cm">
            <text:list text:style-name="L14">
              <text:list-header>
                <text:p text:style-name="P37"><text:span text:style-name="T72">true</text:span></text:p>
                <text:p text:style-name="P52"><text:span text:style-name="T72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90" draw:text-style-name="P3" draw:layer="layout" svg:width="0.001cm" svg:height="1.835cm" svg:x="18.078cm" svg:y="15.061cm">
            <text:p/>
            <draw:enhanced-geometry svg:viewBox="0 0 20000 20000" draw:type="non-primitive" draw:enhanced-path="M 0 19958  L 0 0  N"/>
          </draw:custom-shape>
          <draw:custom-shape draw:style-name="gr187" draw:text-style-name="P3" draw:layer="layout" svg:width="0.001cm" svg:height="1.834cm" svg:x="18.078cm" svg:y="11.321cm">
            <text:p/>
            <draw:enhanced-geometry svg:viewBox="0 0 20000 20000" draw:type="non-primitive" draw:enhanced-path="M 0 19958  L 0 0  N"/>
          </draw:custom-shape>
          <draw:custom-shape draw:style-name="gr188" draw:text-style-name="P3" draw:layer="layout" svg:width="0.467cm" svg:height="0.454cm" svg:x="17.844cm" svg:y="16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1" draw:text-style-name="P68" draw:layer="layout" svg:width="2.044cm" svg:height="0.918cm" svg:x="18.276cm" svg:y="15.074cm">
            <text:list text:style-name="L14">
              <text:list-header>
                <text:p text:style-name="P37"><text:span text:style-name="T72">false</text:span></text:p>
                <text:p text:style-name="P52"><text:span text:style-name="T72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92" draw:text-style-name="P3" draw:layer="layout" svg:width="1.891cm" svg:height="0.001cm" svg:x="20.96cm" svg:y="14.109cm">
            <text:p/>
            <draw:enhanced-geometry svg:viewBox="0 0 20000 20000" draw:type="non-primitive" draw:enhanced-path="M 19958 0  L 0 0  N"/>
          </draw:custom-shape>
          <draw:custom-shape draw:style-name="gr193" draw:text-style-name="P3" draw:layer="layout" svg:width="0.001cm" svg:height="4.402cm" svg:x="22.856cm" svg:y="9.701cm">
            <text:p/>
            <draw:enhanced-geometry svg:viewBox="0 0 20000 20000" draw:type="non-primitive" draw:enhanced-path="M 0 0  L 0 19983  N"/>
          </draw:custom-shape>
          <draw:custom-shape draw:style-name="gr194" draw:text-style-name="P3" draw:layer="layout" svg:width="4.728cm" svg:height="0.001cm" svg:x="18.118cm" svg:y="9.701cm">
            <text:p/>
            <draw:enhanced-geometry svg:viewBox="0 0 20000 20000" draw:type="non-primitive" draw:enhanced-path="M 0 0  L 19983 0  N"/>
          </draw:custom-shape>
          <draw:g>
            <draw:custom-shape draw:style-name="gr195" draw:text-style-name="P3" draw:layer="layout" svg:width="5.201cm" svg:height="0.759cm" svg:x="15.477cm" svg:y="10.553cm">
              <text:p/>
              <draw:enhanced-geometry svg:viewBox="0 0 20000 20000" draw:type="non-primitive" draw:enhanced-path="M 19985 0  L 19985 19900 0 19900 0 0 19985 0  Z N"/>
            </draw:custom-shape>
            <draw:custom-shape draw:style-name="gr196" draw:text-style-name="P70" draw:layer="layout" svg:width="3.785cm" svg:height="0.653cm" svg:x="16.182cm" svg:y="10.681cm">
              <text:list text:style-name="L14">
                <text:list-header>
                  <text:p text:style-name="P69"><text:span text:style-name="T72">action(s)</text:span></text:p>
                  <text:p text:style-name="P34"><text:span text:style-name="T72"/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7" draw:text-style-name="P1" draw:layer="layout" svg:width="5.677cm" svg:height="1.891cm" svg:x="15.24cm" svg:y="13.161cm">
              <text:p/>
              <draw:enhanced-geometry svg:viewBox="0 0 20000 20000" draw:type="non-primitive" draw:enhanced-path="M 19986 9980  L 9986 19960 0 9980 9986 0 19986 9980  Z N"/>
            </draw:custom-shape>
            <draw:custom-shape draw:style-name="gr198" draw:text-style-name="P70" draw:layer="layout" svg:width="3.785cm" svg:height="0.67cm" svg:x="16.183cm" svg:y="13.849cm">
              <text:list text:style-name="L14">
                <text:list-header>
                  <text:p text:style-name="P69"><text:span text:style-name="T72">condition</text:span></text:p>
                  <text:p text:style-name="P34"><text:span text:style-name="T72"/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layer="layout" svg:width="12.859cm" svg:height="9.644cm" svg:x="3.078cm" svg:y="1.887cm" draw:page-number="58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fig02_26.cpp (1 of 2)  " draw:style-name="dp3" draw:master-page-name="Title1_5f_" presentation:presentation-page-layout-name="AL2T0">
        <draw:frame presentation:style-name="pr6" draw:text-style-name="P5" draw:layer="layout" svg:width="5.715cm" svg:height="13.335cm" svg:x="19.684cm" svg:y="2.327cm" presentation:class="title" presentation:user-transformed="true">
          <draw:text-box>
            <text:list text:style-name="L24">
              <text:list-header>
                <text:p text:style-name="P37"><text:span text:style-name="T25">fig02_26.cpp</text:span><text:span text:style-name="T25"><text:line-break/></text:span><text:span text:style-name="T25">(1 of 2)</text:span><text:span text:style-name="T25"><text:line-break/></text:span><text:span text:style-name="T25"><text:line-break/></text:span><text:span text:style-name="T25"/></text:p>
              </text:list-header>
            </text:list>
          </draw:text-box>
        </draw:frame>
        <draw:frame presentation:style-name="pr11" draw:text-style-name="P40" draw:layer="layout" svg:width="19.473cm" svg:height="15.663cm" svg:x="-0.001cm" svg:y="-0.001cm" presentation:class="subtitle" presentation:user-transformed="true">
          <draw:text-box>
            <text:list text:style-name="L21">
              <text:list-header>
                <text:p text:style-name="P38"><text:span text:style-name="T26">1 <text:s text:c="5"/></text:span><text:span text:style-name="T27">// Fig. 2.26: fig02_26.cpp</text:span></text:p>
                <text:p text:style-name="P38"><text:span text:style-name="T26">2 <text:s text:c="5"/></text:span><text:span text:style-name="T27">// Using the break statement in a for structure.</text:span></text:p>
                <text:p text:style-name="P38"><text:span text:style-name="T26">3 <text:s text:c="5"/></text:span><text:span text:style-name="T28">#include</text:span><text:span text:style-name="T29"> &lt;iostream&gt;</text:span></text:p>
                <text:p text:style-name="P38"><text:span text:style-name="T26">4 <text:s text:c="5"/></text:span></text:p>
                <text:p text:style-name="P38"><text:span text:style-name="T26">5 <text:s text:c="5"/></text:span><text:span text:style-name="T28">using</text:span><text:span text:style-name="T29"> std::cout;</text:span></text:p>
                <text:p text:style-name="P38"><text:span text:style-name="T26">6 <text:s text:c="5"/></text:span><text:span text:style-name="T28">using</text:span><text:span text:style-name="T29"> std::endl;</text:span></text:p>
                <text:p text:style-name="P38"><text:span text:style-name="T26">7 <text:s text:c="5"/></text:span></text:p>
                <text:p text:style-name="P38"><text:span text:style-name="T26">8 <text:s text:c="5"/></text:span><text:span text:style-name="T27">// function main begins program execution</text:span></text:p>
                <text:p text:style-name="P38"><text:span text:style-name="T26">9 <text:s text:c="5"/></text:span><text:span text:style-name="T28">int</text:span><text:span text:style-name="T29"> main()</text:span></text:p>
                <text:p text:style-name="P38"><text:span text:style-name="T26">10 <text:s text:c="3"/></text:span><text:span text:style-name="T29">{</text:span></text:p>
                <text:p text:style-name="P38"><text:span text:style-name="T26">11 <text:s text:c="3"/></text:span></text:p>
                <text:p text:style-name="P38"><text:span text:style-name="T26">12 <text:s text:c="3"/></text:span><text:span text:style-name="T29"><text:s text:c="3"/></text:span><text:span text:style-name="T28">int</text:span><text:span text:style-name="T29"> x; <text:s/></text:span><text:span text:style-name="T27">// x declared here so it can be used after the loop</text:span></text:p>
                <text:p text:style-name="P38"><text:span text:style-name="T26">13 <text:s text:c="3"/></text:span></text:p>
                <text:p text:style-name="P38"><text:span text:style-name="T26">14 <text:s text:c="3"/></text:span><text:span text:style-name="T27"><text:s text:c="3"/>// loop 10 times</text:span></text:p>
                <text:p text:style-name="P38"><text:span text:style-name="T26">15 <text:s text:c="3"/></text:span><text:span text:style-name="T29"><text:s text:c="3"/></text:span><text:span text:style-name="T28">for</text:span><text:span text:style-name="T29"> ( x = </text:span><text:span text:style-name="T30">1</text:span><text:span text:style-name="T29">; x &lt;= </text:span><text:span text:style-name="T30">10</text:span><text:span text:style-name="T29">; x++ ) {</text:span></text:p>
                <text:p text:style-name="P38"><text:span text:style-name="T26">16 <text:s text:c="3"/></text:span></text:p>
                <text:p text:style-name="P38"><text:span text:style-name="T26">17 <text:s text:c="3"/></text:span><text:span text:style-name="T27"><text:s text:c="6"/>// if x is 5, terminate loop</text:span></text:p>
                <text:p text:style-name="P38"><text:span text:style-name="T26">18 <text:s text:c="3"/></text:span><text:span text:style-name="T29"><text:s text:c="6"/></text:span><text:span text:style-name="T28">if</text:span><text:span text:style-name="T29"> ( x == </text:span><text:span text:style-name="T30">5</text:span><text:span text:style-name="T29"> )</text:span></text:p>
                <text:p text:style-name="P38"><text:span text:style-name="T26">19 <text:s text:c="3"/></text:span><text:span text:style-name="T29"><text:s text:c="9"/></text:span><text:span text:style-name="T28">break</text:span><text:span text:style-name="T29">; <text:s text:c="9"/></text:span><text:span text:style-name="T27"><text:s/>// break loop only if x is 5</text:span></text:p>
                <text:p text:style-name="P38"><text:span text:style-name="T26">20 <text:s text:c="3"/></text:span></text:p>
                <text:p text:style-name="P38"><text:span text:style-name="T26">21 <text:s text:c="3"/></text:span><text:span text:style-name="T29"><text:s text:c="6"/>cout &lt;&lt; x &lt;&lt;</text:span><text:span text:style-name="T30"> " "</text:span><text:span text:style-name="T29">; <text:s text:c="2"/></text:span><text:span text:style-name="T27">// display value of x</text:span></text:p>
                <text:p text:style-name="P38"><text:span text:style-name="T26">22 <text:s text:c="3"/></text:span></text:p>
                <text:p text:style-name="P38"><text:span text:style-name="T26">23 <text:s text:c="3"/></text:span><text:span text:style-name="T29"><text:s text:c="3"/>} </text:span><text:span text:style-name="T27">// end for </text:span></text:p>
                <text:p text:style-name="P38"><text:span text:style-name="T26">24 <text:s text:c="3"/></text:span></text:p>
                <text:p text:style-name="P38"><text:span text:style-name="T26">25 <text:s text:c="3"/></text:span><text:span text:style-name="T29"><text:s text:c="3"/>cout &lt;&lt; </text:span><text:span text:style-name="T30">"\nBroke out of loop when x became "</text:span><text:span text:style-name="T29"> &lt;&lt; x &lt;&lt; endl;</text:span></text:p>
              </text:list-header>
            </text:list>
            <text:list text:style-name="L46">
              <text:list-header>
                <text:p text:style-name="P39"><text:span text:style-name="T29"/></text:p>
              </text:list-header>
            </text:list>
          </draw:text-box>
        </draw:frame>
        <draw:g xml:id="id69" draw:id="id69">
          <draw:custom-shape draw:style-name="gr64" draw:text-style-name="P42" draw:layer="layout" svg:width="7.408cm" svg:height="1.613cm" svg:x="10.16cm" svg:y="8.678cm">
            <text:list text:style-name="L24">
              <text:list-header>
                <text:p text:style-name="P25"><text:span text:style-name="T32">Exits </text:span><text:span text:style-name="T35">for</text:span><text:span text:style-name="T32"> structure when </text:span><text:span text:style-name="T35">break</text:span><text:span text:style-name="T32"> executed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6" draw:text-style-name="P6" draw:layer="layout" svg:x1="10.16cm" svg:y1="9.102cm" svg:x2="6.138cm" svg:y2="11.007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xml:id="id70" anim:id="id70" smil:begin="0s" smil:fill="hold" presentation:node-type="on-click" presentation:preset-class="entrance" presentation:preset-id="ooo-entrance-appear">
                  <anim:set smil:begin="0.499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set smil:dur="0.001s" smil:fill="hold" presentation:master-element="id70" smil:targetElement="id69" smil:attributeName="visibility" smil:to="hidden"/>
              </anim:par>
            </anim:par>
          </anim:seq>
        </anim:par>
        <presentation:notes draw:style-name="dp2">
          <draw:page-thumbnail draw:style-name="gr68" draw:layer="layout" svg:width="12.859cm" svg:height="9.644cm" svg:x="3.077cm" svg:y="1.887cm" draw:page-number="59" presentation:class="page"/>
          <draw:frame presentation:style-name="pr8" draw:text-style-name="P44" draw:layer="layout" svg:width="13.997cm" svg:height="11.319cm" svg:x="2.508cm" svg:y="12.157cm" presentation:class="notes" presentation:placeholder="true">
            <draw:text-box/>
          </draw:frame>
        </presentation:notes>
      </draw:page>
      <draw:page draw:name="fig02_24.cpp (1 of 1)  fig02_24.cpp output (1 of 1)  " draw:style-name="dp3" draw:master-page-name="Title1_5f_" presentation:presentation-page-layout-name="AL2T0">
        <draw:frame presentation:style-name="pr6" draw:text-style-name="P5" draw:layer="layout" svg:width="5.715cm" svg:height="13.335cm" svg:x="19.684cm" svg:y="2.327cm" presentation:class="title" presentation:user-transformed="true">
          <draw:text-box>
            <text:list text:style-name="L24">
              <text:list-header>
                <text:p text:style-name="P37"><text:span text:style-name="T25">fig02_24.cpp</text:span><text:span text:style-name="T25"><text:line-break/></text:span><text:span text:style-name="T25">(1 of 1)</text:span><text:span text:style-name="T25"><text:line-break/></text:span><text:span text:style-name="T25"><text:line-break/></text:span><text:span text:style-name="T25">fig02_24.cpp</text:span><text:span text:style-name="T25"><text:line-break/></text:span><text:span text:style-name="T25">output (1 of 1)</text:span><text:span text:style-name="T25"><text:line-break/></text:span><text:span text:style-name="T25"><text:line-break/></text:span><text:span text:style-name="T25"/></text:p>
              </text:list-header>
            </text:list>
          </draw:text-box>
        </draw:frame>
        <draw:frame presentation:style-name="pr24" draw:text-style-name="P40" draw:layer="layout" svg:width="19.473cm" svg:height="13.547cm" svg:x="-0.001cm" svg:y="-0.001cm" presentation:class="subtitle" presentation:user-transformed="true">
          <draw:text-box>
            <text:list text:style-name="L21">
              <text:list-header>
                <text:p text:style-name="P38"><text:span text:style-name="T26">1 <text:s text:c="5"/></text:span><text:span text:style-name="T27">// Fig. 2.24: fig02_24.cpp</text:span></text:p>
                <text:p text:style-name="P38"><text:span text:style-name="T26">2 <text:s text:c="5"/></text:span><text:span text:style-name="T27">// Using the do/while repetition structure.</text:span></text:p>
                <text:p text:style-name="P38"><text:span text:style-name="T26">3 <text:s text:c="5"/></text:span><text:span text:style-name="T28">#include</text:span><text:span text:style-name="T29"> &lt;iostream&gt;</text:span></text:p>
                <text:p text:style-name="P38"><text:span text:style-name="T26">4 <text:s text:c="5"/></text:span></text:p>
                <text:p text:style-name="P38"><text:span text:style-name="T26">5 <text:s text:c="5"/></text:span><text:span text:style-name="T28">using</text:span><text:span text:style-name="T29"> std::cout;</text:span></text:p>
                <text:p text:style-name="P38"><text:span text:style-name="T26">6 <text:s text:c="5"/></text:span><text:span text:style-name="T28">using</text:span><text:span text:style-name="T29"> std::endl;</text:span></text:p>
                <text:p text:style-name="P38"><text:span text:style-name="T26">7 <text:s text:c="5"/></text:span></text:p>
                <text:p text:style-name="P38"><text:span text:style-name="T26">8 <text:s text:c="5"/></text:span><text:span text:style-name="T27">// function main begins program execution</text:span></text:p>
                <text:p text:style-name="P38"><text:span text:style-name="T26">9 <text:s text:c="5"/></text:span><text:span text:style-name="T28">int</text:span><text:span text:style-name="T29"> main()</text:span></text:p>
                <text:p text:style-name="P38"><text:span text:style-name="T26">10 <text:s text:c="3"/></text:span><text:span text:style-name="T29">{</text:span></text:p>
                <text:p text:style-name="P38"><text:span text:style-name="T26">11 <text:s text:c="3"/></text:span><text:span text:style-name="T29"><text:s text:c="3"/></text:span><text:span text:style-name="T28">int</text:span><text:span text:style-name="T29"> counter = </text:span><text:span text:style-name="T30">1</text:span><text:span text:style-name="T29">; <text:s text:c="12"/></text:span><text:span text:style-name="T27"><text:s/>// initialize counter</text:span></text:p>
                <text:p text:style-name="P38"><text:span text:style-name="T26">12 <text:s text:c="3"/></text:span></text:p>
                <text:p text:style-name="P38"><text:span text:style-name="T26">13 <text:s text:c="3"/></text:span><text:span text:style-name="T29"><text:s text:c="3"/></text:span><text:span text:style-name="T28">do</text:span><text:span text:style-name="T29"> { <text:s text:c="23"/></text:span></text:p>
                <text:p text:style-name="P38"><text:span text:style-name="T26">14 <text:s text:c="3"/></text:span><text:span text:style-name="T29"><text:s text:c="6"/>cout &lt;&lt; counter &lt;&lt; </text:span><text:span text:style-name="T30">" <text:s/>"</text:span><text:span text:style-name="T29">; <text:s text:c="2"/></text:span><text:span text:style-name="T27">// display counter</text:span></text:p>
                <text:p text:style-name="P38"><text:span text:style-name="T26">15 <text:s text:c="3"/></text:span><text:span text:style-name="T29"><text:s text:c="3"/>} </text:span><text:span text:style-name="T28">while</text:span><text:span text:style-name="T29"> ( ++counter &lt;= </text:span><text:span text:style-name="T30">10</text:span><text:span text:style-name="T29"> ); <text:s/></text:span><text:span text:style-name="T27">// end do/while </text:span></text:p>
                <text:p text:style-name="P38"><text:span text:style-name="T26">16 <text:s text:c="3"/></text:span></text:p>
                <text:p text:style-name="P38"><text:span text:style-name="T26">17 <text:s text:c="3"/></text:span><text:span text:style-name="T29"><text:s text:c="3"/>cout &lt;&lt; endl;</text:span></text:p>
                <text:p text:style-name="P38"><text:span text:style-name="T26">18 <text:s text:c="3"/></text:span></text:p>
                <text:p text:style-name="P38"><text:span text:style-name="T26">19 <text:s text:c="3"/></text:span><text:span text:style-name="T29"><text:s text:c="3"/></text:span><text:span text:style-name="T28">return</text:span><text:span text:style-name="T29"> </text:span><text:span text:style-name="T30">0</text:span><text:span text:style-name="T29">; <text:s text:c="2"/></text:span><text:span text:style-name="T27">// indicate successful termination</text:span></text:p>
                <text:p text:style-name="P38"><text:span text:style-name="T26">20 <text:s text:c="3"/></text:span></text:p>
                <text:p text:style-name="P38"><text:span text:style-name="T26">21 <text:s text:c="3"/></text:span><text:span text:style-name="T29">} </text:span><text:span text:style-name="T27">// end function main</text:span></text:p>
              </text:list-header>
            </text:list>
            <text:list text:style-name="L22">
              <text:list-header>
                <text:p text:style-name="P39"><text:span text:style-name="T27"/></text:p>
              </text:list-header>
            </text:list>
          </draw:text-box>
        </draw:frame>
        <draw:custom-shape draw:style-name="gr199" draw:text-style-name="P98" draw:layer="layout" svg:width="19.473cm" svg:height="1.481cm" svg:x="0cm" svg:y="13.547cm">
          <text:list text:style-name="L23">
            <text:list-header>
              <text:p text:style-name="P97"><text:span text:style-name="T41">1 <text:s/>2 <text:s/>3 <text:s/>4 <text:s/>5 <text:s/>6 <text:s/>7 <text:s/>8 <text:s/>9 <text:s/>10</text:span></text:p>
              <text:p text:style-name="P97"><text:span text:style-name="T41"/></text:p>
            </text:list-header>
          </text:list>
          <draw:enhanced-geometry svg:viewBox="0 0 21600 21600" draw:type="rectangle" draw:enhanced-path="M 0 0 L 21600 0 21600 21600 0 21600 0 0 Z N"/>
        </draw:custom-shape>
        <draw:g xml:id="id71" draw:id="id71">
          <draw:custom-shape draw:style-name="gr64" draw:text-style-name="P42" draw:layer="layout" svg:width="7.408cm" svg:height="1.613cm" svg:x="9.102cm" svg:y="6.773cm">
            <text:list text:style-name="L24">
              <text:list-header>
                <text:p text:style-name="P25"><text:span text:style-name="T33">Notice the preincrement in loop-continuation test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6" draw:text-style-name="P6" draw:layer="layout" svg:x1="9.102cm" svg:y1="7.197cm" svg:x2="5.08cm" svg:y2="9.102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xml:id="id72" anim:id="id72" smil:begin="0s" smil:fill="hold" presentation:node-type="on-click" presentation:preset-class="entrance" presentation:preset-id="ooo-entrance-appear">
                  <anim:set smil:begin="0.499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set smil:dur="0.001s" smil:fill="hold" presentation:master-element="id72" smil:targetElement="id71" smil:attributeName="visibility" smil:to="hidden"/>
              </anim:par>
            </anim:par>
          </anim:seq>
        </anim:par>
        <presentation:notes draw:style-name="dp2">
          <draw:page-thumbnail draw:style-name="gr68" draw:layer="layout" svg:width="12.859cm" svg:height="9.644cm" svg:x="3.077cm" svg:y="1.887cm" draw:page-number="60" presentation:class="page"/>
          <draw:frame presentation:style-name="pr8" draw:text-style-name="P44" draw:layer="layout" svg:width="13.997cm" svg:height="11.319cm" svg:x="2.508cm" svg:y="12.15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43">break</text:span><text:span text:style-name="T6"> and </text:span><text:span text:style-name="T43">continue</text:span><text:span text:style-name="T6"> Statements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33">
              <text:list-item>
                <text:p text:style-name="P94"><text:span text:style-name="T24">break</text:span><text:span text:style-name="T6"> statement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Immediate exit from </text:span><text:span text:style-name="T24">while</text:span><text:span text:style-name="T76">, </text:span><text:span text:style-name="T24">for</text:span><text:span text:style-name="T76">, </text:span><text:span text:style-name="T24">do/while</text:span><text:span text:style-name="T76">, </text:span><text:span text:style-name="T24">switch</text:span></text:p>
                  </text:list-item>
                  <text:list-item>
                    <text:p text:style-name="P11"><text:span text:style-name="T6">Program continues with first statement after structure</text:span></text:p>
                  </text:list-item>
                </text:list>
              </text:list-item>
            </text:list>
            <text:list text:style-name="L4">
              <text:list-item>
                <text:p text:style-name="P94"><text:span text:style-name="T6">Common uses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Escape early from a loop</text:span></text:p>
                  </text:list-item>
                  <text:list-item>
                    <text:p text:style-name="P11"><text:span text:style-name="T6">Skip the remainder of </text:span><text:span text:style-name="T24">switch</text:span></text:p>
                  </text:list-item>
                </text:list>
              </text:list-item>
            </text:list>
            <text:list text:style-name="L34">
              <text:list-item>
                <text:list>
                  <text:list-header>
                    <text:p text:style-name="P111"><text:span text:style-name="T24"/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61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fig02_26.cpp (1 of 2)  " draw:style-name="dp3" draw:master-page-name="Title1_5f_" presentation:presentation-page-layout-name="AL2T0">
        <draw:frame presentation:style-name="pr6" draw:text-style-name="P5" draw:layer="layout" svg:width="5.715cm" svg:height="13.335cm" svg:x="19.684cm" svg:y="2.327cm" presentation:class="title" presentation:user-transformed="true">
          <draw:text-box>
            <text:list text:style-name="L24">
              <text:list-header>
                <text:p text:style-name="P37"><text:span text:style-name="T25">fig02_26.cpp</text:span><text:span text:style-name="T25"><text:line-break/></text:span><text:span text:style-name="T25">(1 of 2)</text:span><text:span text:style-name="T25"><text:line-break/></text:span><text:span text:style-name="T25"><text:line-break/></text:span><text:span text:style-name="T25"/></text:p>
              </text:list-header>
            </text:list>
          </draw:text-box>
        </draw:frame>
        <draw:frame presentation:style-name="pr25" draw:text-style-name="P114" draw:layer="layout" svg:width="19.473cm" svg:height="15.663cm" svg:x="-0.001cm" svg:y="-0.001cm" presentation:class="subtitle" presentation:user-transformed="true">
          <draw:text-box>
            <text:list text:style-name="L21">
              <text:list-header>
                <text:p text:style-name="P112"><text:span text:style-name="T26">1 <text:s text:c="5"/></text:span><text:span text:style-name="T27">// Fig. 2.26: fig02_26.cpp</text:span></text:p>
                <text:p text:style-name="P112"><text:span text:style-name="T26">2 <text:s text:c="5"/></text:span><text:span text:style-name="T27">// Using the break statement in a for structure.</text:span></text:p>
                <text:p text:style-name="P112"><text:span text:style-name="T26">3 <text:s text:c="5"/></text:span><text:span text:style-name="T28">#include</text:span><text:span text:style-name="T29"> &lt;iostream&gt;</text:span></text:p>
                <text:p text:style-name="P112"><text:span text:style-name="T26">4 <text:s text:c="5"/></text:span></text:p>
                <text:p text:style-name="P112"><text:span text:style-name="T26">5 <text:s text:c="5"/></text:span><text:span text:style-name="T28">using</text:span><text:span text:style-name="T29"> std::cout;</text:span></text:p>
                <text:p text:style-name="P112"><text:span text:style-name="T26">6 <text:s text:c="5"/></text:span><text:span text:style-name="T28">using</text:span><text:span text:style-name="T29"> std::endl;</text:span></text:p>
                <text:p text:style-name="P112"><text:span text:style-name="T26">7 <text:s text:c="5"/></text:span></text:p>
                <text:p text:style-name="P112"><text:span text:style-name="T26">8 <text:s text:c="5"/></text:span><text:span text:style-name="T27">// function main begins program execution</text:span></text:p>
                <text:p text:style-name="P112"><text:span text:style-name="T26">9 <text:s text:c="5"/></text:span><text:span text:style-name="T28">int</text:span><text:span text:style-name="T29"> main()</text:span></text:p>
                <text:p text:style-name="P112"><text:span text:style-name="T26">10 <text:s text:c="3"/></text:span><text:span text:style-name="T29">{</text:span></text:p>
                <text:p text:style-name="P112"><text:span text:style-name="T26">11 <text:s text:c="3"/></text:span></text:p>
                <text:p text:style-name="P112"><text:span text:style-name="T26">12 <text:s text:c="3"/></text:span><text:span text:style-name="T29"><text:s text:c="3"/></text:span><text:span text:style-name="T28">int</text:span><text:span text:style-name="T29"> x; <text:s/></text:span><text:span text:style-name="T27">// x declared here so it can be used after the loop</text:span></text:p>
                <text:p text:style-name="P112"><text:span text:style-name="T26">13 <text:s text:c="3"/></text:span></text:p>
                <text:p text:style-name="P112"><text:span text:style-name="T26">14 <text:s text:c="3"/></text:span><text:span text:style-name="T27"><text:s text:c="3"/>// loop 10 times</text:span></text:p>
                <text:p text:style-name="P112"><text:span text:style-name="T26">15 <text:s text:c="3"/></text:span><text:span text:style-name="T29"><text:s text:c="3"/></text:span><text:span text:style-name="T28">for</text:span><text:span text:style-name="T29"> ( x = </text:span><text:span text:style-name="T30">1</text:span><text:span text:style-name="T29">; x &lt;= </text:span><text:span text:style-name="T30">10</text:span><text:span text:style-name="T29">; x++ ) {</text:span></text:p>
                <text:p text:style-name="P112"><text:span text:style-name="T26">16 <text:s text:c="3"/></text:span></text:p>
                <text:p text:style-name="P112"><text:span text:style-name="T26">17 <text:s text:c="3"/></text:span><text:span text:style-name="T27"><text:s text:c="6"/>// if x is 5, terminate loop</text:span></text:p>
                <text:p text:style-name="P112"><text:span text:style-name="T26">18 <text:s text:c="3"/></text:span><text:span text:style-name="T29"><text:s text:c="6"/></text:span><text:span text:style-name="T28">if</text:span><text:span text:style-name="T29"> ( x == </text:span><text:span text:style-name="T30">5</text:span><text:span text:style-name="T29"> )</text:span></text:p>
                <text:p text:style-name="P112"><text:span text:style-name="T26">19 <text:s text:c="3"/></text:span><text:span text:style-name="T29"><text:s text:c="9"/></text:span><text:span text:style-name="T28">break</text:span><text:span text:style-name="T29">; <text:s text:c="9"/></text:span><text:span text:style-name="T27"><text:s/>// break loop only if x is 5</text:span></text:p>
                <text:p text:style-name="P112"><text:span text:style-name="T26">20 <text:s text:c="3"/></text:span></text:p>
                <text:p text:style-name="P112"><text:span text:style-name="T26">21 <text:s text:c="3"/></text:span><text:span text:style-name="T29"><text:s text:c="6"/>cout &lt;&lt; x &lt;&lt;</text:span><text:span text:style-name="T30"> " "</text:span><text:span text:style-name="T29">; <text:s text:c="2"/></text:span><text:span text:style-name="T27">// display value of x</text:span></text:p>
                <text:p text:style-name="P112"><text:span text:style-name="T26">22 <text:s text:c="3"/></text:span></text:p>
                <text:p text:style-name="P112"><text:span text:style-name="T26">23 <text:s text:c="3"/></text:span><text:span text:style-name="T29"><text:s text:c="3"/>} </text:span><text:span text:style-name="T27">// end for </text:span></text:p>
                <text:p text:style-name="P112"><text:span text:style-name="T26">24 <text:s text:c="3"/></text:span></text:p>
                <text:p text:style-name="P112"><text:span text:style-name="T26">25 <text:s text:c="3"/></text:span><text:span text:style-name="T29"><text:s text:c="3"/>cout &lt;&lt; </text:span><text:span text:style-name="T30">"\nBroke out of loop when x became "</text:span><text:span text:style-name="T29"> &lt;&lt; x &lt;&lt; endl;</text:span></text:p>
              </text:list-header>
            </text:list>
            <text:list text:style-name="L46">
              <text:list-header>
                <text:p text:style-name="P113"><text:span text:style-name="T29"/></text:p>
              </text:list-header>
            </text:list>
          </draw:text-box>
        </draw:frame>
        <draw:g xml:id="id73" draw:id="id73">
          <draw:custom-shape draw:style-name="gr64" draw:text-style-name="P42" draw:layer="layout" svg:width="7.408cm" svg:height="1.613cm" svg:x="10.16cm" svg:y="8.678cm">
            <text:list text:style-name="L24">
              <text:list-header>
                <text:p text:style-name="P25"><text:span text:style-name="T32">Exits </text:span><text:span text:style-name="T35">for</text:span><text:span text:style-name="T32"> structure when </text:span><text:span text:style-name="T35">break</text:span><text:span text:style-name="T32"> executed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6" draw:text-style-name="P6" draw:layer="layout" svg:x1="10.16cm" svg:y1="9.102cm" svg:x2="6.138cm" svg:y2="11.007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xml:id="id74" anim:id="id74" smil:begin="0s" smil:fill="hold" presentation:node-type="on-click" presentation:preset-class="entrance" presentation:preset-id="ooo-entrance-appear">
                  <anim:set smil:begin="0.499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set smil:dur="0.001s" smil:fill="hold" presentation:master-element="id74" smil:targetElement="id73" smil:attributeName="visibility" smil:to="hidden"/>
              </anim:par>
            </anim:par>
          </anim:seq>
        </anim:par>
        <presentation:notes draw:style-name="dp2">
          <draw:page-thumbnail draw:style-name="gr68" draw:layer="layout" svg:width="12.859cm" svg:height="9.644cm" svg:x="3.077cm" svg:y="1.887cm" draw:page-number="62" presentation:class="page"/>
          <draw:frame presentation:style-name="pr8" draw:text-style-name="P115" draw:layer="layout" svg:width="13.997cm" svg:height="11.319cm" svg:x="2.508cm" svg:y="12.15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Logical Operators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Used as conditions in loops, </text:span><text:span text:style-name="T43">if</text:span><text:span text:style-name="T6"> statements</text:span></text:p>
              </text:list-item>
            </text:list>
            <text:list text:style-name="L33">
              <text:list-item>
                <text:p text:style-name="P94"><text:span text:style-name="T24">&amp;&amp;</text:span><text:span text:style-name="T6"> (logical </text:span><text:span text:style-name="T24">AND</text:span><text:span text:style-name="T6">)</text:span></text:p>
              </text:list-item>
            </text:list>
            <text:list text:style-name="L25">
              <text:list-item>
                <text:list>
                  <text:list-item>
                    <text:p text:style-name="P11"><text:span text:style-name="T9">true</text:span><text:span text:style-name="T6"> if both conditions are </text:span><text:span text:style-name="T9">true</text:span></text:p>
                  </text:list-item>
                </text:list>
              </text:list-item>
            </text:list>
            <text:list text:style-name="L20">
              <text:list-item>
                <text:list>
                  <text:list-header>
                    <text:p text:style-name="P116"><text:span text:style-name="T77"><text:tab/></text:span><text:span text:style-name="T77">if ( gender == 1 &amp;&amp; age &gt;= 65 )</text:span><text:span text:style-name="T77"><text:line-break/></text:span><text:span text:style-name="T77"> <text:s text:c="2"/>++seniorFemales;</text:span><text:span text:style-name="T9"> </text:span></text:p>
                  </text:list-header>
                </text:list>
              </text:list-item>
            </text:list>
            <text:list text:style-name="L33">
              <text:list-item>
                <text:p text:style-name="P66"><text:span text:style-name="T24">||</text:span><text:span text:style-name="T6"> (logical </text:span><text:span text:style-name="T24">OR</text:span><text:span text:style-name="T6">)</text:span></text:p>
              </text:list-item>
            </text:list>
            <text:list text:style-name="L25">
              <text:list-item>
                <text:list>
                  <text:list-item>
                    <text:p text:style-name="P67"><text:span text:style-name="T9">true</text:span><text:span text:style-name="T6"> if either of condition is </text:span><text:span text:style-name="T9">true</text:span></text:p>
                  </text:list-item>
                </text:list>
              </text:list-item>
            </text:list>
            <text:list text:style-name="L20">
              <text:list-item>
                <text:list>
                  <text:list-header>
                    <text:p text:style-name="P117"><text:span text:style-name="T77"><text:tab/></text:span><text:span text:style-name="T77">if ( semesterAverage &gt;= 90 || finalExam &gt;= 90 )</text:span><text:span text:style-name="T77"><text:line-break/></text:span><text:span text:style-name="T77"> <text:s text:c="2"/>cout &lt;&lt; "Student grade is A" &lt;&lt; endl; </text:span></text:p>
                  </text:list-header>
                </text:list>
              </text:list-item>
            </text:list>
            <text:list text:style-name="L14">
              <text:list-header>
                <text:p text:style-name="P79"><text:span text:style-name="T77"/></text:p>
              </text:list-header>
            </text:list>
          </draw:text-box>
        </draw:frame>
        <presentation:notes draw:style-name="dp2">
          <draw:page-thumbnail draw:layer="layout" svg:width="12.859cm" svg:height="9.644cm" svg:x="3.078cm" svg:y="1.887cm" draw:page-number="63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64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Logical Operators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33">
              <text:list-item>
                <text:p text:style-name="P94"><text:span text:style-name="T24">!</text:span><text:span text:style-name="T6"> (logical </text:span><text:span text:style-name="T24">NOT</text:span><text:span text:style-name="T6">, logical negation)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Returns </text:span><text:span text:style-name="T9">true</text:span><text:span text:style-name="T6"> when its condition is </text:span><text:span text:style-name="T9">false</text:span><text:span text:style-name="T6">, &amp; vice versa</text:span></text:p>
                  </text:list-item>
                </text:list>
              </text:list-item>
            </text:list>
            <text:list text:style-name="L20">
              <text:list-item>
                <text:list>
                  <text:list-header>
                    <text:p text:style-name="P117"><text:span text:style-name="T73"><text:tab/></text:span><text:span text:style-name="T73">if ( !( grade == sentinelValue ) )</text:span><text:span text:style-name="T73"><text:line-break/></text:span><text:span text:style-name="T73"> <text:s text:c="2"/>cout &lt;&lt; "The next grade is " &lt;&lt; grade &lt;&lt; endl;</text:span></text:p>
                  </text:list-header>
                </text:list>
              </text:list-item>
            </text:list>
            <text:list text:style-name="L43">
              <text:list-item>
                <text:list>
                  <text:list-header>
                    <text:p text:style-name="P91"><text:span text:style-name="T78">Alternative:</text:span></text:p>
                  </text:list-header>
                </text:list>
              </text:list-item>
            </text:list>
            <text:list text:style-name="L20">
              <text:list-item>
                <text:list>
                  <text:list-header>
                    <text:p text:style-name="P117"><text:span text:style-name="T73"><text:tab/></text:span><text:span text:style-name="T73">if ( grade != sentinelValue )</text:span><text:span text:style-name="T73"><text:line-break/></text:span><text:span text:style-name="T73"> <text:s text:c="2"/>cout &lt;&lt; "The next grade is " &lt;&lt; grade &lt;&lt; endl;</text:span><text:span text:style-name="T79">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64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65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Confusing Equality (==) and Assignment (=) Operators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Common error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Does not typically cause syntax error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6">Aspects of problem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Expressions that have a value can be used for decision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3"><text:span text:style-name="T6">Zero = false, nonzero = tru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>Assignment statements produce a value (the value to be assign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65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66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Confusing Equality (==) and Assignment (=) Operators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Example</text:span></text:p>
              </text:list-item>
            </text:list>
            <text:list text:style-name="L48">
              <text:list-item>
                <text:list>
                  <text:list-item>
                    <text:list>
                      <text:list-header>
                        <text:p text:style-name="P48"><text:span text:style-name="T9">if ( payCode == 4 )</text:span></text:p>
                        <text:p text:style-name="P48"><text:span text:style-name="T9"><text:s text:c="3"/></text:span><text:span text:style-name="T9">cout &lt;&lt; "You get a bonus!" &lt;&lt; endl;</text:span></text:p>
                      </text:list-header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If paycode is 4, bonus given</text:span></text:p>
                  </text:list-item>
                </text:list>
              </text:list-item>
            </text:list>
            <text:list text:style-name="L49">
              <text:list-item>
                <text:list>
                  <text:list-item>
                    <text:list>
                      <text:list-header>
                        <text:p text:style-name="P118"><text:span text:style-name="T6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p text:style-name="P94"><text:span text:style-name="T6">If </text:span><text:span text:style-name="T24">==</text:span><text:span text:style-name="T6"> was replaced with </text:span><text:span text:style-name="T24">=</text:span></text:p>
              </text:list-item>
            </text:list>
            <text:list text:style-name="L48">
              <text:list-item>
                <text:list>
                  <text:list-item>
                    <text:list>
                      <text:list-header>
                        <text:p text:style-name="P48"><text:span text:style-name="T9">if ( payCode = 4 )</text:span><text:span text:style-name="T9"><text:line-break/></text:span><text:span text:style-name="T9"> cout &lt;&lt; "You get a bonus!" &lt;&lt; endl;</text:span></text:p>
                      </text:list-header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Paycode set to 4 (no matter what it was before)</text:span></text:p>
                  </text:list-item>
                  <text:list-item>
                    <text:p text:style-name="P11"><text:span text:style-name="T6">Statement is true (since 4 is non-zero)</text:span></text:p>
                  </text:list-item>
                  <text:list-item>
                    <text:p text:style-name="P11"><text:span text:style-name="T6">Bonus given in every c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66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67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Confusing Equality (==) and Assignment (=) Operators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Lvalue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Expressions that can appear on left side of equation</text:span></text:p>
                  </text:list-item>
                  <text:list-item>
                    <text:p text:style-name="P9"><text:span text:style-name="T6">Can be changed (I.e., variables)</text:span></text:p>
                  </text:list-item>
                </text:list>
              </text:list-item>
            </text:list>
            <text:list text:style-name="L28">
              <text:list-item>
                <text:list>
                  <text:list-item>
                    <text:list>
                      <text:list-header>
                        <text:p text:style-name="P48"><text:span text:style-name="T24">x = 4</text:span><text:span text:style-name="T9">;</text:span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p text:style-name="P94"><text:span text:style-name="T6">Rvalues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Only appear on right side of equation</text:span></text:p>
                  </text:list-item>
                  <text:list-item>
                    <text:p text:style-name="P11"><text:span text:style-name="T6">Constants, such as numbers (i.e. cannot write </text:span><text:span text:style-name="T24">4 = x</text:span><text:span text:style-name="T9">;</text:span><text:span text:style-name="T6">)</text:span></text:p>
                  </text:list-item>
                </text:list>
              </text:list-item>
            </text:list>
            <text:list text:style-name="L4">
              <text:list-item>
                <text:p text:style-name="P94"><text:span text:style-name="T6">Lvalues can be used as rvalues, but not vice versa</text:span></text:p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67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68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Structured-Programming Summary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Structured programming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Programs easier to understand, test, debug and modify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6">Rules for structured programming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Only use single-entry/single-exit control structures</text:span></text:p>
                  </text:list-item>
                  <text:list-item>
                    <text:p text:style-name="P9"><text:span text:style-name="T6">Rules</text:span></text:p>
                  </text:list-item>
                </text:list>
              </text:list-item>
            </text:list>
            <text:list text:style-name="L39">
              <text:list-item>
                <text:list>
                  <text:list-item>
                    <text:list>
                      <text:list-header>
                        <text:p text:style-name="P93"><text:span text:style-name="T6">1) <text:s/>Begin with the “simplest flowchart”</text:span></text:p>
                        <text:p text:style-name="P93"><text:span text:style-name="T6">2) <text:s/>Any rectangle (action) can be replaced by two rectangles (actions) in sequence</text:span></text:p>
                        <text:p text:style-name="P93"><text:span text:style-name="T6">3) <text:s/>Any rectangle (action) can be replaced by any control structure (sequence, if, if/else, switch, while, do/while or for)</text:span></text:p>
                        <text:p text:style-name="P93"><text:span text:style-name="T6">4) <text:s/>Rules 2 and 3 can be applied in any order and multiple time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200" draw:text-style-name="P3" draw:layer="layout" svg:width="15.24cm" svg:height="6.192cm" svg:x="0cm" svg:y="4.921cm">
          <text:p/>
          <draw:enhanced-geometry svg:viewBox="0 0 21600 21600" draw:type="rectangle" draw:enhanced-path="M 0 0 L 21600 0 21600 21600 0 21600 0 0 Z N"/>
        </draw:custom-shape>
        <draw:custom-shape draw:style-name="gr201" draw:text-style-name="P26" draw:layer="layout" svg:width="15.24cm" svg:height="1.275cm" svg:x="0cm" svg:y="8.255cm">
          <text:list text:style-name="L6">
            <text:list-header>
              <text:p text:style-name="P24"><text:span text:style-name="T45"> </text:span></text:p>
              <text:p text:style-name="P25"><text:span text:style-name="T4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2" draw:text-style-name="P26" draw:layer="layout" svg:width="25.4cm" svg:height="1.445cm" svg:x="0cm" svg:y="11.007cm">
          <text:list text:style-name="L6">
            <text:list-header>
              <text:p text:style-name="P24"><text:span text:style-name="T55"><text:line-break/></text:span><text:span text:style-name="T5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3" draw:text-style-name="P3" draw:layer="layout" svg:width="15.24cm" svg:height="14.318cm" svg:x="0cm" svg:y="1.438cm">
          <text:p/>
          <draw:enhanced-geometry svg:viewBox="0 0 21600 21600" draw:type="rectangle" draw:enhanced-path="M 0 0 L 21600 0 21600 21600 0 21600 0 0 Z N"/>
        </draw:custom-shape>
        <draw:custom-shape draw:style-name="gr204" draw:text-style-name="P26" draw:layer="layout" svg:width="15.24cm" svg:height="1.275cm" svg:x="0cm" svg:y="4.771cm">
          <text:list text:style-name="L6">
            <text:list-header>
              <text:p text:style-name="P24"><text:span text:style-name="T22"> </text:span></text:p>
              <text:p text:style-name="P25"><text:span text:style-name="T2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5" draw:text-style-name="P26" draw:layer="layout" svg:width="25.4cm" svg:height="1.445cm" svg:x="0cm" svg:y="15.756cm">
          <text:list text:style-name="L6">
            <text:list-header>
              <text:p text:style-name="P24"><text:span text:style-name="T55"><text:line-break/></text:span><text:span text:style-name="T55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859cm" svg:height="9.644cm" svg:x="3.078cm" svg:y="1.887cm" draw:page-number="68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69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Structured-Programming Summary</text:span></text:p>
              </text:list-header>
            </text:list>
          </draw:text-box>
        </draw:frame>
        <draw:frame presentation:style-name="pr26" draw:text-style-name="P119" draw:layer="layout" svg:width="21.59cm" svg:height="14.605cm" svg:x="1.905cm" svg:y="3.386cm" presentation:class="outline" presentation:placeholder="true" presentation:user-transformed="true">
          <draw:text-box/>
        </draw:frame>
        <draw:g>
          <draw:custom-shape draw:style-name="gr206" draw:text-style-name="P3" draw:layer="layout" svg:width="2.213cm" svg:height="0.432cm" svg:x="5.379cm" svg:y="5.2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7" draw:text-style-name="P3" draw:layer="layout" svg:width="0.001cm" svg:height="0.653cm" svg:x="6.486cm" svg:y="5.728cm">
            <text:p/>
            <draw:enhanced-geometry svg:viewBox="0 0 20000 20000" draw:type="non-primitive" draw:enhanced-path="M 0 19944  L 0 0  N"/>
          </draw:custom-shape>
          <draw:custom-shape draw:style-name="gr208" draw:text-style-name="P3" draw:layer="layout" svg:width="2.213cm" svg:height="0.437cm" svg:x="5.379cm" svg:y="6.385cm">
            <text:p/>
            <draw:enhanced-geometry svg:viewBox="0 0 20000 20000" draw:type="non-primitive" draw:enhanced-path="M 19972 0  L 19972 19917 0 19917 0 0 19972 0  Z N"/>
          </draw:custom-shape>
          <draw:custom-shape draw:style-name="gr207" draw:text-style-name="P3" draw:layer="layout" svg:width="0.001cm" svg:height="0.653cm" svg:x="6.486cm" svg:y="6.826cm">
            <text:p/>
            <draw:enhanced-geometry svg:viewBox="0 0 20000 20000" draw:type="non-primitive" draw:enhanced-path="M 0 19944  L 0 0  N"/>
          </draw:custom-shape>
          <draw:custom-shape draw:style-name="gr206" draw:text-style-name="P3" draw:layer="layout" svg:width="2.213cm" svg:height="0.432cm" svg:x="5.379cm" svg:y="7.4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9" draw:text-style-name="P3" draw:layer="layout" svg:width="2.212cm" svg:height="0.432cm" svg:x="16.353cm" svg:y="6.8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0" draw:text-style-name="P3" draw:layer="layout" svg:width="0.001cm" svg:height="0.652cm" svg:x="17.464cm" svg:y="7.338cm">
            <text:p/>
            <draw:enhanced-geometry svg:viewBox="0 0 20000 20000" draw:type="non-primitive" draw:enhanced-path="M 0 19944  L 0 0  N"/>
          </draw:custom-shape>
          <draw:custom-shape draw:style-name="gr207" draw:text-style-name="P3" draw:layer="layout" svg:width="0.001cm" svg:height="0.653cm" svg:x="17.464cm" svg:y="9.967cm">
            <text:p/>
            <draw:enhanced-geometry svg:viewBox="0 0 20000 20000" draw:type="non-primitive" draw:enhanced-path="M 0 19944  L 0 0  N"/>
          </draw:custom-shape>
          <draw:custom-shape draw:style-name="gr211" draw:text-style-name="P3" draw:layer="layout" svg:width="2.212cm" svg:height="0.437cm" svg:x="16.353cm" svg:y="10.6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2" draw:text-style-name="P1" draw:layer="layout" svg:width="2.954cm" svg:height="0.436cm" svg:x="15.982cm" svg:y="7.995cm">
            <text:p/>
            <draw:enhanced-geometry svg:viewBox="0 0 20000 20000" draw:type="non-primitive" draw:enhanced-path="M 19979 10000  L 9979 19917 0 10000 9979 0 19979 10000  Z N"/>
          </draw:custom-shape>
          <draw:custom-shape draw:style-name="gr213" draw:text-style-name="P1" draw:layer="layout" svg:width="2.213cm" svg:height="0.001cm" svg:x="18.94cm" svg:y="8.215cm">
            <text:p/>
            <draw:enhanced-geometry svg:viewBox="0 0 20000 20000" draw:type="non-primitive" draw:enhanced-path="M 19972 0  L 0 0  N"/>
          </draw:custom-shape>
          <draw:custom-shape draw:style-name="gr213" draw:text-style-name="P1" draw:layer="layout" svg:width="2.213cm" svg:height="0.001cm" svg:x="13.764cm" svg:y="8.215cm">
            <text:p/>
            <draw:enhanced-geometry svg:viewBox="0 0 20000 20000" draw:type="non-primitive" draw:enhanced-path="M 19972 0  L 0 0  N"/>
          </draw:custom-shape>
          <draw:custom-shape draw:style-name="gr214" draw:text-style-name="P1" draw:layer="layout" svg:width="0.001cm" svg:height="0.432cm" svg:x="13.764cm" svg:y="8.215cm">
            <text:p/>
            <draw:enhanced-geometry svg:viewBox="0 0 20000 20000" draw:type="non-primitive" draw:enhanced-path="M 0 19917  L 0 0  N"/>
          </draw:custom-shape>
          <draw:custom-shape draw:style-name="gr214" draw:text-style-name="P1" draw:layer="layout" svg:width="0.001cm" svg:height="0.432cm" svg:x="21.163cm" svg:y="8.215cm">
            <text:p/>
            <draw:enhanced-geometry svg:viewBox="0 0 20000 20000" draw:type="non-primitive" draw:enhanced-path="M 0 19917  L 0 0  N"/>
          </draw:custom-shape>
          <draw:custom-shape draw:style-name="gr215" draw:text-style-name="P3" draw:layer="layout" svg:width="2.213cm" svg:height="0.436cm" svg:x="12.654cm" svg:y="8.653cm">
            <text:p/>
            <draw:enhanced-geometry svg:viewBox="0 0 20000 20000" draw:type="non-primitive" draw:enhanced-path="M 19972 0  L 19972 19917 0 19917 0 0 19972 0  Z N"/>
          </draw:custom-shape>
          <draw:custom-shape draw:style-name="gr215" draw:text-style-name="P3" draw:layer="layout" svg:width="2.213cm" svg:height="0.436cm" svg:x="20.051cm" svg:y="8.653cm">
            <text:p/>
            <draw:enhanced-geometry svg:viewBox="0 0 20000 20000" draw:type="non-primitive" draw:enhanced-path="M 19972 0  L 19972 19917 0 19917 0 0 19972 0  Z N"/>
          </draw:custom-shape>
          <draw:custom-shape draw:style-name="gr216" draw:text-style-name="P3" draw:layer="layout" svg:width="0.001cm" svg:height="0.652cm" svg:x="13.764cm" svg:y="9.094cm">
            <text:p/>
            <draw:enhanced-geometry svg:viewBox="0 0 20000 20000" draw:type="non-primitive" draw:enhanced-path="M 0 19944  L 0 0  N"/>
          </draw:custom-shape>
          <draw:custom-shape draw:style-name="gr217" draw:text-style-name="P3" draw:layer="layout" svg:width="3.324cm" svg:height="0.001cm" svg:x="13.764cm" svg:y="9.751cm">
            <text:p/>
            <draw:enhanced-geometry svg:viewBox="0 0 20000 20000" draw:type="non-primitive" draw:enhanced-path="M 19981 0  L 0 0  N"/>
          </draw:custom-shape>
          <draw:custom-shape draw:style-name="gr216" draw:text-style-name="P3" draw:layer="layout" svg:width="0.001cm" svg:height="0.652cm" svg:x="21.163cm" svg:y="9.094cm">
            <text:p/>
            <draw:enhanced-geometry svg:viewBox="0 0 20000 20000" draw:type="non-primitive" draw:enhanced-path="M 0 19944  L 0 0  N"/>
          </draw:custom-shape>
          <draw:custom-shape draw:style-name="gr218" draw:text-style-name="P3" draw:layer="layout" svg:width="3.324cm" svg:height="0.001cm" svg:x="17.834cm" svg:y="9.751cm">
            <text:p/>
            <draw:enhanced-geometry svg:viewBox="0 0 20000 20000" draw:type="non-primitive" draw:enhanced-path="M 19981 0  L 0 0  N"/>
          </draw:custom-shape>
          <draw:custom-shape draw:style-name="gr219" draw:text-style-name="P3" draw:layer="layout" svg:width="0.736cm" svg:height="0.433cm" svg:x="17.093cm" svg:y="9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3" draw:layer="layout" svg:width="2.213cm" svg:height="0.432cm" svg:x="11.419cm" svg:y="11.4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0" draw:text-style-name="P3" draw:layer="layout" svg:width="0.001cm" svg:height="0.652cm" svg:x="12.53cm" svg:y="11.869cm">
            <text:p/>
            <draw:enhanced-geometry svg:viewBox="0 0 20000 20000" draw:type="non-primitive" draw:enhanced-path="M 0 19944  L 0 0  N"/>
          </draw:custom-shape>
          <draw:custom-shape draw:style-name="gr207" draw:text-style-name="P3" draw:layer="layout" svg:width="0.001cm" svg:height="0.653cm" svg:x="12.53cm" svg:y="16.473cm">
            <text:p/>
            <draw:enhanced-geometry svg:viewBox="0 0 20000 20000" draw:type="non-primitive" draw:enhanced-path="M 0 19944  L 0 0  N"/>
          </draw:custom-shape>
          <draw:custom-shape draw:style-name="gr220" draw:text-style-name="P3" draw:layer="layout" svg:width="2.213cm" svg:height="0.433cm" svg:x="11.419cm" svg:y="17.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1" draw:text-style-name="P1" draw:layer="layout" svg:width="2.954cm" svg:height="0.432cm" svg:x="11.053cm" svg:y="12.53cm">
            <text:p/>
            <draw:enhanced-geometry svg:viewBox="0 0 20000 20000" draw:type="non-primitive" draw:enhanced-path="M 19979 10000  L 9979 19917 0 10000 9979 0 19979 10000  Z N"/>
          </draw:custom-shape>
          <draw:custom-shape draw:style-name="gr222" draw:text-style-name="P1" draw:layer="layout" svg:width="2.954cm" svg:height="0.001cm" svg:x="14.011cm" svg:y="12.746cm">
            <text:p/>
            <draw:enhanced-geometry svg:viewBox="0 0 20000 20000" draw:type="non-primitive" draw:enhanced-path="M 19979 0  L 0 0  N"/>
          </draw:custom-shape>
          <draw:custom-shape draw:style-name="gr223" draw:text-style-name="P1" draw:layer="layout" svg:width="2.953cm" svg:height="0.001cm" svg:x="8.091cm" svg:y="12.746cm">
            <text:p/>
            <draw:enhanced-geometry svg:viewBox="0 0 20000 20000" draw:type="non-primitive" draw:enhanced-path="M 19979 0  L 0 0  N"/>
          </draw:custom-shape>
          <draw:custom-shape draw:style-name="gr224" draw:text-style-name="P1" draw:layer="layout" svg:width="0.001cm" svg:height="0.873cm" svg:x="8.091cm" svg:y="12.746cm">
            <text:p/>
            <draw:enhanced-geometry svg:viewBox="0 0 20000 20000" draw:type="non-primitive" draw:enhanced-path="M 0 19958  L 0 0  N"/>
          </draw:custom-shape>
          <draw:custom-shape draw:style-name="gr224" draw:text-style-name="P1" draw:layer="layout" svg:width="0.001cm" svg:height="0.873cm" svg:x="16.97cm" svg:y="12.746cm">
            <text:p/>
            <draw:enhanced-geometry svg:viewBox="0 0 20000 20000" draw:type="non-primitive" draw:enhanced-path="M 0 19958  L 0 0  N"/>
          </draw:custom-shape>
          <draw:custom-shape draw:style-name="gr225" draw:text-style-name="P1" draw:layer="layout" svg:width="0.001cm" svg:height="0.652cm" svg:x="8.091cm" svg:y="15.596cm">
            <text:p/>
            <draw:enhanced-geometry svg:viewBox="0 0 20000 20000" draw:type="non-primitive" draw:enhanced-path="M 0 19944  L 0 0  N"/>
          </draw:custom-shape>
          <draw:custom-shape draw:style-name="gr226" draw:text-style-name="P1" draw:layer="layout" svg:width="4.065cm" svg:height="0.001cm" svg:x="8.091cm" svg:y="16.253cm">
            <text:p/>
            <draw:enhanced-geometry svg:viewBox="0 0 20000 20000" draw:type="non-primitive" draw:enhanced-path="M 19985 0  L 0 0  N"/>
          </draw:custom-shape>
          <draw:custom-shape draw:style-name="gr225" draw:text-style-name="P1" draw:layer="layout" svg:width="0.001cm" svg:height="0.652cm" svg:x="16.97cm" svg:y="15.596cm">
            <text:p/>
            <draw:enhanced-geometry svg:viewBox="0 0 20000 20000" draw:type="non-primitive" draw:enhanced-path="M 0 19944  L 0 0  N"/>
          </draw:custom-shape>
          <draw:custom-shape draw:style-name="gr227" draw:text-style-name="P1" draw:layer="layout" svg:width="4.065cm" svg:height="0.001cm" svg:x="12.901cm" svg:y="16.253cm">
            <text:p/>
            <draw:enhanced-geometry svg:viewBox="0 0 20000 20000" draw:type="non-primitive" draw:enhanced-path="M 19985 0  L 0 0  N"/>
          </draw:custom-shape>
          <draw:custom-shape draw:style-name="gr228" draw:text-style-name="P3" draw:layer="layout" svg:width="0.735cm" svg:height="0.432cm" svg:x="12.16cm" svg:y="16.0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2" draw:text-style-name="P1" draw:layer="layout" svg:width="2.954cm" svg:height="0.436cm" svg:x="6.609cm" svg:y="13.624cm">
            <text:p/>
            <draw:enhanced-geometry svg:viewBox="0 0 20000 20000" draw:type="non-primitive" draw:enhanced-path="M 19979 10000  L 9979 19917 0 10000 9979 0 19979 10000  Z N"/>
          </draw:custom-shape>
          <draw:custom-shape draw:style-name="gr229" draw:text-style-name="P1" draw:layer="layout" svg:width="0.735cm" svg:height="0.001cm" svg:x="9.572cm" svg:y="13.844cm">
            <text:p/>
            <draw:enhanced-geometry svg:viewBox="0 0 20000 20000" draw:type="non-primitive" draw:enhanced-path="M 19917 0  L 0 0  N"/>
          </draw:custom-shape>
          <draw:custom-shape draw:style-name="gr230" draw:text-style-name="P1" draw:layer="layout" svg:width="0.736cm" svg:height="0.001cm" svg:x="5.868cm" svg:y="13.844cm">
            <text:p/>
            <draw:enhanced-geometry svg:viewBox="0 0 20000 20000" draw:type="non-primitive" draw:enhanced-path="M 19917 0  L 0 0  N"/>
          </draw:custom-shape>
          <draw:custom-shape draw:style-name="gr214" draw:text-style-name="P1" draw:layer="layout" svg:width="0.001cm" svg:height="0.432cm" svg:x="5.868cm" svg:y="13.844cm">
            <text:p/>
            <draw:enhanced-geometry svg:viewBox="0 0 20000 20000" draw:type="non-primitive" draw:enhanced-path="M 0 19917  L 0 0  N"/>
          </draw:custom-shape>
          <draw:custom-shape draw:style-name="gr214" draw:text-style-name="P1" draw:layer="layout" svg:width="0.001cm" svg:height="0.432cm" svg:x="10.308cm" svg:y="13.844cm">
            <text:p/>
            <draw:enhanced-geometry svg:viewBox="0 0 20000 20000" draw:type="non-primitive" draw:enhanced-path="M 0 19917  L 0 0  N"/>
          </draw:custom-shape>
          <draw:custom-shape draw:style-name="gr231" draw:text-style-name="P3" draw:layer="layout" svg:width="2.212cm" svg:height="0.436cm" svg:x="4.762cm" svg:y="14.281cm">
            <text:p/>
            <draw:enhanced-geometry svg:viewBox="0 0 20000 20000" draw:type="non-primitive" draw:enhanced-path="M 19972 0  L 19972 19917 0 19917 0 0 19972 0  Z N"/>
          </draw:custom-shape>
          <draw:custom-shape draw:style-name="gr215" draw:text-style-name="P3" draw:layer="layout" svg:width="2.213cm" svg:height="0.436cm" svg:x="9.201cm" svg:y="14.281cm">
            <text:p/>
            <draw:enhanced-geometry svg:viewBox="0 0 20000 20000" draw:type="non-primitive" draw:enhanced-path="M 19972 0  L 19972 19917 0 19917 0 0 19972 0  Z N"/>
          </draw:custom-shape>
          <draw:custom-shape draw:style-name="gr216" draw:text-style-name="P3" draw:layer="layout" svg:width="0.001cm" svg:height="0.652cm" svg:x="5.868cm" svg:y="14.723cm">
            <text:p/>
            <draw:enhanced-geometry svg:viewBox="0 0 20000 20000" draw:type="non-primitive" draw:enhanced-path="M 0 19944  L 0 0  N"/>
          </draw:custom-shape>
          <draw:custom-shape draw:style-name="gr232" draw:text-style-name="P3" draw:layer="layout" svg:width="1.847cm" svg:height="0.001cm" svg:x="5.868cm" svg:y="15.38cm">
            <text:p/>
            <draw:enhanced-geometry svg:viewBox="0 0 20000 20000" draw:type="non-primitive" draw:enhanced-path="M 19967 0  L 0 0  N"/>
          </draw:custom-shape>
          <draw:custom-shape draw:style-name="gr216" draw:text-style-name="P3" draw:layer="layout" svg:width="0.001cm" svg:height="0.652cm" svg:x="10.308cm" svg:y="14.723cm">
            <text:p/>
            <draw:enhanced-geometry svg:viewBox="0 0 20000 20000" draw:type="non-primitive" draw:enhanced-path="M 0 19944  L 0 0  N"/>
          </draw:custom-shape>
          <draw:custom-shape draw:style-name="gr233" draw:text-style-name="P3" draw:layer="layout" svg:width="1.843cm" svg:height="0.001cm" svg:x="8.461cm" svg:y="15.38cm">
            <text:p/>
            <draw:enhanced-geometry svg:viewBox="0 0 20000 20000" draw:type="non-primitive" draw:enhanced-path="M 19967 0  L 0 0  N"/>
          </draw:custom-shape>
          <draw:custom-shape draw:style-name="gr234" draw:text-style-name="P3" draw:layer="layout" svg:width="0.736cm" svg:height="0.432cm" svg:x="7.72cm" svg:y="15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2" draw:text-style-name="P1" draw:layer="layout" svg:width="2.954cm" svg:height="0.436cm" svg:x="15.488cm" svg:y="13.624cm">
            <text:p/>
            <draw:enhanced-geometry svg:viewBox="0 0 20000 20000" draw:type="non-primitive" draw:enhanced-path="M 19979 10000  L 9979 19917 0 10000 9979 0 19979 10000  Z N"/>
          </draw:custom-shape>
          <draw:custom-shape draw:style-name="gr229" draw:text-style-name="P1" draw:layer="layout" svg:width="0.735cm" svg:height="0.001cm" svg:x="18.451cm" svg:y="13.844cm">
            <text:p/>
            <draw:enhanced-geometry svg:viewBox="0 0 20000 20000" draw:type="non-primitive" draw:enhanced-path="M 19917 0  L 0 0  N"/>
          </draw:custom-shape>
          <draw:custom-shape draw:style-name="gr229" draw:text-style-name="P1" draw:layer="layout" svg:width="0.735cm" svg:height="0.001cm" svg:x="14.748cm" svg:y="13.844cm">
            <text:p/>
            <draw:enhanced-geometry svg:viewBox="0 0 20000 20000" draw:type="non-primitive" draw:enhanced-path="M 19917 0  L 0 0  N"/>
          </draw:custom-shape>
          <draw:custom-shape draw:style-name="gr214" draw:text-style-name="P1" draw:layer="layout" svg:width="0.001cm" svg:height="0.432cm" svg:x="14.748cm" svg:y="13.844cm">
            <text:p/>
            <draw:enhanced-geometry svg:viewBox="0 0 20000 20000" draw:type="non-primitive" draw:enhanced-path="M 0 19917  L 0 0  N"/>
          </draw:custom-shape>
          <draw:custom-shape draw:style-name="gr214" draw:text-style-name="P1" draw:layer="layout" svg:width="0.001cm" svg:height="0.432cm" svg:x="19.187cm" svg:y="13.844cm">
            <text:p/>
            <draw:enhanced-geometry svg:viewBox="0 0 20000 20000" draw:type="non-primitive" draw:enhanced-path="M 0 19917  L 0 0  N"/>
          </draw:custom-shape>
          <draw:custom-shape draw:style-name="gr231" draw:text-style-name="P3" draw:layer="layout" svg:width="2.212cm" svg:height="0.436cm" svg:x="13.641cm" svg:y="14.281cm">
            <text:p/>
            <draw:enhanced-geometry svg:viewBox="0 0 20000 20000" draw:type="non-primitive" draw:enhanced-path="M 19972 0  L 19972 19917 0 19917 0 0 19972 0  Z N"/>
          </draw:custom-shape>
          <draw:custom-shape draw:style-name="gr215" draw:text-style-name="P3" draw:layer="layout" svg:width="2.213cm" svg:height="0.436cm" svg:x="18.076cm" svg:y="14.281cm">
            <text:p/>
            <draw:enhanced-geometry svg:viewBox="0 0 20000 20000" draw:type="non-primitive" draw:enhanced-path="M 19972 0  L 19972 19917 0 19917 0 0 19972 0  Z N"/>
          </draw:custom-shape>
          <draw:custom-shape draw:style-name="gr216" draw:text-style-name="P3" draw:layer="layout" svg:width="0.001cm" svg:height="0.652cm" svg:x="14.748cm" svg:y="14.723cm">
            <text:p/>
            <draw:enhanced-geometry svg:viewBox="0 0 20000 20000" draw:type="non-primitive" draw:enhanced-path="M 0 19944  L 0 0  N"/>
          </draw:custom-shape>
          <draw:custom-shape draw:style-name="gr235" draw:text-style-name="P3" draw:layer="layout" svg:width="1.846cm" svg:height="0.001cm" svg:x="14.748cm" svg:y="15.38cm">
            <text:p/>
            <draw:enhanced-geometry svg:viewBox="0 0 20000 20000" draw:type="non-primitive" draw:enhanced-path="M 19967 0  L 0 0  N"/>
          </draw:custom-shape>
          <draw:custom-shape draw:style-name="gr216" draw:text-style-name="P3" draw:layer="layout" svg:width="0.001cm" svg:height="0.652cm" svg:x="19.187cm" svg:y="14.723cm">
            <text:p/>
            <draw:enhanced-geometry svg:viewBox="0 0 20000 20000" draw:type="non-primitive" draw:enhanced-path="M 0 19944  L 0 0  N"/>
          </draw:custom-shape>
          <draw:custom-shape draw:style-name="gr233" draw:text-style-name="P3" draw:layer="layout" svg:width="1.843cm" svg:height="0.001cm" svg:x="17.34cm" svg:y="15.38cm">
            <text:p/>
            <draw:enhanced-geometry svg:viewBox="0 0 20000 20000" draw:type="non-primitive" draw:enhanced-path="M 19967 0  L 0 0  N"/>
          </draw:custom-shape>
          <draw:custom-shape draw:style-name="gr228" draw:text-style-name="P3" draw:layer="layout" svg:width="0.735cm" svg:height="0.432cm" svg:x="16.6cm" svg:y="15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6" draw:text-style-name="P3" draw:layer="layout" svg:width="5.418cm" svg:height="0.798cm" svg:x="7.967cm" svg:y="6.606cm">
            <text:p/>
            <draw:enhanced-geometry svg:viewBox="0 0 20000 20000" draw:type="non-primitive" draw:enhanced-path="M 19989 19955  L 0 0  N"/>
          </draw:custom-shape>
          <draw:custom-shape draw:style-name="gr237" draw:text-style-name="P3" draw:layer="layout" svg:width="10.356cm" svg:height="2.624cm" svg:x="12.283cm" svg:y="7.558cm">
            <text:p/>
            <draw:enhanced-geometry svg:viewBox="0 0 20000 20000" draw:type="non-primitive" draw:enhanced-path="M 19994 0  L 19994 19986 0 19986 0 0 19994 0  Z N"/>
          </draw:custom-shape>
          <draw:custom-shape draw:style-name="gr238" draw:text-style-name="P3" draw:layer="layout" svg:width="7.393cm" svg:height="2.624cm" svg:x="13.271cm" svg:y="13.187cm">
            <text:p/>
            <draw:enhanced-geometry svg:viewBox="0 0 20000 20000" draw:type="non-primitive" draw:enhanced-path="M 19992 0  L 19992 19986 0 19986 0 0 19992 0  Z N"/>
          </draw:custom-shape>
          <draw:custom-shape draw:style-name="gr238" draw:text-style-name="P3" draw:layer="layout" svg:width="7.393cm" svg:height="2.624cm" svg:x="4.391cm" svg:y="13.187cm">
            <text:p/>
            <draw:enhanced-geometry svg:viewBox="0 0 20000 20000" draw:type="non-primitive" draw:enhanced-path="M 19992 0  L 19992 19986 0 19986 0 0 19992 0  Z N"/>
          </draw:custom-shape>
          <draw:custom-shape draw:style-name="gr239" draw:text-style-name="P3" draw:layer="layout" svg:width="17.013cm" svg:height="4.6cm" svg:x="4.022cm" svg:y="12.089cm">
            <text:p/>
            <draw:enhanced-geometry svg:viewBox="0 0 20000 20000" draw:type="non-primitive" draw:enhanced-path="M 19996 0  L 19996 19992 0 19992 0 0 19996 0  Z N"/>
          </draw:custom-shape>
          <draw:custom-shape draw:style-name="gr240" draw:text-style-name="P3" draw:layer="layout" svg:width="6.776cm" svg:height="3.723cm" svg:x="6.609cm" svg:y="9.31cm">
            <text:p/>
            <draw:enhanced-geometry svg:viewBox="0 0 20000 20000" draw:type="non-primitive" draw:enhanced-path="M 0 19990  L 19991 0  N"/>
          </draw:custom-shape>
          <draw:custom-shape draw:style-name="gr241" draw:text-style-name="P3" draw:layer="layout" svg:width="2.83cm" svg:height="3.723cm" svg:x="18.693cm" svg:y="9.31cm">
            <text:p/>
            <draw:enhanced-geometry svg:viewBox="0 0 20000 20000" draw:type="non-primitive" draw:enhanced-path="M 0 19990  L 19978 0  N"/>
          </draw:custom-shape>
          <draw:custom-shape draw:style-name="gr242" draw:text-style-name="P68" draw:layer="layout" svg:width="1.9cm" svg:height="0.432cm" svg:x="10.365cm" svg:y="6.522cm">
            <text:list text:style-name="L18">
              <text:list-header>
                <text:p text:style-name="P37"><text:span text:style-name="T80">Rule 3</text:span></text:p>
                <text:p text:style-name="P52"><text:span text:style-name="T8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43" draw:text-style-name="P68" draw:layer="layout" svg:width="1.9cm" svg:height="0.432cm" svg:x="20.545cm" svg:y="10.977cm">
            <text:list text:style-name="L18">
              <text:list-header>
                <text:p text:style-name="P37"><text:span text:style-name="T80">Rule 3</text:span></text:p>
                <text:p text:style-name="P52"><text:span text:style-name="T8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44" draw:text-style-name="P68" draw:layer="layout" svg:width="1.899cm" svg:height="0.432cm" svg:x="8.091cm" svg:y="10.977cm">
            <text:list text:style-name="L18">
              <text:list-header>
                <text:p text:style-name="P37"><text:span text:style-name="T80">Rule 3</text:span></text:p>
                <text:p text:style-name="P52"><text:span text:style-name="T80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245" draw:text-style-name="P73" draw:layer="layout" svg:width="22.013cm" svg:height="1.023cm" svg:x="2.752cm" svg:y="3.81cm">
          <text:list text:style-name="L6">
            <text:list-header>
              <text:p text:style-name="P71"><text:span text:style-name="T48">Representation of Rule 3 (replacing any rectangle with a control structure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859cm" svg:height="9.644cm" svg:x="3.078cm" svg:y="1.887cm" draw:page-number="69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draw:page draw:name="page70" draw:style-name="dp1" draw:master-page-name="Default" presentation:presentation-page-layout-name="AL1T1">
        <draw:frame presentation:style-name="pr4" draw:text-style-name="P3" draw:layer="layout" svg:width="21.59cm" svg:height="2.963cm" svg:x="1.905cm" svg:y="0.211cm" presentation:class="title" presentation:user-transformed="true">
          <draw:text-box>
            <text:list text:style-name="L3">
              <text:list-header>
                <text:p text:style-name="P7"><text:span text:style-name="T6">Structured-Programming Summary</text:span></text:p>
              </text:list-header>
            </text:list>
          </draw:text-box>
        </draw:frame>
        <draw:frame presentation:style-name="pr5" draw:text-style-name="P5" draw:layer="layout" svg:width="21.59cm" svg:height="14.605cm" svg:x="1.905cm" svg:y="3.386cm" presentation:class="outline" presentation:user-transformed="true">
          <draw:text-box>
            <text:list text:style-name="L4">
              <text:list-item>
                <text:p text:style-name="P8"><text:span text:style-name="T6">All programs broken down into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Sequence</text:span></text:p>
                  </text:list-item>
                  <text:list-item>
                    <text:p text:style-name="P9"><text:span text:style-name="T6">Selection</text:span></text:p>
                  </text:list-item>
                </text:list>
              </text:list-item>
            </text:list>
            <text:list text:style-name="L47">
              <text:list-item>
                <text:list>
                  <text:list-item>
                    <text:list>
                      <text:list-item>
                        <text:p text:style-name="P12"><text:span text:style-name="T9">if</text:span><text:span text:style-name="T6">, </text:span><text:span text:style-name="T9">if/else</text:span><text:span text:style-name="T6">, or </text:span><text:span text:style-name="T9">switch</text:span><text:span text:style-name="T6"> 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2"><text:span text:style-name="T6">Any selection can be rewritten as an </text:span><text:span text:style-name="T9">if</text:span><text:span text:style-name="T6"> statemen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Repetition</text:span></text:p>
                  </text:list-item>
                </text:list>
              </text:list-item>
            </text:list>
            <text:list text:style-name="L47">
              <text:list-item>
                <text:list>
                  <text:list-item>
                    <text:list>
                      <text:list-item>
                        <text:p text:style-name="P12"><text:span text:style-name="T9">while</text:span><text:span text:style-name="T6">, </text:span><text:span text:style-name="T9">do/while</text:span><text:span text:style-name="T6"> or </text:span><text:span text:style-name="T9">for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2"><text:span text:style-name="T6">Any repetition structure can be rewritten as a </text:span><text:span text:style-name="T9">while</text:span><text:span text:style-name="T6"> stat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59cm" svg:height="9.644cm" svg:x="3.078cm" svg:y="1.887cm" draw:page-number="70" presentation:class="page"/>
          <draw:frame presentation:style-name="pr3" draw:text-style-name="P3" draw:layer="layout" svg:width="13.997cm" svg:height="11.319cm" svg:x="2.508cm" svg:y="12.15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Noto Sans CJK SC Regular1" svg:font-family="'Noto Sans CJK SC Regular'" style:font-pitch="variable"/>
    <style:font-face style:name="msmincho" svg:font-family="msminch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fffff" draw:end-color="#cccc00" draw:start-intensity="100%" draw:end-intensity="100%" draw:angle="2700" draw:border="0%"/>
    <draw:marker draw:name="Arrow" svg:viewBox="0 0 20 30" svg:d="M10 0l-10 30h20z"/>
    <draw:marker draw:name="msArrowEnd_20_4" draw:display-name="msArrowEnd 4" svg:viewBox="0 0 210 140" svg:d="M105 0l105 140h-210z"/>
    <draw:marker draw:name="msArrowEnd_20_5" draw:display-name="msArrowEnd 5" svg:viewBox="0 0 210 210" svg:d="M105 0l105 210h-210z"/>
    <draw:stroke-dash draw:name="Dashed_20__28_var_29__20_4" draw:display-name="Dashed (var) 4" draw:style="rect" draw:dots1="1" draw:dots1-length="0.009cm" draw:distance="0.00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194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2pt" fo:font-style="normal" fo:text-shadow="none" style:text-underline-style="none" fo:font-weight="normal" style:font-name-asian="Noto Sans CJK SC Regular1" style:font-family-asian="'Noto Sans CJK SC Regular'" style:font-pitch-asian="variable" style:font-size-asian="22pt" style:font-style-asian="normal" style:font-weight-asian="normal" style:font-name-complex="Noto Sans CJK SC Regular1" style:font-family-complex="'Noto Sans CJK SC Regular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05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urier New" fo:font-family="'Courier New'" style:font-family-generic="modern" style:font-pitch="fixed" fo:font-size="12pt" fo:font-style="normal" fo:text-shadow="none" style:text-underline-style="none" fo:font-weight="bold" fo:background-color="transparent" style:font-name-asian="Noto Sans CJK SC Regular1" style:font-family-asian="'Noto Sans CJK SC Regular'" style:font-pitch-asian="variable" style:font-size-asian="12pt" style:font-style-asian="normal" style:font-weight-asian="bold" style:font-name-complex="Noto Sans CJK SC Regular1" style:font-family-complex="'Noto Sans CJK SC Regular'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99ff" style:text-outline="false" style:text-line-through-style="none" style:text-line-through-type="none" style:text-position="0% 100%" style:font-name="AvantGarde" fo:font-family="AvantGarde" style:font-family-generic="swiss" style:font-pitch="variable" fo:font-size="28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05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urier New" fo:font-family="'Courier New'" style:font-family-generic="modern" style:font-pitch="fixed" fo:font-size="12pt" fo:font-style="normal" fo:text-shadow="none" style:text-underline-style="none" fo:font-weight="bold" style:letter-kerning="true" fo:background-color="transparent" style:font-name-asian="Noto Sans CJK SC Regular1" style:font-family-asian="'Noto Sans CJK SC Regular'" style:font-pitch-asian="variable" style:font-size-asian="12pt" style:font-style-asian="normal" style:font-weight-asian="bold" style:font-name-complex="Noto Sans CJK SC Regular1" style:font-family-complex="'Noto Sans CJK SC Regular'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194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2pt" fo:font-style="normal" fo:text-shadow="none" style:text-underline-style="none" fo:font-weight="normal" style:font-name-asian="Noto Sans CJK SC Regular1" style:font-family-asian="'Noto Sans CJK SC Regular'" style:font-pitch-asian="variable" style:font-size-asian="22pt" style:font-style-asian="normal" style:font-weight-asian="normal" style:font-name-complex="Noto Sans CJK SC Regular1" style:font-family-complex="'Noto Sans CJK SC Regular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solid" draw:fill-color="#ffe699" draw:textarea-horizontal-align="justify" draw:textarea-vertical-align="top" draw:auto-grow-height="false" draw:auto-grow-width="false" fo:min-height="14.644cm" fo:min-width="0cm" fo:padding-top="0.508cm" fo:padding-bottom="0.508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05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urier New" fo:font-family="'Courier New'" style:font-family-generic="modern" style:font-pitch="fixed" fo:font-size="12pt" fo:font-style="normal" fo:text-shadow="none" style:text-underline-style="none" fo:font-weight="bold" style:letter-kerning="true" fo:background-color="transparent" style:font-name-asian="Noto Sans CJK SC Regular1" style:font-family-asian="'Noto Sans CJK SC Regular'" style:font-pitch-asian="variable" style:font-size-asian="12pt" style:font-style-asian="normal" style:font-weight-asian="bold" style:font-name-complex="Noto Sans CJK SC Regular1" style:font-family-complex="'Noto Sans CJK SC Regular'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16pt" style:font-style-asian="normal" style:font-weight-asian="normal" style:font-name-complex="Noto Sans CJK SC Regular1" style:font-family-complex="'Noto Sans CJK SC Regular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auto-grow-height="false" draw:fit-to-size="shrink-to-fit">
        <text:list-style style:name="Title1_5f_-outline1" style:display-name="Title1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urier New" fo:font-family="'Courier New'" style:font-family-generic="modern" style:font-pitch="fixed" fo:font-size="1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bold" style:font-name-complex="FreeSans" style:font-family-complex="FreeSans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graphic-properties>
        <text:list-style style:name="Title1_5f_-outline2" style:display-name="Title1_-outline2">
          <text:list-level-style-bullet text:level="1" text:bullet-char="•">
            <style:list-level-properties/>
            <style:text-properties style:font-name="Courier New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1.27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2.5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solid" draw:fill-color="#ffe699" draw:textarea-horizontal-align="justify" draw:textarea-vertical-align="top" draw:auto-grow-height="false" draw:auto-grow-width="false" fo:min-height="14.648cm" fo:min-width="0cm" fo:padding-top="0.508cm" fo:padding-bottom="0.508cm" fo:padding-left="0.25cm" fo:padding-right="0.25cm" fo:wrap-option="wrap" draw:shadow-color="#008000">
        <text:list-style style:name="Title1_5f_-subtitle" style:display-name="Title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urier New" fo:font-family="'Courier New'" style:font-family-generic="modern" style:font-pitch="fixed" fo:font-size="1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bold" style:font-name-complex="FreeSans" style:font-family-complex="FreeSans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fill-color="#ffe699" draw:textarea-horizontal-align="justify" draw:textarea-vertical-align="top" draw:auto-grow-height="false" draw:auto-grow-width="false" fo:min-height="13.076cm" fo:min-width="0cm" fo:padding-top="0.13cm" fo:padding-bottom="0.13cm" fo:padding-left="0.25cm" fo:padding-right="0.25cm" fo:wrap-option="wrap" draw:shadow-color="#008000">
        <text:list-style style:name="Title1_5f_-title" style:display-name="Title1_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cccc00" draw:fill-gradient-name="Gradient_20_2" draw:textarea-horizontal-align="left" draw:textarea-vertical-align="middle" draw:auto-grow-height="false" fo:min-height="2.703cm" fo:min-width="22.665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35cm" svg:stroke-color="#0099ff" svg:stroke-opacity="100%" draw:stroke-linejoin="miter" svg:stroke-linecap="square" draw:fill="none" draw:fill-color="#ffffff" draw:textarea-horizontal-align="left" draw:textarea-vertical-align="middle" draw:auto-grow-height="false" fo:min-height="0.787cm" fo:min-width="0.697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solid" svg:stroke-width="0.212cm" svg:stroke-color="#000000" svg:stroke-opacity="100%" draw:stroke-linejoin="miter" svg:stroke-linecap="square" draw:fill="none" draw:fill-color="#ffffff" draw:textarea-horizontal-align="left" draw:textarea-vertical-align="middle" draw:auto-grow-height="false" fo:min-height="2.703cm" fo:min-width="0.135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solid" svg:stroke-width="0.212cm" svg:stroke-color="#0099ff" svg:stroke-opacity="100%" draw:stroke-linejoin="miter" draw:fill="none" draw:fill-color="#ffffff" draw:textarea-horizontal-align="left" draw:textarea-vertical-align="middle" draw:auto-grow-height="false" fo:min-height="2.703cm" fo:min-width="0.22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0.591cm" fo:min-width="9.448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solid" svg:stroke-width="0.035cm" svg:stroke-color="#0099ff" svg:stroke-opacity="100%" draw:stroke-linejoin="miter" svg:stroke-linecap="square" draw:fill="none" draw:fill-color="#ffffff" draw:textarea-horizontal-align="left" draw:textarea-vertical-align="middle" draw:auto-grow-height="false" fo:min-height="0.488cm" fo:min-width="0.398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53cm" fo:min-width="0cm" fo:padding-top="0.126cm" fo:padding-bottom="0.126cm" fo:padding-left="0.251cm" fo:padding-right="0.251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53cm" fo:min-width="0cm" fo:padding-top="0.126cm" fo:padding-bottom="0.126cm" fo:padding-left="0.251cm" fo:padding-right="0.251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53cm" fo:min-width="0cm" fo:padding-top="0.126cm" fo:padding-bottom="0.126cm" fo:padding-left="0.251cm" fo:padding-right="0.251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53cm" fo:min-width="0cm" fo:padding-top="0.126cm" fo:padding-bottom="0.126cm" fo:padding-left="0.251cm" fo:padding-right="0.251cm" fo:wrap-option="wrap" draw:shadow-color="#808080"/>
    </style:style>
    <style:style style:name="Mgr15" style:family="graphic" style:parent-style-name="standard">
      <style:graphic-properties draw:stroke="none" draw:fill="none" draw:fill-color="#ffffff" draw:textarea-horizontal-align="left" draw:textarea-vertical-align="middle" draw:auto-grow-height="false" fo:min-height="1.099cm" fo:min-width="5.003cm" fo:padding-top="0.13cm" fo:padding-bottom="0.13cm" fo:padding-left="0.25cm" fo:padding-right="0.25cm" fo:wrap-option="no-wrap" draw:shadow-color="#808080"/>
    </style:style>
    <style:style style:name="Mgr1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c0c0c0" draw:textarea-horizontal-align="left" draw:textarea-vertical-align="middle" draw:auto-grow-height="false" fo:min-height="0.47cm" fo:min-width="0.234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c0c0c0" draw:textarea-horizontal-align="left" draw:textarea-vertical-align="middle" draw:auto-grow-height="false" fo:min-height="0.469cm" fo:min-width="0.234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none" draw:fill-color="#ffffff" draw:textarea-horizontal-align="left" draw:textarea-vertical-align="middle" draw:auto-grow-height="false" fo:min-height="16.462cm" fo:min-width="6.273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4.609cm" fo:min-width="20.675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4.608cm" fo:min-width="17.704cm" fo:padding-top="0.13cm" fo:padding-bottom="0.13cm" fo:padding-left="0.25cm" fo:padding-right="0.25cm" fo:wrap-option="wrap" draw:shadow-color="#808080"/>
    </style:style>
    <style:style style:name="Mgr22" style:family="graphic" style:parent-style-name="standard">
      <style:graphic-properties draw:stroke="solid" svg:stroke-width="0.071cm" svg:stroke-color="#bbe0e3" svg:stroke-opacity="100%" draw:stroke-linejoin="miter" draw:fill="none" draw:fill-color="#ffffff" draw:textarea-horizontal-align="left" draw:textarea-vertical-align="middle" draw:auto-grow-height="false" fo:min-height="2.28cm" fo:min-width="21.514cm" fo:padding-top="0.13cm" fo:padding-bottom="0.13cm" fo:padding-left="0.25cm" fo:padding-right="0.25cm" fo:wrap-option="no-wrap" draw:shadow-color="#808080"/>
    </style:style>
    <style:style style:name="Mgr23" style:family="graphic" style:parent-style-name="standard">
      <style:graphic-properties draw:stroke="solid" svg:stroke-width="0.053cm" svg:stroke-color="#bbe0e3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24" style:family="graphic" style:parent-style-name="standard" style:list-style-name="ML5">
      <style:graphic-properties draw:stroke="none" draw:fill="none" draw:fill-color="#ffe6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8000"/>
    </style:style>
    <style:style style:name="Mgr25" style:family="graphic" style:parent-style-name="standard" style:list-style-name="ML6">
      <style:graphic-properties draw:stroke="none" draw:fill="none" draw:fill-color="#ffe6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8000"/>
    </style:style>
    <style:style style:name="Mgr26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008000"/>
    </style:style>
    <style:style style:name="Mgr27" style:family="graphic" style:parent-style-name="standard" style:list-style-name="ML6">
      <style:graphic-properties draw:stroke="none" draw:fill="none" draw:fill-color="#ffffff" draw:textarea-horizontal-align="justify" draw:textarea-vertical-align="top" draw:auto-grow-height="false" fo:min-height="16.462cm" fo:min-width="6.273cm" fo:padding-top="0.13cm" fo:padding-bottom="0.13cm" fo:padding-left="0.25cm" fo:padding-right="0.25cm" fo:wrap-option="wrap" draw:shadow-color="#008000"/>
    </style:style>
    <style:style style:name="Mgr28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67cm" fo:min-width="0cm" fo:wrap-option="wrap"/>
    </style:style>
    <style:style style:name="Mpr2" style:family="presentation" style:parent-style-name="Title1-backgroundobjects" style:list-style-name="ML4">
      <style:graphic-properties draw:stroke="none" draw:fill="none" draw:fill-color="#ffffff" draw:auto-grow-height="false" draw:auto-grow-width="false" fo:min-height="1.267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53cm" fo:min-width="0cm" fo:padding-top="0.126cm" fo:padding-bottom="0.126cm" fo:padding-left="0.251cm" fo:padding-right="0.251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53cm" fo:min-width="0cm" fo:padding-top="0.126cm" fo:padding-bottom="0.126cm" fo:padding-left="0.251cm" fo:padding-right="0.251cm" fo:wrap-option="wrap" draw:shadow-color="#808080"/>
    </style:style>
    <style:style style:name="Mpr5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53cm" fo:min-width="0cm" fo:padding-top="0.126cm" fo:padding-bottom="0.126cm" fo:padding-left="0.251cm" fo:padding-right="0.251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53cm" fo:min-width="0cm" fo:padding-top="0.126cm" fo:padding-bottom="0.126cm" fo:padding-left="0.251cm" fo:padding-right="0.251cm" fo:wrap-option="wrap" draw:shadow-color="#808080"/>
    </style:style>
    <style:style style:name="Mpr7" style:family="presentation" style:parent-style-name="Title2-backgroundobjects" style:list-style-name="ML4">
      <style:graphic-properties draw:stroke="none" draw:fill="none" draw:fill-color="#ffffff" draw:auto-grow-height="false" draw:auto-grow-width="false" fo:min-height="1.319cm" fo:min-width="0cm" fo:wrap-option="wrap"/>
    </style:style>
    <style:style style:name="Mpr8" style:family="presentation" style:parent-style-name="Title2-backgroundobjects" style:list-style-name="ML4">
      <style:graphic-properties draw:stroke="none" draw:fill="none" draw:fill-color="#ffffff" draw:auto-grow-height="false" draw:auto-grow-width="false" fo:min-height="1.319cm" fo:min-width="0cm" fo:wrap-option="wrap"/>
    </style:style>
    <style:style style:name="Mpr9" style:family="presentation" style:parent-style-name="Title2-backgroundobjects" style:list-style-name="ML4">
      <style:graphic-properties draw:stroke="none" draw:fill="none" draw:fill-color="#ffffff" draw:auto-grow-height="false" draw:auto-grow-width="false" fo:min-height="1.319cm" fo:min-width="0cm" fo:wrap-option="wrap"/>
    </style:style>
    <style:style style:name="Mpr10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53cm" fo:min-width="0cm" fo:padding-top="0.126cm" fo:padding-bottom="0.126cm" fo:padding-left="0.251cm" fo:padding-right="0.251cm" fo:wrap-option="wrap" draw:shadow-color="#808080"/>
    </style:style>
    <style:style style:name="Mpr11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53cm" fo:min-width="0cm" fo:padding-top="0.126cm" fo:padding-bottom="0.126cm" fo:padding-left="0.251cm" fo:padding-right="0.251cm" fo:wrap-option="wrap" draw:shadow-color="#808080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53cm" fo:min-width="0cm" fo:padding-top="0.126cm" fo:padding-bottom="0.126cm" fo:padding-left="0.251cm" fo:padding-right="0.251cm" fo:wrap-option="wrap" draw:shadow-color="#808080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53cm" fo:min-width="0cm" fo:padding-top="0.126cm" fo:padding-bottom="0.126cm" fo:padding-left="0.251cm" fo:padding-right="0.251cm" fo:wrap-option="wrap" draw:shadow-color="#808080"/>
    </style:style>
    <style:style style:name="Mpr14" style:family="presentation" style:parent-style-name="Title1_5f_-backgroundobjects">
      <style:graphic-properties draw:stroke="none" draw:fill="none" draw:fill-color="#ffe699" draw:auto-grow-height="false" draw:auto-grow-width="false" fo:min-height="1.271cm" fo:min-width="0cm" fo:wrap-option="wrap"/>
    </style:style>
    <style:style style:name="Mpr15" style:family="presentation" style:parent-style-name="Title1_5f_-backgroundobjects" style:list-style-name="ML8">
      <style:graphic-properties draw:stroke="none" draw:fill="none" draw:fill-color="#00cc99" draw:textarea-horizontal-align="justify" draw:textarea-vertical-align="top" draw:auto-grow-height="false" draw:auto-grow-width="false" fo:min-height="1.258cm" fo:min-width="0cm" fo:padding-top="0.126cm" fo:padding-bottom="0.126cm" fo:padding-left="0.251cm" fo:padding-right="0.251cm" fo:wrap-option="wrap" draw:shadow-color="#808080"/>
    </style:style>
    <style:style style:name="Mpr16" style:family="presentation" style:parent-style-name="Title1_5f_-backgroundobjects" style:list-style-name="ML8">
      <style:graphic-properties draw:stroke="none" draw:fill="none" draw:fill-color="#00cc99" draw:textarea-horizontal-align="justify" draw:textarea-vertical-align="top" draw:auto-grow-height="false" draw:auto-grow-width="false" fo:min-height="1.258cm" fo:min-width="0cm" fo:padding-top="0.126cm" fo:padding-bottom="0.126cm" fo:padding-left="0.251cm" fo:padding-right="0.251cm" fo:wrap-option="wrap" draw:shadow-color="#808080"/>
    </style:style>
    <style:style style:name="Mpr17" style:family="presentation" style:parent-style-name="Title1_5f_-backgroundobjects" style:list-style-name="ML8">
      <style:graphic-properties draw:stroke="none" draw:fill="none" draw:fill-color="#00cc99" draw:textarea-horizontal-align="justify" draw:textarea-vertical-align="bottom" draw:auto-grow-height="false" draw:auto-grow-width="false" fo:min-height="1.258cm" fo:min-width="0cm" fo:padding-top="0.126cm" fo:padding-bottom="0.126cm" fo:padding-left="0.251cm" fo:padding-right="0.251cm" fo:wrap-option="wrap" draw:shadow-color="#808080"/>
    </style:style>
    <style:style style:name="Mpr18" style:family="presentation" style:parent-style-name="Title1_5f_-backgroundobjects" style:list-style-name="ML8">
      <style:graphic-properties draw:stroke="none" draw:fill="none" draw:fill-color="#00cc99" draw:textarea-horizontal-align="justify" draw:textarea-vertical-align="bottom" draw:auto-grow-height="false" draw:auto-grow-width="false" fo:min-height="1.258cm" fo:min-width="0cm" fo:padding-top="0.126cm" fo:padding-bottom="0.126cm" fo:padding-left="0.251cm" fo:padding-right="0.251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cccc00" draw:fill-gradient-name="Gradient_20_2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MP11" style:family="paragraph">
      <loext:graphic-properties draw:fill="none" draw:fill-color="#ffffff"/>
      <style:paragraph-properties fo:margin-left="0cm" fo:margin-right="0cm" fo:margin-top="0.264cm" fo:margin-bottom="0cm" fo:line-height="100%" fo:text-indent="0cm" style:punctuation-wrap="simple" style:line-break="normal" style:writing-mode="lr-tb" style:font-independent-line-spacing="true"/>
    </style:style>
    <style:style style:name="MP12" style:family="paragraph">
      <style:paragraph-properties fo:margin-left="0cm" fo:margin-right="0cm" fo:margin-top="0.264cm" fo:margin-bottom="0cm" fo:line-height="100%" fo:text-align="end" fo:text-indent="0cm" style:punctuation-wrap="simple" style:line-break="normal"/>
    </style:style>
    <style:style style:name="MP13" style:family="paragraph">
      <loext:graphic-properties draw:fill="none" draw:fill-color="#ffffff"/>
      <style:paragraph-properties fo:margin-left="0cm" fo:margin-right="0cm" fo:margin-top="0.264cm" fo:margin-bottom="0cm" fo:line-height="100%" fo:text-align="end" fo:text-indent="0cm" style:punctuation-wrap="simple" style:line-break="normal" style:writing-mode="lr-tb" style:font-independent-line-spacing="true"/>
    </style:style>
    <style:style style:name="MP14" style:family="paragraph">
      <style:paragraph-properties fo:margin-left="0cm" fo:margin-right="0cm" fo:margin-top="0.44cm" fo:margin-bottom="0cm" fo:line-height="100%" fo:text-align="center" fo:text-indent="0cm" style:punctuation-wrap="simple" style:line-break="normal"/>
    </style:style>
    <style:style style:name="MP15" style:family="paragraph">
      <loext:graphic-properties draw:fill="none" draw:fill-color="#ffffff"/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/>
    </style:style>
    <style:style style:name="MP16" style:family="paragraph">
      <loext:graphic-properties draw:fill="solid" draw:fill-color="#c0c0c0"/>
      <style:paragraph-properties style:writing-mode="lr-tb" style:font-independent-line-spacing="true"/>
    </style:style>
    <style:style style:name="MP17" style:family="paragraph">
      <style:paragraph-properties fo:margin-left="0.599cm" fo:margin-right="0cm" fo:margin-top="0.308cm" fo:margin-bottom="0cm" fo:text-align="end" fo:text-indent="-0.599cm" style:punctuation-wrap="simple" style:line-break="normal"/>
    </style:style>
    <style:style style:name="MP18" style:family="paragraph">
      <loext:graphic-properties draw:fill="none" draw:fill-color="#ffffff"/>
      <style:paragraph-properties fo:margin-left="0.599cm" fo:margin-right="0cm" fo:margin-top="0.308cm" fo:margin-bottom="0cm" fo:text-align="end" fo:text-indent="-0.599cm" style:punctuation-wrap="simple" style:line-break="normal" style:writing-mode="lr-tb" style:font-independent-line-spacing="true"/>
    </style:style>
    <style:style style:name="MP19" style:family="paragraph">
      <style:paragraph-properties fo:margin-left="0.599cm" fo:margin-right="0cm" fo:text-indent="-0.599cm" style:line-break="strict"/>
    </style:style>
    <style:style style:name="MP20" style:family="paragraph">
      <loext:graphic-properties draw:fill="none" draw:fill-color="#ffffff"/>
      <style:paragraph-properties fo:margin-left="0.599cm" fo:margin-right="0cm" fo:text-indent="-0.599cm" style:line-break="strict" style:writing-mode="lr-tb" style:font-independent-line-spacing="true"/>
    </style:style>
    <style:style style:name="MP21" style:family="paragraph">
      <style:paragraph-properties fo:margin-left="0.599cm" fo:margin-right="0cm" fo:text-align="center" fo:text-indent="-0.599cm" style:line-break="strict"/>
    </style:style>
    <style:style style:name="MP22" style:family="paragraph">
      <loext:graphic-properties draw:fill="none" draw:fill-color="#ffffff"/>
      <style:paragraph-properties fo:margin-left="0.599cm" fo:margin-right="0cm" fo:text-align="center" fo:text-indent="-0.599cm" style:line-break="strict" style:writing-mode="lr-tb" style:font-independent-line-spacing="true"/>
    </style:style>
    <style:style style:name="MP23" style:family="paragraph">
      <style:paragraph-properties fo:margin-left="0.599cm" fo:margin-right="0cm" fo:text-align="end" fo:text-indent="-0.599cm" style:line-break="strict"/>
    </style:style>
    <style:style style:name="MP24" style:family="paragraph">
      <loext:graphic-properties draw:fill="none" draw:fill-color="#ffffff"/>
      <style:paragraph-properties fo:margin-left="0.599cm" fo:margin-right="0cm" fo:text-align="end" fo:text-indent="-0.599cm" style:line-break="strict" style:writing-mode="lr-tb" style:font-independent-line-spacing="true"/>
    </style:style>
    <style:style style:name="MP2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26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7" style:family="paragraph">
      <style:paragraph-properties fo:margin-left="0cm" fo:margin-right="0cm" fo:margin-top="0.282cm" fo:margin-bottom="0cm" fo:line-height="100%" fo:text-align="center" fo:text-indent="0cm" style:punctuation-wrap="hanging" style:line-break="strict"/>
    </style:style>
    <style:style style:name="MP28" style:family="paragraph">
      <loext:graphic-properties draw:fill="none" draw:fill-color="#ffffff"/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/>
    </style:style>
    <style:style style:name="MP29" style:family="paragraph">
      <loext:graphic-properties draw:fill="none" draw:fill-color="#ffffff"/>
      <style:paragraph-properties fo:text-align="center" style:writing-mode="lr-tb"/>
    </style:style>
    <style:style style:name="MP30" style:family="paragraph">
      <style:paragraph-properties fo:margin-left="0cm" fo:margin-right="0cm" fo:margin-top="0.264cm" fo:margin-bottom="0cm" fo:line-height="100%" fo:text-indent="0cm"/>
    </style:style>
    <style:style style:name="MP31" style:family="paragraph">
      <loext:graphic-properties draw:fill="none" draw:fill-color="#ffe699"/>
      <style:paragraph-properties fo:margin-left="0cm" fo:margin-right="0cm" fo:margin-top="0.264cm" fo:margin-bottom="0cm" fo:line-height="100%" fo:text-indent="0cm" style:writing-mode="lr-tb" style:font-independent-line-spacing="true"/>
    </style:style>
    <style:style style:name="MP32" style:family="paragraph">
      <loext:graphic-properties draw:fill="none" draw:fill-color="#ffe699"/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/>
    </style:style>
    <style:style style:name="MP33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4" style:family="paragraph">
      <style:paragraph-properties fo:margin-left="0cm" fo:margin-right="0cm" fo:margin-top="0.308cm" fo:margin-bottom="0cm" fo:text-align="end" fo:text-indent="0cm" style:punctuation-wrap="simple" style:line-break="normal"/>
    </style:style>
    <style:style style:name="MP35" style:family="paragraph">
      <loext:graphic-properties draw:fill="none" draw:fill-color="#ffe699"/>
      <style:paragraph-properties fo:margin-left="0cm" fo:margin-right="0cm" fo:margin-top="0.308cm" fo:margin-bottom="0cm" fo:text-align="end" fo:text-indent="0cm" style:punctuation-wrap="simple" style:line-break="normal" style:writing-mode="lr-tb" style:font-independent-line-spacing="true"/>
    </style:style>
    <style:style style:name="MP36" style:family="paragraph">
      <loext:graphic-properties draw:fill="none" draw:fill-color="#00cc99"/>
      <style:paragraph-properties fo:margin-left="0cm" fo:margin-right="0cm" fo:margin-top="0.264cm" fo:margin-bottom="0cm" fo:line-height="100%" fo:text-indent="0cm" style:punctuation-wrap="simple" style:line-break="normal" style:writing-mode="lr-tb" style:font-independent-line-spacing="true"/>
    </style:style>
    <style:style style:name="MP37" style:family="paragraph">
      <loext:graphic-properties draw:fill="none" draw:fill-color="#00cc99"/>
      <style:paragraph-properties fo:margin-left="0cm" fo:margin-right="0cm" fo:margin-top="0.264cm" fo:margin-bottom="0cm" fo:line-height="100%" fo:text-align="end" fo:text-indent="0cm" style:punctuation-wrap="simple" style:line-break="normal" style:writing-mode="lr-tb" style:font-independent-line-spacing="true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style:font-name="Arial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MT3" style:family="text">
      <style:text-properties fo:color="#000000" style:font-name="AvantGarde" fo:font-size="20pt" fo:language="en" fo:country="US" style:text-underline-style="solid" style:text-underline-width="auto" style:text-underline-color="font-color" style:font-size-asian="20pt" style:language-asian="en" style:country-asian="US" style:font-size-complex="20pt" style:language-complex="en" style:country-complex="US"/>
    </style:style>
    <style:style style:name="MT4" style:family="text">
      <style:text-properties fo:font-size="14pt" fo:language="en" fo:country="US" style:font-name-asian="DejaVu Sans" style:font-size-asian="14pt" style:language-asian="en" style:country-asian="US" style:font-name-complex="DejaVu Sans" style:font-size-complex="14pt" style:language-complex="en" style:country-complex="US"/>
    </style:style>
    <style:style style:name="MT5" style:family="text">
      <style:text-properties fo:color="#000000" style:font-name="Arial" fo:font-size="44pt" fo:language="en" fo:country="US" style:font-size-asian="44pt" style:language-asian="en" style:country-asian="US" style:font-size-complex="44pt" style:language-complex="en" style:country-complex="US"/>
    </style:style>
    <style:style style:name="MT6" style:family="text">
      <style:text-properties style:font-name="Arial" fo:font-size="32pt" fo:language="en" fo:country="US" style:font-size-asian="32pt" style:language-asian="en" style:country-asian="US" style:font-size-complex="32pt" style:language-complex="en" style:country-complex="US"/>
    </style:style>
    <style:style style:name="MT7" style:family="text">
      <style:text-properties style:font-name="Symbol" fo:font-size="14pt" style:font-name-asian="Symbol" style:font-size-asian="14pt" style:font-name-complex="Symbol" style:font-size-complex="14pt"/>
    </style:style>
    <style:style style:name="MT8" style:family="text">
      <style:text-properties fo:font-size="12pt" style:font-size-asian="12pt" style:font-size-complex="12pt"/>
    </style:style>
    <style:style style:name="MT9" style:family="text">
      <style:text-properties fo:color="#000000" style:font-name="AvantGarde" fo:font-size="20pt" style:text-underline-style="solid" style:text-underline-width="auto" style:text-underline-color="font-color" style:font-size-asian="20pt" style:font-size-complex="20pt"/>
    </style:style>
    <style:style style:name="MT10" style:family="text">
      <style:text-properties fo:font-size="14pt" style:font-size-asian="14pt" style:font-size-complex="14pt"/>
    </style:style>
    <style:style style:name="MT11" style:family="text">
      <style:text-properties style:font-name="Helvetica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23.165cm" svg:height="2.963cm" svg:x="1.058cm" svg:y="0.212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586cm" svg:height="2.959cm" svg:x="1.905cm" svg:y="0.211cm" presentation:class="title" presentation:placeholder="true">
        <draw:text-box/>
      </draw:frame>
      <draw:custom-shape draw:style-name="Mgr4" draw:text-style-name="MP6" draw:layer="backgroundobjects" svg:width="1.693cm" svg:height="1.481cm" svg:x="0.212cm" svg:y="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draw:layer="backgroundobjects" svg:width="0.635cm" svg:height="2.963cm" svg:x="1.058cm" svg:y="0.212cm">
        <text:p/>
        <draw:enhanced-geometry svg:viewBox="0 0 1000 1000" draw:concentric-gradient-fill-allowed="true" draw:type="non-primitive" draw:enhanced-path="M 1000 1000  L 0 1000 0 0 1000 0  N"/>
      </draw:custom-shape>
      <draw:custom-shape draw:style-name="Mgr6" draw:text-style-name="MP6" draw:layer="backgroundobjects" svg:width="0.728cm" svg:height="2.963cm" svg:x="22.86cm" svg:y="0.212cm">
        <text:p/>
        <draw:enhanced-geometry svg:viewBox="0 0 1000 1000" draw:concentric-gradient-fill-allowed="true" draw:type="non-primitive" draw:enhanced-path="M 0 0  L 1000 0 1000 1000 0 1000  N"/>
      </draw:custom-shape>
      <draw:frame presentation:style-name="Default-outline1" draw:layer="backgroundobjects" svg:width="21.586cm" svg:height="14.6cm" svg:x="1.905cm" svg:y="3.387cm" presentation:class="outline" presentation:placeholder="true">
        <draw:text-box/>
      </draw:frame>
      <draw:custom-shape draw:style-name="Mgr7" draw:text-style-name="MP6" draw:layer="backgroundobjects" svg:width="9.948cm" svg:height="0.851cm" svg:x="0cm" svg:y="18.203cm">
        <text:p/>
        <draw:enhanced-geometry svg:viewBox="0 0 21600 21600" draw:type="mso-spt202" draw:enhanced-path="M 0 0 L 21600 0 21600 21600 0 21600 0 0 Z N"/>
      </draw:custom-shape>
      <draw:frame presentation:style-name="Mpr1" draw:text-style-name="MP7" draw:layer="backgroundobjects" svg:width="5.287cm" svg:height="1.266cm" svg:x="20.028cm" svg:y="0.07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custom-shape draw:style-name="Mgr8" draw:text-style-name="MP6" draw:layer="backgroundobjects" svg:width="1.27cm" svg:height="1.058cm" svg:x="0cm" svg:y="3.8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draw:layer="backgroundobjects" svg:width="1.27cm" svg:height="1.058cm" svg:x="24.13cm" svg:y="0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rect draw:style-name="Mgr9" draw:text-style-name="MP8" draw:layer="backgroundobjects" svg:width="19.05cm" svg:height="25.4cm" svg:x="0cm" svg:y="0cm">
          <text:p/>
        </draw:rect>
        <draw:custom-shape draw:style-name="Mgr10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1" draw:text-style-name="MP11" draw:layer="backgroundobjects" svg:width="8.352cm" svg:height="1.252cm" svg:x="0cm" svg:y="0cm" presentation:class="header">
          <draw:text-box>
            <text:list text:style-name="ML2">
              <text:list-header>
                <text:p text:style-name="MP10"><text:span text:style-name="MT2"><presentation:header/></text:span></text:p>
              </text:list-header>
            </text:list>
          </draw:text-box>
        </draw:frame>
        <draw:frame draw:style-name="Mgr12" draw:text-style-name="MP13" draw:layer="backgroundobjects" svg:width="8.144cm" svg:height="1.252cm" svg:x="10.866cm" svg:y="0cm" presentation:class="date-time">
          <draw:text-box>
            <text:list text:style-name="ML2">
              <text:list-header>
                <text:p text:style-name="MP12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854cm" svg:height="9.64cm" svg:x="3.078cm" svg:y="1.887cm" presentation:class="page"/>
        <draw:frame presentation:style-name="Default-notes" draw:layer="backgroundobjects" svg:width="13.992cm" svg:height="11.315cm" svg:x="2.509cm" svg:y="12.157cm" presentation:class="notes" presentation:placeholder="true">
          <draw:text-box/>
        </draw:frame>
        <draw:frame draw:style-name="Mgr13" draw:text-style-name="MP11" draw:layer="backgroundobjects" svg:width="8.352cm" svg:height="1.252cm" svg:x="0cm" svg:y="24.108cm" presentation:class="footer">
          <draw:text-box>
            <text:list text:style-name="ML2">
              <text:list-header>
                <text:p text:style-name="MP10"><text:span text:style-name="MT2"><presentation:footer/></text:span></text:p>
              </text:list-header>
            </text:list>
          </draw:text-box>
        </draw:frame>
        <draw:frame draw:style-name="Mgr14" draw:text-style-name="MP13" draw:layer="backgroundobjects" svg:width="8.144cm" svg:height="1.252cm" svg:x="10.866cm" svg:y="24.108cm" presentation:class="page-number">
          <draw:text-box>
            <text:list text:style-name="ML2">
              <text:list-header>
                <text:p text:style-name="MP12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15" draw:text-style-name="MP6" draw:layer="backgroundobjects" svg:width="5.503cm" svg:height="1.359cm" svg:x="19.685cm" svg:y="17.568cm">
        <text:p/>
        <draw:enhanced-geometry svg:viewBox="0 0 21600 21600" draw:type="mso-spt202" draw:enhanced-path="M 0 0 L 21600 0 21600 21600 0 21600 0 0 Z N"/>
      </draw:custom-shape>
      <draw:custom-shape draw:style-name="Mgr16" draw:text-style-name="MP15" draw:layer="backgroundobjects" svg:width="5.503cm" svg:height="1.108cm" svg:x="19.897cm" svg:y="0.423cm">
        <text:list text:style-name="ML3">
          <text:list-header>
            <text:p text:style-name="MP14"><text:span text:style-name="MT3">Outline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17" draw:text-style-name="MP16" draw:layer="backgroundobjects" svg:width="0.842cm" svg:height="0.838cm" draw:transform="rotate (-1.5707963267949) translate (20.526cm 0.212cm)">
          <office:event-listeners>
            <presentation:event-listener script:event-name="dom:click" presentation:action="previous-page"/>
          </office:event-listeners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style-name="Mgr18" draw:text-style-name="MP16" draw:layer="backgroundobjects" svg:width="0.842cm" svg:height="0.837cm" draw:transform="rotate (1.5707963267949) translate (19.685cm 2.112cm)">
          <office:event-listeners>
            <presentation:event-listener script:event-name="dom:click" presentation:action="next-page"/>
          </office:event-listeners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</draw:g>
      <draw:custom-shape draw:style-name="Mgr19" draw:text-style-name="MP6" draw:layer="backgroundobjects" svg:width="6.773cm" svg:height="16.722cm" svg:x="18.627cm" svg:y="2.328cm">
        <text:p/>
        <draw:enhanced-geometry svg:viewBox="0 0 21600 21600" draw:type="rectangle" draw:enhanced-path="M 0 0 L 21600 0 21600 21600 0 21600 0 0 Z N"/>
      </draw:custom-shape>
      <draw:frame presentation:style-name="Title1-subtitle" draw:layer="backgroundobjects" svg:width="19.469cm" svg:height="15.659cm" svg:x="-0.001cm" svg:y="-0.001cm" presentation:class="subtitle" presentation:placeholder="true">
        <draw:text-box/>
      </draw:frame>
      <draw:frame presentation:style-name="Mpr2" draw:text-style-name="MP18" draw:layer="backgroundobjects" svg:width="1.266cm" svg:height="1.266cm" svg:x="24.13cm" svg:y="0cm" presentation:class="page-number">
        <draw:text-box>
          <text:list text:style-name="ML4">
            <text:list-header>
              <text:p text:style-name="MP17"><text:span text:style-name="MT4"><text:page-number>&lt;number&gt;</text:page-number></text:span></text:p>
            </text:list-header>
          </text:list>
        </draw:text-box>
      </draw:frame>
      <draw:frame presentation:style-name="Title1-title" draw:layer="backgroundobjects" svg:width="5.711cm" svg:height="13.331cm" svg:x="19.684cm" svg:y="2.327cm" presentation:class="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9" draw:text-style-name="MP8" draw:layer="backgroundobjects" svg:width="19.05cm" svg:height="25.4cm" svg:x="0cm" svg:y="0cm">
          <text:p/>
        </draw:rect>
        <draw:custom-shape draw:style-name="Mgr10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1" draw:layer="backgroundobjects" svg:width="8.352cm" svg:height="1.252cm" svg:x="0cm" svg:y="0cm" presentation:class="header">
          <draw:text-box>
            <text:list text:style-name="ML2">
              <text:list-header>
                <text:p text:style-name="MP10"><text:span text:style-name="MT2"><presentation:header/></text:span></text:p>
              </text:list-header>
            </text:list>
          </draw:text-box>
        </draw:frame>
        <draw:frame presentation:style-name="Mpr4" draw:text-style-name="MP13" draw:layer="backgroundobjects" svg:width="8.144cm" svg:height="1.252cm" svg:x="10.866cm" svg:y="0cm" presentation:class="date-time">
          <draw:text-box>
            <text:list text:style-name="ML2">
              <text:list-header>
                <text:p text:style-name="MP12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854cm" svg:height="9.64cm" svg:x="3.078cm" svg:y="1.887cm" presentation:class="page"/>
        <draw:frame presentation:style-name="Title1-notes" draw:layer="backgroundobjects" svg:width="13.992cm" svg:height="11.315cm" svg:x="2.509cm" svg:y="12.157cm" presentation:class="notes" presentation:placeholder="true">
          <draw:text-box/>
        </draw:frame>
        <draw:frame presentation:style-name="Mpr5" draw:text-style-name="MP11" draw:layer="backgroundobjects" svg:width="8.352cm" svg:height="1.252cm" svg:x="0cm" svg:y="24.108cm" presentation:class="footer">
          <draw:text-box>
            <text:list text:style-name="ML2">
              <text:list-header>
                <text:p text:style-name="MP10"><text:span text:style-name="MT2"><presentation:footer/></text:span></text:p>
              </text:list-header>
            </text:list>
          </draw:text-box>
        </draw:frame>
        <draw:frame presentation:style-name="Mpr6" draw:text-style-name="MP13" draw:layer="backgroundobjects" svg:width="8.144cm" svg:height="1.252cm" svg:x="10.866cm" svg:y="24.108cm" presentation:class="page-number">
          <draw:text-box>
            <text:list text:style-name="ML2">
              <text:list-header>
                <text:p text:style-name="MP12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Mpr7" draw:text-style-name="MP20" draw:layer="backgroundobjects" svg:width="5.922cm" svg:height="1.318cm" svg:x="1.27cm" svg:y="17.348cm" presentation:class="date-time">
        <draw:text-box>
          <text:list text:style-name="ML4">
            <text:list-header>
              <text:p text:style-name="MP19"><text:span text:style-name="MT4"><presentation:date-time/></text:span></text:p>
            </text:list-header>
          </text:list>
        </draw:text-box>
      </draw:frame>
      <draw:frame presentation:style-name="Mpr8" draw:text-style-name="MP22" draw:layer="backgroundobjects" svg:width="8.039cm" svg:height="1.318cm" svg:x="8.677cm" svg:y="17.348cm" presentation:class="footer">
        <draw:text-box>
          <text:list text:style-name="ML4">
            <text:list-header>
              <text:p text:style-name="MP21"><text:span text:style-name="MT4"><presentation:footer/></text:span></text:p>
            </text:list-header>
          </text:list>
        </draw:text-box>
      </draw:frame>
      <draw:frame presentation:style-name="Mpr9" draw:text-style-name="MP24" draw:layer="backgroundobjects" svg:width="5.923cm" svg:height="1.318cm" svg:x="18.202cm" svg:y="17.348cm" presentation:class="page-number">
        <draw:text-box>
          <text:list text:style-name="ML4">
            <text:list-header>
              <text:p text:style-name="MP23"><text:span text:style-name="MT4"><text:page-number>&lt;number&gt;</text:page-number></text:span></text:p>
            </text:list-header>
          </text:list>
        </draw:text-box>
      </draw:frame>
      <draw:custom-shape draw:style-name="Mgr20" draw:text-style-name="MP26" draw:layer="backgroundobjects" svg:width="21.175cm" svg:height="4.869cm" svg:x="2.54cm" svg:y="4.233cm">
        <text:list text:style-name="ML2">
          <text:list-header>
            <text:p text:style-name="MP25"><text:span text:style-name="MT5">Click to edit Master title style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21" draw:text-style-name="MP28" draw:layer="backgroundobjects" svg:width="18.204cm" svg:height="4.868cm" svg:x="5.503cm" svg:y="11.007cm">
        <text:list text:style-name="ML2">
          <text:list-header>
            <text:p text:style-name="MP27"><text:span text:style-name="MT6">Click to edit Master subtitle style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22" draw:text-style-name="MP6" draw:layer="backgroundobjects" svg:width="22.014cm" svg:height="2.54cm" svg:x="1.693cm" svg:y="3.387cm">
        <text:p/>
        <draw:enhanced-geometry svg:viewBox="0 0 1000 1000" draw:concentric-gradient-fill-allowed="true" draw:type="non-primitive" draw:enhanced-path="M 0 1000  L 0 0 1000 0  N"/>
      </draw:custom-shape>
      <draw:line draw:style-name="Mgr23" draw:text-style-name="MP29" draw:layer="backgroundobjects" svg:x1="5.503cm" svg:y1="11.007cm" svg:x2="23.592cm" svg:y2="11.011cm">
        <text:p/>
      </draw:line>
      <presentation:notes style:page-layout-name="PM0">
        <draw:rect draw:style-name="Mgr9" draw:text-style-name="MP8" draw:layer="backgroundobjects" svg:width="19.05cm" svg:height="25.4cm" svg:x="0cm" svg:y="0cm">
          <text:p/>
        </draw:rect>
        <draw:custom-shape draw:style-name="Mgr10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0" draw:text-style-name="MP11" draw:layer="backgroundobjects" svg:width="8.352cm" svg:height="1.252cm" svg:x="0cm" svg:y="0cm" presentation:class="header">
          <draw:text-box>
            <text:list text:style-name="ML2">
              <text:list-header>
                <text:p text:style-name="MP10"><text:span text:style-name="MT2"><presentation:header/></text:span></text:p>
              </text:list-header>
            </text:list>
          </draw:text-box>
        </draw:frame>
        <draw:frame presentation:style-name="Mpr11" draw:text-style-name="MP13" draw:layer="backgroundobjects" svg:width="8.144cm" svg:height="1.252cm" svg:x="10.866cm" svg:y="0cm" presentation:class="date-time">
          <draw:text-box>
            <text:list text:style-name="ML2">
              <text:list-header>
                <text:p text:style-name="MP12"><text:span text:style-name="MT2"><presentation:date-time/></text:span></text:p>
              </text:list-header>
            </text:list>
          </draw:text-box>
        </draw:frame>
        <draw:page-thumbnail presentation:style-name="Title2-title" draw:layer="backgroundobjects" svg:width="12.854cm" svg:height="9.64cm" svg:x="3.078cm" svg:y="1.887cm" presentation:class="page"/>
        <draw:frame presentation:style-name="Title2-notes" draw:layer="backgroundobjects" svg:width="13.992cm" svg:height="11.315cm" svg:x="2.509cm" svg:y="12.157cm" presentation:class="notes" presentation:placeholder="true">
          <draw:text-box/>
        </draw:frame>
        <draw:frame presentation:style-name="Mpr12" draw:text-style-name="MP11" draw:layer="backgroundobjects" svg:width="8.352cm" svg:height="1.252cm" svg:x="0cm" svg:y="24.108cm" presentation:class="footer">
          <draw:text-box>
            <text:list text:style-name="ML2">
              <text:list-header>
                <text:p text:style-name="MP10"><text:span text:style-name="MT2"><presentation:footer/></text:span></text:p>
              </text:list-header>
            </text:list>
          </draw:text-box>
        </draw:frame>
        <draw:frame presentation:style-name="Mpr13" draw:text-style-name="MP13" draw:layer="backgroundobjects" svg:width="8.144cm" svg:height="1.252cm" svg:x="10.866cm" svg:y="24.108cm" presentation:class="page-number">
          <draw:text-box>
            <text:list text:style-name="ML2">
              <text:list-header>
                <text:p text:style-name="MP12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1">
      <draw:custom-shape draw:style-name="Mgr24" draw:text-style-name="MP31" draw:layer="backgroundobjects" svg:width="5.503cm" svg:height="1.36cm" svg:x="19.685cm" svg:y="17.568cm">
        <text:list text:style-name="ML5">
          <text:list-header>
            <text:p text:style-name="MP30"><text:span text:style-name="MT7"></text:span><text:span text:style-name="MT8"> </text:span><text:span text:style-name="MT8">2003 Prentice Hall, Inc.</text:span><text:span text:style-name="MT8"><text:line-break/></text:span><text:span text:style-name="MT8">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25" draw:text-style-name="MP32" draw:layer="backgroundobjects" svg:width="5.503cm" svg:height="1.108cm" svg:x="19.897cm" svg:y="0.423cm">
        <text:list text:style-name="ML6">
          <text:list-header>
            <text:p text:style-name="MP14"><text:span text:style-name="MT9">Outline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26" draw:text-style-name="MP16" draw:layer="backgroundobjects" svg:width="0.847cm" svg:height="0.847cm" draw:transform="rotate (-1.5707963267949) translate (20.531cm 0.212cm)">
          <office:event-listeners>
            <presentation:event-listener script:event-name="dom:click" presentation:action="previous-page"/>
          </office:event-listeners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style-name="Mgr26" draw:text-style-name="MP16" draw:layer="backgroundobjects" svg:width="0.846cm" svg:height="0.847cm" draw:transform="rotate (1.5707963267949) translate (19.685cm 2.117cm)">
          <office:event-listeners>
            <presentation:event-listener script:event-name="dom:click" presentation:action="next-page"/>
          </office:event-listeners>
          <text:p/>
          <draw:enhanced-geometry svg:viewBox="0 0 21600 21600" draw:path-stretchpoint-x="10800" draw:path-stretchpoint-y="10800" draw:text-areas="?f1 ?f2 ?f3 ?f4" draw:type="mso-spt194" draw:modifiers="1400" draw:enhanced-path="M 0 0 L 21600 0 21600 21600 0 21600 Z N M 0 0 L 21600 0 ?f3 ?f2 ?f1 ?f2 Z N M 21600 0 L 21600 21600 ?f3 ?f4 ?f3 ?f2 Z N M 21600 21600 L 0 21600 ?f1 ?f4 ?f3 ?f4 Z N M 0 21600 L 0 0 ?f1 ?f2 ?f1 ?f4 Z N M ?f10 ?f8 L ?f14 ?f12 ?f14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</draw:g>
      <draw:custom-shape draw:style-name="Mgr27" draw:text-style-name="MP33" draw:layer="backgroundobjects" svg:width="6.773cm" svg:height="16.722cm" svg:x="18.627cm" svg:y="2.328cm">
        <text:p/>
        <draw:enhanced-geometry svg:viewBox="0 0 21600 21600" draw:type="rectangle" draw:enhanced-path="M 0 0 L 21600 0 21600 21600 0 21600 0 0 Z N"/>
      </draw:custom-shape>
      <draw:frame presentation:style-name="Title1_5f_-subtitle" draw:layer="backgroundobjects" svg:width="19.473cm" svg:height="15.663cm" svg:x="-0.001cm" svg:y="-0.001cm" presentation:class="subtitle" presentation:placeholder="true">
        <draw:text-box/>
      </draw:frame>
      <draw:frame presentation:style-name="Mpr14" draw:text-style-name="MP35" draw:layer="backgroundobjects" svg:width="1.27cm" svg:height="1.27cm" svg:x="24.13cm" svg:y="0cm" presentation:class="page-number">
        <draw:text-box>
          <text:list text:style-name="ML7">
            <text:list-header>
              <text:p text:style-name="MP34"><text:span text:style-name="MT10"><text:page-number>&lt;number&gt;</text:page-number></text:span></text:p>
            </text:list-header>
          </text:list>
        </draw:text-box>
      </draw:frame>
      <draw:frame presentation:style-name="Title1_5f_-title" draw:layer="backgroundobjects" svg:width="5.715cm" svg:height="13.335cm" svg:x="19.684cm" svg:y="2.327cm" presentation:class="title" presentation:placeholder="true">
        <draw:text-box/>
      </draw:frame>
      <draw:frame presentation:style-name="Title1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28" draw:text-style-name="MP8" draw:layer="backgroundobjects" svg:width="19.05cm" svg:height="25.4cm" svg:x="0cm" svg:y="0cm">
          <text:p/>
        </draw:rect>
        <draw:frame presentation:style-name="Mpr15" draw:text-style-name="MP36" draw:layer="backgroundobjects" svg:width="8.356cm" svg:height="1.257cm" svg:x="0cm" svg:y="-0.001cm" presentation:class="header">
          <draw:text-box>
            <text:list text:style-name="ML8">
              <text:list-header>
                <text:p text:style-name="MP10"><text:span text:style-name="MT11"><presentation:header/></text:span></text:p>
              </text:list-header>
            </text:list>
          </draw:text-box>
        </draw:frame>
        <draw:frame presentation:style-name="Mpr16" draw:text-style-name="MP37" draw:layer="backgroundobjects" svg:width="8.149cm" svg:height="1.257cm" svg:x="10.865cm" svg:y="-0.001cm" presentation:class="date-time">
          <draw:text-box>
            <text:list text:style-name="ML8">
              <text:list-header>
                <text:p text:style-name="MP12"><text:span text:style-name="MT11"><presentation:date-time/></text:span></text:p>
              </text:list-header>
            </text:list>
          </draw:text-box>
        </draw:frame>
        <draw:page-thumbnail presentation:style-name="Title1_5f_-title" draw:layer="backgroundobjects" svg:width="12.859cm" svg:height="9.644cm" svg:x="3.077cm" svg:y="1.887cm" presentation:class="page"/>
        <draw:frame presentation:style-name="Title1_5f_-notes" draw:layer="backgroundobjects" svg:width="13.997cm" svg:height="11.319cm" svg:x="2.508cm" svg:y="12.157cm" presentation:class="notes" presentation:placeholder="true">
          <draw:text-box/>
        </draw:frame>
        <draw:frame presentation:style-name="Mpr17" draw:text-style-name="MP36" draw:layer="backgroundobjects" svg:width="8.356cm" svg:height="1.257cm" svg:x="0cm" svg:y="24.107cm" presentation:class="footer">
          <draw:text-box>
            <text:list text:style-name="ML8">
              <text:list-header>
                <text:p text:style-name="MP10"><text:span text:style-name="MT11"><presentation:footer/></text:span></text:p>
              </text:list-header>
            </text:list>
          </draw:text-box>
        </draw:frame>
        <draw:frame presentation:style-name="Mpr18" draw:text-style-name="MP37" draw:layer="backgroundobjects" svg:width="8.149cm" svg:height="1.257cm" svg:x="10.865cm" svg:y="24.107cm" presentation:class="page-number">
          <draw:text-box>
            <text:list text:style-name="ML8">
              <text:list-header>
                <text:p text:style-name="MP12"><text:span text:style-name="MT1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hapter 1 – Introduction to Computers and C++ Programming</dc:title>
    <meta:initial-creator>Audrey Lee</meta:initial-creator>
    <meta:creation-date>2002-08-01T03:42:50.763000000</meta:creation-date>
    <dc:date>2018-01-04T13:56:34.539138756</dc:date>
    <meta:editing-cycles>172</meta:editing-cycles>
    <meta:editing-duration>PT15H32M15S</meta:editing-duration>
    <meta:generator>LibreOffice/5.1.6.2$Linux_X86_64 LibreOffice_project/10m0$Build-2</meta:generator>
    <meta:document-statistic meta:object-count="9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ourier" svg:font-family="Courier, 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6.1139in" style:page-number="auto" table:align="center" style:writing-mode="lr-tb"/>
    </style:style>
    <style:style style:name="Table1.A" style:family="table-column">
      <style:table-column-properties style:column-width="1.9667in"/>
    </style:style>
    <style:style style:name="Table1.B" style:family="table-column">
      <style:table-column-properties style:column-width="4.1472in"/>
    </style:style>
    <style:style style:name="Table1.1" style:family="table-row">
      <style:table-row-properties style:min-row-height="0.3611in" fo:keep-together="auto"/>
    </style:style>
    <style:style style:name="Table1.A1" style:family="table-cell">
      <style:table-cell-properties style:vertical-align="top" fo:background-color="#99ccff" fo:padding="0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99ccff" fo:padding="0in" fo:border="1pt solid #000000" style:writing-mode="lr-tb">
        <style:background-image/>
      </style:table-cell-properties>
    </style:style>
    <style:style style:name="Table1.2" style:family="table-row">
      <style:table-row-properties style:min-row-height="0.2986in" fo:keep-together="auto"/>
    </style:style>
    <style:style style:name="Table1.A2" style:family="table-cell">
      <style:table-cell-properties style:vertical-align="top" fo:background-color="#ffe699" fo:padding="0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.B2" style:family="table-cell">
      <style:table-cell-properties style:vertical-align="top" fo:background-color="#ffe699" fo:padding="0in" fo:border="1pt solid #000000" style:writing-mode="lr-tb">
        <style:background-image/>
      </style:table-cell-properties>
    </style:style>
    <style:style style:name="Table1.3" style:family="table-row">
      <style:table-row-properties style:min-row-height="0.2083in" fo:keep-together="auto"/>
    </style:style>
    <style:style style:name="Table1.4" style:family="table-row">
      <style:table-row-properties style:min-row-height="0.3472in" fo:keep-together="auto"/>
    </style:style>
    <style:style style:name="P1" style:family="paragraph" style:parent-style-name="TB">
      <style:paragraph-properties fo:margin-left="0.028in" fo:margin-right="0.028in" fo:margin-top="0.0445in" fo:margin-bottom="0.011in" loext:contextual-spacing="false" style:line-height-at-least="0.1665in" fo:text-indent="0in" style:auto-text-indent="false"/>
    </style:style>
    <style:style style:name="P2" style:family="paragraph" style:parent-style-name="TB">
      <style:paragraph-properties fo:margin-left="0.028in" fo:margin-right="0.028in" fo:margin-top="0.0445in" fo:margin-bottom="0.011in" loext:contextual-spacing="false" style:line-height-at-least="0.1528in" fo:text-indent="0in" style:auto-text-indent="false"/>
      <style:text-properties style:font-name="Times New Roman" fo:font-size="14pt" style:font-size-asian="14pt" style:font-name-complex="Times New Roman"/>
    </style:style>
    <style:style style:name="P3" style:family="paragraph" style:parent-style-name="TCH">
      <style:paragraph-properties fo:margin-left="0.028in" fo:margin-right="0.028in" fo:margin-top="0.0445in" fo:margin-bottom="0.011in" loext:contextual-spacing="false" fo:line-height="0.139in" fo:text-indent="0in" style:auto-text-indent="false"/>
      <style:text-properties style:font-name="Times New Roman" fo:font-size="14pt" style:font-size-asian="14pt" style:font-name-complex="Times New Roman"/>
    </style:style>
    <style:style style:name="T1" style:family="text">
      <style:text-properties style:font-name="Courier New" fo:font-size="14pt" style:font-size-asian="14pt" style:font-name-complex="Courier New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Escape Sequence</text:p>
          </table:table-cell>
          <table:table-cell table:style-name="Table1.B1" office:value-type="string">
            <text:p text:style-name="P3">Description</text:p>
          </table:table-cell>
        </table:table-row>
        <table:table-row table:style-name="Table1.2">
          <table:table-cell table:style-name="Table1.A2" office:value-type="string">
            <text:p text:style-name="P1"><text:span text:style-name="CDT"><text:span text:style-name="T1">\n</text:span></text:span></text:p>
          </table:table-cell>
          <table:table-cell table:style-name="Table1.B2" office:value-type="string">
            <text:p text:style-name="P2">Newline. Position the screen cursor to the beginning of the next line.</text:p>
          </table:table-cell>
        </table:table-row>
        <table:table-row table:style-name="Table1.3">
          <table:table-cell table:style-name="Table1.A2" office:value-type="string">
            <text:p text:style-name="P1"><text:span text:style-name="CDT"><text:span text:style-name="T1">\t</text:span></text:span></text:p>
          </table:table-cell>
          <table:table-cell table:style-name="Table1.B2" office:value-type="string">
            <text:p text:style-name="P2">Horizontal tab. Move the screen cursor to the next tab stop.</text:p>
          </table:table-cell>
        </table:table-row>
        <table:table-row table:style-name="Table1.4">
          <table:table-cell table:style-name="Table1.A2" office:value-type="string">
            <text:p text:style-name="P1"><text:span text:style-name="CDT"><text:span text:style-name="T1">\r</text:span></text:span></text:p>
          </table:table-cell>
          <table:table-cell table:style-name="Table1.B2" office:value-type="string">
            <text:p text:style-name="P2">Carriage return. Position the screen cursor to the beginning of the current line; do not advance to the next line.</text:p>
          </table:table-cell>
        </table:table-row>
        <table:table-row table:style-name="Table1.3">
          <table:table-cell table:style-name="Table1.A2" office:value-type="string">
            <text:p text:style-name="P1"><text:span text:style-name="CDT"><text:span text:style-name="T1">\a</text:span></text:span></text:p>
          </table:table-cell>
          <table:table-cell table:style-name="Table1.B2" office:value-type="string">
            <text:p text:style-name="P2">Alert. Sound the system bell.</text:p>
          </table:table-cell>
        </table:table-row>
        <table:table-row table:style-name="Table1.3">
          <table:table-cell table:style-name="Table1.A2" office:value-type="string">
            <text:p text:style-name="P1"><text:span text:style-name="CDT"><text:span text:style-name="T1">\\</text:span></text:span></text:p>
          </table:table-cell>
          <table:table-cell table:style-name="Table1.B2" office:value-type="string">
            <text:p text:style-name="P2">Backslash. Used to print a backslash character.</text:p>
          </table:table-cell>
        </table:table-row>
        <table:table-row table:style-name="Table1.3">
          <table:table-cell table:style-name="Table1.A2" office:value-type="string">
            <text:p text:style-name="P1"><text:span text:style-name="CDT"><text:span text:style-name="T1">\"</text:span></text:span></text:p>
          </table:table-cell>
          <table:table-cell table:style-name="Table1.B2" office:value-type="string">
            <text:p text:style-name="P2">Double quote. Used to print a double quote character.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ourier" svg:font-family="Courier, 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B" style:family="paragraph">
      <style:paragraph-properties fo:orphans="0" fo:widows="0" fo:hyphenation-ladder-count="no-limit" style:text-autospace="none"/>
      <style:text-properties fo:color="#000000" style:font-name="TIMES" fo:font-family="TIMES, 'Times New Roman'" style:font-family-generic="roman" style:font-pitch="variable" fo:font-size="9pt" fo:language="en" fo:country="US" style:font-name-asian="Times New Roman" style:font-family-asian="'Times New Roman'" style:font-family-generic-asian="roman" style:font-pitch-asian="variable" style:font-size-asian="9pt" style:language-asian="en" style:country-asian="US" style:font-name-complex="TIMES" style:font-family-complex="TIMES, 'Times New Roman'" style:font-family-generic-complex="roman" style:font-pitch-complex="variable" style:font-size-complex="9pt" style:language-complex="ar" style:country-complex="SA" fo:hyphenate="false" fo:hyphenation-remain-char-count="2" fo:hyphenation-push-char-count="2"/>
    </style:style>
    <style:style style:name="TCH" style:family="paragraph">
      <style:paragraph-properties fo:orphans="0" fo:widows="0" fo:hyphenation-ladder-count="no-limit" style:text-autospace="none">
        <style:tab-stops>
          <style:tab-stop style:position="0.25in"/>
          <style:tab-stop style:position="1.3335in"/>
          <style:tab-stop style:position="2.1252in"/>
          <style:tab-stop style:position="2.5in"/>
          <style:tab-stop style:position="3in"/>
          <style:tab-stop style:position="3.5in"/>
          <style:tab-stop style:position="4in"/>
          <style:tab-stop style:position="4.5in"/>
        </style:tab-stops>
      </style:paragraph-properties>
      <style:text-properties fo:color="#000000" style:font-name="AvantGarde" fo:font-family="AvantGarde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en" style:country-asian="US" style:font-name-complex="AvantGarde" style:font-family-complex="AvantGarde" style:font-family-generic-complex="swiss" style:font-pitch-complex="variable" style:font-size-complex="8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DT" style:family="text">
      <style:text-properties style:font-name="Courier" fo:font-family="Courier, 'Courier New'" style:font-family-generic="modern" fo:font-size="12pt" fo:font-weight="bold" style:font-size-asian="12pt" style:font-weight-asian="bold" style:font-name-complex="Courier" style:font-family-complex="Courier, 'Courier New'" style:font-family-generic-complex="modern" style:font-size-complex="12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9791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ourier" svg:font-family="Courier, 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8.3549in" style:page-number="auto" table:align="center" style:writing-mode="lr-tb"/>
    </style:style>
    <style:style style:name="Table1.A" style:family="table-column">
      <style:table-column-properties style:column-width="1.7757in"/>
    </style:style>
    <style:style style:name="Table1.B" style:family="table-column">
      <style:table-column-properties style:column-width="2.0049in"/>
    </style:style>
    <style:style style:name="Table1.C" style:family="table-column">
      <style:table-column-properties style:column-width="4.5743in"/>
    </style:style>
    <style:style style:name="Table1.1" style:family="table-row">
      <style:table-row-properties style:min-row-height="0.3611in" fo:keep-together="auto"/>
    </style:style>
    <style:style style:name="Table1.A1" style:family="table-cell">
      <style:table-cell-properties style:vertical-align="top" fo:background-color="#99ccff" fo:padding="0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99ccff" fo:padding="0in" fo:border="1pt solid #000000" style:writing-mode="lr-tb">
        <style:background-image/>
      </style:table-cell-properties>
    </style:style>
    <style:style style:name="Table1.2" style:family="table-row">
      <style:table-row-properties style:min-row-height="0.8958in" fo:keep-together="auto"/>
    </style:style>
    <style:style style:name="Table1.A2" style:family="table-cell">
      <style:table-cell-properties style:vertical-align="top" fo:background-color="#ffe699" fo:padding="0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.C2" style:family="table-cell">
      <style:table-cell-properties style:vertical-align="top" fo:background-color="#ffe699" fo:padding="0in" fo:border="1pt solid #000000" style:writing-mode="lr-tb">
        <style:background-image/>
      </style:table-cell-properties>
    </style:style>
    <style:style style:name="Table1.3" style:family="table-row">
      <style:table-row-properties style:min-row-height="0.5in" fo:keep-together="auto"/>
    </style:style>
    <style:style style:name="Table1.4" style:family="table-row">
      <style:table-row-properties style:min-row-height="0.3472in" fo:keep-together="auto"/>
    </style:style>
    <style:style style:name="P1" style:family="paragraph" style:parent-style-name="TB">
      <style:paragraph-properties fo:margin-left="0.028in" fo:margin-right="0.028in" fo:margin-top="0.0445in" fo:margin-bottom="0.011in" loext:contextual-spacing="false" style:line-height-at-least="0.1528in" fo:text-indent="0in" style:auto-text-indent="false"/>
    </style:style>
    <style:style style:name="P2" style:family="paragraph" style:parent-style-name="TB">
      <style:paragraph-properties fo:margin-left="0.028in" fo:margin-right="0.028in" fo:margin-top="0.0445in" fo:margin-bottom="0.011in" loext:contextual-spacing="false" style:line-height-at-least="0.1528in" fo:text-indent="0in" style:auto-text-indent="false"/>
      <style:text-properties style:font-name="Times New Roman" fo:font-size="14pt" style:font-size-asian="14pt" style:font-name-complex="Times New Roman"/>
    </style:style>
    <style:style style:name="P3" style:family="paragraph" style:parent-style-name="TB">
      <style:paragraph-properties fo:margin-left="0.028in" fo:margin-right="0.028in" fo:margin-top="0.0445in" fo:margin-bottom="0in" loext:contextual-spacing="false" style:line-height-at-least="0.1528in" fo:text-indent="0in" style:auto-text-indent="false"/>
      <style:text-properties style:font-name="Times New Roman" fo:font-size="14pt" style:font-size-asian="14pt" style:font-name-complex="Times New Roman"/>
    </style:style>
    <style:style style:name="P4" style:family="paragraph" style:parent-style-name="TB">
      <style:paragraph-properties fo:margin-left="0.028in" fo:margin-right="0.028in" fo:margin-top="0in" fo:margin-bottom="0.011in" loext:contextual-spacing="false" style:line-height-at-least="0.1528in" fo:text-indent="0in" style:auto-text-indent="false"/>
      <style:text-properties style:font-name="Times New Roman" fo:font-size="14pt" style:font-size-asian="14pt" style:font-name-complex="Times New Roman"/>
    </style:style>
    <style:style style:name="P5" style:family="paragraph" style:parent-style-name="TCH">
      <style:paragraph-properties fo:margin-left="0.028in" fo:margin-right="0.028in" fo:margin-top="0.0445in" fo:margin-bottom="0.011in" loext:contextual-spacing="false" fo:line-height="0.139in" fo:text-indent="0in" style:auto-text-indent="false"/>
      <style:text-properties style:font-name="Times New Roman" fo:font-size="14pt" style:font-size-asian="14pt" style:font-name-complex="Times New Roman"/>
    </style:style>
    <style:style style:name="T1" style:family="text">
      <style:text-properties style:font-name="Courier New" fo:font-size="14pt" style:font-size-asian="14pt" style:font-name-complex="Courier New" style:font-size-complex="9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" style:font-weight-complex="bold"/>
    </style:style>
    <style:style style:name="T3" style:family="text">
      <style:text-properties style:font-name="Times New Roman" fo:font-size="14pt" style:font-size-asian="14pt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Operator(s)</text:p>
          </table:table-cell>
          <table:table-cell table:style-name="Table1.A1" office:value-type="string">
            <text:p text:style-name="P5">Operation(s)</text:p>
          </table:table-cell>
          <table:table-cell table:style-name="Table1.C1" office:value-type="string">
            <text:p text:style-name="P5">Order of evaluation (precedence)</text:p>
          </table:table-cell>
        </table:table-row>
        <table:table-row table:style-name="Table1.2">
          <table:table-cell table:style-name="Table1.A2" office:value-type="string">
            <text:p text:style-name="P1"><text:span text:style-name="CDT"><text:span text:style-name="T1">()</text:span></text:span></text:p>
          </table:table-cell>
          <table:table-cell table:style-name="Table1.A2" office:value-type="string">
            <text:p text:style-name="P2">Parentheses</text:p>
          </table:table-cell>
          <table:table-cell table:style-name="Table1.C2" office:value-type="string">
            <text:p text:style-name="P2">Evaluated first. If the parentheses are nested, the expression in the innermost pair is evaluated first. <text:s/>If there are several pairs of parentheses “on the same level” (i.e., not nested), they are evaluated left to right.</text:p>
          </table:table-cell>
        </table:table-row>
        <table:table-row table:style-name="Table1.3">
          <table:table-cell table:style-name="Table1.A2" office:value-type="string">
            <text:p text:style-name="P1"><text:span text:style-name="CDT"><text:span text:style-name="T1">*</text:span></text:span><text:span text:style-name="T"><text:span text:style-name="T2">, </text:span></text:span><text:span text:style-name="CDT"><text:span text:style-name="T1">/</text:span></text:span><text:span text:style-name="T"><text:span text:style-name="T2">, </text:span></text:span><text:span text:style-name="T"><text:span text:style-name="T3">or</text:span></text:span><text:span text:style-name="T"><text:span text:style-name="T2"> </text:span></text:span><text:span text:style-name="CDT"><text:span text:style-name="T1">%</text:span></text:span></text:p>
          </table:table-cell>
          <table:table-cell table:style-name="Table1.A2" office:value-type="string">
            <text:p text:style-name="P3">Multiplication Division </text:p>
            <text:p text:style-name="P4">Modulus</text:p>
          </table:table-cell>
          <table:table-cell table:style-name="Table1.C2" office:value-type="string">
            <text:p text:style-name="P2">Evaluated second. If there are several, they re<text:line-break/>evaluated left to right. </text:p>
          </table:table-cell>
        </table:table-row>
        <table:table-row table:style-name="Table1.4">
          <table:table-cell table:style-name="Table1.A2" office:value-type="string">
            <text:p text:style-name="P1"><text:span text:style-name="CDT"><text:span text:style-name="T1">+</text:span></text:span><text:span text:style-name="T"><text:span text:style-name="T2"> </text:span></text:span><text:span text:style-name="T"><text:span text:style-name="T3">or</text:span></text:span><text:span text:style-name="T"><text:span text:style-name="T2"> </text:span></text:span><text:span text:style-name="CDT"><text:span text:style-name="T1">-</text:span></text:span></text:p>
          </table:table-cell>
          <table:table-cell table:style-name="Table1.A2" office:value-type="string">
            <text:p text:style-name="P3">Addition</text:p>
            <text:p text:style-name="P4">Subtraction</text:p>
          </table:table-cell>
          <table:table-cell table:style-name="Table1.C2" office:value-type="string">
            <text:p text:style-name="P2">Evaluated last. If there are several, they are <text:line-break/>evaluated left to right.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ourier" svg:font-family="Courier, 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B" style:family="paragraph">
      <style:paragraph-properties fo:orphans="0" fo:widows="0" fo:hyphenation-ladder-count="no-limit" style:text-autospace="none"/>
      <style:text-properties fo:color="#000000" style:font-name="TIMES" fo:font-family="TIMES, 'Times New Roman'" style:font-family-generic="roman" style:font-pitch="variable" fo:font-size="9pt" fo:language="en" fo:country="US" style:font-name-asian="Times New Roman" style:font-family-asian="'Times New Roman'" style:font-family-generic-asian="roman" style:font-pitch-asian="variable" style:font-size-asian="9pt" style:language-asian="en" style:country-asian="US" style:font-name-complex="TIMES" style:font-family-complex="TIMES, 'Times New Roman'" style:font-family-generic-complex="roman" style:font-pitch-complex="variable" style:font-size-complex="9pt" style:language-complex="ar" style:country-complex="SA" fo:hyphenate="false" fo:hyphenation-remain-char-count="2" fo:hyphenation-push-char-count="2"/>
    </style:style>
    <style:style style:name="TCH" style:family="paragraph">
      <style:paragraph-properties fo:orphans="0" fo:widows="0" fo:hyphenation-ladder-count="no-limit" style:text-autospace="none">
        <style:tab-stops>
          <style:tab-stop style:position="0.25in"/>
          <style:tab-stop style:position="1.3335in"/>
          <style:tab-stop style:position="2.1252in"/>
          <style:tab-stop style:position="2.5in"/>
          <style:tab-stop style:position="3in"/>
          <style:tab-stop style:position="3.5in"/>
          <style:tab-stop style:position="4in"/>
          <style:tab-stop style:position="4.5in"/>
        </style:tab-stops>
      </style:paragraph-properties>
      <style:text-properties fo:color="#000000" style:font-name="AvantGarde" fo:font-family="AvantGarde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en" style:country-asian="US" style:font-name-complex="AvantGarde" style:font-family-complex="AvantGarde" style:font-family-generic-complex="swiss" style:font-pitch-complex="variable" style:font-size-complex="8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DT" style:family="text">
      <style:text-properties style:font-name="Courier" fo:font-family="Courier, 'Courier New'" style:font-family-generic="modern" fo:font-size="12pt" fo:font-weight="bold" style:font-size-asian="12pt" style:font-weight-asian="bold" style:font-name-complex="Courier" style:font-family-complex="Courier, 'Courier New'" style:font-family-generic-complex="modern" style:font-size-complex="12pt" style:font-weight-complex="bold"/>
    </style:style>
    <style:style style:name="T" style:family="text">
      <style:text-properties style:font-name="TIMES" fo:font-family="TIMES, 'Times New Roman'" style:font-family-generic="roman" style:font-pitch="variable" fo:font-size="12pt" style:font-size-asian="12pt" style:font-name-complex="TIMES" style:font-family-complex="TIMES, 'Times New Roman'" style:font-family-generic-complex="roman" style:font-pitch-complex="variable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'Courier New'" style:font-family-generic="modern"/>
    <style:font-face style:name="Mincho" svg:font-family="Mincho, msmincho" style:font-family-generic="roma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5.0208in" style:page-number="auto" table:align="center" style:writing-mode="lr-tb"/>
    </style:style>
    <style:style style:name="Table1.A" style:family="table-column">
      <style:table-column-properties style:column-width="1.2972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1.125in"/>
    </style:style>
    <style:style style:name="Table1.D" style:family="table-column">
      <style:table-column-properties style:column-width="1.7236in"/>
    </style:style>
    <style:style style:name="Table1.1" style:family="table-row">
      <style:table-row-properties style:min-row-height="0.4583in" fo:keep-together="auto"/>
    </style:style>
    <style:style style:name="Table1.A1" style:family="table-cell">
      <style:table-cell-properties style:vertical-align="top" fo:background-color="#99ccff" fo:padding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99ccff" fo:padding="0in" fo:border="0.75pt solid #000000" style:writing-mode="lr-tb">
        <style:background-image/>
      </style:table-cell-properties>
    </style:style>
    <style:style style:name="Table1.2" style:family="table-row">
      <style:table-row-properties style:min-row-height="0.1521in" fo:keep-together="always"/>
    </style:style>
    <style:style style:name="Table1.A2" style:family="table-cell">
      <style:table-cell-properties style:vertical-align="top" fo:background-color="#ffe699" fo:padding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D2" style:family="table-cell">
      <style:table-cell-properties style:vertical-align="top" fo:background-color="#ffe699" fo:padding="0in" fo:border="0.75pt solid #000000" style:writing-mode="lr-tb">
        <style:background-image/>
      </style:table-cell-properties>
    </style:style>
    <style:style style:name="Table1.3" style:family="table-row">
      <style:table-row-properties style:min-row-height="0.1944in" fo:keep-together="auto"/>
    </style:style>
    <style:style style:name="Table1.6" style:family="table-row">
      <style:table-row-properties style:min-row-height="0.2083in" fo:keep-together="auto"/>
    </style:style>
    <style:style style:name="Table1.7" style:family="table-row">
      <style:table-row-properties style:min-row-height="0.1188in" fo:keep-together="always"/>
    </style:style>
    <style:style style:name="P1" style:family="paragraph" style:parent-style-name="TB">
      <style:paragraph-properties fo:margin-left="0.028in" fo:margin-right="0.028in" fo:margin-top="0.0445in" fo:margin-bottom="0.011in" loext:contextual-spacing="false" style:line-height-at-least="0.1528in" fo:text-indent="0in" style:auto-text-indent="false"/>
    </style:style>
    <style:style style:name="P2" style:family="paragraph" style:parent-style-name="TB">
      <style:paragraph-properties fo:margin-left="0.028in" fo:margin-right="0.028in" fo:margin-top="0.0445in" fo:margin-bottom="0.011in" loext:contextual-spacing="false" style:line-height-at-least="0.1528in" fo:text-indent="0in" style:auto-text-indent="false" style:snap-to-layout-grid="false"/>
    </style:style>
    <style:style style:name="P3" style:family="paragraph" style:parent-style-name="TCH">
      <style:paragraph-properties fo:margin-left="0.028in" fo:margin-right="0.028in" fo:margin-top="0.0445in" fo:margin-bottom="0.011in" loext:contextual-spacing="false" fo:line-height="0.139in" fo:text-indent="0in" style:auto-text-indent="false"/>
      <style:text-properties style:font-name="Times New Roman" fo:font-size="10pt" style:font-size-asian="10pt" style:font-name-complex="Times New Roman" style:font-size-complex="10pt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style:font-name-asian="Symbol" style:font-size-asian="9pt" style:font-name-complex="Symbol" style:font-size-complex="9pt"/>
    </style:style>
    <style:style style:name="T4" style:family="text">
      <style:text-properties fo:font-size="9pt" style:font-name-asian="Symbol" style:font-size-asian="9pt" style:font-size-complex="9pt"/>
    </style:style>
    <style:style style:name="T5" style:family="text">
      <style:text-properties fo:font-size="9pt" style:font-name-asian="Mincho" style:font-size-asian="9pt" style:font-size-complex="9pt"/>
    </style:style>
    <style:style style:name="T6" style:family="text">
      <style:text-properties style:font-name-asian="Times"/>
    </style:style>
    <style:style style:name="T7" style:family="text">
      <style:text-properties style:font-name-asian="Times" style:font-name-complex="Times"/>
    </style:style>
    <style:style style:name="T8" style:family="text">
      <style:text-properties style:font-name-asian="Symbol" style:font-name-complex="Symbo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Standard algebraic<text:line-break/>equality operator or<text:line-break/>relational operator</text:p>
          </table:table-cell>
          <table:table-cell table:style-name="Table1.A1" office:value-type="string">
            <text:p text:style-name="P3">C++ equality<text:line-break/>or relational<text:line-break/>operator</text:p>
          </table:table-cell>
          <table:table-cell table:style-name="Table1.A1" office:value-type="string">
            <text:p text:style-name="P3">Example <text:line-break/>of C++ <text:line-break/>condition</text:p>
          </table:table-cell>
          <table:table-cell table:style-name="Table1.D1" office:value-type="string">
            <text:p text:style-name="P3">Meaning of <text:line-break/>C++ condition</text:p>
          </table:table-cell>
        </table:table-row>
        <table:table-row table:style-name="Table1.2">
          <table:table-cell table:style-name="Table1.A2" office:value-type="string">
            <text:p text:style-name="P1"><text:span text:style-name="Italic"><text:span text:style-name="T1">Relational operators</text:span>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1">&gt;</text:p>
          </table:table-cell>
          <table:table-cell table:style-name="Table1.A2" office:value-type="string">
            <text:p text:style-name="P1"><text:span text:style-name="CDT"><text:span text:style-name="T2">&gt;</text:span></text:span></text:p>
          </table:table-cell>
          <table:table-cell table:style-name="Table1.A2" office:value-type="string">
            <text:p text:style-name="P1"><text:span text:style-name="CDT"><text:span text:style-name="T2">x &gt; y</text:span></text:span></text:p>
          </table:table-cell>
          <table:table-cell table:style-name="Table1.D2" office:value-type="string">
            <text:p text:style-name="P1"><text:span text:style-name="CDT"><text:span text:style-name="T2">x</text:span></text:span> is greater than <text:span text:style-name="CDT"><text:span text:style-name="T2">y</text:span></text:span></text:p>
          </table:table-cell>
        </table:table-row>
        <table:table-row table:style-name="Table1.3">
          <table:table-cell table:style-name="Table1.A2" office:value-type="string">
            <text:p text:style-name="P1">&lt;</text:p>
          </table:table-cell>
          <table:table-cell table:style-name="Table1.A2" office:value-type="string">
            <text:p text:style-name="P1"><text:span text:style-name="CDT"><text:span text:style-name="T2">&lt;</text:span></text:span></text:p>
          </table:table-cell>
          <table:table-cell table:style-name="Table1.A2" office:value-type="string">
            <text:p text:style-name="P1"><text:span text:style-name="CDT"><text:span text:style-name="T2">x &lt; y</text:span></text:span></text:p>
          </table:table-cell>
          <table:table-cell table:style-name="Table1.D2" office:value-type="string">
            <text:p text:style-name="P1"><text:span text:style-name="CDT"><text:span text:style-name="T2">x</text:span></text:span> is less than <text:span text:style-name="CDT"><text:span text:style-name="T2">y</text:span>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GRK1"><text:span text:style-name="T7"></text:span></text:span></text:p>
          </table:table-cell>
          <table:table-cell table:style-name="Table1.A2" office:value-type="string">
            <text:p text:style-name="P1"><text:span text:style-name="CDT"><text:span text:style-name="T3">&gt;=</text:span></text:span></text:p>
          </table:table-cell>
          <table:table-cell table:style-name="Table1.A2" office:value-type="string">
            <text:p text:style-name="P1"><text:span text:style-name="CDT"><text:span text:style-name="T3">x &gt;= y</text:span></text:span></text:p>
          </table:table-cell>
          <table:table-cell table:style-name="Table1.D2" office:value-type="string">
            <text:p text:style-name="P1"><text:span text:style-name="CDT"><text:span text:style-name="T3">x</text:span></text:span><text:span text:style-name="T8"> is greater than or equal to </text:span><text:span text:style-name="CDT"><text:span text:style-name="T4">y</text:span></text:span></text:p>
          </table:table-cell>
        </table:table-row>
        <table:table-row table:style-name="Table1.6">
          <table:table-cell table:style-name="Table1.A2" office:value-type="string">
            <text:p text:style-name="P1"><text:span text:style-name="GRK1"><text:span text:style-name="T6"></text:span></text:span></text:p>
          </table:table-cell>
          <table:table-cell table:style-name="Table1.A2" office:value-type="string">
            <text:p text:style-name="P1"><text:span text:style-name="CDT"><text:span text:style-name="T5">&lt;=</text:span></text:span></text:p>
          </table:table-cell>
          <table:table-cell table:style-name="Table1.A2" office:value-type="string">
            <text:p text:style-name="P1"><text:span text:style-name="CDT"><text:span text:style-name="T5">x &lt;= y</text:span></text:span></text:p>
          </table:table-cell>
          <table:table-cell table:style-name="Table1.D2" office:value-type="string">
            <text:p text:style-name="P1"><text:span text:style-name="CDT"><text:span text:style-name="T5">x</text:span></text:span> is less than or equal to <text:span text:style-name="CDT"><text:span text:style-name="T2">y</text:span></text:span></text:p>
          </table:table-cell>
        </table:table-row>
        <table:table-row table:style-name="Table1.7">
          <table:table-cell table:style-name="Table1.A2" office:value-type="string">
            <text:p text:style-name="P1"><text:span text:style-name="Italic"><text:span text:style-name="T1">Equality operators</text:span>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1">=</text:p>
          </table:table-cell>
          <table:table-cell table:style-name="Table1.A2" office:value-type="string">
            <text:p text:style-name="P1"><text:span text:style-name="CDT"><text:span text:style-name="T2">==</text:span></text:span></text:p>
          </table:table-cell>
          <table:table-cell table:style-name="Table1.A2" office:value-type="string">
            <text:p text:style-name="P1"><text:span text:style-name="CDT"><text:span text:style-name="T2">x == y</text:span></text:span></text:p>
          </table:table-cell>
          <table:table-cell table:style-name="Table1.D2" office:value-type="string">
            <text:p text:style-name="P1"><text:span text:style-name="CDT"><text:span text:style-name="T2">x</text:span></text:span> is equal to <text:span text:style-name="CDT"><text:span text:style-name="T2">y</text:span>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GRK1"><text:span text:style-name="T7"></text:span></text:span></text:p>
          </table:table-cell>
          <table:table-cell table:style-name="Table1.A2" office:value-type="string">
            <text:p text:style-name="P1"><text:span text:style-name="CDT"><text:span text:style-name="T3">!=</text:span></text:span></text:p>
          </table:table-cell>
          <table:table-cell table:style-name="Table1.A2" office:value-type="string">
            <text:p text:style-name="P1"><text:span text:style-name="CDT"><text:span text:style-name="T3">x != y</text:span></text:span></text:p>
          </table:table-cell>
          <table:table-cell table:style-name="Table1.D2" office:value-type="string">
            <text:p text:style-name="P1"><text:span text:style-name="CDT"><text:span text:style-name="T3">x</text:span></text:span><text:span text:style-name="T8"> is not equal to </text:span><text:span text:style-name="CDT"><text:span text:style-name="T3">y</text:span></text:span></text:p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, 'Courier New'" style:font-family-generic="modern"/>
    <style:font-face style:name="Mincho" svg:font-family="Mincho, msmincho" style:font-family-generic="roma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B" style:family="paragraph">
      <style:paragraph-properties fo:orphans="0" fo:widows="0" fo:hyphenation-ladder-count="no-limit" style:text-autospace="none"/>
      <style:text-properties fo:color="#000000" style:font-name="Times" fo:font-family="Times, 'Times New Roman'" style:font-family-generic="roman" style:font-pitch="variable" fo:font-size="9pt" fo:language="en" fo:country="US" style:font-name-asian="Times New Roman" style:font-family-asian="'Times New Roman'" style:font-family-generic-asian="roman" style:font-pitch-asian="variable" style:font-size-asian="9pt" style:language-asian="en" style:country-asian="US" style:font-name-complex="Times" style:font-family-complex="Times, 'Times New Roman'" style:font-family-generic-complex="roman" style:font-pitch-complex="variable" style:font-size-complex="9pt" style:language-complex="ar" style:country-complex="SA" fo:hyphenate="false" fo:hyphenation-remain-char-count="2" fo:hyphenation-push-char-count="2"/>
    </style:style>
    <style:style style:name="TCH" style:family="paragraph">
      <style:paragraph-properties fo:orphans="0" fo:widows="0" fo:hyphenation-ladder-count="no-limit" style:text-autospace="none">
        <style:tab-stops>
          <style:tab-stop style:position="0.25in"/>
          <style:tab-stop style:position="1.3335in"/>
          <style:tab-stop style:position="2.1252in"/>
          <style:tab-stop style:position="2.5in"/>
          <style:tab-stop style:position="3in"/>
          <style:tab-stop style:position="3.5in"/>
          <style:tab-stop style:position="4in"/>
          <style:tab-stop style:position="4.5in"/>
        </style:tab-stops>
      </style:paragraph-properties>
      <style:text-properties fo:color="#000000" style:font-name="AvantGarde" fo:font-family="AvantGarde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en" style:country-asian="US" style:font-name-complex="AvantGarde" style:font-family-complex="AvantGarde" style:font-family-generic-complex="swiss" style:font-pitch-complex="variable" style:font-size-complex="8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DT" style:family="text">
      <style:text-properties style:font-name="Courier" fo:font-family="Courier, 'Courier New'" style:font-family-generic="modern" fo:font-size="12pt" fo:font-weight="bold" style:font-size-asian="12pt" style:font-weight-asian="bold" style:font-name-complex="Courier" style:font-family-complex="Courier, 'Courier New'" style:font-family-generic-complex="modern" style:font-size-complex="12pt" style:font-weight-complex="bold"/>
    </style:style>
    <style:style style:name="GRK1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 style:font-size-complex="12pt"/>
    </style:style>
    <style:style style:name="Italic" style:family="text">
      <style:text-properties fo:font-size="12pt" fo:font-style="italic" style:font-size-asian="12pt" style:font-style-asian="italic" style:font-size-complex="12pt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9.3484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ourier" svg:font-family="Courier, 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7.3826in" style:page-number="auto" table:align="center" style:writing-mode="lr-tb"/>
    </style:style>
    <style:style style:name="Table1.A" style:family="table-column">
      <style:table-column-properties style:column-width="1.8847in"/>
    </style:style>
    <style:style style:name="Table1.B" style:family="table-column">
      <style:table-column-properties style:column-width="1.534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7688in"/>
    </style:style>
    <style:style style:name="Table1.E" style:family="table-column">
      <style:table-column-properties style:column-width="1.1535in"/>
    </style:style>
    <style:style style:name="Table1.F" style:family="table-column">
      <style:table-column-properties style:column-width="0.0417in"/>
    </style:style>
    <style:style style:name="Table1.1" style:family="table-row">
      <style:table-row-properties style:min-row-height="0.3611in" fo:keep-together="auto"/>
    </style:style>
    <style:style style:name="Table1.A1" style:family="table-cell">
      <style:table-cell-properties style:vertical-align="top" fo:background-color="#99ccff" fo:padding="0in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99ccff" fo:padding="0in" fo:border-left="none" fo:border-right="none" fo:border-top="1.5pt solid #000000" fo:border-bottom="1.5pt solid #000000" style:writing-mode="lr-tb">
        <style:background-image/>
      </style:table-cell-properties>
    </style:style>
    <style:style style:name="Table1.E1" style:family="table-cell">
      <style:table-cell-properties style:vertical-align="top" fo:background-color="#99ccff" fo:padding="0in" fo:border-left="none" fo:border-right="1.5pt solid #000000" fo:border-top="1.5pt solid #000000" fo:border-bottom="1.5pt solid #000000" style:writing-mode="lr-tb">
        <style:background-image/>
      </style:table-cell-properties>
    </style:style>
    <style:style style:name="Table1.2" style:family="table-row">
      <style:table-row-properties style:min-row-height="0.2847in" fo:keep-together="auto"/>
    </style:style>
    <style:style style:name="Table1.A2" style:family="table-cell">
      <style:table-cell-properties style:vertical-align="top" fo:padding="0in" fo:border-left="none" fo:border-right="none" fo:border-top="1.5pt solid #000000" fo:border-bottom="none" style:writing-mode="lr-tb"/>
    </style:style>
    <style:style style:name="Table1.B2" style:family="table-cell">
      <style:table-cell-properties style:vertical-align="top" fo:padding="0in" fo:border-left="none" fo:border-right="none" fo:border-top="1.5pt solid #000000" fo:border-bottom="none" style:writing-mode="lr-tb"/>
    </style:style>
    <style:style style:name="Table1.C2" style:family="table-cell">
      <style:table-cell-properties style:vertical-align="top" fo:padding="0in" fo:border-left="none" fo:border-right="none" fo:border-top="1.5pt solid #000000" fo:border-bottom="none" style:writing-mode="lr-tb"/>
    </style:style>
    <style:style style:name="Table1.D2" style:family="table-cell">
      <style:table-cell-properties style:vertical-align="top" fo:padding="0in" fo:border-left="none" fo:border-right="none" fo:border-top="1.5pt solid #000000" fo:border-bottom="none" style:writing-mode="lr-tb"/>
    </style:style>
    <style:style style:name="Table1.E2" style:family="table-cell">
      <style:table-cell-properties style:vertical-align="top" fo:padding="0in" fo:border-left="none" fo:border-right="none" fo:border-top="1.5pt solid #000000" fo:border-bottom="none" style:writing-mode="lr-tb"/>
    </style:style>
    <style:style style:name="Table1.F2" style:family="table-cell">
      <style:table-cell-properties fo:padding="0in" fo:border="none"/>
    </style:style>
    <style:style style:name="Table1.3" style:family="table-row">
      <style:table-row-properties style:min-row-height="0.1944in" fo:keep-together="auto"/>
    </style:style>
    <style:style style:name="Table1.A3" style:family="table-cell">
      <style:table-cell-properties style:vertical-align="top" fo:padding="0in" fo:border="none" style:writing-mode="lr-tb"/>
    </style:style>
    <style:style style:name="Table1.B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top" fo:padding="0in" fo:border="none" style:writing-mode="lr-tb"/>
    </style:style>
    <style:style style:name="Table1.D3" style:family="table-cell">
      <style:table-cell-properties style:vertical-align="top" fo:padding="0in" fo:border="none" style:writing-mode="lr-tb"/>
    </style:style>
    <style:style style:name="Table1.E3" style:family="table-cell">
      <style:table-cell-properties style:vertical-align="top" fo:padding="0in" fo:border="none" style:writing-mode="lr-tb"/>
    </style:style>
    <style:style style:name="Table1.F3" style:family="table-cell">
      <style:table-cell-properties fo:padding="0in" fo:border="none"/>
    </style:style>
    <style:style style:name="Table1.A4" style:family="table-cell">
      <style:table-cell-properties style:vertical-align="top" fo:padding="0in" fo:border="none" style:writing-mode="lr-tb"/>
    </style:style>
    <style:style style:name="Table1.B4" style:family="table-cell">
      <style:table-cell-properties style:vertical-align="top" fo:padding="0in" fo:border="none" style:writing-mode="lr-tb"/>
    </style:style>
    <style:style style:name="Table1.C4" style:family="table-cell">
      <style:table-cell-properties style:vertical-align="top" fo:padding="0in" fo:border="none" style:writing-mode="lr-tb"/>
    </style:style>
    <style:style style:name="Table1.D4" style:family="table-cell">
      <style:table-cell-properties style:vertical-align="top" fo:padding="0in" fo:border="none" style:writing-mode="lr-tb"/>
    </style:style>
    <style:style style:name="Table1.E4" style:family="table-cell">
      <style:table-cell-properties style:vertical-align="top" fo:padding="0in" fo:border="none" style:writing-mode="lr-tb"/>
    </style:style>
    <style:style style:name="Table1.F4" style:family="table-cell">
      <style:table-cell-properties fo:padding="0in" fo:border="none"/>
    </style:style>
    <style:style style:name="Table1.A5" style:family="table-cell">
      <style:table-cell-properties style:vertical-align="top" fo:padding="0in" fo:border="none" style:writing-mode="lr-tb"/>
    </style:style>
    <style:style style:name="Table1.B5" style:family="table-cell">
      <style:table-cell-properties style:vertical-align="top" fo:padding="0in" fo:border="none" style:writing-mode="lr-tb"/>
    </style:style>
    <style:style style:name="Table1.C5" style:family="table-cell">
      <style:table-cell-properties style:vertical-align="top" fo:padding="0in" fo:border="none" style:writing-mode="lr-tb"/>
    </style:style>
    <style:style style:name="Table1.D5" style:family="table-cell">
      <style:table-cell-properties style:vertical-align="top" fo:padding="0in" fo:border="none" style:writing-mode="lr-tb"/>
    </style:style>
    <style:style style:name="Table1.E5" style:family="table-cell">
      <style:table-cell-properties style:vertical-align="top" fo:padding="0in" fo:border="none" style:writing-mode="lr-tb"/>
    </style:style>
    <style:style style:name="Table1.F5" style:family="table-cell">
      <style:table-cell-properties fo:padding="0in" fo:border="none"/>
    </style:style>
    <style:style style:name="Table1.A6" style:family="table-cell">
      <style:table-cell-properties style:vertical-align="top" fo:padding="0in" fo:border="none" style:writing-mode="lr-tb"/>
    </style:style>
    <style:style style:name="Table1.B6" style:family="table-cell">
      <style:table-cell-properties style:vertical-align="top" fo:padding="0in" fo:border="none" style:writing-mode="lr-tb"/>
    </style:style>
    <style:style style:name="Table1.C6" style:family="table-cell">
      <style:table-cell-properties style:vertical-align="top" fo:padding="0in" fo:border="none" style:writing-mode="lr-tb"/>
    </style:style>
    <style:style style:name="Table1.D6" style:family="table-cell">
      <style:table-cell-properties style:vertical-align="top" fo:padding="0in" fo:border="none" style:writing-mode="lr-tb"/>
    </style:style>
    <style:style style:name="Table1.E6" style:family="table-cell">
      <style:table-cell-properties style:vertical-align="top" fo:padding="0in" fo:border="none" style:writing-mode="lr-tb"/>
    </style:style>
    <style:style style:name="Table1.F6" style:family="table-cell">
      <style:table-cell-properties fo:padding="0in" fo:border="none"/>
    </style:style>
    <style:style style:name="Table1.A7" style:family="table-cell">
      <style:table-cell-properties style:vertical-align="top" fo:padding="0in" fo:border="none" style:writing-mode="lr-tb"/>
    </style:style>
    <style:style style:name="Table1.B7" style:family="table-cell">
      <style:table-cell-properties style:vertical-align="top" fo:padding="0in" fo:border="none" style:writing-mode="lr-tb"/>
    </style:style>
    <style:style style:name="Table1.C7" style:family="table-cell">
      <style:table-cell-properties style:vertical-align="top" fo:padding="0in" fo:border="none" style:writing-mode="lr-tb"/>
    </style:style>
    <style:style style:name="Table1.D7" style:family="table-cell">
      <style:table-cell-properties style:vertical-align="top" fo:padding="0in" fo:border="none" style:writing-mode="lr-tb"/>
    </style:style>
    <style:style style:name="Table1.E7" style:family="table-cell">
      <style:table-cell-properties style:vertical-align="top" fo:padding="0in" fo:border="none" style:writing-mode="lr-tb"/>
    </style:style>
    <style:style style:name="Table1.F7" style:family="table-cell">
      <style:table-cell-properties fo:padding="0in" fo:border="none"/>
    </style:style>
    <style:style style:name="Table1.A8" style:family="table-cell">
      <style:table-cell-properties style:vertical-align="top" fo:padding="0in" fo:border="none" style:writing-mode="lr-tb"/>
    </style:style>
    <style:style style:name="Table1.B8" style:family="table-cell">
      <style:table-cell-properties style:vertical-align="top" fo:padding="0in" fo:border="none" style:writing-mode="lr-tb"/>
    </style:style>
    <style:style style:name="Table1.C8" style:family="table-cell">
      <style:table-cell-properties style:vertical-align="top" fo:padding="0in" fo:border="none" style:writing-mode="lr-tb"/>
    </style:style>
    <style:style style:name="Table1.D8" style:family="table-cell">
      <style:table-cell-properties style:vertical-align="top" fo:padding="0in" fo:border="none" style:writing-mode="lr-tb"/>
    </style:style>
    <style:style style:name="Table1.E8" style:family="table-cell">
      <style:table-cell-properties style:vertical-align="top" fo:padding="0in" fo:border="none" style:writing-mode="lr-tb"/>
    </style:style>
    <style:style style:name="Table1.F8" style:family="table-cell">
      <style:table-cell-properties fo:padding="0in" fo:border="none"/>
    </style:style>
    <style:style style:name="Table1.A9" style:family="table-cell">
      <style:table-cell-properties style:vertical-align="top" fo:padding="0in" fo:border="none" style:writing-mode="lr-tb"/>
    </style:style>
    <style:style style:name="Table1.B9" style:family="table-cell">
      <style:table-cell-properties style:vertical-align="top" fo:padding="0in" fo:border="none" style:writing-mode="lr-tb"/>
    </style:style>
    <style:style style:name="Table1.C9" style:family="table-cell">
      <style:table-cell-properties style:vertical-align="top" fo:padding="0in" fo:border="none" style:writing-mode="lr-tb"/>
    </style:style>
    <style:style style:name="Table1.D9" style:family="table-cell">
      <style:table-cell-properties style:vertical-align="top" fo:padding="0in" fo:border="none" style:writing-mode="lr-tb"/>
    </style:style>
    <style:style style:name="Table1.E9" style:family="table-cell">
      <style:table-cell-properties style:vertical-align="top" fo:padding="0in" fo:border="none" style:writing-mode="lr-tb"/>
    </style:style>
    <style:style style:name="Table1.F9" style:family="table-cell">
      <style:table-cell-properties fo:padding="0in" fo:border="none"/>
    </style:style>
    <style:style style:name="Table1.10" style:family="table-row">
      <style:table-row-properties style:min-row-height="0.25in" fo:keep-together="auto"/>
    </style:style>
    <style:style style:name="Table1.A10" style:family="table-cell">
      <style:table-cell-properties style:vertical-align="top" fo:padding="0in" fo:border="none" style:writing-mode="lr-tb"/>
    </style:style>
    <style:style style:name="Table1.B10" style:family="table-cell">
      <style:table-cell-properties style:vertical-align="top" fo:padding="0in" fo:border="none" style:writing-mode="lr-tb"/>
    </style:style>
    <style:style style:name="Table1.C10" style:family="table-cell">
      <style:table-cell-properties style:vertical-align="top" fo:padding="0in" fo:border="none" style:writing-mode="lr-tb"/>
    </style:style>
    <style:style style:name="Table1.D10" style:family="table-cell">
      <style:table-cell-properties style:vertical-align="top" fo:padding="0in" fo:border="none" style:writing-mode="lr-tb"/>
    </style:style>
    <style:style style:name="Table1.E10" style:family="table-cell">
      <style:table-cell-properties style:vertical-align="top" fo:padding="0in" fo:border="none" style:writing-mode="lr-tb"/>
    </style:style>
    <style:style style:name="Table1.F10" style:family="table-cell">
      <style:table-cell-properties fo:padding="0in" fo:border="none"/>
    </style:style>
    <style:style style:name="Table1.A11" style:family="table-cell">
      <style:table-cell-properties style:vertical-align="top" fo:padding="0in" fo:border="none" style:writing-mode="lr-tb"/>
    </style:style>
    <style:style style:name="Table1.B11" style:family="table-cell">
      <style:table-cell-properties style:vertical-align="top" fo:padding="0in" fo:border="none" style:writing-mode="lr-tb"/>
    </style:style>
    <style:style style:name="Table1.C11" style:family="table-cell">
      <style:table-cell-properties style:vertical-align="top" fo:padding="0in" fo:border="none" style:writing-mode="lr-tb"/>
    </style:style>
    <style:style style:name="Table1.D11" style:family="table-cell">
      <style:table-cell-properties style:vertical-align="top" fo:padding="0in" fo:border="none" style:writing-mode="lr-tb"/>
    </style:style>
    <style:style style:name="Table1.E11" style:family="table-cell">
      <style:table-cell-properties style:vertical-align="top" fo:padding="0in" fo:border="none" style:writing-mode="lr-tb"/>
    </style:style>
    <style:style style:name="Table1.F11" style:family="table-cell">
      <style:table-cell-properties fo:padding="0in" fo:border="none"/>
    </style:style>
    <style:style style:name="Table1.A12" style:family="table-cell">
      <style:table-cell-properties style:vertical-align="top" fo:padding="0in" fo:border="none" style:writing-mode="lr-tb"/>
    </style:style>
    <style:style style:name="Table1.B12" style:family="table-cell">
      <style:table-cell-properties style:vertical-align="top" fo:padding="0in" fo:border="none" style:writing-mode="lr-tb"/>
    </style:style>
    <style:style style:name="Table1.C12" style:family="table-cell">
      <style:table-cell-properties style:vertical-align="top" fo:padding="0in" fo:border="none" style:writing-mode="lr-tb"/>
    </style:style>
    <style:style style:name="Table1.D12" style:family="table-cell">
      <style:table-cell-properties style:vertical-align="top" fo:padding="0in" fo:border="none" style:writing-mode="lr-tb"/>
    </style:style>
    <style:style style:name="Table1.E12" style:family="table-cell">
      <style:table-cell-properties style:vertical-align="top" fo:padding="0in" fo:border="none" style:writing-mode="lr-tb"/>
    </style:style>
    <style:style style:name="Table1.F12" style:family="table-cell">
      <style:table-cell-properties fo:padding="0in" fo:border="none"/>
    </style:style>
    <style:style style:name="Table1.A13" style:family="table-cell">
      <style:table-cell-properties style:vertical-align="top" fo:padding="0in" fo:border="none" style:writing-mode="lr-tb"/>
    </style:style>
    <style:style style:name="Table1.B13" style:family="table-cell">
      <style:table-cell-properties style:vertical-align="top" fo:padding="0in" fo:border="none" style:writing-mode="lr-tb"/>
    </style:style>
    <style:style style:name="Table1.C13" style:family="table-cell">
      <style:table-cell-properties style:vertical-align="top" fo:padding="0in" fo:border="none" style:writing-mode="lr-tb"/>
    </style:style>
    <style:style style:name="Table1.D13" style:family="table-cell">
      <style:table-cell-properties style:vertical-align="top" fo:padding="0in" fo:border="none" style:writing-mode="lr-tb"/>
    </style:style>
    <style:style style:name="Table1.E13" style:family="table-cell">
      <style:table-cell-properties style:vertical-align="top" fo:padding="0in" fo:border="none" style:writing-mode="lr-tb"/>
    </style:style>
    <style:style style:name="Table1.F13" style:family="table-cell">
      <style:table-cell-properties fo:padding="0in" fo:border="none"/>
    </style:style>
    <style:style style:name="Table1.A14" style:family="table-cell">
      <style:table-cell-properties style:vertical-align="top" fo:padding="0in" fo:border="none" style:writing-mode="lr-tb"/>
    </style:style>
    <style:style style:name="Table1.B14" style:family="table-cell">
      <style:table-cell-properties style:vertical-align="top" fo:padding="0in" fo:border="none" style:writing-mode="lr-tb"/>
    </style:style>
    <style:style style:name="Table1.C14" style:family="table-cell">
      <style:table-cell-properties style:vertical-align="top" fo:padding="0in" fo:border="none" style:writing-mode="lr-tb"/>
    </style:style>
    <style:style style:name="Table1.D14" style:family="table-cell">
      <style:table-cell-properties style:vertical-align="top" fo:padding="0in" fo:border="none" style:writing-mode="lr-tb"/>
    </style:style>
    <style:style style:name="Table1.E14" style:family="table-cell">
      <style:table-cell-properties style:vertical-align="top" fo:padding="0in" fo:border="none" style:writing-mode="lr-tb"/>
    </style:style>
    <style:style style:name="Table1.F14" style:family="table-cell">
      <style:table-cell-properties fo:padding="0in" fo:border="none"/>
    </style:style>
    <style:style style:name="Table1.A15" style:family="table-cell">
      <style:table-cell-properties style:vertical-align="top" fo:padding="0in" fo:border="none" style:writing-mode="lr-tb"/>
    </style:style>
    <style:style style:name="Table1.B15" style:family="table-cell">
      <style:table-cell-properties style:vertical-align="top" fo:padding="0in" fo:border="none" style:writing-mode="lr-tb"/>
    </style:style>
    <style:style style:name="Table1.C15" style:family="table-cell">
      <style:table-cell-properties style:vertical-align="top" fo:padding="0in" fo:border="none" style:writing-mode="lr-tb"/>
    </style:style>
    <style:style style:name="Table1.D15" style:family="table-cell">
      <style:table-cell-properties style:vertical-align="top" fo:padding="0in" fo:border="none" style:writing-mode="lr-tb"/>
    </style:style>
    <style:style style:name="Table1.E15" style:family="table-cell">
      <style:table-cell-properties style:vertical-align="top" fo:padding="0in" fo:border="none" style:writing-mode="lr-tb"/>
    </style:style>
    <style:style style:name="Table1.F15" style:family="table-cell">
      <style:table-cell-properties fo:padding="0in" fo:border="none"/>
    </style:style>
    <style:style style:name="Table1.A16" style:family="table-cell">
      <style:table-cell-properties style:vertical-align="top" fo:padding="0in" fo:border="none" style:writing-mode="lr-tb"/>
    </style:style>
    <style:style style:name="Table1.B16" style:family="table-cell">
      <style:table-cell-properties style:vertical-align="top" fo:padding="0in" fo:border="none" style:writing-mode="lr-tb"/>
    </style:style>
    <style:style style:name="Table1.C16" style:family="table-cell">
      <style:table-cell-properties style:vertical-align="top" fo:padding="0in" fo:border="none" style:writing-mode="lr-tb"/>
    </style:style>
    <style:style style:name="Table1.D16" style:family="table-cell">
      <style:table-cell-properties style:vertical-align="top" fo:padding="0in" fo:border="none" style:writing-mode="lr-tb"/>
    </style:style>
    <style:style style:name="Table1.E16" style:family="table-cell">
      <style:table-cell-properties style:vertical-align="top" fo:padding="0in" fo:border="none" style:writing-mode="lr-tb"/>
    </style:style>
    <style:style style:name="Table1.F16" style:family="table-cell">
      <style:table-cell-properties fo:padding="0in" fo:border="none"/>
    </style:style>
    <style:style style:name="Table1.A17" style:family="table-cell">
      <style:table-cell-properties style:vertical-align="top" fo:padding="0in" fo:border="none" style:writing-mode="lr-tb"/>
    </style:style>
    <style:style style:name="Table1.B17" style:family="table-cell">
      <style:table-cell-properties style:vertical-align="top" fo:padding="0in" fo:border="none" style:writing-mode="lr-tb"/>
    </style:style>
    <style:style style:name="Table1.C17" style:family="table-cell">
      <style:table-cell-properties style:vertical-align="top" fo:padding="0in" fo:border="none" style:writing-mode="lr-tb"/>
    </style:style>
    <style:style style:name="Table1.D17" style:family="table-cell">
      <style:table-cell-properties style:vertical-align="top" fo:padding="0in" fo:border="none" style:writing-mode="lr-tb"/>
    </style:style>
    <style:style style:name="Table1.E17" style:family="table-cell">
      <style:table-cell-properties style:vertical-align="top" fo:padding="0in" fo:border="none" style:writing-mode="lr-tb"/>
    </style:style>
    <style:style style:name="Table1.F17" style:family="table-cell">
      <style:table-cell-properties fo:padding="0in" fo:border="none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style:font-name-complex="Courier New"/>
    </style:style>
    <style:style style:name="P3" style:family="paragraph" style:parent-style-name="TB">
      <style:paragraph-properties fo:margin-left="0.028in" fo:margin-right="0.028in" fo:margin-top="0.0445in" fo:margin-bottom="0.011in" loext:contextual-spacing="false" style:line-height-at-least="0.1528in" fo:text-indent="0in" style:auto-text-indent="false"/>
    </style:style>
    <style:style style:name="P4" style:family="paragraph" style:parent-style-name="TB">
      <style:paragraph-properties fo:margin-left="0.028in" fo:margin-right="0.028in" fo:margin-top="0.0445in" fo:margin-bottom="0.011in" loext:contextual-spacing="false" style:line-height-at-least="0.1528in" fo:text-indent="0in" style:auto-text-indent="false" style:snap-to-layout-grid="false"/>
    </style:style>
    <style:style style:name="P5" style:family="paragraph" style:parent-style-name="TCH">
      <style:paragraph-properties fo:margin-left="0.028in" fo:margin-right="0.028in" fo:margin-top="0.0445in" fo:margin-bottom="0.011in" loext:contextual-spacing="false" fo:line-height="0.139in" fo:text-indent="0in" style:auto-text-indent="false" style:snap-to-layout-grid="false"/>
    </style:style>
    <style:style style:name="P6" style:family="paragraph" style:parent-style-name="TCH">
      <style:paragraph-properties fo:margin-left="0.028in" fo:margin-right="0.028in" fo:margin-top="0.0445in" fo:margin-bottom="0.011in" loext:contextual-spacing="false" fo:line-height="0.139in" fo:text-indent="0in" style:auto-text-indent="false"/>
      <style:text-properties fo:font-size="14pt" style:font-size-asian="14pt"/>
    </style:style>
    <style:style style:name="P7" style:family="paragraph" style:parent-style-name="TCH">
      <style:paragraph-properties fo:margin-left="0.028in" fo:margin-right="0.028in" fo:margin-top="0.0445in" fo:margin-bottom="0.011in" loext:contextual-spacing="false" fo:line-height="0.139in" fo:text-indent="0in" style:auto-text-indent="false" style:snap-to-layout-grid="false"/>
      <style:text-properties fo:font-size="14pt" style:font-size-asian="14pt"/>
    </style:style>
    <style:style style:name="T1" style:family="text">
      <style:text-properties style:font-name="Courier New"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>C++ Keywords</text:p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5"/>
          </table:table-cell>
          <table:table-cell table:style-name="Table1.E1" table:number-columns-spanned="2" office:value-type="string">
            <text:p text:style-name="P5"/>
          </table:table-cell>
          <table:covered-table-cell/>
        </table:table-row>
        <table:table-row table:style-name="Table1.2">
          <table:table-cell table:style-name="Table1.A2" office:value-type="string">
            <text:p text:style-name="P3"><text:span text:style-name="Italic">Keywords common to the C and C++ programming languages</text:span></text:p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  <table:table-cell table:style-name="Table1.F2" office:value-type="string">
            <text:p text:style-name="P2"><text:span text:style-name="CDT"><text:span text:style-name="T1"/></text:span></text:p>
          </table:table-cell>
        </table:table-row>
        <table:table-row table:style-name="Table1.3">
          <table:table-cell table:style-name="Table1.A3" office:value-type="string">
            <text:p text:style-name="P3"><text:span text:style-name="CDT"><text:span text:style-name="T1">auto</text:span></text:span></text:p>
          </table:table-cell>
          <table:table-cell table:style-name="Table1.B3" office:value-type="string">
            <text:p text:style-name="P3"><text:span text:style-name="CDT"><text:span text:style-name="T1">break</text:span></text:span></text:p>
          </table:table-cell>
          <table:table-cell table:style-name="Table1.C3" office:value-type="string">
            <text:p text:style-name="P3"><text:span text:style-name="CDT"><text:span text:style-name="T1">case</text:span></text:span></text:p>
          </table:table-cell>
          <table:table-cell table:style-name="Table1.D3" office:value-type="string">
            <text:p text:style-name="P3"><text:span text:style-name="CDT"><text:span text:style-name="T1">char</text:span></text:span></text:p>
          </table:table-cell>
          <table:table-cell table:style-name="Table1.E3" office:value-type="string">
            <text:p text:style-name="P3"><text:span text:style-name="CDT"><text:span text:style-name="T1">const</text:span></text:span></text:p>
          </table:table-cell>
          <table:table-cell table:style-name="Table1.F3" office:value-type="string">
            <text:p text:style-name="P2"><text:span text:style-name="CDT"><text:span text:style-name="T1"/></text:span></text:p>
          </table:table-cell>
        </table:table-row>
        <table:table-row table:style-name="Table1.3">
          <table:table-cell table:style-name="Table1.A4" office:value-type="string">
            <text:p text:style-name="P3"><text:span text:style-name="CDT"><text:span text:style-name="T1">continue</text:span></text:span></text:p>
          </table:table-cell>
          <table:table-cell table:style-name="Table1.B4" office:value-type="string">
            <text:p text:style-name="P3"><text:span text:style-name="CDT"><text:span text:style-name="T1">default</text:span></text:span></text:p>
          </table:table-cell>
          <table:table-cell table:style-name="Table1.C4" office:value-type="string">
            <text:p text:style-name="P3"><text:span text:style-name="CDT"><text:span text:style-name="T1">do</text:span></text:span></text:p>
          </table:table-cell>
          <table:table-cell table:style-name="Table1.D4" office:value-type="string">
            <text:p text:style-name="P3"><text:span text:style-name="CDT"><text:span text:style-name="T1">double</text:span></text:span></text:p>
          </table:table-cell>
          <table:table-cell table:style-name="Table1.E4" office:value-type="string">
            <text:p text:style-name="P3"><text:span text:style-name="CDT"><text:span text:style-name="T1">else</text:span></text:span></text:p>
          </table:table-cell>
          <table:table-cell table:style-name="Table1.F4" office:value-type="string">
            <text:p text:style-name="P2"><text:span text:style-name="CDT"><text:span text:style-name="T1"/></text:span></text:p>
          </table:table-cell>
        </table:table-row>
        <table:table-row table:style-name="Table1.3">
          <table:table-cell table:style-name="Table1.A5" office:value-type="string">
            <text:p text:style-name="P3"><text:span text:style-name="CDT"><text:span text:style-name="T1">enum</text:span></text:span></text:p>
          </table:table-cell>
          <table:table-cell table:style-name="Table1.B5" office:value-type="string">
            <text:p text:style-name="P3"><text:span text:style-name="CDT"><text:span text:style-name="T1">extern</text:span></text:span></text:p>
          </table:table-cell>
          <table:table-cell table:style-name="Table1.C5" office:value-type="string">
            <text:p text:style-name="P3"><text:span text:style-name="CDT"><text:span text:style-name="T1">float</text:span></text:span></text:p>
          </table:table-cell>
          <table:table-cell table:style-name="Table1.D5" office:value-type="string">
            <text:p text:style-name="P3"><text:span text:style-name="CDT"><text:span text:style-name="T1">for</text:span></text:span></text:p>
          </table:table-cell>
          <table:table-cell table:style-name="Table1.E5" office:value-type="string">
            <text:p text:style-name="P3"><text:span text:style-name="CDT"><text:span text:style-name="T1">goto</text:span></text:span></text:p>
          </table:table-cell>
          <table:table-cell table:style-name="Table1.F5" office:value-type="string">
            <text:p text:style-name="P2"><text:span text:style-name="CDT"><text:span text:style-name="T1"/></text:span></text:p>
          </table:table-cell>
        </table:table-row>
        <table:table-row table:style-name="Table1.3">
          <table:table-cell table:style-name="Table1.A6" office:value-type="string">
            <text:p text:style-name="P3"><text:span text:style-name="CDT"><text:span text:style-name="T1">if</text:span></text:span></text:p>
          </table:table-cell>
          <table:table-cell table:style-name="Table1.B6" office:value-type="string">
            <text:p text:style-name="P3"><text:span text:style-name="CDT"><text:span text:style-name="T1">int</text:span></text:span></text:p>
          </table:table-cell>
          <table:table-cell table:style-name="Table1.C6" office:value-type="string">
            <text:p text:style-name="P3"><text:span text:style-name="CDT"><text:span text:style-name="T1">long</text:span></text:span></text:p>
          </table:table-cell>
          <table:table-cell table:style-name="Table1.D6" office:value-type="string">
            <text:p text:style-name="P3"><text:span text:style-name="CDT"><text:span text:style-name="T1">register</text:span></text:span></text:p>
          </table:table-cell>
          <table:table-cell table:style-name="Table1.E6" office:value-type="string">
            <text:p text:style-name="P3"><text:span text:style-name="CDT"><text:span text:style-name="T1">return</text:span></text:span></text:p>
          </table:table-cell>
          <table:table-cell table:style-name="Table1.F6" office:value-type="string">
            <text:p text:style-name="P2"><text:span text:style-name="CDT"><text:span text:style-name="T1"/></text:span></text:p>
          </table:table-cell>
        </table:table-row>
        <table:table-row table:style-name="Table1.3">
          <table:table-cell table:style-name="Table1.A7" office:value-type="string">
            <text:p text:style-name="P3"><text:span text:style-name="CDT"><text:span text:style-name="T1">short</text:span></text:span></text:p>
          </table:table-cell>
          <table:table-cell table:style-name="Table1.B7" office:value-type="string">
            <text:p text:style-name="P3"><text:span text:style-name="CDT"><text:span text:style-name="T1">signed</text:span></text:span></text:p>
          </table:table-cell>
          <table:table-cell table:style-name="Table1.C7" office:value-type="string">
            <text:p text:style-name="P3"><text:span text:style-name="CDT"><text:span text:style-name="T1">sizeof</text:span></text:span></text:p>
          </table:table-cell>
          <table:table-cell table:style-name="Table1.D7" office:value-type="string">
            <text:p text:style-name="P3"><text:span text:style-name="CDT"><text:span text:style-name="T1">static</text:span></text:span></text:p>
          </table:table-cell>
          <table:table-cell table:style-name="Table1.E7" office:value-type="string">
            <text:p text:style-name="P3"><text:span text:style-name="CDT"><text:span text:style-name="T1">struct</text:span></text:span></text:p>
          </table:table-cell>
          <table:table-cell table:style-name="Table1.F7" office:value-type="string">
            <text:p text:style-name="P2"><text:span text:style-name="CDT"><text:span text:style-name="T1"/></text:span></text:p>
          </table:table-cell>
        </table:table-row>
        <table:table-row table:style-name="Table1.3">
          <table:table-cell table:style-name="Table1.A8" office:value-type="string">
            <text:p text:style-name="P3"><text:span text:style-name="CDT"><text:span text:style-name="T1">switch</text:span></text:span></text:p>
          </table:table-cell>
          <table:table-cell table:style-name="Table1.B8" office:value-type="string">
            <text:p text:style-name="P3"><text:span text:style-name="CDT"><text:span text:style-name="T1">typedef</text:span></text:span></text:p>
          </table:table-cell>
          <table:table-cell table:style-name="Table1.C8" office:value-type="string">
            <text:p text:style-name="P3"><text:span text:style-name="CDT"><text:span text:style-name="T1">union</text:span></text:span></text:p>
          </table:table-cell>
          <table:table-cell table:style-name="Table1.D8" office:value-type="string">
            <text:p text:style-name="P3"><text:span text:style-name="CDT"><text:span text:style-name="T1">unsigned</text:span></text:span></text:p>
          </table:table-cell>
          <table:table-cell table:style-name="Table1.E8" office:value-type="string">
            <text:p text:style-name="P3"><text:span text:style-name="CDT"><text:span text:style-name="T1">void</text:span></text:span></text:p>
          </table:table-cell>
          <table:table-cell table:style-name="Table1.F8" office:value-type="string">
            <text:p text:style-name="P2"><text:span text:style-name="CDT"><text:span text:style-name="T1"/></text:span></text:p>
          </table:table-cell>
        </table:table-row>
        <table:table-row table:style-name="Table1.3">
          <table:table-cell table:style-name="Table1.A9" office:value-type="string">
            <text:p text:style-name="P3"><text:span text:style-name="CDT"><text:span text:style-name="T1">volatile</text:span></text:span></text:p>
          </table:table-cell>
          <table:table-cell table:style-name="Table1.B9" office:value-type="string">
            <text:p text:style-name="P3"><text:span text:style-name="CDT"><text:span text:style-name="T1">while</text:span></text:span></text:p>
          </table:table-cell>
          <table:table-cell table:style-name="Table1.C9" office:value-type="string">
            <text:p text:style-name="P4"/>
          </table:table-cell>
          <table:table-cell table:style-name="Table1.D9" office:value-type="string">
            <text:p text:style-name="P4"/>
          </table:table-cell>
          <table:table-cell table:style-name="Table1.E9" office:value-type="string">
            <text:p text:style-name="P4"/>
          </table:table-cell>
          <table:table-cell table:style-name="Table1.F9" office:value-type="string">
            <text:p text:style-name="P1"><text:span text:style-name="Italic"/></text:p>
          </table:table-cell>
        </table:table-row>
        <table:table-row table:style-name="Table1.10">
          <table:table-cell table:style-name="Table1.A10" office:value-type="string">
            <text:p text:style-name="P3"><text:span text:style-name="Italic">C++ only keywords</text:span></text:p>
          </table:table-cell>
          <table:table-cell table:style-name="Table1.B10" office:value-type="string">
            <text:p text:style-name="P4"/>
          </table:table-cell>
          <table:table-cell table:style-name="Table1.C10" office:value-type="string">
            <text:p text:style-name="P4"/>
          </table:table-cell>
          <table:table-cell table:style-name="Table1.D10" office:value-type="string">
            <text:p text:style-name="P4"/>
          </table:table-cell>
          <table:table-cell table:style-name="Table1.E10" office:value-type="string">
            <text:p text:style-name="P4"/>
          </table:table-cell>
          <table:table-cell table:style-name="Table1.F10" office:value-type="string">
            <text:p text:style-name="P2"><text:span text:style-name="CDT"><text:span text:style-name="T1"/></text:span></text:p>
          </table:table-cell>
        </table:table-row>
        <table:table-row table:style-name="Table1.3">
          <table:table-cell table:style-name="Table1.A11" office:value-type="string">
            <text:p text:style-name="P3"><text:span text:style-name="CDT"><text:span text:style-name="T1">asm</text:span></text:span></text:p>
          </table:table-cell>
          <table:table-cell table:style-name="Table1.B11" office:value-type="string">
            <text:p text:style-name="P3"><text:span text:style-name="CDT"><text:span text:style-name="T1">bool</text:span></text:span></text:p>
          </table:table-cell>
          <table:table-cell table:style-name="Table1.C11" office:value-type="string">
            <text:p text:style-name="P3"><text:span text:style-name="CDT"><text:span text:style-name="T1">catch</text:span></text:span></text:p>
          </table:table-cell>
          <table:table-cell table:style-name="Table1.D11" office:value-type="string">
            <text:p text:style-name="P3"><text:span text:style-name="CDT"><text:span text:style-name="T1">class</text:span></text:span></text:p>
          </table:table-cell>
          <table:table-cell table:style-name="Table1.E11" office:value-type="string">
            <text:p text:style-name="P3"><text:span text:style-name="CDT"><text:span text:style-name="T1">const_cast</text:span></text:span></text:p>
          </table:table-cell>
          <table:table-cell table:style-name="Table1.F11" office:value-type="string">
            <text:p text:style-name="P2"><text:span text:style-name="CDT"><text:span text:style-name="T1"/></text:span></text:p>
          </table:table-cell>
        </table:table-row>
        <table:table-row table:style-name="Table1.3">
          <table:table-cell table:style-name="Table1.A12" office:value-type="string">
            <text:p text:style-name="P3"><text:span text:style-name="CDT"><text:span text:style-name="T1">delete</text:span></text:span></text:p>
          </table:table-cell>
          <table:table-cell table:style-name="Table1.B12" office:value-type="string">
            <text:p text:style-name="P3"><text:span text:style-name="CDT"><text:span text:style-name="T1">dynamic_cast</text:span></text:span></text:p>
          </table:table-cell>
          <table:table-cell table:style-name="Table1.C12" office:value-type="string">
            <text:p text:style-name="P3"><text:span text:style-name="CDT"><text:span text:style-name="T1">explicit</text:span></text:span></text:p>
          </table:table-cell>
          <table:table-cell table:style-name="Table1.D12" office:value-type="string">
            <text:p text:style-name="P3"><text:span text:style-name="CDT"><text:span text:style-name="T1">false</text:span></text:span></text:p>
          </table:table-cell>
          <table:table-cell table:style-name="Table1.E12" office:value-type="string">
            <text:p text:style-name="P3"><text:span text:style-name="CDT"><text:span text:style-name="T1">friend</text:span></text:span></text:p>
          </table:table-cell>
          <table:table-cell table:style-name="Table1.F12" office:value-type="string">
            <text:p text:style-name="P2"><text:span text:style-name="CDT"><text:span text:style-name="T1"/></text:span></text:p>
          </table:table-cell>
        </table:table-row>
        <table:table-row table:style-name="Table1.3">
          <table:table-cell table:style-name="Table1.A13" office:value-type="string">
            <text:p text:style-name="P3"><text:span text:style-name="CDT"><text:span text:style-name="T1">inline</text:span></text:span></text:p>
          </table:table-cell>
          <table:table-cell table:style-name="Table1.B13" office:value-type="string">
            <text:p text:style-name="P3"><text:span text:style-name="CDT"><text:span text:style-name="T1">mutable</text:span></text:span></text:p>
          </table:table-cell>
          <table:table-cell table:style-name="Table1.C13" office:value-type="string">
            <text:p text:style-name="P3"><text:span text:style-name="CDT"><text:span text:style-name="T1">namespace</text:span></text:span></text:p>
          </table:table-cell>
          <table:table-cell table:style-name="Table1.D13" office:value-type="string">
            <text:p text:style-name="P3"><text:span text:style-name="CDT"><text:span text:style-name="T1">new</text:span></text:span></text:p>
          </table:table-cell>
          <table:table-cell table:style-name="Table1.E13" office:value-type="string">
            <text:p text:style-name="P3"><text:span text:style-name="CDT"><text:span text:style-name="T1">operator</text:span></text:span></text:p>
          </table:table-cell>
          <table:table-cell table:style-name="Table1.F13" office:value-type="string">
            <text:p text:style-name="P2"><text:span text:style-name="CDT"><text:span text:style-name="T1"/></text:span></text:p>
          </table:table-cell>
        </table:table-row>
        <table:table-row table:style-name="Table1.3">
          <table:table-cell table:style-name="Table1.A14" office:value-type="string">
            <text:p text:style-name="P3"><text:span text:style-name="CDT"><text:span text:style-name="T1">private</text:span></text:span></text:p>
          </table:table-cell>
          <table:table-cell table:style-name="Table1.B14" office:value-type="string">
            <text:p text:style-name="P3"><text:span text:style-name="CDT"><text:span text:style-name="T1">protected</text:span></text:span></text:p>
          </table:table-cell>
          <table:table-cell table:style-name="Table1.C14" office:value-type="string">
            <text:p text:style-name="P3"><text:span text:style-name="CDT"><text:span text:style-name="T1">public</text:span></text:span></text:p>
          </table:table-cell>
          <table:table-cell table:style-name="Table1.D14" office:value-type="string">
            <text:p text:style-name="P3"><text:span text:style-name="CDT"><text:span text:style-name="T1">reinterpret_cast</text:span></text:span></text:p>
          </table:table-cell>
          <table:table-cell table:style-name="Table1.E14" office:value-type="string">
            <text:p text:style-name="P4"/>
          </table:table-cell>
          <table:table-cell table:style-name="Table1.F14" office:value-type="string">
            <text:p text:style-name="P2"><text:span text:style-name="CDT"><text:span text:style-name="T1"/></text:span></text:p>
          </table:table-cell>
        </table:table-row>
        <table:table-row table:style-name="Table1.3">
          <table:table-cell table:style-name="Table1.A15" office:value-type="string">
            <text:p text:style-name="P3"><text:span text:style-name="CDT"><text:span text:style-name="T1">static_cast</text:span></text:span></text:p>
          </table:table-cell>
          <table:table-cell table:style-name="Table1.B15" office:value-type="string">
            <text:p text:style-name="P3"><text:span text:style-name="CDT"><text:span text:style-name="T1">template</text:span></text:span></text:p>
          </table:table-cell>
          <table:table-cell table:style-name="Table1.C15" office:value-type="string">
            <text:p text:style-name="P3"><text:span text:style-name="CDT"><text:span text:style-name="T1">this</text:span></text:span></text:p>
          </table:table-cell>
          <table:table-cell table:style-name="Table1.D15" office:value-type="string">
            <text:p text:style-name="P3"><text:span text:style-name="CDT"><text:span text:style-name="T1">throw</text:span></text:span></text:p>
          </table:table-cell>
          <table:table-cell table:style-name="Table1.E15" office:value-type="string">
            <text:p text:style-name="P3"><text:span text:style-name="CDT"><text:span text:style-name="T1">true</text:span></text:span></text:p>
          </table:table-cell>
          <table:table-cell table:style-name="Table1.F15" office:value-type="string">
            <text:p text:style-name="P2"><text:span text:style-name="CDT"><text:span text:style-name="T1"/></text:span></text:p>
          </table:table-cell>
        </table:table-row>
        <table:table-row table:style-name="Table1.3">
          <table:table-cell table:style-name="Table1.A16" office:value-type="string">
            <text:p text:style-name="P3"><text:span text:style-name="CDT"><text:span text:style-name="T1">try</text:span></text:span></text:p>
          </table:table-cell>
          <table:table-cell table:style-name="Table1.B16" office:value-type="string">
            <text:p text:style-name="P3"><text:span text:style-name="CDT"><text:span text:style-name="T1">typeid</text:span></text:span></text:p>
          </table:table-cell>
          <table:table-cell table:style-name="Table1.C16" office:value-type="string">
            <text:p text:style-name="P3"><text:span text:style-name="CDT"><text:span text:style-name="T1">typename</text:span></text:span></text:p>
          </table:table-cell>
          <table:table-cell table:style-name="Table1.D16" office:value-type="string">
            <text:p text:style-name="P3"><text:span text:style-name="CDT"><text:span text:style-name="T1">using</text:span></text:span></text:p>
          </table:table-cell>
          <table:table-cell table:style-name="Table1.E16" office:value-type="string">
            <text:p text:style-name="P3"><text:span text:style-name="CDT"><text:span text:style-name="T1">virtual</text:span></text:span></text:p>
          </table:table-cell>
          <table:table-cell table:style-name="Table1.F16" office:value-type="string">
            <text:p text:style-name="P2"><text:span text:style-name="CDT"><text:span text:style-name="T1"/></text:span></text:p>
          </table:table-cell>
        </table:table-row>
        <table:table-row table:style-name="Table1.3">
          <table:table-cell table:style-name="Table1.A17" office:value-type="string">
            <text:p text:style-name="P3"><text:span text:style-name="CDT"><text:span text:style-name="T1">wchar_t</text:span></text:span></text:p>
          </table:table-cell>
          <table:table-cell table:style-name="Table1.B17" office:value-type="string">
            <text:p text:style-name="P4"/>
          </table:table-cell>
          <table:table-cell table:style-name="Table1.C17" office:value-type="string">
            <text:p text:style-name="P4"/>
          </table:table-cell>
          <table:table-cell table:style-name="Table1.D17" office:value-type="string">
            <text:p text:style-name="P4"/>
          </table:table-cell>
          <table:table-cell table:style-name="Table1.E17" office:value-type="string">
            <text:p text:style-name="P4"/>
          </table:table-cell>
          <table:table-cell table:style-name="Table1.F17" office:value-type="string">
            <text:p text:style-name="P1"/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ourier" svg:font-family="Courier, 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B" style:family="paragraph">
      <style:paragraph-properties fo:orphans="0" fo:widows="0" fo:hyphenation-ladder-count="no-limit" style:text-autospace="none"/>
      <style:text-properties fo:color="#000000" style:font-name="Times" fo:font-family="Times, 'Times New Roman'" style:font-family-generic="roman" style:font-pitch="variable" fo:font-size="9pt" fo:language="en" fo:country="US" style:font-name-asian="Times New Roman" style:font-family-asian="'Times New Roman'" style:font-family-generic-asian="roman" style:font-pitch-asian="variable" style:font-size-asian="9pt" style:language-asian="zh" style:country-asian="CN" style:font-name-complex="Times" style:font-family-complex="Times, 'Times New Roman'" style:font-family-generic-complex="roman" style:font-pitch-complex="variable" style:font-size-complex="9pt" style:language-complex="ar" style:country-complex="SA" fo:hyphenate="false" fo:hyphenation-remain-char-count="2" fo:hyphenation-push-char-count="2"/>
    </style:style>
    <style:style style:name="TCH" style:family="paragraph">
      <style:paragraph-properties fo:orphans="0" fo:widows="0" fo:hyphenation-ladder-count="no-limit" style:text-autospace="none">
        <style:tab-stops>
          <style:tab-stop style:position="0.25in"/>
          <style:tab-stop style:position="1.3335in"/>
          <style:tab-stop style:position="2.1252in"/>
          <style:tab-stop style:position="2.5in"/>
          <style:tab-stop style:position="3in"/>
          <style:tab-stop style:position="3.5in"/>
          <style:tab-stop style:position="4in"/>
          <style:tab-stop style:position="4.5in"/>
        </style:tab-stops>
      </style:paragraph-properties>
      <style:text-properties fo:color="#000000" style:font-name="AvantGarde" fo:font-family="AvantGarde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zh" style:country-asian="CN" style:font-name-complex="AvantGarde" style:font-family-complex="AvantGarde" style:font-family-generic-complex="swiss" style:font-pitch-complex="variable" style:font-size-complex="8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DT" style:family="text">
      <style:text-properties style:font-name="Courier" fo:font-family="Courier, 'Courier New'" style:font-family-generic="modern" fo:font-size="12pt" fo:font-weight="bold" style:font-size-asian="12pt" style:font-weight-asian="bold" style:font-name-complex="Courier" style:font-family-complex="Courier, 'Courier New'" style:font-family-generic-complex="modern" style:font-weight-complex="bold"/>
    </style:style>
    <style:style style:name="Italic" style:family="text">
      <style:text-properties fo:font-size="12pt" fo:font-style="italic" style:font-size-asian="12pt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0.5717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